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5.051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13.23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18.491cm"/>
    </style:style>
    <style:style style:name="co10" style:family="table-column">
      <style:table-column-properties fo:break-before="auto" style:column-width="3.242cm"/>
    </style:style>
    <style:style style:name="co11" style:family="table-column">
      <style:table-column-properties fo:break-before="auto" style:column-width="3.094cm"/>
    </style:style>
    <style:style style:name="co12" style:family="table-column">
      <style:table-column-properties fo:break-before="auto" style:column-width="1.386cm"/>
    </style:style>
    <style:style style:name="co13" style:family="table-column">
      <style:table-column-properties fo:break-before="auto" style:column-width="1.411cm"/>
    </style:style>
    <style:style style:name="co14" style:family="table-column">
      <style:table-column-properties fo:break-before="auto" style:column-width="3.119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1.162cm"/>
    </style:style>
    <style:style style:name="co17" style:family="table-column">
      <style:table-column-properties fo:break-before="auto" style:column-width="5.248cm"/>
    </style:style>
    <style:style style:name="co18" style:family="table-column">
      <style:table-column-properties fo:break-before="auto" style:column-width="0.395cm"/>
    </style:style>
    <style:style style:name="co19" style:family="table-column">
      <style:table-column-properties fo:break-before="auto" style:column-width="1.584cm"/>
    </style:style>
    <style:style style:name="co20" style:family="table-column">
      <style:table-column-properties fo:break-before="auto" style:column-width="1.559cm"/>
    </style:style>
    <style:style style:name="co21" style:family="table-column">
      <style:table-column-properties fo:break-before="auto" style:column-width="1.088cm"/>
    </style:style>
    <style:style style:name="co22" style:family="table-column">
      <style:table-column-properties fo:break-before="auto" style:column-width="3.812cm"/>
    </style:style>
    <style:style style:name="co23" style:family="table-column">
      <style:table-column-properties fo:break-before="auto" style:column-width="6.757cm"/>
    </style:style>
    <style:style style:name="co24" style:family="table-column">
      <style:table-column-properties fo:break-before="auto" style:column-width="6.239cm"/>
    </style:style>
    <style:style style:name="co25" style:family="table-column">
      <style:table-column-properties fo:break-before="auto" style:column-width="0.891cm"/>
    </style:style>
    <style:style style:name="co26" style:family="table-column">
      <style:table-column-properties fo:break-before="auto" style:column-width="1.286cm"/>
    </style:style>
    <style:style style:name="co27" style:family="table-column">
      <style:table-column-properties fo:break-before="auto" style:column-width="1.461cm"/>
    </style:style>
    <style:style style:name="co28" style:family="table-column">
      <style:table-column-properties fo:break-before="auto" style:column-width="1.757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8.368cm"/>
    </style:style>
    <style:style style:name="co31" style:family="table-column">
      <style:table-column-properties fo:break-before="auto" style:column-width="7.823cm"/>
    </style:style>
    <style:style style:name="co32" style:family="table-column">
      <style:table-column-properties fo:break-before="auto" style:column-width="5.99cm"/>
    </style:style>
    <style:style style:name="co33" style:family="table-column">
      <style:table-column-properties fo:break-before="auto" style:column-width="2.574cm"/>
    </style:style>
    <style:style style:name="co34" style:family="table-column">
      <style:table-column-properties fo:break-before="auto" style:column-width="2.549cm"/>
    </style:style>
    <style:style style:name="co35" style:family="table-column">
      <style:table-column-properties fo:break-before="auto" style:column-width="1.018cm"/>
    </style:style>
    <style:style style:name="co36" style:family="table-column">
      <style:table-column-properties fo:break-before="auto" style:column-width="5.965cm"/>
    </style:style>
    <style:style style:name="co37" style:family="table-column">
      <style:table-column-properties fo:break-before="auto" style:column-width="17.999cm"/>
    </style:style>
    <style:style style:name="co38" style:family="table-column">
      <style:table-column-properties fo:break-before="auto" style:column-width="1.88cm"/>
    </style:style>
    <style:style style:name="co39" style:family="table-column">
      <style:table-column-properties fo:break-before="auto" style:column-width="1.436cm"/>
    </style:style>
    <style:style style:name="co40" style:family="table-column">
      <style:table-column-properties fo:break-before="auto" style:column-width="2.028cm"/>
    </style:style>
    <style:style style:name="co41" style:family="table-column">
      <style:table-column-properties fo:break-before="auto" style:column-width="1.109cm"/>
    </style:style>
    <style:style style:name="co42" style:family="table-column">
      <style:table-column-properties fo:break-before="auto" style:column-width="1.51cm"/>
    </style:style>
    <style:style style:name="co43" style:family="table-column">
      <style:table-column-properties fo:break-before="auto" style:column-width="1.279cm"/>
    </style:style>
    <style:style style:name="co44" style:family="table-column">
      <style:table-column-properties fo:break-before="auto" style:column-width="1.326cm"/>
    </style:style>
    <style:style style:name="co45" style:family="table-column">
      <style:table-column-properties fo:break-before="auto" style:column-width="1.683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2.896cm"/>
    </style:style>
    <style:style style:name="co48" style:family="table-column">
      <style:table-column-properties fo:break-before="auto" style:column-width="2.695cm"/>
    </style:style>
    <style:style style:name="co49" style:family="table-column">
      <style:table-column-properties fo:break-before="auto" style:column-width="1.879cm"/>
    </style:style>
    <style:style style:name="co50" style:family="table-column">
      <style:table-column-properties fo:break-before="auto" style:column-width="0.99cm"/>
    </style:style>
    <style:style style:name="co51" style:family="table-column">
      <style:table-column-properties fo:break-before="auto" style:column-width="3.836cm"/>
    </style:style>
    <style:style style:name="co52" style:family="table-column">
      <style:table-column-properties fo:break-before="auto" style:column-width="23.569cm"/>
    </style:style>
    <style:style style:name="co53" style:family="table-column">
      <style:table-column-properties fo:break-before="auto" style:column-width="5.57cm"/>
    </style:style>
    <style:style style:name="co54" style:family="table-column">
      <style:table-column-properties fo:break-before="auto" style:column-width="18.717cm"/>
    </style:style>
    <style:style style:name="co55" style:family="table-column">
      <style:table-column-properties fo:break-before="auto" style:column-width="4.209cm"/>
    </style:style>
    <style:style style:name="co56" style:family="table-column">
      <style:table-column-properties fo:break-before="auto" style:column-width="4.034cm"/>
    </style:style>
    <style:style style:name="co57" style:family="table-column">
      <style:table-column-properties fo:break-before="auto" style:column-width="15.794cm"/>
    </style:style>
    <style:style style:name="co58" style:family="table-column">
      <style:table-column-properties fo:break-before="auto" style:column-width="1.831cm"/>
    </style:style>
    <style:style style:name="co59" style:family="table-column">
      <style:table-column-properties fo:break-before="auto" style:column-width="4.329cm"/>
    </style:style>
    <style:style style:name="co60" style:family="table-column">
      <style:table-column-properties fo:break-before="auto" style:column-width="0.517cm"/>
    </style:style>
    <style:style style:name="co61" style:family="table-column">
      <style:table-column-properties fo:break-before="auto" style:column-width="2.277cm"/>
    </style:style>
    <style:style style:name="co62" style:family="table-column">
      <style:table-column-properties fo:break-before="auto" style:column-width="5.669cm"/>
    </style:style>
    <style:style style:name="co63" style:family="table-column">
      <style:table-column-properties fo:break-before="auto" style:column-width="4.466cm"/>
    </style:style>
    <style:style style:name="co64" style:family="table-column">
      <style:table-column-properties fo:break-before="auto" style:column-width="19.038cm"/>
    </style:style>
    <style:style style:name="co65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8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3.133cm" fo:break-before="auto" style:use-optimal-row-height="false"/>
    </style:style>
    <style:style style:name="ro6" style:family="table-row">
      <style:table-row-properties style:row-height="2.297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501cm" fo:break-before="auto" style:use-optimal-row-height="false"/>
    </style:style>
    <style:style style:name="ro10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="0.99pt solid #000000"/>
    </style:style>
    <style:style style:name="ce6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3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83" style:family="table-cell" style:parent-style-name="Default">
      <style:text-properties fo:font-weight="bold" style:font-weight-asian="bold" style:font-weight-complex="bold"/>
    </style:style>
    <style:style style:name="ce216" style:family="table-cell" style:parent-style-name="Default">
      <style:text-properties fo:font-style="italic" style:font-style-asian="italic" style:font-style-complex="italic"/>
    </style:style>
    <style:style style:name="ce21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9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="none"/>
    </style:style>
    <style:style style:name="ce44" style:family="table-cell" style:parent-style-name="Default">
      <style:text-properties fo:font-style="normal" style:font-style-asian="normal" style:font-style-complex="normal"/>
    </style:style>
    <style:style style:name="ce194" style:family="table-cell" style:parent-style-name="Default">
      <style:table-cell-properties style:cell-protect="none" style:print-content="true"/>
    </style:style>
    <style:style style:name="ce19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9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0" style:family="table-cell" style:parent-style-name="Default" style:data-style-name="N100">
      <style:table-cell-properties fo:border="none"/>
    </style:style>
    <style:style style:name="ce201" style:family="table-cell" style:parent-style-name="Default" style:data-style-name="N100"/>
    <style:style style:name="ce2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20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07" style:family="table-cell" style:parent-style-name="Default">
      <style:table-cell-properties fo:border-bottom="0.99pt solid #000000" fo:border-left="none" fo:border-right="none" fo:border-top="none"/>
    </style:style>
    <style:style style:name="ce20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9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11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1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1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215" style:family="table-cell" style:parent-style-name="Default">
      <style:text-properties style:text-underline-style="solid" style:text-underline-width="auto" style:text-underline-color="font-color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23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2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227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8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9" style:family="table-cell" style:parent-style-name="Default" style:data-style-name="N100">
      <style:table-cell-properties style:direction="ltr" style:rotation-angle="90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230" style:family="table-cell" style:parent-style-name="Default" style:data-style-name="N100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1" style:family="table-cell" style:parent-style-name="Default">
      <style:text-properties style:font-name="Liberation Mono" fo:font-size="8pt" style:font-size-asian="8pt" style:font-size-complex="8pt"/>
    </style:style>
    <style:style style:name="ce232" style:family="table-cell" style:parent-style-name="Default" style:data-style-name="N100">
      <style:table-cell-properties style:cell-protect="none" style:print-content="tru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00">
      <style:table-cell-properties style:direction="ltr" style:rotation-angle="9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54" style:family="table-cell" style:parent-style-name="Default" style:data-style-name="N100">
      <style:text-properties style:font-name="Liberation Mono" fo:font-size="8pt" style:font-size-asian="8pt" style:font-size-complex="8pt"/>
    </style:style>
    <style:style style:name="ce255" style:family="table-cell" style:parent-style-name="Default" style:data-style-name="N100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256" style:family="table-cell" style:parent-style-name="Default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65" style:family="table-cell" style:parent-style-name="Default" style:data-style-name="N100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57" style:family="table-cell" style:parent-style-name="Default" style:data-style-name="N100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58" style:family="table-cell" style:parent-style-name="Default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59" style:family="table-cell" style:parent-style-name="Default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>
      <style:text-properties fo:color="#0000ff" style:font-name="Liberation Mono" fo:font-size="8pt" style:font-size-asian="8pt" style:font-size-complex="8pt"/>
    </style:style>
    <style:style style:name="ce261" style:family="table-cell" style:parent-style-name="Default" style:data-style-name="N100">
      <style:text-properties fo:color="#0000ff" style:font-name="Liberation Mono" fo:font-size="8pt" style:font-size-asian="8pt" style:font-size-complex="8pt"/>
    </style:style>
    <style:style style:name="ce262" style:family="table-cell" style:parent-style-name="Default" style:data-style-name="N100">
      <style:text-properties fo:color="#c9211e" style:font-name="Liberation Mono" fo:font-size="8pt" style:font-size-asian="8pt" style:font-size-complex="8pt"/>
    </style:style>
    <style:style style:name="ce263" style:family="table-cell" style:parent-style-name="Default" style:data-style-name="N100">
      <style:text-properties fo:color="#c9211e" style:font-name="Liberation Mono" fo:font-size="8pt" fo:font-weight="bold" style:font-size-asian="8pt" style:font-weight-asian="bold" style:font-size-complex="8pt" style:font-weight-complex="bold"/>
    </style:style>
    <style:style style:name="ce264" style:family="table-cell" style:parent-style-name="Default" style:data-style-name="N100">
      <style:text-properties fo:color="#c9211e" style:font-name="Liberation Mono" fo:font-size="8pt" fo:font-weight="normal" style:font-size-asian="8pt" style:font-weight-asian="normal" style:font-size-complex="8pt" style:font-weight-complex="normal"/>
    </style:style>
    <style:style style:name="ce266" style:family="table-cell" style:parent-style-name="Default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67" style:family="table-cell" style:parent-style-name="Default">
      <style:text-properties style:use-window-font-color="true" style:font-name="Liberation Mono" fo:font-size="8pt" style:font-size-asian="8pt" style:font-size-complex="8pt"/>
    </style:style>
    <style:style style:name="ce268" style:family="table-cell" style:parent-style-name="Default" style:data-style-name="N100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69" style:family="table-cell" style:parent-style-name="Default">
      <style:text-properties fo:color="#c9211e" style:font-name="Liberation Mono" fo:font-size="8pt" style:font-size-asian="8pt" style:font-size-complex="8pt"/>
    </style:style>
    <style:style style:name="ce270" style:family="table-cell" style:parent-style-name="Default" style:data-style-name="N100">
      <style:text-properties style:use-window-font-color="true" style:font-name="Liberation Mono" fo:font-size="8pt" style:font-size-asian="8pt" style:font-size-complex="8pt"/>
    </style:style>
    <style:style style:name="ce271" style:family="table-cell" style:parent-style-name="Default" style:data-style-name="N100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72" style:family="table-cell" style:parent-style-name="Default" style:data-style-name="N100">
      <style:text-properties fo:color="#ff1493" style:font-name="Liberation Mono" fo:font-size="8pt" fo:font-weight="bold" style:font-size-asian="8pt" style:font-weight-asian="bold" style:font-size-complex="8pt" style:font-weight-complex="bold"/>
    </style:style>
    <style:style style:name="ce273" style:family="table-cell" style:parent-style-name="Default" style:data-style-name="N100">
      <style:text-properties fo:color="#ff1493" style:font-name="Liberation Mono" fo:font-size="8pt" style:font-size-asian="8pt" style:font-size-complex="8pt"/>
    </style:style>
    <style:style style:name="ce274" style:family="table-cell" style:parent-style-name="Default" style:data-style-name="N100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2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277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8" style:family="table-cell" style:parent-style-name="Default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28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2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8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style:font-size-asian="9pt" style:font-style-asian="normal" style:font-size-complex="9pt" style:font-style-complex="normal"/>
    </style:style>
    <style:style style:name="ce28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85" style:family="table-cell" style:parent-style-name="Default" style:data-style-name="N3"/>
    <style:style style:name="ce116" style:family="table-cell" style:parent-style-name="Default" style:data-style-name="N100">
      <style:text-properties fo:font-weight="normal" style:font-weight-asian="normal" style:font-weight-complex="normal"/>
    </style:style>
    <style:style style:name="ce117" style:family="table-cell" style:parent-style-name="Default" style:data-style-name="N100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(Set Design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82"/>
        <table:table-row table:style-name="ro1">
          <table:table-cell table:style-name="ce1" office:value-type="string" calcext:value-type="string">
            <text:p>Order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oints</text:p>
          </table:table-cell>
          <table:table-cell table:style-name="ce8" office:value-type="string" calcext:value-type="string">
            <text:p>Сумма - Point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Tea! Si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the first teacup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Cheese Hole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map to reveal a secret rout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Mooning on Lif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1,000 moons to earn an extra lif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School of Fis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ave the maximum energy point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Fish Ka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ave the maximum liv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Shields Up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ave the maximum restart energy point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Bounty Hunt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an item and earn 100,000 point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Treasure Hunt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an item and earn 500,000 point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Love Hunt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an item and earn 1,000,000 point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Berry Cov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Wear a strawberry suit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Lemon Cov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Wear a lemon tart suit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Cake Cov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Wear a berry cake suit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Bronze Sco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1,000,000 point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Silver Sco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,000,000 point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Golden Sco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10,000,000 point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Nice Timing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it 25,000 points while breaking a beacon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Strong Timing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it 50,000 points while breaking a beacon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Perfect Timing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it 100,000 points while breaking a beacon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Max Velocit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Accelerate to extra speed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Blowerama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There are rat heads, we have … a dynamite!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The Way of the Fis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Strike back an apple bullet with a fist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The Exploding Fis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Quack Attacker rocket with a fist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Pie Har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Obtain a cake ammunition for the gun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Iron Hea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Blow up a dynamite on your own head without taking damag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Crunchy Marc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5 enemies in a row while jumping their heads and without landing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Major Kong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Jump Bully Bullet 10 times in a row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Big Fis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Knock a triple star block and catch all the star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Comeback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Recover energy points to the maximum after being in danger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Gourmet Predator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Today we have a special dish – devour an enemy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stard Jacuzzi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ross the pit in Hot Custards Springs area without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cup Jacuzzi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ross the pit in Buttercup Ridge area without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eburg Jacuzzi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ross the pit in Curdleburg area without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arry Popin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120 moons in Custard Craters area while soaring with umbrella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Young Bloo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Rescue the agent Finnius Frog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ouda Gull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Cheese Hills and find a safe place in Gouda Gully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heese Surveillanc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the first satellite piec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ruyere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Crater Gruyer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Lumpsvill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Custard Meadows and find a safe place in Lumpsvill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on Appéti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Lumpsville Lurker without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bbling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Moon Egg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Little Pimpl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Slime Plains and find a safe place in Little Pimpl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Fugu in a Cheese Ke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Obtain a Cheese Tower key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11" calcext:value-type="float">
            <text:p>121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my Knoll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Slime Plains and find a safe place in Slimy Knoll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Rennet Mine 1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the cheese mine in Rennet Mine 1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30" calcext:value-type="float">
            <text:p>123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Rennet Mine 2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the cheese mine in Rennet Mine 2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Rennet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Rennet Mine 2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zzarella Over-min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the cheese mine in Mozzarella Over-min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re Murky Moor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Slime Plains and find a safe place in More Murky Moor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51" calcext:value-type="float">
            <text:p>125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urky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More Murky Moors area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52" calcext:value-type="float">
            <text:p>125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urky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Murky Moor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53" calcext:value-type="float">
            <text:p>1253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re Murky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More Murky Moor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60" calcext:value-type="float">
            <text:p>126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Julienne of Mushroom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Fungi without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me Bang-and-bur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isable the first stiltonium machin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me Surveillan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second satellite piec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ushy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Blue Diamond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91" calcext:value-type="float">
            <text:p>129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Pimple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Greater Pimpl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meswold Under Chees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Wolds and find a safe place in Slimeswold Under Chees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e Min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the cheese mine in Curdle Min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Thunderball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all the cheese min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Dating Tim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Make a date with the Angel Fish agent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urgleto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Overwold and find a safe place in Gurgleton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therpool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Slitherpool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Fruitassic Park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Overwold and find a safe place in Fruitassic Park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Overwold Bang-and-bur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isable the second stiltonium machin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Overwold Surveillan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third satellite piec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herry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Moon Emerald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eburg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Butter Mound and find a safe place in Curdleburg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eburg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Curdleburg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ington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Upper Curdlington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4" calcext:value-type="float">
            <text:p>1504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ington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Upper Curdlington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fingers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Lake Butterfinger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6" calcext:value-type="float">
            <text:p>1506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fingers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Lake Butterfinger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7" calcext:value-type="float">
            <text:p>1507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cup Plains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Buttercup Plain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8" calcext:value-type="float">
            <text:p>1508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cup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Buttercup Ridg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9" calcext:value-type="float">
            <text:p>1509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cup Ridge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Buttercup Ridg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Eastern Cheddar Hoar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Secret Slime Pit and find a safe place in Eastern Cheddar Hoard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ington on the Whe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Butter Mound and find a safe place in Curdlington on the Whey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Night of the Chicken Dea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Kentucky fried fiend without taking damag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me Pit Bang-and-bur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isable the third stiltonium machin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 Surveillan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fourth satellite piec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cup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Red Diamond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The Floating Foll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Blue Cheese Hills and find a safe place in The Floating Folly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01" calcext:value-type="float">
            <text:p>160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Wendsleydale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Wendsleydale Wasteland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lue Moon Dune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Blue Cheese Hills and find a safe place in Blue Moon Dune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Fungi Strikes Back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Fungi without taking damage again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rystal Vibe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Obtain a Crystal Caverns key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31" calcext:value-type="float">
            <text:p>163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rystalline Cutting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Crystal Caverns and find a safe place in Crystalline Cutting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Komproma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Rescue the last agent to clarify objectiv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lue Cheese Surveillan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fifth satellite piec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lue Cheese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Moon Mouse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asino Royal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Rescue all the agent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oldenEy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all the satellite piec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681" calcext:value-type="float">
            <text:p>168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rystalline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Crystalline Cheese Chunk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89" calcext:value-type="float">
            <text:p>1689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le Excavation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secret The Long Tunnel area routes to Neopolitan Peninsula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lace Glaci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Waffel Glacier and find a safe place in Glace Glacier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Triple Scoopingdo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Waffel Glacier and find a safe place in Triple Scoopingdon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1" calcext:value-type="float">
            <text:p>171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Pinnacles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The Peppermint Pinnacle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2" calcext:value-type="float">
            <text:p>171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Peppermint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The Peppermint Pinnacle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5" calcext:value-type="float">
            <text:p>1715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1st Waferville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the first secret extra life in Wafervill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6" calcext:value-type="float">
            <text:p>1716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2nd Waferville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the second secret extra life in Wafervill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Neopolitan Peninsula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Waffel Glacier and find a safe place in Neopolitan Peninsula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31" calcext:value-type="float">
            <text:p>173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ovine Aerial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Bovine Aerial Assault area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Waffel Bang-and-bur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isable the fourth stiltonium machin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iants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Moon Mushroom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cha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Moon Star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onrak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isable all the stiltonium machin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Diamonds Are Forev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all the lost treasur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Dr.Ye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Dr.Maybe without taking damag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91" calcext:value-type="float">
            <text:p>179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Earned Vacatio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Thwart the evil and restore freedom to the galaxy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92" calcext:value-type="float">
            <text:p>179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Fools’ Day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So close but an insufficient investigation has been mad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93" calcext:value-type="float">
            <text:p>1793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Total Failure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What is objectives? You had try hard to be so wrong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Jedi Way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efeat Dr. Maybe being on the dark sid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Roquefort Ridg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xplore Cheese Hills and find a safe place in Roquefort Ridg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hunnel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The Chunnel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hunnel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The Chunnel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aerphilly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Caerphilly Down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Riccottascap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exit from The Chunnel routes to Nether Slimeswold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heese Troop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fatality bonuses with at least 5 score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001" calcext:value-type="float">
            <text:p>30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oon Troop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fatality bonuses with at least 10 scor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002" calcext:value-type="float">
            <text:p>30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tar Troop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fatality bonuses with at least 25 scor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010" calcext:value-type="float">
            <text:p>301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heese For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energy remain bonuses with at least 23 score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011" calcext:value-type="float">
            <text:p>301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oon For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energy remain bonuses with at least 29 scor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012" calcext:value-type="float">
            <text:p>301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tar For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energy remain bonuses with at least 35 scor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020" calcext:value-type="float">
            <text:p>302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heese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a moon bonu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021" calcext:value-type="float">
            <text:p>302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oon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3 moon bonus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022" calcext:value-type="float">
            <text:p>302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tar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moon bonus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030" calcext:value-type="float">
            <text:p>303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Of Сourse! Si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a teacup bonu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031" calcext:value-type="float">
            <text:p>303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oon Picnic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3 teacup bonus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032" calcext:value-type="float">
            <text:p>303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A Grand Day Out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teacup bonus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100" calcext:value-type="float">
            <text:p>31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tar Award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Get an energy star in a bonu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101" calcext:value-type="float">
            <text:p>31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Life Award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Get a life in a bonu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102" calcext:value-type="float">
            <text:p>31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iner Award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Get a hard-hat in a bonu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103" calcext:value-type="float">
            <text:p>3103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py Award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Get a X-Ray in a bonu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104" calcext:value-type="float">
            <text:p>3104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Fish Award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Get an invincibility fish in a bonu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?Hot Edam Coal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200 moons and complete East of Edam area without standing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4100" calcext:value-type="float">
            <text:p>41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Termination Sustain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fatality bonuses in a row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4101" calcext:value-type="float">
            <text:p>41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Life Sustain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energy remain bonuses in a row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4102" calcext:value-type="float">
            <text:p>41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oon Sustain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moon bonuses in a row</text:p>
          </table:table-cell>
          <table:table-cell table:style-name="ce5" office:value-type="float" office:value="50" calcext:value-type="float">
            <text:p>50</text:p>
          </table:table-cell>
          <table:table-cell table:style-name="ce9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2" office:value-type="float" office:value="4103" calcext:value-type="float">
            <text:p>4103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Tea Ceremony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teacup bonuses in a row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200" calcext:value-type="float">
            <text:p>42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oin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25 coins while clearing areas and without restarting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201" calcext:value-type="float">
            <text:p>42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Trophy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25 trophies while clearing areas and without restarting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202" calcext:value-type="float">
            <text:p>42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rown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25 crowns while clearing areas and without restarting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250" calcext:value-type="float">
            <text:p>425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Basic Skill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lear an area without loosing a lif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4251" calcext:value-type="float">
            <text:p>425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Advanced Skill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lear 3 areas without loosing a lif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4252" calcext:value-type="float">
            <text:p>425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Expert Skill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lear 5 areas without loosing a lif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300" calcext:value-type="float">
            <text:p>43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Basic Moonwalk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100 moons while clearing areas without restarting and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4301" calcext:value-type="float">
            <text:p>43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Advanced Moonwalk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250 moons while clearing areas without restarting and taking damag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4302" calcext:value-type="float">
            <text:p>43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Expert Moonwalk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500 moons while clearing areas without restarting and taking damag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400" calcext:value-type="float">
            <text:p>44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asic Scout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veal a hidden box while clearing areas and without restarting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4401" calcext:value-type="float">
            <text:p>44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Advanced Scout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veal 5 hidden boxes while clearing areas and without restarting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4402" calcext:value-type="float">
            <text:p>44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Expert Scout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veal 10 hidden boxes while clearing areas and without restarting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Сinephil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Watch introduction title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5001" calcext:value-type="float">
            <text:p>50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Happy En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Watch final titles till the end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In Love With a Chees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ven a small piece of cheese can make someone happy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6001" calcext:value-type="float">
            <text:p>600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Dark Side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Join the dark side of the Forc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006" calcext:value-type="float">
            <text:p>10006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heese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Cheese Hill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07" calcext:value-type="float">
            <text:p>10007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ustard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Custard Meadows including Cheese Towe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08" calcext:value-type="float">
            <text:p>10008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lime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Slime Plain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09" calcext:value-type="float">
            <text:p>10009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Overwold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Overwold including Wold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10" calcext:value-type="float">
            <text:p>1001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Butter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Butter Mound including Secret Slime Pit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11" calcext:value-type="float">
            <text:p>1001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Blue Cheese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Blue Cheese Hills including Crystal Cavern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12" calcext:value-type="float">
            <text:p>1001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Waffel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Waffel Glacie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13" calcext:value-type="float">
            <text:p>10013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Total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Итог Результат</text:p>
          </table:table-cell>
          <table:table-cell table:style-name="ce6" table:number-columns-repeated="4"/>
          <table:table-cell table:style-name="ce7"/>
          <table:table-cell table:style-name="ce10" office:value-type="float" office:value="1491" calcext:value-type="float">
            <text:p>1491</text:p>
          </table:table-cell>
          <table:table-cell/>
        </table:table-row>
        <table:table-row table:style-name="ro1" table:number-rows-repeated="10484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Order)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82"/>
        <table:table-row table:style-name="ro1">
          <table:table-cell table:style-name="ce1" office:value-type="string" calcext:value-type="string">
            <text:p>Order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Description</text:p>
          </table:table-cell>
          <table:table-cell table:style-name="ce8" office:value-type="string" calcext:value-type="string">
            <text:p>Сумма - Points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 Grand Day Out</text:p>
          </table:table-cell>
          <table:table-cell table:style-name="ce5" office:value-type="string" calcext:value-type="string">
            <text:p>Collect the first teacup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heese Holes</text:p>
          </table:table-cell>
          <table:table-cell table:style-name="ce5" office:value-type="string" calcext:value-type="string">
            <text:p>Find a map to reveal a secret route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ishenizer</text:p>
          </table:table-cell>
          <table:table-cell table:style-name="ce5" office:value-type="string" calcext:value-type="string">
            <text:p>Have the maximum energy points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Mooning on Life</text:p>
          </table:table-cell>
          <table:table-cell table:style-name="ce5" office:value-type="string" calcext:value-type="string">
            <text:p>Collect 1,000 moons to earn an extra life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ish Kat</text:p>
          </table:table-cell>
          <table:table-cell table:style-name="ce5" office:value-type="string" calcext:value-type="string">
            <text:p>Have the maximum live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hields Up</text:p>
          </table:table-cell>
          <table:table-cell table:style-name="ce5" office:value-type="string" calcext:value-type="string">
            <text:p>Find an energy fish to get 1st energy upgrade and have 4 restart energy poi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chool of Fish</text:p>
          </table:table-cell>
          <table:table-cell table:style-name="ce5" office:value-type="string" calcext:value-type="string">
            <text:p>Find an energy fish to get 2nd energy upgrade and have 5 restart energy point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Bounty Hunter</text:p>
          </table:table-cell>
          <table:table-cell table:style-name="ce5" office:value-type="string" calcext:value-type="string">
            <text:p>Collect an item and earn 100,000 points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Treasure Hunter</text:p>
          </table:table-cell>
          <table:table-cell table:style-name="ce5" office:value-type="string" calcext:value-type="string">
            <text:p>Collect an item and earn 500,000 point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Love Hunter</text:p>
          </table:table-cell>
          <table:table-cell table:style-name="ce5" office:value-type="string" calcext:value-type="string">
            <text:p>Collect an item and earn 1,000,000 poi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Berry Cover</text:p>
          </table:table-cell>
          <table:table-cell table:style-name="ce5" office:value-type="string" calcext:value-type="string">
            <text:p>Wear a strawberry suite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Lemon Cover</text:p>
          </table:table-cell>
          <table:table-cell table:style-name="ce5" office:value-type="string" calcext:value-type="string">
            <text:p>Wear a lemon tart suite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Cake Cover</text:p>
          </table:table-cell>
          <table:table-cell table:style-name="ce5" office:value-type="string" calcext:value-type="string">
            <text:p>Wear a berry cake suite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Bronze Score</text:p>
          </table:table-cell>
          <table:table-cell table:style-name="ce5" office:value-type="string" calcext:value-type="string">
            <text:p>Earn 1,000,000 points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Silver Score</text:p>
          </table:table-cell>
          <table:table-cell table:style-name="ce5" office:value-type="string" calcext:value-type="string">
            <text:p>Earn 5,000,000 point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Golden Score</text:p>
          </table:table-cell>
          <table:table-cell table:style-name="ce5" office:value-type="string" calcext:value-type="string">
            <text:p>Earn 10,000,000 poi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Nice Timings</text:p>
          </table:table-cell>
          <table:table-cell table:style-name="ce5" office:value-type="string" calcext:value-type="string">
            <text:p>Earn 150,000 points while breaking a beacon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Strong Timings</text:p>
          </table:table-cell>
          <table:table-cell table:style-name="ce5" office:value-type="string" calcext:value-type="string">
            <text:p>Earn 300,000 points while breaking a beacon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Perfect Timings</text:p>
          </table:table-cell>
          <table:table-cell table:style-name="ce5" office:value-type="string" calcext:value-type="string">
            <text:p>Earn 600,000 points while breaking a beacon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Zippy Runner</text:p>
          </table:table-cell>
          <table:table-cell table:style-name="ce5" office:value-type="string" calcext:value-type="string">
            <text:p>Accelerate to extra speed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Blowerama</text:p>
          </table:table-cell>
          <table:table-cell table:style-name="ce5" office:value-type="string" calcext:value-type="string">
            <text:p>There are rat heads, we have … a dynamite!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The Way of the Fist</text:p>
          </table:table-cell>
          <table:table-cell table:style-name="ce5" office:value-type="string" calcext:value-type="string">
            <text:p>Strike back an enemy apple bullet with a fist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The Exploding Fist</text:p>
          </table:table-cell>
          <table:table-cell table:style-name="ce5" office:value-type="string" calcext:value-type="string">
            <text:p>Destroy Quack Attacker rocket with a fist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Pie Hard</text:p>
          </table:table-cell>
          <table:table-cell table:style-name="ce5" office:value-type="string" calcext:value-type="string">
            <text:p>Obtain a cake ammunition for the gun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Iron Head</text:p>
          </table:table-cell>
          <table:table-cell table:style-name="ce5" office:value-type="string" calcext:value-type="string">
            <text:p>Blow up a dynamite on your own head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Crunchy March</text:p>
          </table:table-cell>
          <table:table-cell table:style-name="ce5" office:value-type="string" calcext:value-type="string">
            <text:p>Defeat 5 enemies in a row while jumping their heads and without land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Major Kong</text:p>
          </table:table-cell>
          <table:table-cell table:style-name="ce5" office:value-type="string" calcext:value-type="string">
            <text:p>Jump Bully Bullet 10 times in a row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Big Fish</text:p>
          </table:table-cell>
          <table:table-cell table:style-name="ce5" office:value-type="string" calcext:value-type="string">
            <text:p>Knock a triple star block and catch all the star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Comeback</text:p>
          </table:table-cell>
          <table:table-cell table:style-name="ce5" office:value-type="string" calcext:value-type="string">
            <text:p>Recover energy points to the maximum without restarting after being in danger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Gourmet Predatory</text:p>
          </table:table-cell>
          <table:table-cell table:style-name="ce5" office:value-type="string" calcext:value-type="string">
            <text:p>Today we have a special enemy dish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Gourmet Herbivorous</text:p>
          </table:table-cell>
          <table:table-cell table:style-name="ce5" office:value-type="string" calcext:value-type="string">
            <text:p>Today we have a special killing dish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2" office:value-type="float" office:value="900" calcext:value-type="float">
            <text:p>900</text:p>
          </table:table-cell>
          <table:table-cell table:style-name="ce5" office:value-type="string" calcext:value-type="string">
            <text:p>Initial Investigation</text:p>
          </table:table-cell>
          <table:table-cell table:style-name="ce5" office:value-type="string" calcext:value-type="string">
            <text:p>Inspect crashed J.A.W.S. rocket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5" office:value-type="string" calcext:value-type="string">
            <text:p>Young Blood</text:p>
          </table:table-cell>
          <table:table-cell table:style-name="ce5" office:value-type="string" calcext:value-type="string">
            <text:p>Rescue the agent Finnius Fro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5" office:value-type="string" calcext:value-type="string">
            <text:p>Gouda Gully</text:p>
          </table:table-cell>
          <table:table-cell table:style-name="ce5" office:value-type="string" calcext:value-type="string">
            <text:p>Explore Cheese Hills and find a safe place in Gouda Gully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5" office:value-type="string" calcext:value-type="string">
            <text:p>Cheese Surveillance</text:p>
          </table:table-cell>
          <table:table-cell table:style-name="ce5" office:value-type="string" calcext:value-type="string">
            <text:p>Find the first satellite piec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5" office:value-type="string" calcext:value-type="string">
            <text:p>Gruyere Covert</text:p>
          </table:table-cell>
          <table:table-cell table:style-name="ce5" office:value-type="string" calcext:value-type="string">
            <text:p>Find a secret extra life in Crater Gruyer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2" office:value-type="float" office:value="1050" calcext:value-type="float">
            <text:p>1050</text:p>
          </table:table-cell>
          <table:table-cell table:style-name="ce5" office:value-type="string" calcext:value-type="string">
            <text:p>Roquefort Ridge</text:p>
          </table:table-cell>
          <table:table-cell table:style-name="ce5" office:value-type="string" calcext:value-type="string">
            <text:p>Explore Cheese Hills and find a safe place in Roquefort Ridg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2" office:value-type="float" office:value="1051" calcext:value-type="float">
            <text:p>1051</text:p>
          </table:table-cell>
          <table:table-cell table:style-name="ce5" office:value-type="string" calcext:value-type="string">
            <text:p>Chunnel Wealth</text:p>
          </table:table-cell>
          <table:table-cell table:style-name="ce5" office:value-type="string" calcext:value-type="string">
            <text:p>Grab a secret stash in The Chunnel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2" office:value-type="float" office:value="1052" calcext:value-type="float">
            <text:p>1052</text:p>
          </table:table-cell>
          <table:table-cell table:style-name="ce5" office:value-type="string" calcext:value-type="string">
            <text:p>Chunnel Covert</text:p>
          </table:table-cell>
          <table:table-cell table:style-name="ce5" office:value-type="string" calcext:value-type="string">
            <text:p>Find a secret extra life in The Chunnel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2" office:value-type="float" office:value="1053" calcext:value-type="float">
            <text:p>1053</text:p>
          </table:table-cell>
          <table:table-cell table:style-name="ce5" office:value-type="string" calcext:value-type="string">
            <text:p>Caerphilly Covert</text:p>
          </table:table-cell>
          <table:table-cell table:style-name="ce5" office:value-type="string" calcext:value-type="string">
            <text:p>Find a secret extra life in Caerphilly Down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5" office:value-type="string" calcext:value-type="string">
            <text:p>Lumpsville</text:p>
          </table:table-cell>
          <table:table-cell table:style-name="ce5" office:value-type="string" calcext:value-type="string">
            <text:p>Explore Custard Meadows and find a safe place in Lumpsvil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5" office:value-type="string" calcext:value-type="string">
            <text:p>Bon Appetit</text:p>
          </table:table-cell>
          <table:table-cell table:style-name="ce5" office:value-type="string" calcext:value-type="string">
            <text:p>Defeat Lumpsville Lurker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2" office:value-type="float" office:value="1111" calcext:value-type="float">
            <text:p>1111</text:p>
          </table:table-cell>
          <table:table-cell table:style-name="ce5" office:value-type="string" calcext:value-type="string">
            <text:p>Custard Jacuzzi</text:p>
          </table:table-cell>
          <table:table-cell table:style-name="ce5" office:value-type="string" calcext:value-type="string">
            <text:p>Cross the pit in Hot Custards Springs area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2" office:value-type="float" office:value="1112" calcext:value-type="float">
            <text:p>1112</text:p>
          </table:table-cell>
          <table:table-cell table:style-name="ce5" office:value-type="string" calcext:value-type="string">
            <text:p>Marry Poppins</text:p>
          </table:table-cell>
          <table:table-cell table:style-name="ce5" office:value-type="string" calcext:value-type="string">
            <text:p>Collect 120 moons in Custard Craters area while soaring with umbrell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5" office:value-type="string" calcext:value-type="string">
            <text:p>Luna Egg</text:p>
          </table:table-cell>
          <table:table-cell table:style-name="ce5" office:value-type="string" calcext:value-type="string">
            <text:p>Retrieve the Luna Egg treasur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5" office:value-type="string" calcext:value-type="string">
            <text:p>Little Pimple</text:p>
          </table:table-cell>
          <table:table-cell table:style-name="ce5" office:value-type="string" calcext:value-type="string">
            <text:p>Explore Slime Plains and find a safe place in Little Pimp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2" office:value-type="float" office:value="1205" calcext:value-type="float">
            <text:p>1205</text:p>
          </table:table-cell>
          <table:table-cell table:style-name="ce5" office:value-type="string" calcext:value-type="string">
            <text:p>Fugu in a Cheese Key</text:p>
          </table:table-cell>
          <table:table-cell table:style-name="ce5" office:value-type="string" calcext:value-type="string">
            <text:p>Obtain a Cheese Tower key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style-name="ce5" office:value-type="string" calcext:value-type="string">
            <text:p>Fungal Wealth</text:p>
          </table:table-cell>
          <table:table-cell table:style-name="ce5" office:value-type="string" calcext:value-type="string">
            <text:p>Grab a secret stash in The Fungal Jung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style-name="ce5" office:value-type="string" calcext:value-type="string">
            <text:p>Fungal Covert</text:p>
          </table:table-cell>
          <table:table-cell table:style-name="ce5" office:value-type="string" calcext:value-type="string">
            <text:p>Find a secret extra life in The Fungal Jung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2" office:value-type="float" office:value="1211" calcext:value-type="float">
            <text:p>1211</text:p>
          </table:table-cell>
          <table:table-cell table:style-name="ce5" office:value-type="string" calcext:value-type="string">
            <text:p>Slimy Knoll</text:p>
          </table:table-cell>
          <table:table-cell table:style-name="ce5" office:value-type="string" calcext:value-type="string">
            <text:p>Explore Slime Plains and find a safe place in Slimy Knoll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2" office:value-type="float" office:value="1212" calcext:value-type="float">
            <text:p>1212</text:p>
          </table:table-cell>
          <table:table-cell table:style-name="ce5" office:value-type="string" calcext:value-type="string">
            <text:p>Limburger Reach</text:p>
          </table:table-cell>
          <table:table-cell table:style-name="ce5" office:value-type="string" calcext:value-type="string">
            <text:p>Explore Slime Plains and find a safe place in Limburger Reach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2" office:value-type="float" office:value="1215" calcext:value-type="float">
            <text:p>1215</text:p>
          </table:table-cell>
          <table:table-cell table:style-name="ce5" office:value-type="string" calcext:value-type="string">
            <text:p>Hidden Cheese Silo</text:p>
          </table:table-cell>
          <table:table-cell table:style-name="ce5" office:value-type="string" calcext:value-type="string">
            <text:p>Explore Cheese Tower and find a safe place in Hidden Cheese Silo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5" office:value-type="string" calcext:value-type="string">
            <text:p>Rennet Mine 1</text:p>
          </table:table-cell>
          <table:table-cell table:style-name="ce5" office:value-type="string" calcext:value-type="string">
            <text:p>Destroy the cheese mine in Rennet Mine 1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style-name="ce2" office:value-type="float" office:value="1230" calcext:value-type="float">
            <text:p>1230</text:p>
          </table:table-cell>
          <table:table-cell table:style-name="ce5" office:value-type="string" calcext:value-type="string">
            <text:p>Rennet Mine 2</text:p>
          </table:table-cell>
          <table:table-cell table:style-name="ce5" office:value-type="string" calcext:value-type="string">
            <text:p>Destroy the cheese mine in Rennet Mine 2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5" office:value-type="string" calcext:value-type="string">
            <text:p>Rennet Wealth</text:p>
          </table:table-cell>
          <table:table-cell table:style-name="ce5" office:value-type="string" calcext:value-type="string">
            <text:p>Grab a secret stash in Rennet Mine 2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5" office:value-type="string" calcext:value-type="string">
            <text:p>Mozzarella Over-mine</text:p>
          </table:table-cell>
          <table:table-cell table:style-name="ce5" office:value-type="string" calcext:value-type="string">
            <text:p>Destroy the cheese mine in Mozzarella Over-min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5" office:value-type="string" calcext:value-type="string">
            <text:p>More Murky Moors</text:p>
          </table:table-cell>
          <table:table-cell table:style-name="ce5" office:value-type="string" calcext:value-type="string">
            <text:p>Explore Slime Plains and find a safe place in More Murky Moo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style-name="ce2" office:value-type="float" office:value="1251" calcext:value-type="float">
            <text:p>1251</text:p>
          </table:table-cell>
          <table:table-cell table:style-name="ce5" office:value-type="string" calcext:value-type="string">
            <text:p>Murky Wealth</text:p>
          </table:table-cell>
          <table:table-cell table:style-name="ce5" office:value-type="string" calcext:value-type="string">
            <text:p>Grab a secret stash in More Murky Moo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style-name="ce2" office:value-type="float" office:value="1252" calcext:value-type="float">
            <text:p>1252</text:p>
          </table:table-cell>
          <table:table-cell table:style-name="ce5" office:value-type="string" calcext:value-type="string">
            <text:p>Murky Covert</text:p>
          </table:table-cell>
          <table:table-cell table:style-name="ce5" office:value-type="string" calcext:value-type="string">
            <text:p>Find a secret extra life in Murky Moo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style-name="ce2" office:value-type="float" office:value="1253" calcext:value-type="float">
            <text:p>1253</text:p>
          </table:table-cell>
          <table:table-cell table:style-name="ce5" office:value-type="string" calcext:value-type="string">
            <text:p>More Murky Covert</text:p>
          </table:table-cell>
          <table:table-cell table:style-name="ce5" office:value-type="string" calcext:value-type="string">
            <text:p>Find a secret extra life in More Murky Moo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2" office:value-type="float" office:value="1260" calcext:value-type="float">
            <text:p>1260</text:p>
          </table:table-cell>
          <table:table-cell table:style-name="ce5" office:value-type="string" calcext:value-type="string">
            <text:p>Julienne of Mushrooms</text:p>
          </table:table-cell>
          <table:table-cell table:style-name="ce5" office:value-type="string" calcext:value-type="string">
            <text:p>Defeat Fungi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5" office:value-type="string" calcext:value-type="string">
            <text:p>Slime Bang-and-burn</text:p>
          </table:table-cell>
          <table:table-cell table:style-name="ce5" office:value-type="string" calcext:value-type="string">
            <text:p>Disable the first stiltonium machin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5" office:value-type="string" calcext:value-type="string">
            <text:p>Slime Surveillance</text:p>
          </table:table-cell>
          <table:table-cell table:style-name="ce5" office:value-type="string" calcext:value-type="string">
            <text:p>Find the second satellite piec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5" office:value-type="string" calcext:value-type="string">
            <text:p>Blue Moonstone</text:p>
          </table:table-cell>
          <table:table-cell table:style-name="ce5" office:value-type="string" calcext:value-type="string">
            <text:p>Retrieve the Blue Moonstone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ce2" office:value-type="float" office:value="1291" calcext:value-type="float">
            <text:p>1291</text:p>
          </table:table-cell>
          <table:table-cell table:style-name="ce5" office:value-type="string" calcext:value-type="string">
            <text:p>Pimple Wealth</text:p>
          </table:table-cell>
          <table:table-cell table:style-name="ce5" office:value-type="string" calcext:value-type="string">
            <text:p>Grab a secret stash in Greater Pimp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5" office:value-type="string" calcext:value-type="string">
            <text:p>Slimeswold Under Cheese</text:p>
          </table:table-cell>
          <table:table-cell table:style-name="ce5" office:value-type="string" calcext:value-type="string">
            <text:p>Explore Wolds and find a safe place in Slimeswold Under Chees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2" office:value-type="float" office:value="1301" calcext:value-type="float">
            <text:p>1301</text:p>
          </table:table-cell>
          <table:table-cell table:style-name="ce5" office:value-type="string" calcext:value-type="string">
            <text:p>Parrot Affair</text:p>
          </table:table-cell>
          <table:table-cell table:style-name="ce5" office:value-type="string" calcext:value-type="string">
            <text:p>Collect 65 moons in Slimeswold Under Cheese area while soaring with umbrell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5" office:value-type="string" calcext:value-type="string">
            <text:p>Curdle Mine</text:p>
          </table:table-cell>
          <table:table-cell table:style-name="ce5" office:value-type="string" calcext:value-type="string">
            <text:p>Destroy the cheese mine in Curdle Min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5" office:value-type="string" calcext:value-type="string">
            <text:p>Thunderball</text:p>
          </table:table-cell>
          <table:table-cell table:style-name="ce5" office:value-type="string" calcext:value-type="string">
            <text:p>Destroy all the cheese min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5" office:value-type="string" calcext:value-type="string">
            <text:p>Dating Time</text:p>
          </table:table-cell>
          <table:table-cell table:style-name="ce5" office:value-type="string" calcext:value-type="string">
            <text:p>Make a date with Angel Fish agent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5" office:value-type="string" calcext:value-type="string">
            <text:p>Gurgleton</text:p>
          </table:table-cell>
          <table:table-cell table:style-name="ce5" office:value-type="string" calcext:value-type="string">
            <text:p>Explore Overwold and find a safe place in Gurgleton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style-name="ce2" office:value-type="float" office:value="1411" calcext:value-type="float">
            <text:p>1411</text:p>
          </table:table-cell>
          <table:table-cell table:style-name="ce5" office:value-type="string" calcext:value-type="string">
            <text:p>Supercalifragilisticexpialidocious</text:p>
          </table:table-cell>
          <table:table-cell table:style-name="ce5" office:value-type="string" calcext:value-type="string">
            <text:p>Collect 75 moons in Gurgleton area while soaring with umbrella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5" office:value-type="string" calcext:value-type="string">
            <text:p>Slitherpool Wealth</text:p>
          </table:table-cell>
          <table:table-cell table:style-name="ce5" office:value-type="string" calcext:value-type="string">
            <text:p>Grab a secret stash in Slitherpool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5" office:value-type="string" calcext:value-type="string">
            <text:p>Fruitassic Park</text:p>
          </table:table-cell>
          <table:table-cell table:style-name="ce5" office:value-type="string" calcext:value-type="string">
            <text:p>Explore Overwold and find a safe place in Fruitassic Park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style-name="ce2" office:value-type="float" office:value="1414" calcext:value-type="float">
            <text:p>1414</text:p>
          </table:table-cell>
          <table:table-cell table:style-name="ce5" office:value-type="string" calcext:value-type="string">
            <text:p>Greednosaur</text:p>
          </table:table-cell>
          <table:table-cell table:style-name="ce5" office:value-type="string" calcext:value-type="string">
            <text:p>Collect 250 moons while completing Fruitassic Park area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5" office:value-type="string" calcext:value-type="string">
            <text:p>Overwold Bang-and-burn</text:p>
          </table:table-cell>
          <table:table-cell table:style-name="ce5" office:value-type="string" calcext:value-type="string">
            <text:p>Disable the second stiltonium machin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5" office:value-type="string" calcext:value-type="string">
            <text:p>Overwold Surveillance</text:p>
          </table:table-cell>
          <table:table-cell table:style-name="ce5" office:value-type="string" calcext:value-type="string">
            <text:p>Find the third satellite piec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5" office:value-type="string" calcext:value-type="string">
            <text:p>Luna Emerald</text:p>
          </table:table-cell>
          <table:table-cell table:style-name="ce5" office:value-type="string" calcext:value-type="string">
            <text:p>Retrieve the Luna Emerald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2" office:value-type="float" office:value="1490" calcext:value-type="float">
            <text:p>1490</text:p>
          </table:table-cell>
          <table:table-cell table:style-name="ce5" office:value-type="string" calcext:value-type="string">
            <text:p>Curdleburg</text:p>
          </table:table-cell>
          <table:table-cell table:style-name="ce5" office:value-type="string" calcext:value-type="string">
            <text:p>Explore Butter Mound and find a safe place in Curdleburg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2" office:value-type="float" office:value="1491" calcext:value-type="float">
            <text:p>1491</text:p>
          </table:table-cell>
          <table:table-cell table:style-name="ce5" office:value-type="string" calcext:value-type="string">
            <text:p>Curdleburg Jacuzzi</text:p>
          </table:table-cell>
          <table:table-cell table:style-name="ce5" office:value-type="string" calcext:value-type="string">
            <text:p>Cross the pit in Curdleburg area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2" office:value-type="float" office:value="1492" calcext:value-type="float">
            <text:p>1492</text:p>
          </table:table-cell>
          <table:table-cell table:style-name="ce5" office:value-type="string" calcext:value-type="string">
            <text:p>Mary Poppins Returns</text:p>
          </table:table-cell>
          <table:table-cell table:style-name="ce5" office:value-type="string" calcext:value-type="string">
            <text:p>Collect 130 moons in Lower Curdleburg area while soaring with umbrella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2" office:value-type="float" office:value="1493" calcext:value-type="float">
            <text:p>1493</text:p>
          </table:table-cell>
          <table:table-cell table:style-name="ce5" office:value-type="string" calcext:value-type="string">
            <text:p>Buttercup Jacuzzi</text:p>
          </table:table-cell>
          <table:table-cell table:style-name="ce5" office:value-type="string" calcext:value-type="string">
            <text:p>Cross the pit in Buttercup Ridge area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style-name="ce2" office:value-type="float" office:value="1501" calcext:value-type="float">
            <text:p>1501</text:p>
          </table:table-cell>
          <table:table-cell table:style-name="ce5" office:value-type="string" calcext:value-type="string">
            <text:p>Curdleburg Wealth</text:p>
          </table:table-cell>
          <table:table-cell table:style-name="ce5" office:value-type="string" calcext:value-type="string">
            <text:p>Grab a secret stash in Curdleburg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style-name="ce5" office:value-type="string" calcext:value-type="string">
            <text:p>Curdlington Wealth</text:p>
          </table:table-cell>
          <table:table-cell table:style-name="ce5" office:value-type="string" calcext:value-type="string">
            <text:p>Grab a secret stash in Upper Curdlington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5" office:value-type="string" calcext:value-type="string">
            <text:p>Curdlington Covert</text:p>
          </table:table-cell>
          <table:table-cell table:style-name="ce5" office:value-type="string" calcext:value-type="string">
            <text:p>Find a secret extra life in Upper Curdlington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style-name="ce2" office:value-type="float" office:value="1504" calcext:value-type="float">
            <text:p>1504</text:p>
          </table:table-cell>
          <table:table-cell table:style-name="ce5" office:value-type="string" calcext:value-type="string">
            <text:p>Curdleburg Covert</text:p>
          </table:table-cell>
          <table:table-cell table:style-name="ce5" office:value-type="string" calcext:value-type="string">
            <text:p>Find a secret extra life in Lower Curdleburg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5" office:value-type="string" calcext:value-type="string">
            <text:p>Butterfingers Wealth</text:p>
          </table:table-cell>
          <table:table-cell table:style-name="ce5" office:value-type="string" calcext:value-type="string">
            <text:p>Grab a secret stash in Lake Butterfinge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2" office:value-type="float" office:value="1506" calcext:value-type="float">
            <text:p>1506</text:p>
          </table:table-cell>
          <table:table-cell table:style-name="ce5" office:value-type="string" calcext:value-type="string">
            <text:p>Butterfingers Covert</text:p>
          </table:table-cell>
          <table:table-cell table:style-name="ce5" office:value-type="string" calcext:value-type="string">
            <text:p>Find a secret extra life in Lake Butterfinge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2" office:value-type="float" office:value="1507" calcext:value-type="float">
            <text:p>1507</text:p>
          </table:table-cell>
          <table:table-cell table:style-name="ce5" office:value-type="string" calcext:value-type="string">
            <text:p>Buttercup Plains Covert</text:p>
          </table:table-cell>
          <table:table-cell table:style-name="ce5" office:value-type="string" calcext:value-type="string">
            <text:p>Find a secret extra life in Buttercup Plain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2" office:value-type="float" office:value="1508" calcext:value-type="float">
            <text:p>1508</text:p>
          </table:table-cell>
          <table:table-cell table:style-name="ce5" office:value-type="string" calcext:value-type="string">
            <text:p>Buttercup Wealth</text:p>
          </table:table-cell>
          <table:table-cell table:style-name="ce5" office:value-type="string" calcext:value-type="string">
            <text:p>Grab a secret stash in Buttercup Ridg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2" office:value-type="float" office:value="1509" calcext:value-type="float">
            <text:p>1509</text:p>
          </table:table-cell>
          <table:table-cell table:style-name="ce5" office:value-type="string" calcext:value-type="string">
            <text:p>Buttercup Ridge Covert</text:p>
          </table:table-cell>
          <table:table-cell table:style-name="ce5" office:value-type="string" calcext:value-type="string">
            <text:p>Find a secret extra life in Buttercup Ridg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5" office:value-type="string" calcext:value-type="string">
            <text:p>Eastern Cheddar Hoard</text:p>
          </table:table-cell>
          <table:table-cell table:style-name="ce5" office:value-type="string" calcext:value-type="string">
            <text:p>Explore Secret Slime Pit and find a safe place in Eastern Cheddar Hoard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style-name="ce2" office:value-type="float" office:value="1511" calcext:value-type="float">
            <text:p>1511</text:p>
          </table:table-cell>
          <table:table-cell table:style-name="ce5" office:value-type="string" calcext:value-type="string">
            <text:p>Nibbleston Nails</text:p>
          </table:table-cell>
          <table:table-cell table:style-name="ce5" office:value-type="string" calcext:value-type="string">
            <text:p>Cross the spiked passage in Nibbleston Fell area without taking damag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5" office:value-type="string" calcext:value-type="string">
            <text:p>Curdlington on the Whey</text:p>
          </table:table-cell>
          <table:table-cell table:style-name="ce5" office:value-type="string" calcext:value-type="string">
            <text:p>Explore Butter Mound and find a safe place in Curdlington on the Whey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5" office:value-type="string" calcext:value-type="string">
            <text:p>Night of the Chicken Dead</text:p>
          </table:table-cell>
          <table:table-cell table:style-name="ce5" office:value-type="string" calcext:value-type="string">
            <text:p>Defeat Kentucky fried fiend without taking damag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5" office:value-type="string" calcext:value-type="string">
            <text:p>Slime Pit Bang-and-burn</text:p>
          </table:table-cell>
          <table:table-cell table:style-name="ce5" office:value-type="string" calcext:value-type="string">
            <text:p>Disable the third stiltonium machin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style-name="ce5" office:value-type="string" calcext:value-type="string">
            <text:p>Butter Surveillance</text:p>
          </table:table-cell>
          <table:table-cell table:style-name="ce5" office:value-type="string" calcext:value-type="string">
            <text:p>Find the fourth satellite piec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style-name="ce5" office:value-type="string" calcext:value-type="string">
            <text:p>Red Moonstone</text:p>
          </table:table-cell>
          <table:table-cell table:style-name="ce5" office:value-type="string" calcext:value-type="string">
            <text:p>Retrieve the Red Moonstone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5" office:value-type="string" calcext:value-type="string">
            <text:p>The Floating Folly</text:p>
          </table:table-cell>
          <table:table-cell table:style-name="ce5" office:value-type="string" calcext:value-type="string">
            <text:p>Explore Blue Cheese Hills and find a safe place in The Floating Folly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style-name="ce2" office:value-type="float" office:value="1601" calcext:value-type="float">
            <text:p>1601</text:p>
          </table:table-cell>
          <table:table-cell table:style-name="ce5" office:value-type="string" calcext:value-type="string">
            <text:p>Focus Pocus</text:p>
          </table:table-cell>
          <table:table-cell table:style-name="ce5" office:value-type="string" calcext:value-type="string">
            <text:p>Catch the umbrella in the air while jumping over spikes without taking damage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2" office:value-type="float" office:value="1602" calcext:value-type="float">
            <text:p>1602</text:p>
          </table:table-cell>
          <table:table-cell table:style-name="ce5" office:value-type="string" calcext:value-type="string">
            <text:p>Wendsleydale Wealth</text:p>
          </table:table-cell>
          <table:table-cell table:style-name="ce5" office:value-type="string" calcext:value-type="string">
            <text:p>Grab a secret stash in Wendsleydale Wasteland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2" office:value-type="float" office:value="1603" calcext:value-type="float">
            <text:p>1603</text:p>
          </table:table-cell>
          <table:table-cell table:style-name="ce5" office:value-type="string" calcext:value-type="string">
            <text:p>Parmesan Wealth</text:p>
          </table:table-cell>
          <table:table-cell table:style-name="ce5" office:value-type="string" calcext:value-type="string">
            <text:p>Grab a secret stash in Parmesan Peak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style-name="ce5" office:value-type="string" calcext:value-type="string">
            <text:p>Blue Moon Dunes</text:p>
          </table:table-cell>
          <table:table-cell table:style-name="ce5" office:value-type="string" calcext:value-type="string">
            <text:p>Explore Blue Cheese Hills and find a safe place in Blue Moon Dune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2" office:value-type="float" office:value="1611" calcext:value-type="float">
            <text:p>1611</text:p>
          </table:table-cell>
          <table:table-cell table:style-name="ce5" office:value-type="string" calcext:value-type="string">
            <text:p>There and Back Again</text:p>
          </table:table-cell>
          <table:table-cell table:style-name="ce5" office:value-type="string" calcext:value-type="string">
            <text:p>Cross the spiked pit there and back in Parmesan Peaks area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style-name="ce2" office:value-type="float" office:value="1612" calcext:value-type="float">
            <text:p>1612</text:p>
          </table:table-cell>
          <table:table-cell table:style-name="ce5" office:value-type="string" calcext:value-type="string">
            <text:p>Forest Nails</text:p>
          </table:table-cell>
          <table:table-cell table:style-name="ce5" office:value-type="string" calcext:value-type="string">
            <text:p>Cross the spiked tunnel in Blue Forest Plateau area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5" office:value-type="string" calcext:value-type="string">
            <text:p>Fungi Strikes Back</text:p>
          </table:table-cell>
          <table:table-cell table:style-name="ce5" office:value-type="string" calcext:value-type="string">
            <text:p>Defeat Fungi without taking damage again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style-name="ce5" office:value-type="string" calcext:value-type="string">
            <text:p>Crystal Vibes</text:p>
          </table:table-cell>
          <table:table-cell table:style-name="ce5" office:value-type="string" calcext:value-type="string">
            <text:p>Obtain a Crystal Caverns key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2" office:value-type="float" office:value="1631" calcext:value-type="float">
            <text:p>1631</text:p>
          </table:table-cell>
          <table:table-cell table:style-name="ce5" office:value-type="string" calcext:value-type="string">
            <text:p>Crystalline Cuttings</text:p>
          </table:table-cell>
          <table:table-cell table:style-name="ce5" office:value-type="string" calcext:value-type="string">
            <text:p>Explore Crystal Caverns and find a safe place in Crystalline Cutting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2" office:value-type="float" office:value="1632" calcext:value-type="float">
            <text:p>1632</text:p>
          </table:table-cell>
          <table:table-cell table:style-name="ce5" office:value-type="string" calcext:value-type="string">
            <text:p>Modest Salary</text:p>
          </table:table-cell>
          <table:table-cell table:style-name="ce5" office:value-type="string" calcext:value-type="string">
            <text:p>Reach the bottom of the pit in Splinter Pit area without collecting any moon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style-name="ce5" office:value-type="string" calcext:value-type="string">
            <text:p>Kompromat</text:p>
          </table:table-cell>
          <table:table-cell table:style-name="ce5" office:value-type="string" calcext:value-type="string">
            <text:p>Rescue the last agent to clarify objectiv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5" office:value-type="string" calcext:value-type="string">
            <text:p>Blue Cheese Surveillance</text:p>
          </table:table-cell>
          <table:table-cell table:style-name="ce5" office:value-type="string" calcext:value-type="string">
            <text:p>Find the fifth satellite piec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style-name="ce5" office:value-type="string" calcext:value-type="string">
            <text:p>Gibbous Dormouse</text:p>
          </table:table-cell>
          <table:table-cell table:style-name="ce5" office:value-type="string" calcext:value-type="string">
            <text:p>Retrieve the Gibbous Dormouse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style-name="ce5" office:value-type="string" calcext:value-type="string">
            <text:p>Casino Royale</text:p>
          </table:table-cell>
          <table:table-cell table:style-name="ce5" office:value-type="string" calcext:value-type="string">
            <text:p>Rescue all the agent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style-name="ce5" office:value-type="string" calcext:value-type="string">
            <text:p>GoldenEye</text:p>
          </table:table-cell>
          <table:table-cell table:style-name="ce5" office:value-type="string" calcext:value-type="string">
            <text:p>Find all the satellite piece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2" office:value-type="float" office:value="1681" calcext:value-type="float">
            <text:p>1681</text:p>
          </table:table-cell>
          <table:table-cell table:style-name="ce5" office:value-type="string" calcext:value-type="string">
            <text:p>Crystalline Covert</text:p>
          </table:table-cell>
          <table:table-cell table:style-name="ce5" office:value-type="string" calcext:value-type="string">
            <text:p>Find a secret extra life in Crystalline Cheese Chunk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style-name="ce5" office:value-type="string" calcext:value-type="string">
            <text:p>Glace Glacier</text:p>
          </table:table-cell>
          <table:table-cell table:style-name="ce5" office:value-type="string" calcext:value-type="string">
            <text:p>Explore Waffel Glacier and find a safe place in Glace Glacier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style-name="ce2" office:value-type="float" office:value="1701" calcext:value-type="float">
            <text:p>1701</text:p>
          </table:table-cell>
          <table:table-cell table:style-name="ce5" office:value-type="string" calcext:value-type="string">
            <text:p>Glacier Covert</text:p>
          </table:table-cell>
          <table:table-cell table:style-name="ce5" office:value-type="string" calcext:value-type="string">
            <text:p>Find a secret extra life in Glace Glacier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5" office:value-type="string" calcext:value-type="string">
            <text:p>Triple Scoopingdon</text:p>
          </table:table-cell>
          <table:table-cell table:style-name="ce5" office:value-type="string" calcext:value-type="string">
            <text:p>Explore Waffel Glacier and find a safe place in Triple Scoopingdon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2" office:value-type="float" office:value="1711" calcext:value-type="float">
            <text:p>1711</text:p>
          </table:table-cell>
          <table:table-cell table:style-name="ce5" office:value-type="string" calcext:value-type="string">
            <text:p>Mocha Nails</text:p>
          </table:table-cell>
          <table:table-cell table:style-name="ce5" office:value-type="string" calcext:value-type="string">
            <text:p>Cross the spiked grove in The Mocha Mountains area without taking damag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2" office:value-type="float" office:value="1712" calcext:value-type="float">
            <text:p>1712</text:p>
          </table:table-cell>
          <table:table-cell table:style-name="ce5" office:value-type="string" calcext:value-type="string">
            <text:p>Pinnacles Wealth</text:p>
          </table:table-cell>
          <table:table-cell table:style-name="ce5" office:value-type="string" calcext:value-type="string">
            <text:p>Grab a secret stash in The Peppermint Pinnacle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2" office:value-type="float" office:value="1713" calcext:value-type="float">
            <text:p>1713</text:p>
          </table:table-cell>
          <table:table-cell table:style-name="ce5" office:value-type="string" calcext:value-type="string">
            <text:p>Peppermint Covert</text:p>
          </table:table-cell>
          <table:table-cell table:style-name="ce5" office:value-type="string" calcext:value-type="string">
            <text:p>Find a secret extra life in The Peppermint Pinnacle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style-name="ce2" office:value-type="float" office:value="1715" calcext:value-type="float">
            <text:p>1715</text:p>
          </table:table-cell>
          <table:table-cell table:style-name="ce5" office:value-type="string" calcext:value-type="string">
            <text:p>1st Waferville Covert</text:p>
          </table:table-cell>
          <table:table-cell table:style-name="ce5" office:value-type="string" calcext:value-type="string">
            <text:p>Find the first secret extra life in Wafervil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style-name="ce2" office:value-type="float" office:value="1716" calcext:value-type="float">
            <text:p>1716</text:p>
          </table:table-cell>
          <table:table-cell table:style-name="ce5" office:value-type="string" calcext:value-type="string">
            <text:p>2nd Waferville Covert</text:p>
          </table:table-cell>
          <table:table-cell table:style-name="ce5" office:value-type="string" calcext:value-type="string">
            <text:p>Find the second secret extra life in Wafervil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5" office:value-type="string" calcext:value-type="string">
            <text:p>Neopolitan Peninsula</text:p>
          </table:table-cell>
          <table:table-cell table:style-name="ce5" office:value-type="string" calcext:value-type="string">
            <text:p>Explore Waffel Glacier and find a safe place in Neopolitan Peninsula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style-name="ce2" office:value-type="float" office:value="1731" calcext:value-type="float">
            <text:p>1731</text:p>
          </table:table-cell>
          <table:table-cell table:style-name="ce5" office:value-type="string" calcext:value-type="string">
            <text:p>Bovine Aerial Wealth</text:p>
          </table:table-cell>
          <table:table-cell table:style-name="ce5" office:value-type="string" calcext:value-type="string">
            <text:p>Grab a secret stash in Bovine Aerial Assault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style-name="ce5" office:value-type="string" calcext:value-type="string">
            <text:p>Waffel Bang-and-burn</text:p>
          </table:table-cell>
          <table:table-cell table:style-name="ce5" office:value-type="string" calcext:value-type="string">
            <text:p>Disable the fourth stiltonium machin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style-name="ce5" office:value-type="string" calcext:value-type="string">
            <text:p>Dream Mushroom</text:p>
          </table:table-cell>
          <table:table-cell table:style-name="ce5" office:value-type="string" calcext:value-type="string">
            <text:p>Retrieve the Dream Mushroom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style-name="ce5" office:value-type="string" calcext:value-type="string">
            <text:p>Artemis Star</text:p>
          </table:table-cell>
          <table:table-cell table:style-name="ce5" office:value-type="string" calcext:value-type="string">
            <text:p>Retrieve the Artemis Star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style-name="ce5" office:value-type="string" calcext:value-type="string">
            <text:p>Moonraker</text:p>
          </table:table-cell>
          <table:table-cell table:style-name="ce5" office:value-type="string" calcext:value-type="string">
            <text:p>Disable all the stiltonium machine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style-name="ce5" office:value-type="string" calcext:value-type="string">
            <text:p>Diamonds Are Forever</text:p>
          </table:table-cell>
          <table:table-cell table:style-name="ce5" office:value-type="string" calcext:value-type="string">
            <text:p>Retrieve all the lost treasure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5" office:value-type="string" calcext:value-type="string">
            <text:p>Dr.Yes</text:p>
          </table:table-cell>
          <table:table-cell table:style-name="ce5" office:value-type="string" calcext:value-type="string">
            <text:p>Defeat Dr.Maybe without taking damag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style-name="ce2" office:value-type="float" office:value="1791" calcext:value-type="float">
            <text:p>1791</text:p>
          </table:table-cell>
          <table:table-cell table:style-name="ce5" office:value-type="string" calcext:value-type="string">
            <text:p>Earned Vacation</text:p>
          </table:table-cell>
          <table:table-cell table:style-name="ce5" office:value-type="string" calcext:value-type="string">
            <text:p>Thwart the evil and restore freedom to the galaxy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style-name="ce5" office:value-type="string" calcext:value-type="string">
            <text:p>Riccottascape</text:p>
          </table:table-cell>
          <table:table-cell table:style-name="ce5" office:value-type="string" calcext:value-type="string">
            <text:p>Find the exit from The Chunnel routes to Nether Slimeswold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2" office:value-type="float" office:value="1801" calcext:value-type="float">
            <text:p>1801</text:p>
          </table:table-cell>
          <table:table-cell table:style-name="ce5" office:value-type="string" calcext:value-type="string">
            <text:p>Mole Excavations</text:p>
          </table:table-cell>
          <table:table-cell table:style-name="ce5" office:value-type="string" calcext:value-type="string">
            <text:p>Find the secret The Long Tunnel area routes to Neopolitan Peninsula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style-name="ce2" office:value-type="float" office:value="1900" calcext:value-type="float">
            <text:p>1900</text:p>
          </table:table-cell>
          <table:table-cell table:style-name="ce5" office:value-type="string" calcext:value-type="string">
            <text:p>Fools’ Day</text:p>
          </table:table-cell>
          <table:table-cell table:style-name="ce5" office:value-type="string" calcext:value-type="string">
            <text:p>So close but an insufficient investigation has been m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style-name="ce2" office:value-type="float" office:value="1901" calcext:value-type="float">
            <text:p>1901</text:p>
          </table:table-cell>
          <table:table-cell table:style-name="ce5" office:value-type="string" calcext:value-type="string">
            <text:p>Total Failure</text:p>
          </table:table-cell>
          <table:table-cell table:style-name="ce5" office:value-type="string" calcext:value-type="string">
            <text:p>What is objectives? You had try hard to be so wro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style-name="ce2" office:value-type="float" office:value="1902" calcext:value-type="float">
            <text:p>1902</text:p>
          </table:table-cell>
          <table:table-cell table:style-name="ce5" office:value-type="string" calcext:value-type="string">
            <text:p>Jedi Way</text:p>
          </table:table-cell>
          <table:table-cell table:style-name="ce5" office:value-type="string" calcext:value-type="string">
            <text:p>Defeat Dr.Maybe being on the dark si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5" office:value-type="string" calcext:value-type="string">
            <text:p>Rookie Trooper</text:p>
          </table:table-cell>
          <table:table-cell table:style-name="ce5" office:value-type="string" calcext:value-type="string">
            <text:p>Earn 5 fatality bonuses with at least 5 score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style-name="ce2" office:value-type="float" office:value="3001" calcext:value-type="float">
            <text:p>3001</text:p>
          </table:table-cell>
          <table:table-cell table:style-name="ce5" office:value-type="string" calcext:value-type="string">
            <text:p>Talented Trooper</text:p>
          </table:table-cell>
          <table:table-cell table:style-name="ce5" office:value-type="string" calcext:value-type="string">
            <text:p>Earn 5 fatality bonuses with at least 10 scor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style-name="ce2" office:value-type="float" office:value="3002" calcext:value-type="float">
            <text:p>3002</text:p>
          </table:table-cell>
          <table:table-cell table:style-name="ce5" office:value-type="string" calcext:value-type="string">
            <text:p>Scholar Trooper</text:p>
          </table:table-cell>
          <table:table-cell table:style-name="ce5" office:value-type="string" calcext:value-type="string">
            <text:p>Earn 5 fatality bonuses with at least 15 score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" office:value-type="float" office:value="3010" calcext:value-type="float">
            <text:p>3010</text:p>
          </table:table-cell>
          <table:table-cell table:style-name="ce5" office:value-type="string" calcext:value-type="string">
            <text:p>Basic Force</text:p>
          </table:table-cell>
          <table:table-cell table:style-name="ce5" office:value-type="string" calcext:value-type="string">
            <text:p>Earn 5 energy remain bonuses with 29 scores while having no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style-name="ce2" office:value-type="float" office:value="3011" calcext:value-type="float">
            <text:p>3011</text:p>
          </table:table-cell>
          <table:table-cell table:style-name="ce5" office:value-type="string" calcext:value-type="string">
            <text:p>Advanced Force</text:p>
          </table:table-cell>
          <table:table-cell table:style-name="ce5" office:value-type="string" calcext:value-type="string">
            <text:p>Earn 5 energy remain bonuses with 37 scores while having 1st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style-name="ce2" office:value-type="float" office:value="3012" calcext:value-type="float">
            <text:p>3012</text:p>
          </table:table-cell>
          <table:table-cell table:style-name="ce5" office:value-type="string" calcext:value-type="string">
            <text:p>Expert Force</text:p>
          </table:table-cell>
          <table:table-cell table:style-name="ce5" office:value-type="string" calcext:value-type="string">
            <text:p>Earn 5 energy remain bonuses with 45 scores while having 2nd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style-name="ce2" office:value-type="float" office:value="3020" calcext:value-type="float">
            <text:p>3020</text:p>
          </table:table-cell>
          <table:table-cell table:style-name="ce5" office:value-type="string" calcext:value-type="string">
            <text:p>Rookie Lunatic</text:p>
          </table:table-cell>
          <table:table-cell table:style-name="ce5" office:value-type="string" calcext:value-type="string">
            <text:p>Earn 2 moon bonuses in a row while having no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style-name="ce2" office:value-type="float" office:value="3021" calcext:value-type="float">
            <text:p>3021</text:p>
          </table:table-cell>
          <table:table-cell table:style-name="ce5" office:value-type="string" calcext:value-type="string">
            <text:p>Talented Lunatic</text:p>
          </table:table-cell>
          <table:table-cell table:style-name="ce5" office:value-type="string" calcext:value-type="string">
            <text:p>Earn 3 moon bonuses in a row while having no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2" office:value-type="float" office:value="3022" calcext:value-type="float">
            <text:p>3022</text:p>
          </table:table-cell>
          <table:table-cell table:style-name="ce5" office:value-type="string" calcext:value-type="string">
            <text:p>Scholar Lunatic</text:p>
          </table:table-cell>
          <table:table-cell table:style-name="ce5" office:value-type="string" calcext:value-type="string">
            <text:p>Earn 5 moon bonuses in a row while having no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style-name="ce2" office:value-type="float" office:value="3023" calcext:value-type="float">
            <text:p>3023</text:p>
          </table:table-cell>
          <table:table-cell table:style-name="ce5" office:value-type="string" calcext:value-type="string">
            <text:p>Rookie Moonwalker</text:p>
          </table:table-cell>
          <table:table-cell table:style-name="ce5" office:value-type="string" calcext:value-type="string">
            <text:p>Earn 2 moon bonuses in a row while having 1st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table:style-name="ce2" office:value-type="float" office:value="3024" calcext:value-type="float">
            <text:p>3024</text:p>
          </table:table-cell>
          <table:table-cell table:style-name="ce5" office:value-type="string" calcext:value-type="string">
            <text:p>Talented Moonwalker</text:p>
          </table:table-cell>
          <table:table-cell table:style-name="ce5" office:value-type="string" calcext:value-type="string">
            <text:p>Earn 3 moon bonuses in a row while having 1st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2" office:value-type="float" office:value="3025" calcext:value-type="float">
            <text:p>3025</text:p>
          </table:table-cell>
          <table:table-cell table:style-name="ce5" office:value-type="string" calcext:value-type="string">
            <text:p>Scholar Moonwalker</text:p>
          </table:table-cell>
          <table:table-cell table:style-name="ce5" office:value-type="string" calcext:value-type="string">
            <text:p>Earn 5 moon bonuses in a row while having 1st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2" office:value-type="float" office:value="3026" calcext:value-type="float">
            <text:p>3026</text:p>
          </table:table-cell>
          <table:table-cell table:style-name="ce5" office:value-type="string" calcext:value-type="string">
            <text:p>Rookie Lunanaut</text:p>
          </table:table-cell>
          <table:table-cell table:style-name="ce5" office:value-type="string" calcext:value-type="string">
            <text:p>Earn 2 moon bonuses in a row while having 2nd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2" office:value-type="float" office:value="3027" calcext:value-type="float">
            <text:p>3027</text:p>
          </table:table-cell>
          <table:table-cell table:style-name="ce5" office:value-type="string" calcext:value-type="string">
            <text:p>Talented Lunanaut</text:p>
          </table:table-cell>
          <table:table-cell table:style-name="ce5" office:value-type="string" calcext:value-type="string">
            <text:p>Earn 3 moon bonuses in a row while having 2nd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2" office:value-type="float" office:value="3028" calcext:value-type="float">
            <text:p>3028</text:p>
          </table:table-cell>
          <table:table-cell table:style-name="ce5" office:value-type="string" calcext:value-type="string">
            <text:p>Scholar Lunanaut</text:p>
          </table:table-cell>
          <table:table-cell table:style-name="ce5" office:value-type="string" calcext:value-type="string">
            <text:p>Earn 5 moon bonuses in a row while having 2nd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2" office:value-type="float" office:value="3030" calcext:value-type="float">
            <text:p>3030</text:p>
          </table:table-cell>
          <table:table-cell table:style-name="ce5" office:value-type="string" calcext:value-type="string">
            <text:p>Rookie Cuppa</text:p>
          </table:table-cell>
          <table:table-cell table:style-name="ce5" office:value-type="string" calcext:value-type="string">
            <text:p>Earn 3 teacup bonuses in a row while having no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2" office:value-type="float" office:value="3031" calcext:value-type="float">
            <text:p>3031</text:p>
          </table:table-cell>
          <table:table-cell table:style-name="ce5" office:value-type="string" calcext:value-type="string">
            <text:p>Talented Cuppa</text:p>
          </table:table-cell>
          <table:table-cell table:style-name="ce5" office:value-type="string" calcext:value-type="string">
            <text:p>Earn 5 teacup bonuses in a row while having no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style-name="ce2" office:value-type="float" office:value="3032" calcext:value-type="float">
            <text:p>3032</text:p>
          </table:table-cell>
          <table:table-cell table:style-name="ce5" office:value-type="string" calcext:value-type="string">
            <text:p>Scholar Cuppa</text:p>
          </table:table-cell>
          <table:table-cell table:style-name="ce5" office:value-type="string" calcext:value-type="string">
            <text:p>Earn 7 teacup bonuses in a row while having no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style-name="ce2" office:value-type="float" office:value="3033" calcext:value-type="float">
            <text:p>3033</text:p>
          </table:table-cell>
          <table:table-cell table:style-name="ce5" office:value-type="string" calcext:value-type="string">
            <text:p>Rookie Bilbo</text:p>
          </table:table-cell>
          <table:table-cell table:style-name="ce5" office:value-type="string" calcext:value-type="string">
            <text:p>Earn 3 teacup bonuses in a row while having 1st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2" office:value-type="float" office:value="3034" calcext:value-type="float">
            <text:p>3034</text:p>
          </table:table-cell>
          <table:table-cell table:style-name="ce5" office:value-type="string" calcext:value-type="string">
            <text:p>Talented Bilbo</text:p>
          </table:table-cell>
          <table:table-cell table:style-name="ce5" office:value-type="string" calcext:value-type="string">
            <text:p>Earn 5 teacup bonuses in a row while having 1st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2" office:value-type="float" office:value="3035" calcext:value-type="float">
            <text:p>3035</text:p>
          </table:table-cell>
          <table:table-cell table:style-name="ce5" office:value-type="string" calcext:value-type="string">
            <text:p>Scholar Bilbo</text:p>
          </table:table-cell>
          <table:table-cell table:style-name="ce5" office:value-type="string" calcext:value-type="string">
            <text:p>Earn 7 teacup bonuses in a row while having 1st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2" office:value-type="float" office:value="3036" calcext:value-type="float">
            <text:p>3036</text:p>
          </table:table-cell>
          <table:table-cell table:style-name="ce5" office:value-type="string" calcext:value-type="string">
            <text:p>Rookie Hatter</text:p>
          </table:table-cell>
          <table:table-cell table:style-name="ce5" office:value-type="string" calcext:value-type="string">
            <text:p>Earn 3 teacup bonuses in a row while having 2nd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2" office:value-type="float" office:value="3037" calcext:value-type="float">
            <text:p>3037</text:p>
          </table:table-cell>
          <table:table-cell table:style-name="ce5" office:value-type="string" calcext:value-type="string">
            <text:p>Talented Hatter</text:p>
          </table:table-cell>
          <table:table-cell table:style-name="ce5" office:value-type="string" calcext:value-type="string">
            <text:p>Earn 5 teacup bonuses in a row while having 2nd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2" office:value-type="float" office:value="3038" calcext:value-type="float">
            <text:p>3038</text:p>
          </table:table-cell>
          <table:table-cell table:style-name="ce5" office:value-type="string" calcext:value-type="string">
            <text:p>Scholar Hatter</text:p>
          </table:table-cell>
          <table:table-cell table:style-name="ce5" office:value-type="string" calcext:value-type="string">
            <text:p>Earn 7 teacup bonuses in a row while having 2nd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2" office:value-type="float" office:value="3100" calcext:value-type="float">
            <text:p>3100</text:p>
          </table:table-cell>
          <table:table-cell table:style-name="ce5" office:value-type="string" calcext:value-type="string">
            <text:p>Star Awards</text:p>
          </table:table-cell>
          <table:table-cell table:style-name="ce5" office:value-type="string" calcext:value-type="string">
            <text:p>Get an energy star in a bonu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2" office:value-type="float" office:value="3101" calcext:value-type="float">
            <text:p>3101</text:p>
          </table:table-cell>
          <table:table-cell table:style-name="ce5" office:value-type="string" calcext:value-type="string">
            <text:p>Life Awards</text:p>
          </table:table-cell>
          <table:table-cell table:style-name="ce5" office:value-type="string" calcext:value-type="string">
            <text:p>Get a life in a bonu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style-name="ce2" office:value-type="float" office:value="3102" calcext:value-type="float">
            <text:p>3102</text:p>
          </table:table-cell>
          <table:table-cell table:style-name="ce5" office:value-type="string" calcext:value-type="string">
            <text:p>Gold Awards</text:p>
          </table:table-cell>
          <table:table-cell table:style-name="ce5" office:value-type="string" calcext:value-type="string">
            <text:p>Get a hard-hat in a bonu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style-name="ce2" office:value-type="float" office:value="3103" calcext:value-type="float">
            <text:p>3103</text:p>
          </table:table-cell>
          <table:table-cell table:style-name="ce5" office:value-type="string" calcext:value-type="string">
            <text:p>Spy Awards</text:p>
          </table:table-cell>
          <table:table-cell table:style-name="ce5" office:value-type="string" calcext:value-type="string">
            <text:p>Get a X-Ray in a bonu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table:style-name="ce2" office:value-type="float" office:value="3104" calcext:value-type="float">
            <text:p>3104</text:p>
          </table:table-cell>
          <table:table-cell table:style-name="ce5" office:value-type="string" calcext:value-type="string">
            <text:p>Fish Awards</text:p>
          </table:table-cell>
          <table:table-cell table:style-name="ce5" office:value-type="string" calcext:value-type="string">
            <text:p>Get an invincibility fish in a bonu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table:style-name="ce2" office:value-type="float" office:value="4200" calcext:value-type="float">
            <text:p>4200</text:p>
          </table:table-cell>
          <table:table-cell table:style-name="ce5" office:value-type="string" calcext:value-type="string">
            <text:p>Rookie Numismatist</text:p>
          </table:table-cell>
          <table:table-cell table:style-name="ce5" office:value-type="string" calcext:value-type="string">
            <text:p>Collect 10 coins while clearing areas without restartin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style-name="ce2" office:value-type="float" office:value="4201" calcext:value-type="float">
            <text:p>4201</text:p>
          </table:table-cell>
          <table:table-cell table:style-name="ce5" office:value-type="string" calcext:value-type="string">
            <text:p>Talented Numismatist</text:p>
          </table:table-cell>
          <table:table-cell table:style-name="ce5" office:value-type="string" calcext:value-type="string">
            <text:p>Collect 25 coins while clearing areas without restart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table:style-name="ce2" office:value-type="float" office:value="4202" calcext:value-type="float">
            <text:p>4202</text:p>
          </table:table-cell>
          <table:table-cell table:style-name="ce5" office:value-type="string" calcext:value-type="string">
            <text:p>Scholar Numismatist</text:p>
          </table:table-cell>
          <table:table-cell table:style-name="ce5" office:value-type="string" calcext:value-type="string">
            <text:p>Collect 40 coins while clearing areas without restarting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table:style-name="ce2" office:value-type="float" office:value="4210" calcext:value-type="float">
            <text:p>4210</text:p>
          </table:table-cell>
          <table:table-cell table:style-name="ce5" office:value-type="string" calcext:value-type="string">
            <text:p>Rookie Antiquarian</text:p>
          </table:table-cell>
          <table:table-cell table:style-name="ce5" office:value-type="string" calcext:value-type="string">
            <text:p>Collect 5 trophies while clearing areas without restartin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style-name="ce2" office:value-type="float" office:value="4211" calcext:value-type="float">
            <text:p>4211</text:p>
          </table:table-cell>
          <table:table-cell table:style-name="ce5" office:value-type="string" calcext:value-type="string">
            <text:p>Talented Antiquarian</text:p>
          </table:table-cell>
          <table:table-cell table:style-name="ce5" office:value-type="string" calcext:value-type="string">
            <text:p>Collect 10 trophies while clearing areas without restart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style-name="ce2" office:value-type="float" office:value="4212" calcext:value-type="float">
            <text:p>4212</text:p>
          </table:table-cell>
          <table:table-cell table:style-name="ce5" office:value-type="string" calcext:value-type="string">
            <text:p>Scholar Antiquarian</text:p>
          </table:table-cell>
          <table:table-cell table:style-name="ce5" office:value-type="string" calcext:value-type="string">
            <text:p>Collect 15 trophies while clearing areas without restarting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style-name="ce2" office:value-type="float" office:value="4220" calcext:value-type="float">
            <text:p>4220</text:p>
          </table:table-cell>
          <table:table-cell table:style-name="ce5" office:value-type="string" calcext:value-type="string">
            <text:p>Rookie Treasurer</text:p>
          </table:table-cell>
          <table:table-cell table:style-name="ce5" office:value-type="string" calcext:value-type="string">
            <text:p>Collect 5 crowns while clearing areas without restartin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style-name="ce2" office:value-type="float" office:value="4221" calcext:value-type="float">
            <text:p>4221</text:p>
          </table:table-cell>
          <table:table-cell table:style-name="ce5" office:value-type="string" calcext:value-type="string">
            <text:p>Talented Treasurer</text:p>
          </table:table-cell>
          <table:table-cell table:style-name="ce5" office:value-type="string" calcext:value-type="string">
            <text:p>Collect 10 crowns while clearing areas without restart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table:style-name="ce2" office:value-type="float" office:value="4222" calcext:value-type="float">
            <text:p>4222</text:p>
          </table:table-cell>
          <table:table-cell table:style-name="ce5" office:value-type="string" calcext:value-type="string">
            <text:p>Scholar Treasurer</text:p>
          </table:table-cell>
          <table:table-cell table:style-name="ce5" office:value-type="string" calcext:value-type="string">
            <text:p>Collect 15 crowns while clearing areas without restarting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style-name="ce2" office:value-type="float" office:value="4250" calcext:value-type="float">
            <text:p>4250</text:p>
          </table:table-cell>
          <table:table-cell table:style-name="ce5" office:value-type="string" calcext:value-type="string">
            <text:p>Basic Power</text:p>
          </table:table-cell>
          <table:table-cell table:style-name="ce5" office:value-type="string" calcext:value-type="string">
            <text:p>Earn 25 fatalities while clearing areas without restarting and having maximum energy point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style-name="ce2" office:value-type="float" office:value="4251" calcext:value-type="float">
            <text:p>4251</text:p>
          </table:table-cell>
          <table:table-cell table:style-name="ce5" office:value-type="string" calcext:value-type="string">
            <text:p>Advanced Power</text:p>
          </table:table-cell>
          <table:table-cell table:style-name="ce5" office:value-type="string" calcext:value-type="string">
            <text:p>Earn 50 fatalities while clearing areas without restarting and having maximum energy poi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table:style-name="ce2" office:value-type="float" office:value="4252" calcext:value-type="float">
            <text:p>4252</text:p>
          </table:table-cell>
          <table:table-cell table:style-name="ce5" office:value-type="string" calcext:value-type="string">
            <text:p>Expert Power</text:p>
          </table:table-cell>
          <table:table-cell table:style-name="ce5" office:value-type="string" calcext:value-type="string">
            <text:p>Earn 100 fatalities while clearing areas without restarting and having maximum energy point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table:style-name="ce2" office:value-type="float" office:value="4270" calcext:value-type="float">
            <text:p>4270</text:p>
          </table:table-cell>
          <table:table-cell table:style-name="ce5" office:value-type="string" calcext:value-type="string">
            <text:p>Basic Blendology</text:p>
          </table:table-cell>
          <table:table-cell table:style-name="ce5" office:value-type="string" calcext:value-type="string">
            <text:p>Collect 5 cups while clearing areas without loosing a life and having no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style-name="ce2" office:value-type="float" office:value="4271" calcext:value-type="float">
            <text:p>4271</text:p>
          </table:table-cell>
          <table:table-cell table:style-name="ce5" office:value-type="string" calcext:value-type="string">
            <text:p>Advanced Blendology</text:p>
          </table:table-cell>
          <table:table-cell table:style-name="ce5" office:value-type="string" calcext:value-type="string">
            <text:p>Collect 10 cups while clearing areas without loosing a life and having no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style-name="ce2" office:value-type="float" office:value="4272" calcext:value-type="float">
            <text:p>4272</text:p>
          </table:table-cell>
          <table:table-cell table:style-name="ce5" office:value-type="string" calcext:value-type="string">
            <text:p>Expert Blendology</text:p>
          </table:table-cell>
          <table:table-cell table:style-name="ce5" office:value-type="string" calcext:value-type="string">
            <text:p>Collect 25 cups while clearing areas without loosing a life and having no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table:style-name="ce2" office:value-type="float" office:value="4280" calcext:value-type="float">
            <text:p>4280</text:p>
          </table:table-cell>
          <table:table-cell table:style-name="ce5" office:value-type="string" calcext:value-type="string">
            <text:p>Basic Ceylonology</text:p>
          </table:table-cell>
          <table:table-cell table:style-name="ce5" office:value-type="string" calcext:value-type="string">
            <text:p>Collect 5 cups while clearing areas without loosing a life and having 1st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table:style-name="ce2" office:value-type="float" office:value="4281" calcext:value-type="float">
            <text:p>4281</text:p>
          </table:table-cell>
          <table:table-cell table:style-name="ce5" office:value-type="string" calcext:value-type="string">
            <text:p>Advanced Ceylonology</text:p>
          </table:table-cell>
          <table:table-cell table:style-name="ce5" office:value-type="string" calcext:value-type="string">
            <text:p>Collect 10 cups while clearing areas without loosing a life and having 1st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table:style-name="ce2" office:value-type="float" office:value="4282" calcext:value-type="float">
            <text:p>4282</text:p>
          </table:table-cell>
          <table:table-cell table:style-name="ce5" office:value-type="string" calcext:value-type="string">
            <text:p>Expert Ceylonology</text:p>
          </table:table-cell>
          <table:table-cell table:style-name="ce5" office:value-type="string" calcext:value-type="string">
            <text:p>Collect 25 cups while clearing areas without loosing a life and having 1st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style-name="ce2" office:value-type="float" office:value="4290" calcext:value-type="float">
            <text:p>4290</text:p>
          </table:table-cell>
          <table:table-cell table:style-name="ce5" office:value-type="string" calcext:value-type="string">
            <text:p>Basic Teanology</text:p>
          </table:table-cell>
          <table:table-cell table:style-name="ce5" office:value-type="string" calcext:value-type="string">
            <text:p>Collect 5 cups while clearing areas without loosing a life and having 2nd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style-name="ce2" office:value-type="float" office:value="4291" calcext:value-type="float">
            <text:p>4291</text:p>
          </table:table-cell>
          <table:table-cell table:style-name="ce5" office:value-type="string" calcext:value-type="string">
            <text:p>Advanced Teanology</text:p>
          </table:table-cell>
          <table:table-cell table:style-name="ce5" office:value-type="string" calcext:value-type="string">
            <text:p>Collect 10 cups while clearing areas without loosing a life and having 2nd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table:style-name="ce2" office:value-type="float" office:value="4292" calcext:value-type="float">
            <text:p>4292</text:p>
          </table:table-cell>
          <table:table-cell table:style-name="ce5" office:value-type="string" calcext:value-type="string">
            <text:p>Expert Teanology</text:p>
          </table:table-cell>
          <table:table-cell table:style-name="ce5" office:value-type="string" calcext:value-type="string">
            <text:p>Collect 25 cups while clearing areas without loosing a life and having 2nd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table:style-name="ce2" office:value-type="float" office:value="4300" calcext:value-type="float">
            <text:p>4300</text:p>
          </table:table-cell>
          <table:table-cell table:style-name="ce5" office:value-type="string" calcext:value-type="string">
            <text:p>Basic Moonology</text:p>
          </table:table-cell>
          <table:table-cell table:style-name="ce5" office:value-type="string" calcext:value-type="string">
            <text:p>Collect 250 moons while clearing areas without restarting or taking damage and having no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2" office:value-type="float" office:value="4301" calcext:value-type="float">
            <text:p>4301</text:p>
          </table:table-cell>
          <table:table-cell table:style-name="ce5" office:value-type="string" calcext:value-type="string">
            <text:p>Advanced Moonology</text:p>
          </table:table-cell>
          <table:table-cell table:style-name="ce5" office:value-type="string" calcext:value-type="string">
            <text:p>Collect 500 moons while clearing areas without restarting or taking damage and having no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table:style-name="ce2" office:value-type="float" office:value="4302" calcext:value-type="float">
            <text:p>4302</text:p>
          </table:table-cell>
          <table:table-cell table:style-name="ce5" office:value-type="string" calcext:value-type="string">
            <text:p>Expert Moonology</text:p>
          </table:table-cell>
          <table:table-cell table:style-name="ce5" office:value-type="string" calcext:value-type="string">
            <text:p>Collect 1000 moons while clearing areas without restarting or taking damage and having no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style-name="ce2" office:value-type="float" office:value="4310" calcext:value-type="float">
            <text:p>4310</text:p>
          </table:table-cell>
          <table:table-cell table:style-name="ce5" office:value-type="string" calcext:value-type="string">
            <text:p>Basic Selenology</text:p>
          </table:table-cell>
          <table:table-cell table:style-name="ce5" office:value-type="string" calcext:value-type="string">
            <text:p>Collect 250 moons while clearing areas without restarting or taking damage and having 1st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style-name="ce2" office:value-type="float" office:value="4311" calcext:value-type="float">
            <text:p>4311</text:p>
          </table:table-cell>
          <table:table-cell table:style-name="ce5" office:value-type="string" calcext:value-type="string">
            <text:p>Advanced Selenology</text:p>
          </table:table-cell>
          <table:table-cell table:style-name="ce5" office:value-type="string" calcext:value-type="string">
            <text:p>Collect 500 moons while clearing areas without restarting or taking damage and having 1st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table:style-name="ce2" office:value-type="float" office:value="4312" calcext:value-type="float">
            <text:p>4312</text:p>
          </table:table-cell>
          <table:table-cell table:style-name="ce5" office:value-type="string" calcext:value-type="string">
            <text:p>Expert Selenology</text:p>
          </table:table-cell>
          <table:table-cell table:style-name="ce5" office:value-type="string" calcext:value-type="string">
            <text:p>Collect 1000 moons while clearing areas without restarting or taking damage and having 1st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table:style-name="ce2" office:value-type="float" office:value="4320" calcext:value-type="float">
            <text:p>4320</text:p>
          </table:table-cell>
          <table:table-cell table:style-name="ce5" office:value-type="string" calcext:value-type="string">
            <text:p>Basic Lunacy</text:p>
          </table:table-cell>
          <table:table-cell table:style-name="ce5" office:value-type="string" calcext:value-type="string">
            <text:p>Collect 250 moons while clearing areas without restarting or taking damage and having 2nd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style-name="ce2" office:value-type="float" office:value="4321" calcext:value-type="float">
            <text:p>4321</text:p>
          </table:table-cell>
          <table:table-cell table:style-name="ce5" office:value-type="string" calcext:value-type="string">
            <text:p>Advanced Lunacy</text:p>
          </table:table-cell>
          <table:table-cell table:style-name="ce5" office:value-type="string" calcext:value-type="string">
            <text:p>Collect 500 moons while clearing areas without restarting or taking damage and having 2nd upgrade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style-name="ce2" office:value-type="float" office:value="4322" calcext:value-type="float">
            <text:p>4322</text:p>
          </table:table-cell>
          <table:table-cell table:style-name="ce5" office:value-type="string" calcext:value-type="string">
            <text:p>Expert Lunacy</text:p>
          </table:table-cell>
          <table:table-cell table:style-name="ce5" office:value-type="string" calcext:value-type="string">
            <text:p>Collect 1000 moons while clearing areas without restarting or taking damage and having 2nd upgrade</text:p>
          </table:table-cell>
          <table:table-cell table:style-name="ce9" office:value-type="float" office:value="25" calcext:value-type="float">
            <text:p>25</text:p>
          </table:table-cell>
          <table:table-cell table:style-name="ce203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style-name="ce2" office:value-type="float" office:value="4400" calcext:value-type="float">
            <text:p>4400</text:p>
          </table:table-cell>
          <table:table-cell table:style-name="ce5" office:value-type="string" calcext:value-type="string">
            <text:p>Basic Espionage</text:p>
          </table:table-cell>
          <table:table-cell table:style-name="ce5" office:value-type="string" calcext:value-type="string">
            <text:p>Reveal 5 hidden boxes while clearing areas without restartin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table:style-name="ce2" office:value-type="float" office:value="4401" calcext:value-type="float">
            <text:p>4401</text:p>
          </table:table-cell>
          <table:table-cell table:style-name="ce5" office:value-type="string" calcext:value-type="string">
            <text:p>Advanced Espionage</text:p>
          </table:table-cell>
          <table:table-cell table:style-name="ce5" office:value-type="string" calcext:value-type="string">
            <text:p>Reveal 10 hidden boxes while clearing areas without restart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2" office:value-type="float" office:value="4402" calcext:value-type="float">
            <text:p>4402</text:p>
          </table:table-cell>
          <table:table-cell table:style-name="ce5" office:value-type="string" calcext:value-type="string">
            <text:p>Expert Espionage</text:p>
          </table:table-cell>
          <table:table-cell table:style-name="ce5" office:value-type="string" calcext:value-type="string">
            <text:p>Reveal 25 hidden boxes while clearing areas without restarting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style-name="ce2" office:value-type="float" office:value="4501" calcext:value-type="float">
            <text:p>4501</text:p>
          </table:table-cell>
          <table:table-cell table:style-name="ce5" office:value-type="string" calcext:value-type="string">
            <text:p>Camonbert Operation</text:p>
          </table:table-cell>
          <table:table-cell table:style-name="ce5" office:value-type="string" calcext:value-type="string">
            <text:p>Collect 200 moons and complete Camonbert Canyon area having full energy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2" office:value-type="float" office:value="4502" calcext:value-type="float">
            <text:p>4502</text:p>
          </table:table-cell>
          <table:table-cell table:style-name="ce5" office:value-type="string" calcext:value-type="string">
            <text:p>Bubbling Operation</text:p>
          </table:table-cell>
          <table:table-cell table:style-name="ce5" office:value-type="string" calcext:value-type="string">
            <text:p>Collect 400 moons and complete Bubbling Plains area having full energy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table:style-name="ce2" office:value-type="float" office:value="4503" calcext:value-type="float">
            <text:p>4503</text:p>
          </table:table-cell>
          <table:table-cell table:style-name="ce5" office:value-type="string" calcext:value-type="string">
            <text:p>Gloopy Operation</text:p>
          </table:table-cell>
          <table:table-cell table:style-name="ce5" office:value-type="string" calcext:value-type="string">
            <text:p>Collect 250 moons and complete Lower Gloopy area having full energy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table:style-name="ce2" office:value-type="float" office:value="4504" calcext:value-type="float">
            <text:p>4504</text:p>
          </table:table-cell>
          <table:table-cell table:style-name="ce5" office:value-type="string" calcext:value-type="string">
            <text:p>Slimy Operation</text:p>
          </table:table-cell>
          <table:table-cell table:style-name="ce5" office:value-type="string" calcext:value-type="string">
            <text:p>Collect 450 moons and complete Slimy Knoll area having full energy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table:style-name="ce2" office:value-type="float" office:value="4505" calcext:value-type="float">
            <text:p>4505</text:p>
          </table:table-cell>
          <table:table-cell table:style-name="ce5" office:value-type="string" calcext:value-type="string">
            <text:p>Pimple Operation</text:p>
          </table:table-cell>
          <table:table-cell table:style-name="ce5" office:value-type="string" calcext:value-type="string">
            <text:p>Collect 200 moons and complete Little Pimple area having full energy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table:style-name="ce2" office:value-type="float" office:value="4506" calcext:value-type="float">
            <text:p>4506</text:p>
          </table:table-cell>
          <table:table-cell table:style-name="ce5" office:value-type="string" calcext:value-type="string">
            <text:p>Rotting Operation</text:p>
          </table:table-cell>
          <table:table-cell table:style-name="ce5" office:value-type="string" calcext:value-type="string">
            <text:p>Collect 350 moons and complete Rottington Ridge area having full energy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table:style-name="ce2" office:value-type="float" office:value="4507" calcext:value-type="float">
            <text:p>4507</text:p>
          </table:table-cell>
          <table:table-cell table:style-name="ce5" office:value-type="string" calcext:value-type="string">
            <text:p>Slime Operation</text:p>
          </table:table-cell>
          <table:table-cell table:style-name="ce5" office:value-type="string" calcext:value-type="string">
            <text:p>Collect 500 moons and complete Lower Slimeswold area having full energy</text:p>
          </table:table-cell>
          <table:table-cell table:style-name="ce9" office:value-type="float" office:value="5" calcext:value-type="float">
            <text:p>5</text:p>
          </table:table-cell>
          <table:table-cell table:style-name="ce203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table:style-name="ce2" office:value-type="float" office:value="4508" calcext:value-type="float">
            <text:p>4508</text:p>
          </table:table-cell>
          <table:table-cell table:style-name="ce5" office:value-type="string" calcext:value-type="string">
            <text:p>Gurgle Operation</text:p>
          </table:table-cell>
          <table:table-cell table:style-name="ce5" office:value-type="string" calcext:value-type="string">
            <text:p>Collect 150 moons and complete Gurgleton area having full energy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table:style-name="ce2" office:value-type="float" office:value="4509" calcext:value-type="float">
            <text:p>4509</text:p>
          </table:table-cell>
          <table:table-cell table:style-name="ce5" office:value-type="string" calcext:value-type="string">
            <text:p>Butter Operation</text:p>
          </table:table-cell>
          <table:table-cell table:style-name="ce5" office:value-type="string" calcext:value-type="string">
            <text:p>Collect 200 moons and complete Lake Butterfingers area having full energy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table:style-name="ce2" office:value-type="float" office:value="4510" calcext:value-type="float">
            <text:p>4510</text:p>
          </table:table-cell>
          <table:table-cell table:style-name="ce5" office:value-type="string" calcext:value-type="string">
            <text:p>Whey Operation</text:p>
          </table:table-cell>
          <table:table-cell table:style-name="ce5" office:value-type="string" calcext:value-type="string">
            <text:p>Collect 200 moons and complete Lower Whey area having full energy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style-name="ce2" office:value-type="float" office:value="4511" calcext:value-type="float">
            <text:p>4511</text:p>
          </table:table-cell>
          <table:table-cell table:style-name="ce5" office:value-type="string" calcext:value-type="string">
            <text:p>Floating Operation</text:p>
          </table:table-cell>
          <table:table-cell table:style-name="ce5" office:value-type="string" calcext:value-type="string">
            <text:p>Collect 450 moons and complete The Floating Folly area having full energy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table:style-name="ce2" office:value-type="float" office:value="4512" calcext:value-type="float">
            <text:p>4512</text:p>
          </table:table-cell>
          <table:table-cell table:style-name="ce5" office:value-type="string" calcext:value-type="string">
            <text:p>Crystal Operation</text:p>
          </table:table-cell>
          <table:table-cell table:style-name="ce5" office:value-type="string" calcext:value-type="string">
            <text:p>Collect 100 moons and complete The Crystal Run area having full energy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ce2" office:value-type="float" office:value="4513" calcext:value-type="float">
            <text:p>4513</text:p>
          </table:table-cell>
          <table:table-cell table:style-name="ce5" office:value-type="string" calcext:value-type="string">
            <text:p>Munster Operation</text:p>
          </table:table-cell>
          <table:table-cell table:style-name="ce5" office:value-type="string" calcext:value-type="string">
            <text:p>Collect 300 moons and complete The Munster Moors area having full energy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table:style-name="ce2" office:value-type="float" office:value="4514" calcext:value-type="float">
            <text:p>4514</text:p>
          </table:table-cell>
          <table:table-cell table:style-name="ce5" office:value-type="string" calcext:value-type="string">
            <text:p>Glace Operation</text:p>
          </table:table-cell>
          <table:table-cell table:style-name="ce5" office:value-type="string" calcext:value-type="string">
            <text:p>Collect 600 moons and complete Glace Glacier area having full energy</text:p>
          </table:table-cell>
          <table:table-cell table:style-name="ce9" office:value-type="float" office:value="5" calcext:value-type="float">
            <text:p>5</text:p>
          </table:table-cell>
          <table:table-cell table:style-name="ce203"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table:style-name="ce2" office:value-type="float" office:value="4515" calcext:value-type="float">
            <text:p>4515</text:p>
          </table:table-cell>
          <table:table-cell table:style-name="ce5" office:value-type="string" calcext:value-type="string">
            <text:p>Giant Operation</text:p>
          </table:table-cell>
          <table:table-cell table:style-name="ce5" office:value-type="string" calcext:value-type="string">
            <text:p>Collect 150 moons and complete Land of the Giants area having full energy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table:style-name="ce2" office:value-type="float" office:value="4601" calcext:value-type="float">
            <text:p>4601</text:p>
          </table:table-cell>
          <table:table-cell table:style-name="ce5" office:value-type="string" calcext:value-type="string">
            <text:p>Hot Edam Coals</text:p>
          </table:table-cell>
          <table:table-cell table:style-name="ce5" office:value-type="string" calcext:value-type="string">
            <text:p>Collect 150 moons and complete East of Edam area without stopping</text:p>
          </table:table-cell>
          <table:table-cell table:style-name="ce9" office:value-type="float" office:value="5" calcext:value-type="float">
            <text:p>5</text:p>
          </table:table-cell>
          <table:table-cell table:style-name="ce203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table:style-name="ce2" office:value-type="float" office:value="4602" calcext:value-type="float">
            <text:p>4602</text:p>
          </table:table-cell>
          <table:table-cell table:style-name="ce5" office:value-type="string" calcext:value-type="string">
            <text:p>Hot Custard Coals</text:p>
          </table:table-cell>
          <table:table-cell table:style-name="ce5" office:value-type="string" calcext:value-type="string">
            <text:p>Collect 250 moons and complete Hot Custards Springs area without stopping</text:p>
          </table:table-cell>
          <table:table-cell table:style-name="ce9" office:value-type="float" office:value="5" calcext:value-type="float">
            <text:p>5</text:p>
          </table:table-cell>
          <table:table-cell table:style-name="ce203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table:style-name="ce2" office:value-type="float" office:value="4603" calcext:value-type="float">
            <text:p>4603</text:p>
          </table:table-cell>
          <table:table-cell table:style-name="ce5" office:value-type="string" calcext:value-type="string">
            <text:p>Hot Lumpsville Coals</text:p>
          </table:table-cell>
          <table:table-cell table:style-name="ce5" office:value-type="string" calcext:value-type="string">
            <text:p>Collect 150 moons and complete Lumpsville area without stopping</text:p>
          </table:table-cell>
          <table:table-cell table:style-name="ce9" office:value-type="float" office:value="5" calcext:value-type="float">
            <text:p>5</text:p>
          </table:table-cell>
          <table:table-cell table:style-name="ce203"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table:style-name="ce2" office:value-type="float" office:value="4604" calcext:value-type="float">
            <text:p>4604</text:p>
          </table:table-cell>
          <table:table-cell table:style-name="ce5" office:value-type="string" calcext:value-type="string">
            <text:p>Hot Pimple Coals</text:p>
          </table:table-cell>
          <table:table-cell table:style-name="ce5" office:value-type="string" calcext:value-type="string">
            <text:p>Collect 200 moons and complete Little Pimple area without stopping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table:style-name="ce2" office:value-type="float" office:value="4605" calcext:value-type="float">
            <text:p>4605</text:p>
          </table:table-cell>
          <table:table-cell table:style-name="ce5" office:value-type="string" calcext:value-type="string">
            <text:p>Hot Poltergeist Coals</text:p>
          </table:table-cell>
          <table:table-cell table:style-name="ce5" office:value-type="string" calcext:value-type="string">
            <text:p>Collect 250 moons and complete Poltergeist Valley area without stopping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table:style-name="ce2" office:value-type="float" office:value="4606" calcext:value-type="float">
            <text:p>4606</text:p>
          </table:table-cell>
          <table:table-cell table:style-name="ce5" office:value-type="string" calcext:value-type="string">
            <text:p>Hot Slimeswold Coals</text:p>
          </table:table-cell>
          <table:table-cell table:style-name="ce5" office:value-type="string" calcext:value-type="string">
            <text:p>Collect 200 moons and complete Slimeswold area without stopping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table:style-name="ce2" office:value-type="float" office:value="4607" calcext:value-type="float">
            <text:p>4607</text:p>
          </table:table-cell>
          <table:table-cell table:style-name="ce5" office:value-type="string" calcext:value-type="string">
            <text:p>Hot Fruit Coals</text:p>
          </table:table-cell>
          <table:table-cell table:style-name="ce5" office:value-type="string" calcext:value-type="string">
            <text:p>Collect 100 moons and complete Fruit Falls area without stopping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table:style-name="ce2" office:value-type="float" office:value="4608" calcext:value-type="float">
            <text:p>4608</text:p>
          </table:table-cell>
          <table:table-cell table:style-name="ce5" office:value-type="string" calcext:value-type="string">
            <text:p>Hot Curdlington Coals</text:p>
          </table:table-cell>
          <table:table-cell table:style-name="ce5" office:value-type="string" calcext:value-type="string">
            <text:p>Collect 200 moons and complete Upper Curdlington area without stopping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table:style-name="ce2" office:value-type="float" office:value="4609" calcext:value-type="float">
            <text:p>4609</text:p>
          </table:table-cell>
          <table:table-cell table:style-name="ce5" office:value-type="string" calcext:value-type="string">
            <text:p>Hot Butterscotch Coals</text:p>
          </table:table-cell>
          <table:table-cell table:style-name="ce5" office:value-type="string" calcext:value-type="string">
            <text:p>Collect 250 moons and complete Butterscotch Clen area without stopping</text:p>
          </table:table-cell>
          <table:table-cell table:style-name="ce9" office:value-type="float" office:value="25" calcext:value-type="float">
            <text:p>25</text:p>
          </table:table-cell>
          <table:table-cell table:style-name="ce203"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table:style-name="ce2" office:value-type="float" office:value="4610" calcext:value-type="float">
            <text:p>4610</text:p>
          </table:table-cell>
          <table:table-cell table:style-name="ce5" office:value-type="string" calcext:value-type="string">
            <text:p>Hot Crystalline Coals</text:p>
          </table:table-cell>
          <table:table-cell table:style-name="ce5" office:value-type="string" calcext:value-type="string">
            <text:p>Collect 90 moons and complete Crystalline Cheese Chunks area without stopping</text:p>
          </table:table-cell>
          <table:table-cell table:style-name="ce9" office:value-type="float" office:value="25" calcext:value-type="float">
            <text:p>25</text:p>
          </table:table-cell>
          <table:table-cell table:style-name="ce203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style-name="ce2" office:value-type="float" office:value="4611" calcext:value-type="float">
            <text:p>4611</text:p>
          </table:table-cell>
          <table:table-cell table:style-name="ce5" office:value-type="string" calcext:value-type="string">
            <text:p>Hot Roquefort Coals</text:p>
          </table:table-cell>
          <table:table-cell table:style-name="ce5" office:value-type="string" calcext:value-type="string">
            <text:p>Collect 250 moons and complete Roquefort Peninsula area without stopping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table:style-name="ce2" office:value-type="float" office:value="4612" calcext:value-type="float">
            <text:p>4612</text:p>
          </table:table-cell>
          <table:table-cell table:style-name="ce5" office:value-type="string" calcext:value-type="string">
            <text:p>Hot Dune Coals</text:p>
          </table:table-cell>
          <table:table-cell table:style-name="ce5" office:value-type="string" calcext:value-type="string">
            <text:p>Collect 350 moons and complete Blue Moon Dunes area without stopping</text:p>
          </table:table-cell>
          <table:table-cell table:style-name="ce9" office:value-type="float" office:value="25" calcext:value-type="float">
            <text:p>25</text:p>
          </table:table-cell>
          <table:table-cell table:style-name="ce203"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table:style-name="ce2" office:value-type="float" office:value="4613" calcext:value-type="float">
            <text:p>4613</text:p>
          </table:table-cell>
          <table:table-cell table:style-name="ce5" office:value-type="string" calcext:value-type="string">
            <text:p>Hot Scoopingdon Coals</text:p>
          </table:table-cell>
          <table:table-cell table:style-name="ce5" office:value-type="string" calcext:value-type="string">
            <text:p>Collect 300 moons and complete Scoopingdon area without stopping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table:style-name="ce2" office:value-type="float" office:value="4614" calcext:value-type="float">
            <text:p>4614</text:p>
          </table:table-cell>
          <table:table-cell table:style-name="ce5" office:value-type="string" calcext:value-type="string">
            <text:p>Hot Double Coals</text:p>
          </table:table-cell>
          <table:table-cell table:style-name="ce5" office:value-type="string" calcext:value-type="string">
            <text:p>Collect 250 moons and complete Double Scoopingdon area without stopping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28" calcext:value-type="float">
            <text:p>228</text:p>
          </table:table-cell>
          <table:table-cell/>
          <table:table-cell table:formula="of:=[.D257]/[.E256]" office:value-type="float" office:value="9.80392156862745" calcext:value-type="float">
            <text:p>9,80392156862745</text:p>
          </table:table-cell>
          <table:table-cell/>
        </table:table-row>
        <table:table-row table:style-name="ro1">
          <table:table-cell table:style-name="ce2" office:value-type="float" office:value="4615" calcext:value-type="float">
            <text:p>4615</text:p>
          </table:table-cell>
          <table:table-cell table:style-name="ce5" office:value-type="string" calcext:value-type="string">
            <text:p>Hot Melting Coals</text:p>
          </table:table-cell>
          <table:table-cell table:style-name="ce5" office:value-type="string" calcext:value-type="string">
            <text:p>Collect 90 moons and complete The Melting Downs area without stopping</text:p>
          </table:table-cell>
          <table:table-cell table:style-name="ce9" office:value-type="float" office:value="25" calcext:value-type="float">
            <text:p>25</text:p>
          </table:table-cell>
          <table:table-cell table:style-name="ce203"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table:style-name="ce2" office:value-type="float" office:value="4701" calcext:value-type="float">
            <text:p>4701</text:p>
          </table:table-cell>
          <table:table-cell table:style-name="ce5" office:value-type="string" calcext:value-type="string">
            <text:p>Roquefort Undercover</text:p>
          </table:table-cell>
          <table:table-cell table:style-name="ce5" office:value-type="string" calcext:value-type="string">
            <text:p>Collect 300 moons and complete Roquefort Ridge area without hurting enemies and taking damage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table:style-name="ce2" office:value-type="float" office:value="4702" calcext:value-type="float">
            <text:p>4702</text:p>
          </table:table-cell>
          <table:table-cell table:style-name="ce5" office:value-type="string" calcext:value-type="string">
            <text:p>Dessert Undercover</text:p>
          </table:table-cell>
          <table:table-cell table:style-name="ce5" office:value-type="string" calcext:value-type="string">
            <text:p>Collect 300 moons and complete Dessert Desert area without hurting enemies and taking damage</text:p>
          </table:table-cell>
          <table:table-cell table:style-name="ce9" office:value-type="float" office:value="25" calcext:value-type="float">
            <text:p>25</text:p>
          </table:table-cell>
          <table:table-cell table:style-name="ce203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table:style-name="ce2" office:value-type="float" office:value="4703" calcext:value-type="float">
            <text:p>4703</text:p>
          </table:table-cell>
          <table:table-cell table:style-name="ce5" office:value-type="string" calcext:value-type="string">
            <text:p>Banana Undercover</text:p>
          </table:table-cell>
          <table:table-cell table:style-name="ce5" office:value-type="string" calcext:value-type="string">
            <text:p>Collect 250 moons and complete Banana Basin area without hurting enemies and taking damage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table:style-name="ce2" office:value-type="float" office:value="4704" calcext:value-type="float">
            <text:p>4704</text:p>
          </table:table-cell>
          <table:table-cell table:style-name="ce5" office:value-type="string" calcext:value-type="string">
            <text:p>Bilgington Undercover</text:p>
          </table:table-cell>
          <table:table-cell table:style-name="ce5" office:value-type="string" calcext:value-type="string">
            <text:p>Collect 200 moons and complete Bilgington Barrows area without hurting enemies and taking damage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table:style-name="ce2" office:value-type="float" office:value="4705" calcext:value-type="float">
            <text:p>4705</text:p>
          </table:table-cell>
          <table:table-cell table:style-name="ce5" office:value-type="string" calcext:value-type="string">
            <text:p>Cheddar Undercover</text:p>
          </table:table-cell>
          <table:table-cell table:style-name="ce5" office:value-type="string" calcext:value-type="string">
            <text:p>Collect 25 moons and complete Eastern Cheddar Hoard area without hurting enemies and taking damage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table:style-name="ce2" office:value-type="float" office:value="4706" calcext:value-type="float">
            <text:p>4706</text:p>
          </table:table-cell>
          <table:table-cell table:style-name="ce5" office:value-type="string" calcext:value-type="string">
            <text:p>Pimple Undercover</text:p>
          </table:table-cell>
          <table:table-cell table:style-name="ce5" office:value-type="string" calcext:value-type="string">
            <text:p>Collect 300 moons and complete Greater Pimple area without hurting enemies and taking damage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table:style-name="ce2" office:value-type="float" office:value="4707" calcext:value-type="float">
            <text:p>4707</text:p>
          </table:table-cell>
          <table:table-cell table:style-name="ce5" office:value-type="string" calcext:value-type="string">
            <text:p>Slime Undercover</text:p>
          </table:table-cell>
          <table:table-cell table:style-name="ce5" office:value-type="string" calcext:value-type="string">
            <text:p>Collect 450 moons and complete Slimeswold Under Cheese area without hurting enemies and taking damage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table:style-name="ce2" office:value-type="float" office:value="4708" calcext:value-type="float">
            <text:p>4708</text:p>
          </table:table-cell>
          <table:table-cell table:style-name="ce5" office:value-type="string" calcext:value-type="string">
            <text:p>Fruit Undercover</text:p>
          </table:table-cell>
          <table:table-cell table:style-name="ce5" office:value-type="string" calcext:value-type="string">
            <text:p>Collect 350 moons and complete Fruitopolis area without hurting enemies and taking damage</text:p>
          </table:table-cell>
          <table:table-cell table:style-name="ce9" office:value-type="float" office:value="5" calcext:value-type="float">
            <text:p>5</text:p>
          </table:table-cell>
          <table:table-cell table:style-name="ce203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style-name="ce2" office:value-type="float" office:value="4709" calcext:value-type="float">
            <text:p>4709</text:p>
          </table:table-cell>
          <table:table-cell table:style-name="ce5" office:value-type="string" calcext:value-type="string">
            <text:p>Yoghurt Undercover</text:p>
          </table:table-cell>
          <table:table-cell table:style-name="ce5" office:value-type="string" calcext:value-type="string">
            <text:p>Collect 550 moons and complete Yoghurtopia area without hurting enemies and taking damage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table:style-name="ce2" office:value-type="float" office:value="4710" calcext:value-type="float">
            <text:p>4710</text:p>
          </table:table-cell>
          <table:table-cell table:style-name="ce5" office:value-type="string" calcext:value-type="string">
            <text:p>Curdleburg Undercover</text:p>
          </table:table-cell>
          <table:table-cell table:style-name="ce5" office:value-type="string" calcext:value-type="string">
            <text:p>Collect 400 moons and complete Curdleburg area without hurting enemies and taking damage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table:style-name="ce2" office:value-type="float" office:value="4711" calcext:value-type="float">
            <text:p>4711</text:p>
          </table:table-cell>
          <table:table-cell table:style-name="ce5" office:value-type="string" calcext:value-type="string">
            <text:p>Curdlington Undercover</text:p>
          </table:table-cell>
          <table:table-cell table:style-name="ce5" office:value-type="string" calcext:value-type="string">
            <text:p>Collect 200 moons and complete Upper Curdlington area without hurting enemies and taking damage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style-name="ce2" office:value-type="float" office:value="4712" calcext:value-type="float">
            <text:p>4712</text:p>
          </table:table-cell>
          <table:table-cell table:style-name="ce5" office:value-type="string" calcext:value-type="string">
            <text:p>Killer Undercover</text:p>
          </table:table-cell>
          <table:table-cell table:style-name="ce5" office:value-type="string" calcext:value-type="string">
            <text:p>Collect 750 moons and complete Killer Chasm area without hurting enemies and taking damage</text:p>
          </table:table-cell>
          <table:table-cell table:style-name="ce9" office:value-type="float" office:value="25" calcext:value-type="float">
            <text:p>25</text:p>
          </table:table-cell>
          <table:table-cell table:style-name="ce203"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table:style-name="ce2" office:value-type="float" office:value="4713" calcext:value-type="float">
            <text:p>4713</text:p>
          </table:table-cell>
          <table:table-cell table:style-name="ce5" office:value-type="string" calcext:value-type="string">
            <text:p>Cave Undercover</text:p>
          </table:table-cell>
          <table:table-cell table:style-name="ce5" office:value-type="string" calcext:value-type="string">
            <text:p>Collect 250 moons and complete Deadend Caves area without hurting enemies and taking damage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table:style-name="ce2" office:value-type="float" office:value="4714" calcext:value-type="float">
            <text:p>4714</text:p>
          </table:table-cell>
          <table:table-cell table:style-name="ce5" office:value-type="string" calcext:value-type="string">
            <text:p>Slippery Undercover</text:p>
          </table:table-cell>
          <table:table-cell table:style-name="ce5" office:value-type="string" calcext:value-type="string">
            <text:p>Collect 250 moons and complete Slippery Slopes area without hurting enemies and taking damage</text:p>
          </table:table-cell>
          <table:table-cell table:style-name="ce9" office:value-type="float" office:value="25" calcext:value-type="float">
            <text:p>25</text:p>
          </table:table-cell>
          <table:table-cell table:style-name="ce203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table:style-name="ce2" office:value-type="float" office:value="4715" calcext:value-type="float">
            <text:p>4715</text:p>
          </table:table-cell>
          <table:table-cell table:style-name="ce5" office:value-type="string" calcext:value-type="string">
            <text:p>Neopolitan Undercover</text:p>
          </table:table-cell>
          <table:table-cell table:style-name="ce5" office:value-type="string" calcext:value-type="string">
            <text:p>Collect 300 moons and complete Neopolitan Peninsula area without hurting enemies and taking damage</text:p>
          </table:table-cell>
          <table:table-cell table:style-name="ce9" office:value-type="float" office:value="10" calcext:value-type="float">
            <text:p>10</text:p>
          </table:table-cell>
          <table:table-cell table:style-name="ce203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5" office:value-type="string" calcext:value-type="string">
            <text:p>Сinephile</text:p>
          </table:table-cell>
          <table:table-cell table:style-name="ce5" office:value-type="string" calcext:value-type="string">
            <text:p>Watch introduction titles</text:p>
          </table:table-cell>
          <table:table-cell table:style-name="ce9" office:value-type="float" office:value="0" calcext:value-type="float">
            <text:p>0</text:p>
          </table:table-cell>
          <table:table-cell table:style-name="ce203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2" office:value-type="float" office:value="5001" calcext:value-type="float">
            <text:p>5001</text:p>
          </table:table-cell>
          <table:table-cell table:style-name="ce5" office:value-type="string" calcext:value-type="string">
            <text:p>Happy End</text:p>
          </table:table-cell>
          <table:table-cell table:style-name="ce5" office:value-type="string" calcext:value-type="string">
            <text:p>Watch final titles till the end</text:p>
          </table:table-cell>
          <table:table-cell table:style-name="ce9" office:value-type="float" office:value="5" calcext:value-type="float">
            <text:p>5</text:p>
          </table:table-cell>
          <table:table-cell table:style-name="ce203"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5" office:value-type="string" calcext:value-type="string">
            <text:p>In Love With a Cheese</text:p>
          </table:table-cell>
          <table:table-cell table:style-name="ce5" office:value-type="string" calcext:value-type="string">
            <text:p>Even a small piece of cheese can make someone happy</text:p>
          </table:table-cell>
          <table:table-cell table:style-name="ce9" office:value-type="float" office:value="5" calcext:value-type="float">
            <text:p>5</text:p>
          </table:table-cell>
          <table:table-cell table:style-name="ce203"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table:style-name="ce2" office:value-type="float" office:value="6001" calcext:value-type="float">
            <text:p>6001</text:p>
          </table:table-cell>
          <table:table-cell table:style-name="ce5" office:value-type="string" calcext:value-type="string">
            <text:p>Dark Side</text:p>
          </table:table-cell>
          <table:table-cell table:style-name="ce5" office:value-type="string" calcext:value-type="string">
            <text:p>Join the dark side of the Force</text:p>
          </table:table-cell>
          <table:table-cell table:style-name="ce9" office:value-type="float" office:value="2" calcext:value-type="float">
            <text:p>2</text:p>
          </table:table-cell>
          <table:table-cell table:style-name="ce203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5" office:value-type="string" calcext:value-type="string">
            <text:p>Cheese Ranger</text:p>
          </table:table-cell>
          <table:table-cell table:style-name="ce5" office:value-type="string" calcext:value-type="string">
            <text:p>Discover all the secret routes in Cheese Hills</text:p>
          </table:table-cell>
          <table:table-cell table:style-name="ce9" office:value-type="float" office:value="25" calcext:value-type="float">
            <text:p>25</text:p>
          </table:table-cell>
          <table:table-cell table:style-name="ce203"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table:style-name="ce2" office:value-type="float" office:value="10001" calcext:value-type="float">
            <text:p>10001</text:p>
          </table:table-cell>
          <table:table-cell table:style-name="ce5" office:value-type="string" calcext:value-type="string">
            <text:p>Custard Ranger</text:p>
          </table:table-cell>
          <table:table-cell table:style-name="ce5" office:value-type="string" calcext:value-type="string">
            <text:p>Discover all the secret routes in Custard Meadows including Cheese Tower</text:p>
          </table:table-cell>
          <table:table-cell table:style-name="ce9" office:value-type="float" office:value="25" calcext:value-type="float">
            <text:p>25</text:p>
          </table:table-cell>
          <table:table-cell table:style-name="ce203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table:style-name="ce2" office:value-type="float" office:value="10002" calcext:value-type="float">
            <text:p>10002</text:p>
          </table:table-cell>
          <table:table-cell table:style-name="ce5" office:value-type="string" calcext:value-type="string">
            <text:p>Slime Ranger</text:p>
          </table:table-cell>
          <table:table-cell table:style-name="ce5" office:value-type="string" calcext:value-type="string">
            <text:p>Discover all the secret routes in Slime Plains</text:p>
          </table:table-cell>
          <table:table-cell table:style-name="ce9" office:value-type="float" office:value="25" calcext:value-type="float">
            <text:p>25</text:p>
          </table:table-cell>
          <table:table-cell table:style-name="ce203"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table:style-name="ce2" office:value-type="float" office:value="10003" calcext:value-type="float">
            <text:p>10003</text:p>
          </table:table-cell>
          <table:table-cell table:style-name="ce5" office:value-type="string" calcext:value-type="string">
            <text:p>Overwold Ranger</text:p>
          </table:table-cell>
          <table:table-cell table:style-name="ce5" office:value-type="string" calcext:value-type="string">
            <text:p>Discover all the secret routes in Overwold including Wolds</text:p>
          </table:table-cell>
          <table:table-cell table:style-name="ce9" office:value-type="float" office:value="25" calcext:value-type="float">
            <text:p>25</text:p>
          </table:table-cell>
          <table:table-cell table:style-name="ce203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table:style-name="ce2" office:value-type="float" office:value="10004" calcext:value-type="float">
            <text:p>10004</text:p>
          </table:table-cell>
          <table:table-cell table:style-name="ce5" office:value-type="string" calcext:value-type="string">
            <text:p>Butter Ranger</text:p>
          </table:table-cell>
          <table:table-cell table:style-name="ce5" office:value-type="string" calcext:value-type="string">
            <text:p>Discover all the secret routes in Butter Mound including Secret Slime Pit</text:p>
          </table:table-cell>
          <table:table-cell table:style-name="ce9" office:value-type="float" office:value="25" calcext:value-type="float">
            <text:p>25</text:p>
          </table:table-cell>
          <table:table-cell table:style-name="ce203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table:style-name="ce2" office:value-type="float" office:value="10005" calcext:value-type="float">
            <text:p>10005</text:p>
          </table:table-cell>
          <table:table-cell table:style-name="ce5" office:value-type="string" calcext:value-type="string">
            <text:p>Blue Cheese Ranger</text:p>
          </table:table-cell>
          <table:table-cell table:style-name="ce5" office:value-type="string" calcext:value-type="string">
            <text:p>Discover all the secret routes in Blue Cheese Hills</text:p>
          </table:table-cell>
          <table:table-cell table:style-name="ce9" office:value-type="float" office:value="25" calcext:value-type="float">
            <text:p>25</text:p>
          </table:table-cell>
          <table:table-cell table:style-name="ce203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table:style-name="ce2" office:value-type="float" office:value="10006" calcext:value-type="float">
            <text:p>10006</text:p>
          </table:table-cell>
          <table:table-cell table:style-name="ce5" office:value-type="string" calcext:value-type="string">
            <text:p>Waffel Ranger</text:p>
          </table:table-cell>
          <table:table-cell table:style-name="ce5" office:value-type="string" calcext:value-type="string">
            <text:p>Discover all the secret routes in Waffel Glacier including Crystal Caverns</text:p>
          </table:table-cell>
          <table:table-cell table:style-name="ce9" office:value-type="float" office:value="25" calcext:value-type="float">
            <text:p>25</text:p>
          </table:table-cell>
          <table:table-cell table:style-name="ce203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Итог Результат</text:p>
          </table:table-cell>
          <table:table-cell table:style-name="ce6"/>
          <table:table-cell table:style-name="ce7"/>
          <table:table-cell table:style-name="ce10" office:value-type="float" office:value="2500" calcext:value-type="float">
            <text:p>2500</text:p>
          </table:table-cell>
          <table:table-cell table:style-name="ce203"/>
          <table:table-cell table:number-columns-repeated="3"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Scope Score)" table:style-name="ta1">
        <table:table-column table:style-name="co10" table:default-cell-style-name="ce17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Scope</text:p>
          </table:table-cell>
          <table:table-cell table:style-name="ce8" office:value-type="string" calcext:value-type="string">
            <text:p>Сумма - Points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(пусто)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gress</text:p>
          </table:table-cell>
          <table:table-cell table:style-name="ce20" office:value-type="float" office:value="757" calcext:value-type="float">
            <text:p>7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ssable</text:p>
          </table:table-cell>
          <table:table-cell table:style-name="ce20"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ter</text:p>
          </table:table-cell>
          <table:table-cell table:style-name="ce28" office:value-type="float" office:value="1573" calcext:value-type="float">
            <text:p>1573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Итог Результат</text:p>
          </table:table-cell>
          <table:table-cell table:style-name="ce10" office:value-type="float" office:value="2550" calcext:value-type="float">
            <text:p>2550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table:style-name="ce183"/>
          <table:table-cell table:number-columns-repeated="3"/>
          <table:table-cell table:style-name="ce183"/>
        </table:table-row>
      </table:table>
      <table:table table:name="(Type Score)" table:style-name="ta1">
        <table:table-column table:style-name="co6" table:default-cell-style-name="ce17"/>
        <table:table-column table:style-name="co14" table:default-cell-style-name="ce20"/>
        <table:table-row table:style-name="ro1">
          <table:table-cell table:style-name="ce1" office:value-type="string" calcext:value-type="string">
            <text:p>Type</text:p>
          </table:table-cell>
          <table:table-cell table:style-name="ce8" office:value-type="string" calcext:value-type="string">
            <text:p>Сумма - Points</text:p>
          </table:table-cell>
        </table:table-row>
        <table:table-row table:style-name="ro1">
          <table:table-cell table:style-name="ce16" office:value-type="string" calcext:value-type="string">
            <text:p>Bonus</text:p>
          </table:table-cell>
          <table:table-cell table:style-name="ce19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(пусто)</text:p>
          </table:table-cell>
          <table:table-cell table:style-name="ce28" office:value-type="float" office:value="10" calcext:value-type="float">
            <text:p>10</text:p>
          </table:table-cell>
        </table:table-row>
        <table:table-row table:style-name="ro1">
          <table:table-cell table:style-name="ce18" office:value-type="string" calcext:value-type="string">
            <text:p>Итог Результат</text:p>
          </table:table-cell>
          <table:table-cell table:style-name="ce10" office:value-type="float" office:value="2550" calcext:value-type="float">
            <text:p>2550</text:p>
          </table:table-cell>
        </table:table-row>
      </table:table>
      <table:table table:name="(Score Distribution)" table:style-name="ta1">
        <table:table-column table:style-name="co6" table:default-cell-style-name="ce17"/>
        <table:table-column table:style-name="co15" table:default-cell-style-name="ce20"/>
        <table:table-row table:style-name="ro1">
          <table:table-cell table:style-name="ce1" office:value-type="string" calcext:value-type="string">
            <text:p>Points</text:p>
          </table:table-cell>
          <table:table-cell table:style-name="ce8" office:value-type="string" calcext:value-type="string">
            <text:p>Количество - Points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8" office:value-type="float" office:value="46" calcext:value-type="float">
            <text:p>46</text:p>
          </table:table-cell>
        </table:table-row>
        <table:table-row table:style-name="ro1">
          <table:table-cell table:style-name="ce18" office:value-type="string" calcext:value-type="string">
            <text:p>Итог Результат</text:p>
          </table:table-cell>
          <table:table-cell table:style-name="ce10" office:value-type="float" office:value="254" calcext:value-type="float">
            <text:p>254</text:p>
          </table:table-cell>
        </table:table-row>
      </table:table>
      <table:table table:name="Area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visibility="collapse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182"/>
        <table:table-column table:style-name="co26" table:default-cell-style-name="ce182"/>
        <table:table-column table:style-name="co27" table:default-cell-style-name="ce182"/>
        <table:table-column table:style-name="co26" table:number-columns-repeated="2" table:default-cell-style-name="ce182"/>
        <table:table-column table:style-name="co28" table:default-cell-style-name="ce182"/>
        <table:table-column table:style-name="co29" table:default-cell-style-name="ce182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41" table:default-cell-style-name="Default"/>
        <table:table-row table:style-name="ro1">
          <table:table-cell table:style-name="ce183" office:value-type="string" calcext:value-type="string">
            <text:p>ID</text:p>
          </table:table-cell>
          <table:table-cell table:style-name="ce183" office:value-type="string" calcext:value-type="string">
            <text:p>Name</text:p>
          </table:table-cell>
          <table:table-cell table:style-name="ce183" office:value-type="string" calcext:value-type="string">
            <text:p>C</text:p>
          </table:table-cell>
          <table:table-cell table:style-name="ce183" office:value-type="string" calcext:value-type="string">
            <text:p>M</text:p>
          </table:table-cell>
          <table:table-cell table:style-name="ce183" office:value-type="string" calcext:value-type="string">
            <text:p>Length</text:p>
          </table:table-cell>
          <table:table-cell table:style-name="ce183" office:value-type="string" calcext:value-type="string">
            <text:p>Enemy</text:p>
          </table:table-cell>
          <table:table-cell table:style-name="ce183" office:value-type="string" calcext:value-type="string">
            <text:p>Hard</text:p>
          </table:table-cell>
          <table:table-cell table:style-name="ce183" office:value-type="string" calcext:value-type="string">
            <text:p>Quest</text:p>
          </table:table-cell>
          <table:table-cell table:style-name="ce183" office:value-type="string" calcext:value-type="string">
            <text:p>Mechanics</text:p>
          </table:table-cell>
          <table:table-cell table:style-name="ce183" office:value-type="string" calcext:value-type="string">
            <text:p>Items</text:p>
          </table:table-cell>
          <table:table-cell table:style-name="ce198" office:value-type="string" calcext:value-type="string">
            <text:p>X</text:p>
          </table:table-cell>
          <table:table-cell table:style-name="ce198" office:value-type="string" calcext:value-type="string">
            <text:p>1UP</text:p>
          </table:table-cell>
          <table:table-cell table:style-name="ce198" office:value-type="string" calcext:value-type="string">
            <text:p>Coin</text:p>
          </table:table-cell>
          <table:table-cell table:style-name="ce198" office:value-type="string" calcext:value-type="string">
            <text:p>Trophy</text:p>
          </table:table-cell>
          <table:table-cell table:style-name="ce198" office:value-type="string" calcext:value-type="string">
            <text:p>Crown</text:p>
          </table:table-cell>
          <table:table-cell table:style-name="ce198" office:value-type="string" calcext:value-type="string">
            <text:p>Enemy</text:p>
          </table:table-cell>
          <table:table-cell table:style-name="ce198" office:value-type="string" calcext:value-type="string">
            <text:p>Moons</text:p>
          </table:table-cell>
          <table:table-cell table:style-name="ce198" office:value-type="string" calcext:value-type="string">
            <text:p>Time</text:p>
          </table:table-cell>
          <table:table-cell table:number-columns-repeated="3" table:style-name="ce183" office:value-type="string" calcext:value-type="string">
            <text:p>Comments</text:p>
          </table:table-cell>
          <table:table-cell table:style-name="ce183" office:value-type="string" calcext:value-type="string">
            <text:p>Cup Bonus</text:p>
          </table:table-cell>
          <table:table-cell table:style-name="ce183" office:value-type="string" calcext:value-type="string">
            <text:p>Moon Bonus</text:p>
          </table:table-cell>
          <table:table-cell table:style-name="ce183" table:number-columns-repeated="41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dynamite, cheese, bomb, ubr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ow block on first screen to open portal to last cup</text:p>
          </table:table-cell>
          <table:table-cell office:value-type="string" calcext:value-type="string">
            <text:p>Take cheese to collect all moons in large stash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</text:p>
          </table:table-cell>
          <table:table-cell office:value-type="string" calcext:value-type="string">
            <text:p>rock, g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6/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trees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</text:p>
          </table:table-cell>
          <table:table-cell office:value-type="string" calcext:value-type="string">
            <text:p>jumping, checkpoint</text:p>
          </table:table-cell>
          <table:table-cell office:value-type="string" calcext:value-type="string">
            <text:p>spring, baloon, 1-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29" calcext:value-type="float">
            <text:p>10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cups jump up, 1 cup float baloon</text:p>
          </table:table-cell>
          <table:table-cell office:value-type="string" calcext:value-type="string">
            <text:p>Many moons in air, Secret platform head up reveal in end</text:p>
          </table:table-cell>
          <table:table-cell office:value-type="string" calcext:value-type="string">
            <text:p>Stars in tree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, switch</text:p>
          </table:table-cell>
          <table:table-cell office:value-type="string" calcext:value-type="string">
            <text:p>gun, bullets, rock, 1UP, jetpack, fu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locks after beacon, then switch, then jetpack in begi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agent finnius</text:p>
          </table:table-cell>
          <table:table-cell office:value-type="string" calcext:value-type="string">
            <text:p>quiz, switch, tnt</text:p>
          </table:table-cell>
          <table:table-cell office:value-type="string" calcext:value-type="string">
            <text:p>tv, tnt, save, 2UP, umbrell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29/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 TV to go up, switch 1,2,3 both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apple suite</text:p>
          </table:table-cell>
          <table:table-cell office:value-type="string" calcext:value-type="string">
            <text:p>umbrella, teeth, 1-t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 up and jump tramplin with umbrella to get 1<text:span text:style-name="T2">st</text:span> cup</text:p>
          </table:table-cell>
          <table:table-cell office:value-type="string" calcext:value-type="string">
            <text:p>Use 1-ton to speed 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table:style-name="ce182" office:value-type="string" calcext:value-type="string">
            <text:p>+</text:p>
          </table:table-cell>
          <table:table-cell office:value-type="string" calcext:value-type="string">
            <text:p>map, treasure</text:p>
          </table:table-cell>
          <table:table-cell office:value-type="string" calcext:value-type="string">
            <text:p>platformer, strawberry suite</text:p>
          </table:table-cell>
          <table:table-cell office:value-type="string" calcext:value-type="string">
            <text:p>umbrella, tee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mp right with umbrella after treasure to get map</text:p>
          </table:table-cell>
          <table:table-cell office:value-type="string" calcext:value-type="string">
            <text:p>Hidden block over second block begin→up→right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umbrella, sav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in begin of the level go 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boss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Jump on head right after he land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upside down, switch, moon spawn, moon box speci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and go left back to get map</text:p>
          </table:table-cell>
          <table:table-cell office:value-type="string" calcext:value-type="string">
            <text:p>Special moon box suppose to get ducking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, beacon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84/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n hole in end last due no exit from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sonic, tnt</text:p>
          </table:table-cell>
          <table:table-cell office:value-type="string" calcext:value-type="string">
            <text:p>gun, save, dynamit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y, finit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1UP, tv, 1-ton, umbrell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 area may be open in the end with block switch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, 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gun, dynamit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nt fall down before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 office:value-type="string" calcext:value-type="string">
            <text:p>X</text:p>
          </table:table-cell>
          <table:table-cell table:style-name="ce202" office:value-type="string" calcext:value-type="string">
            <text:p>X</text:p>
          </table:table-cell>
          <table:table-cell table:style-name="ce202" table:number-columns-repeated="3"/>
          <table:table-cell table:style-name="ce202" office:value-type="string" calcext:value-type="string">
            <text:p>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dynamite, jetpack, invicibility, 1U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return up and go right up to get secr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, gun, umbrella, pie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4/38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ortal, sav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ck with dynamite hidden in trees (second tree some left), throw dynamite other side, then use some brick to jump left up</text:p>
          </table:table-cell>
          <table:table-cell table:number-columns-repeated="45"/>
        </table:table-row>
        <table:table-row table:style-name="ro1">
          <table:table-cell table:style-name="ce183"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map, aby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 right then bottom left for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rocks</text:p>
          </table:table-cell>
          <table:table-cell office:value-type="string" calcext:value-type="string">
            <text:p>jetpack, fuel, invicib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 umbrella to get fish up left</text:p>
          </table:table-cell>
          <table:table-cell office:value-type="string" calcext:value-type="string">
            <text:p>Collect moons in air with jetpack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 office:value-type="string" calcext:value-type="string">
            <text:p>+</text:p>
          </table:table-cell>
          <table:table-cell table:style-name="ce202" table:number-columns-repeated="4"/>
          <table:table-cell table:style-name="ce202" office:value-type="string" calcext:value-type="string">
            <text:p>beacon</text:p>
          </table:table-cell>
          <table:table-cell/>
          <table:table-cell office:value-type="string" calcext:value-type="string">
            <text:p>save, 1UP, umbrella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gun, bomb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n in hidden block in begin</text:p>
          </table:table-cell>
          <table:table-cell office:value-type="string" calcext:value-type="string">
            <text:p>Down first hole (more moons)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jetpack, 1UP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 switch enable jetpack near beacon</text:p>
          </table:table-cell>
          <table:table-cell office:value-type="string" calcext:value-type="string">
            <text:p>Blow 2<text:span text:style-name="T2">nd</text:span> block to open map + crown x3 on top</text:p>
          </table:table-cell>
          <table:table-cell office:value-type="string" calcext:value-type="string">
            <text:p>1 block – crowns, 2 – trophy, 3 – coins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girlfriend</text:p>
          </table:table-cell>
          <table:table-cell office:value-type="string" calcext:value-type="string">
            <text:p>platformer, reveal plat, switch, moving plat</text:p>
          </table:table-cell>
          <table:table-cell office:value-type="string" calcext:value-type="string">
            <text:p>boot, rock, invicibility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enable orange platform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3-way</text:p>
          </table:table-cell>
          <table:table-cell office:value-type="string" calcext:value-type="string">
            <text:p>jetpack, save, baloon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in the center of middle way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platformer, switch, 2-wa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down way</text:p>
          </table:table-cell>
          <table:table-cell office:value-type="string" calcext:value-type="string">
            <text:p>Up way more moons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uite lemon, hidden box</text:p>
          </table:table-cell>
          <table:table-cell office:value-type="string" calcext:value-type="string">
            <text:p>hard-hat, 1UP, gu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tpack right up to get map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office:value-type="string" calcext:value-type="string">
            <text:p>Life x 2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save</text:p>
          </table:table-cell>
          <table:table-cell office:value-type="string" calcext:value-type="string">
            <text:p>platformer, thunder cup, moon spawn switch, hidden box</text:p>
          </table:table-cell>
          <table:table-cell office:value-type="string" calcext:value-type="string">
            <text:p>tv, jetpack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d hidden tv box in begin to get up and get map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Star</text:p>
          </table:table-cell>
          <table:table-cell table:number-columns-repeated="41"/>
        </table:table-row>
        <table:table-row table:style-name="ro1">
          <table:table-cell table:style-name="ce183"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platformer, cannon, switch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in the end opens boxes (2UP + crowns) in up right area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hidden wall, hidden box</text:p>
          </table:table-cell>
          <table:table-cell office:value-type="string" calcext:value-type="string">
            <text:p>copter, 1UP, gun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licopter begin up then right hidden box → gun+pie</text:p>
          </table:table-cell>
          <table:table-cell office:value-type="string" calcext:value-type="string">
            <text:p>Blue cup behind false wall in the end</text:p>
          </table:table-cell>
          <table:table-cell office:value-type="string" calcext:value-type="string">
            <text:p>Secret stash on top of secret room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ave, switch, cake suit</text:p>
          </table:table-cell>
          <table:table-cell office:value-type="string" calcext:value-type="string">
            <text:p>jetpack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, map</text:p>
          </table:table-cell>
          <table:table-cell office:value-type="string" calcext:value-type="string">
            <text:p>hidden platform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Wait fenix fire attack jump it and fire</text:p>
          </table:table-cell>
          <table:table-cell office:value-type="string" calcext:value-type="string">
            <text:p>Jump hidden platform in the right to get ma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fly, sonic, checkpoint, tripple star x 3</text:p>
          </table:table-cell>
          <table:table-cell office:value-type="string" calcext:value-type="string">
            <text:p>jetpack, baloon, hard-hat, invicible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with baloon on right hole edge to get up</text:p>
          </table:table-cell>
          <table:table-cell office:value-type="string" calcext:value-type="string">
            <text:p>Break map border with hard-hat</text:p>
          </table:table-cell>
          <table:table-cell office:value-type="string" calcext:value-type="string">
            <text:p>Hard-hat in upper begin platform in tree</text:p>
          </table:table-cell>
          <table:table-cell office:value-type="string" calcext:value-type="string">
            <text:p>Star x 3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onic, cannon, checkpoint, save</text:p>
          </table:table-cell>
          <table:table-cell office:value-type="string" calcext:value-type="string">
            <text:p>X-ray, baloon, umbrella, gun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 right to take X-ray then left and baloon left up corner</text:p>
          </table:table-cell>
          <table:table-cell office:value-type="string" calcext:value-type="string">
            <text:p>100% Candidade</text:p>
          </table:table-cell>
          <table:table-cell office:value-type="string" calcext:value-type="string">
            <text:p>No need to collect floating moons to get bonus</text:p>
          </table:table-cell>
          <table:table-cell/>
          <table:table-cell office:value-type="string" calcext:value-type="string">
            <text:p>Star x 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blow paltform, switch</text:p>
          </table:table-cell>
          <table:table-cell office:value-type="string" calcext:value-type="string">
            <text:p>1UP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rocks to pass thorns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copter, baloon, rock, gun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right up corner</text:p>
          </table:table-cell>
          <table:table-cell office:value-type="string" calcext:value-type="string">
            <text:p>Hidden box with pie in a middle in center of short platform over spikes</text:p>
          </table:table-cell>
          <table:table-cell office:value-type="string" calcext:value-type="string">
            <text:p>Cup in a second tre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 x 3</text:p>
          </table:table-cell>
          <table:table-cell table:number-columns-repeated="41"/>
        </table:table-row>
        <table:table-row table:style-name="ro1">
          <table:table-cell table:style-name="ce216"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, map</text:p>
          </table:table-cell>
          <table:table-cell office:value-type="string" calcext:value-type="string">
            <text:p>checkpoint, save</text:p>
          </table:table-cell>
          <table:table-cell office:value-type="string" calcext:value-type="string">
            <text:p>boot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p on platform over tre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jetpack, spring, tv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92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 up corner hidden life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dynamit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n circle platform (with dynamite) loop once to unblock switch?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ice block, checkpoint, jetpack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 and down the hole, take jetpack and back up, map in middle</text:p>
          </table:table-cell>
          <table:table-cell table:number-columns-repeated="3"/>
          <table:table-cell office:value-type="string" calcext:value-type="string">
            <text:p>Invicibilit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witch, save</text:p>
          </table:table-cell>
          <table:table-cell office:value-type="string" calcext:value-type="string">
            <text:p>gun, 1-ton, umbrella, jetpack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gun+pie near strawsbery box</text:p>
          </table:table-cell>
          <table:table-cell office:value-type="string" calcext:value-type="string">
            <text:p>Hidden box with umbrella near beacon (right)</text:p>
          </table:table-cell>
          <table:table-cell office:value-type="string" calcext:value-type="string">
            <text:p>Switches then jetpack left up for sav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X-Ra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orange, lemon), umbrella, dynamit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mbrella in a middle top, use to get treasur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straw), 1U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box on first to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gun (orange, lemon, pie), tripple star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ow middle ice to get secret plac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table:style-name="ce216"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save</text:p>
          </table:table-cell>
          <table:table-cell office:value-type="string" calcext:value-type="string">
            <text:p>umbrell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b springs bottom and jump high near a beacon to get map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ill first phase from ceil shoting and moving against enemy</text:p>
          </table:table-cell>
          <table:table-cell table:number-columns-repeated="45"/>
        </table:table-row>
        <table:table-row table:style-name="ro1">
          <table:table-cell table:style-name="ce217"/>
          <table:table-cell table:number-columns-repeated="63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gun (orange), 1U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box with gun and orange near second cheese stolb</text:p>
          </table:table-cell>
          <table:table-cell office:value-type="string" calcext:value-type="string">
            <text:p>Hidden switch in tree to open block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/>
          <table:table-cell office:value-type="string" calcext:value-type="string">
            <text:p>gun, rock, umbrella, 1UP, sa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on top platform (first platform set) reach with hidden boxe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gun, jetp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dden blocks x2 in first secret cup way to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ringblocks hidden in tree</text:p>
          </table:table-cell>
          <table:table-cell office:value-type="string" calcext:value-type="string">
            <text:p>1U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7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gin left take jetpack and go up for first cup and map</text:p>
          </table:table-cell>
          <table:table-cell office:value-type="string" calcext:value-type="string">
            <text:p>Reach end breaks door blocks</text:p>
          </table:table-cell>
          <table:table-cell office:value-type="string" calcext:value-type="string">
            <text:p>Moon blocks in tree </text:p>
          </table:table-cell>
          <table:table-cell office:value-type="string" calcext:value-type="string">
            <text:p>Star x 2</text:p>
          </table:table-cell>
          <table:table-cell/>
          <table:table-cell office:value-type="string" calcext:value-type="string">
            <text:p>Hidden box 1UP on platform before umbrella (stay and center and knok in left position of platform)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poison, gun (orange, pie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pie on 3<text:span text:style-name="T2">rd</text:span> moon box</text:p>
          </table:table-cell>
          <table:table-cell office:value-type="string" calcext:value-type="string">
            <text:p>Last cup over hidden pie box on last tree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1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umbrella and jump from cake</text:p>
          </table:table-cell>
          <table:table-cell office:value-type="string" calcext:value-type="string">
            <text:p>Throw umbrella up jump on in float and jump up platform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</text:p>
          </table:table-cell>
          <table:table-cell office:value-type="string" calcext:value-type="string">
            <text:p>3UP, jetp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dden switch in upside down tree</text:p>
          </table:table-cell>
          <table:table-cell office:value-type="string" calcext:value-type="string">
            <text:p>Then up stash, then left (breaks on close to), then bottom stash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<text:span text:style-name="T1">sonic, quiz, </text:span>passage (66)</text:p>
          </table:table-cell>
          <table:table-cell office:value-type="string" calcext:value-type="string">
            <text:p>Frog, 1UP, springs, bomb, dynamite, Girl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t frog and take dynamite to wall</text:p>
          </table:table-cell>
          <table:table-cell office:value-type="string" calcext:value-type="string">
            <text:p>To open right part save the bomb, use dynamite open way, kill enemies, the use bomb, secret passage to 0x66</text:p>
          </table:table-cell>
          <table:table-cell/>
          <table:table-cell office:value-type="string" calcext:value-type="string">
            <text:p>Star x 2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switch</text:p>
          </table:table-cell>
          <table:table-cell office:value-type="string" calcext:value-type="string">
            <text:p>Girl, 2UP, jetp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ches: center, right, lef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Star x 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1UP, umbrella, chee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cake/lemon/straw suite</text:p>
          </table:table-cell>
          <table:table-cell office:value-type="string" calcext:value-type="string">
            <text:p>1UP, 1-ton, umbrella, gu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 office:value-type="string" calcext:value-type="string">
            <text:p>quiz, portal</text:p>
          </table:table-cell>
          <table:table-cell office:value-type="string" calcext:value-type="string">
            <text:p>bomb, slow bomb, dynamite, cheese, gu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/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ese in beginning of level in hidden block. Use cheese to get last cup, jump of it on revelaed hidden block.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frog, save</text:p>
          </table:table-cell>
          <table:table-cell office:value-type="string" calcext:value-type="string">
            <text:p>umbrella, teeth, dynamit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8/4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 umbrella and jump from shroom to get checkpoint area, then go down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platformer, switch, hidden platform</text:p>
          </table:table-cell>
          <table:table-cell office:value-type="string" calcext:value-type="string">
            <text:p>tv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itch on and jump on hidden platforms over i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portal, tnt</text:p>
          </table:table-cell>
          <table:table-cell office:value-type="string" calcext:value-type="string">
            <text:p>gun, tv, dynamite, umbrell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0/190</text:p>
          </table:table-cell>
          <table:table-cell office:value-type="float" office:value="10" calcext:value-type="float">
            <text:p>1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tellite, beacon, map</text:p>
          </table:table-cell>
          <table:table-cell office:value-type="string" calcext:value-type="string">
            <text:p>platformer, save, switch</text:p>
          </table:table-cell>
          <table:table-cell office:value-type="string" calcext:value-type="string">
            <text:p>Frog, Girl, 1UP, dynamite, jetpack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itch in a middle open jetpack near star, then top left – satellite and dynamite, blow bottom start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Secret Start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veal platform on first mushroom</text:p>
          </table:table-cell>
          <table:table-cell/>
          <table:table-cell office:value-type="string" calcext:value-type="string">
            <text:p>Star x 3</text:p>
          </table:table-cell>
          <table:table-cell office:value-type="string" calcext:value-type="string">
            <text:p>Hard-Ha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, save</text:p>
          </table:table-cell>
          <table:table-cell office:value-type="string" calcext:value-type="string">
            <text:p>boo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torage, spike, hard-hat</text:p>
          </table:table-cell>
          <table:table-cell office:value-type="string" calcext:value-type="string">
            <text:p>umbrella, jetpack, dynamite, 1U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/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d jetpack control in spikes, use hard-hat hidden in storag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rock, boo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sonic, switch, hidden platform</text:p>
          </table:table-cell>
          <table:table-cell office:value-type="string" calcext:value-type="string">
            <text:p>rock, jetpack, energ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platform on first top switch to get map</text:p>
          </table:table-cell>
          <table:table-cell office:value-type="string" calcext:value-type="string">
            <text:p>Get Srings to end and go down with jetpack firing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quiz, tnt</text:p>
          </table:table-cell>
          <table:table-cell office:value-type="string" calcext:value-type="string">
            <text:p>1UP, gun, dynamit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invicible, jetpack, 1UP, dynamit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get map in begin top (or hidden boxed below)</text:p>
          </table:table-cell>
          <table:table-cell office:value-type="string" calcext:value-type="string">
            <text:p>Use 2 invicible to get boxes over spikes</text:p>
          </table:table-cell>
          <table:table-cell office:value-type="string" calcext:value-type="string">
            <text:p>Blow door blocks with dynamite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platformer, switch</text:p>
          </table:table-cell>
          <table:table-cell office:value-type="string" calcext:value-type="string">
            <text:p>dynamite, 1UP, umbrell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ch opens dynamite near blocked stash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treasure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umbrel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216"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platformer, save</text:p>
          </table:table-cell>
          <table:table-cell office:value-type="string" calcext:value-type="string">
            <text:p>cheese, rock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energ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table:style-name="ce216"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<text:span text:style-name="T1">platformer, </text:span>moonbox</text:p>
          </table:table-cell>
          <table:table-cell office:value-type="string" calcext:value-type="string">
            <text:p>cheese, umbrel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, save</text:p>
          </table:table-cell>
          <table:table-cell office:value-type="string" calcext:value-type="string">
            <text:p>sidescroll</text:p>
          </table:table-cell>
          <table:table-cell office:value-type="string" calcext:value-type="string">
            <text:p>jetpack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treasure</text:p>
          </table:table-cell>
          <table:table-cell office:value-type="string" calcext:value-type="string">
            <text:p>platformer, checkpoint, hidden box</text:p>
          </table:table-cell>
          <table:table-cell office:value-type="string" calcext:value-type="string">
            <text:p>switch, jetpack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nd switch enables jetpack near first switch</text:p>
          </table:table-cell>
          <table:table-cell office:value-type="string" calcext:value-type="string">
            <text:p>Why checkpoint here?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invicibl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string" calcext:value-type="string">
            <text:p>Invicibilit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sonic, platformer, checkpoint, hidden box</text:p>
          </table:table-cell>
          <table:table-cell office:value-type="string" calcext:value-type="string">
            <text:p>girl sign, 1UP, invicibl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0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in begin and over it to get cup</text:p>
          </table:table-cell>
          <table:table-cell office:value-type="string" calcext:value-type="string">
            <text:p>Hidden box on pyramid to bridge to bomb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[no blue cup]</text:p>
          </table:table-cell>
          <table:table-cell office:value-type="string" calcext:value-type="string">
            <text:p>platformer, switch, hidden box</text:p>
          </table:table-cell>
          <table:table-cell office:value-type="string" calcext:value-type="string">
            <text:p>helicopter, tv, teeth, umbrella, chees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itch opens platform in begin</text:p>
          </table:table-cell>
          <table:table-cell office:value-type="string" calcext:value-type="string">
            <text:p>Hidden box on switch to get cup</text:p>
          </table:table-cell>
          <table:table-cell office:value-type="string" calcext:value-type="string">
            <text:p>Hidden box with life on 4rd spo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switch, tnt</text:p>
          </table:table-cell>
          <table:table-cell office:value-type="string" calcext:value-type="string">
            <text:p>jetpack, umbrella, dynamite, hidden box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 run from left wall to cross pit on speed jump</text:p>
          </table:table-cell>
          <table:table-cell office:value-type="string" calcext:value-type="string">
            <text:p>Hidden box on top left platform 1U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tv, hard-ha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box on moon box and treasure upper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quiz, false wall, switch, checkpoint, hidden wall</text:p>
          </table:table-cell>
          <table:table-cell office:value-type="string" calcext:value-type="string">
            <text:p>umbrella, 1UP, jetp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the false wall upper right</text:p>
          </table:table-cell>
          <table:table-cell office:value-type="string" calcext:value-type="string">
            <text:p>Jump right with umbrella to first switch opens jetpack</text:p>
          </table:table-cell>
          <table:table-cell office:value-type="string" calcext:value-type="string">
            <text:p>Jet to second switch up in begin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1UP, teeth, umbrella, boo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on top platform of middle stalk</text:p>
          </table:table-cell>
          <table:table-cell office:value-type="string" calcext:value-type="string">
            <text:p>Last cup right up then return for moons left of wall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 (4)</text:p>
          </table:table-cell>
          <table:table-cell office:value-type="string" calcext:value-type="string">
            <text:p>platformer, portal</text:p>
          </table:table-cell>
          <table:table-cell office:value-type="string" calcext:value-type="string">
            <text:p>tv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gin left of cup hidden box TV</text:p>
          </table:table-cell>
          <table:table-cell office:value-type="string" calcext:value-type="string">
            <text:p>Clear top then go down</text:p>
          </table:table-cell>
          <table:table-cell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checkpoint</text:p>
          </table:table-cell>
          <table:table-cell office:value-type="string" calcext:value-type="string">
            <text:p>gun, 1U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box left wall just first pit then back and pie</text:p>
          </table:table-cell>
          <table:table-cell table:number-columns-repeated="2"/>
          <table:table-cell table:number-columns-repeated="2"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key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hard-hat, invicible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opens hole door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frog, switch</text:p>
          </table:table-cell>
          <table:table-cell office:value-type="string" calcext:value-type="string">
            <text:p>1UP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g in tree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platformer, frog, sonic</text:p>
          </table:table-cell>
          <table:table-cell office:value-type="string" calcext:value-type="string">
            <text:p>gun, invicible, teeth, spring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39/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hidden boxes over moon box</text:p>
          </table:table-cell>
          <table:table-cell office:value-type="string" calcext:value-type="string">
            <text:p>hidden box with lemon over worm</text:p>
          </table:table-cell>
          <table:table-cell office:value-type="string" calcext:value-type="string">
            <text:p>2+1 HP frog jump up in end part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treasure</text:p>
          </table:table-cell>
          <table:table-cell office:value-type="string" calcext:value-type="string">
            <text:p>platformer, race rat</text:p>
          </table:table-cell>
          <table:table-cell office:value-type="string" calcext:value-type="string">
            <text:p>hard-hat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fore (near) second tree secret block to go up left</text:p>
          </table:table-cell>
          <table:table-cell office:value-type="string" calcext:value-type="string">
            <text:p>Treasure by hidden top blocks near the beacon</text:p>
          </table:table-cell>
          <table:table-cell office:value-type="string" calcext:value-type="string">
            <text:p>3<text:span text:style-name="T2">rd</text:span> hidden block one block right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invicibl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8/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dden block in begin and in end (platform) before trees</text:p>
          </table:table-cell>
          <table:table-cell office:value-type="string" calcext:value-type="string">
            <text:p>Invicible to pass spikes</text:p>
          </table:table-cell>
          <table:table-cell office:value-type="string" calcext:value-type="string">
            <text:p>Hidden block after spikes and trees to go left up for satellite</text:p>
          </table:table-cell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jumper, bonus</text:p>
          </table:table-cell>
          <table:table-cell office:value-type="string" calcext:value-type="string">
            <text:p>invicible, moooon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/6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/>
          <table:table-cell office:value-type="string" calcext:value-type="string">
            <text:p>bomb, gun, umbrell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Panzer, Fly Trooper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jumper</text:p>
          </table:table-cell>
          <table:table-cell office:value-type="string" calcext:value-type="string">
            <text:p>gun (straw, lemon, orange, pie), spring, x-ray, umbrella, 1UP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spring in begin over ?</text:p>
          </table:table-cell>
          <table:table-cell office:value-type="string" calcext:value-type="string">
            <text:p>Hidden platform to get 1<text:span text:style-name="T2">st</text:span> c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gun (straw), chee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8/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, umbrella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3/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ox in begin to get red cup and umbrella</text:p>
          </table:table-cell>
          <table:table-cell office:value-type="string" calcext:value-type="string">
            <text:p>Go down and go next right, moving up platform in end to get up and get ma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jetpack, 1UP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 then right</text:p>
          </table:table-cell>
          <table:table-cell office:value-type="string" calcext:value-type="string">
            <text:p>All moons required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pring, umbrella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/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quiz</text:p>
          </table:table-cell>
          <table:table-cell office:value-type="string" calcext:value-type="string">
            <text:p>hard-hat, 1U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/Middle/Down/Middle/Down/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idescroll, switch</text:p>
          </table:table-cell>
          <table:table-cell office:value-type="string" calcext:value-type="string">
            <text:p>gun, x-ray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2/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ches open stash doors, switch all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maze, switch, fly</text:p>
          </table:table-cell>
          <table:table-cell office:value-type="string" calcext:value-type="string">
            <text:p>copter, 1UP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 right part first, then go left, last left switch with first helicopter going to right right after knock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st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3</text:p>
          </table:table-cell>
          <table:table-cell office:value-type="string" calcext:value-type="string">
            <text:p>secret passa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office:value-type="string" calcext:value-type="string">
            <text:p>Hard-Ha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ng Tunnel</text:p>
          </table:table-cell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1UP, girl sign</text:p>
          </table:table-cell>
          <table:table-cell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vg</text:p>
          </table:table-cell>
          <table:table-cell table:formula="of:=AVERAGE([.L2:.L107])" office:value-type="float" office:value="1.2" calcext:value-type="float">
            <text:p>1,2</text:p>
          </table:table-cell>
          <table:table-cell table:formula="of:=AVERAGE([.M2:.M107])" office:value-type="float" office:value="3.35" calcext:value-type="float">
            <text:p>3,35</text:p>
          </table:table-cell>
          <table:table-cell table:formula="of:=AVERAGE([.N2:.N107])" office:value-type="float" office:value="1.33" calcext:value-type="float">
            <text:p>1,33</text:p>
          </table:table-cell>
          <table:table-cell table:formula="of:=AVERAGE([.O2:.O107])" office:value-type="float" office:value="1.43" calcext:value-type="float">
            <text:p>1,43</text:p>
          </table:table-cell>
          <table:table-cell table:formula="of:=AVERAGE([.P2:.P107])" office:value-type="float" office:value="15.3434343434343" calcext:value-type="float">
            <text:p>15,3434343434343</text:p>
          </table:table-cell>
          <table:table-cell table:formula="of:=AVERAGE([.Q2:.Q107])" office:value-type="float" office:value="270.884615384615" calcext:value-type="float">
            <text:p>270,884615384615</text:p>
          </table:table-cell>
          <table:table-cell table:formula="of:=AVERAGE([.R2:.R107])" office:value-type="float" office:value="11.19" calcext:value-type="float">
            <text:p>11,19</text:p>
          </table:table-cell>
          <table:table-cell table:number-columns-repeated="46"/>
        </table:table-row>
        <table:table-row table:style-name="ro1">
          <table:table-cell table:number-columns-repeated="10"/>
          <table:table-cell office:value-type="string" calcext:value-type="string">
            <text:p>Sum</text:p>
          </table:table-cell>
          <table:table-cell table:formula="of:=SUM([.L2:.L107])" office:value-type="float" office:value="120" calcext:value-type="float">
            <text:p>120</text:p>
          </table:table-cell>
          <table:table-cell table:formula="of:=SUM([.M2:.M107])" office:value-type="float" office:value="335" calcext:value-type="float">
            <text:p>335</text:p>
          </table:table-cell>
          <table:table-cell table:formula="of:=SUM([.N2:.N107])" office:value-type="float" office:value="133" calcext:value-type="float">
            <text:p>133</text:p>
          </table:table-cell>
          <table:table-cell table:formula="of:=SUM([.O2:.O107])" office:value-type="float" office:value="143" calcext:value-type="float">
            <text:p>143</text:p>
          </table:table-cell>
          <table:table-cell table:formula="of:=SUM([.P2:.P107])" office:value-type="float" office:value="1519" calcext:value-type="float">
            <text:p>1519</text:p>
          </table:table-cell>
          <table:table-cell table:formula="of:=SUM([.Q2:.Q107])" office:value-type="float" office:value="21129" calcext:value-type="float">
            <text:p>21129</text:p>
          </table:table-cell>
          <table:table-cell table:formula="of:=SUM([.R2:.R107])" office:value-type="float" office:value="1119" calcext:value-type="float">
            <text:p>1119</text:p>
          </table:table-cell>
          <table:table-cell table:number-columns-repeated="4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The Forgotten Zone</text:p>
          </table:table-cell>
          <table:table-cell table:number-columns-repeated="62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sign" table:style-name="ta1">
        <office:forms form:automatic-focus="false" form:apply-design-mode="false"/>
        <table:table-column table:style-name="co35" table:default-cell-style-name="ce182"/>
        <table:table-column table:style-name="co36" table:default-cell-style-name="Default"/>
        <table:table-column table:style-name="co37" table:default-cell-style-name="Default"/>
        <table:table-column table:style-name="co38" table:default-cell-style-name="ce182"/>
        <table:table-column table:style-name="co38" table:number-columns-repeated="2" table:default-cell-style-name="ce201"/>
        <table:table-column table:style-name="co39" table:default-cell-style-name="ce182"/>
        <table:table-column table:style-name="co40" table:default-cell-style-name="ce182"/>
        <table:table-column table:style-name="co41" table:default-cell-style-name="ce182"/>
        <table:table-column table:style-name="co42" table:default-cell-style-name="ce182"/>
        <table:table-column table:style-name="co43" table:default-cell-style-name="ce182"/>
        <table:table-column table:style-name="co44" table:default-cell-style-name="ce182"/>
        <table:table-column table:style-name="co45" table:default-cell-style-name="ce182"/>
        <table:table-column table:style-name="co46" table:default-cell-style-name="ce182"/>
        <table:table-column table:style-name="co47" table:default-cell-style-name="Default"/>
        <table:table-column table:style-name="co48" table:default-cell-style-name="Default"/>
        <table:table-column table:style-name="co6" table:number-columns-repeated="4" table:default-cell-style-name="Default"/>
        <table:table-column table:style-name="co44" table:default-cell-style-name="ce210"/>
        <table:table-column table:style-name="co49" table:default-cell-style-name="ce202"/>
        <table:table-column table:style-name="co47" table:default-cell-style-name="Default"/>
        <table:table-column table:style-name="co48" table:default-cell-style-name="Default"/>
        <table:table-column table:style-name="co6" table:number-columns-repeated="40" table:default-cell-style-name="Default"/>
        <table:table-row table:style-name="ro2">
          <table:table-cell table:style-name="ce191"/>
          <table:table-cell table:style-name="ce192" office:value-type="string" calcext:value-type="string">
            <text:p>Title</text:p>
          </table:table-cell>
          <table:table-cell table:style-name="ce192" office:value-type="string" calcext:value-type="string">
            <text:p>Description</text:p>
          </table:table-cell>
          <table:table-cell table:style-name="ce195" office:value-type="string" calcext:value-type="string">
            <text:p>Points</text:p>
          </table:table-cell>
          <table:table-cell table:style-name="ce199" office:value-type="string" calcext:value-type="string">
            <text:p>Scope</text:p>
          </table:table-cell>
          <table:table-cell table:style-name="ce199" office:value-type="string" calcext:value-type="string">
            <text:p>Type</text:p>
          </table:table-cell>
          <table:table-cell table:style-name="ce195" office:value-type="string" calcext:value-type="string">
            <text:p>Order</text:p>
          </table:table-cell>
          <table:table-cell table:style-name="ce195" office:value-type="string" calcext:value-type="string">
            <text:p>Flags</text:p>
          </table:table-cell>
          <table:table-cell table:style-name="ce195" office:value-type="string" calcext:value-type="string">
            <text:p>Dev</text:p>
          </table:table-cell>
          <table:table-cell table:style-name="ce195" office:value-type="string" calcext:value-type="string">
            <text:p>Badge</text:p>
          </table:table-cell>
          <table:table-cell table:style-name="ce195" office:value-type="string" calcext:value-type="string">
            <text:p>Test</text:p>
          </table:table-cell>
          <table:table-cell table:style-name="ce195" office:value-type="string" calcext:value-type="string">
            <text:p>Play</text:p>
          </table:table-cell>
          <table:table-cell table:style-name="ce198" office:value-type="string" calcext:value-type="string">
            <text:p>Area</text:p>
          </table:table-cell>
          <table:table-cell table:style-name="ce195" office:value-type="string" calcext:value-type="string">
            <text:p>Type</text:p>
          </table:table-cell>
          <table:table-cell office:value-type="string" calcext:value-type="string">
            <text:p>No Upgrade</text:p>
          </table:table-cell>
          <table:table-cell office:value-type="string" calcext:value-type="string">
            <text:p>1<text:span text:style-name="T2">st</text:span></text:p>
          </table:table-cell>
          <table:table-cell table:style-name="ce207" office:value-type="string" calcext:value-type="string">
            <text:p>2<text:span text:style-name="T2">nd</text:span></text:p>
          </table:table-cell>
          <table:table-cell table:style-name="ce207" table:number-columns-repeated="3"/>
          <table:table-cell table:style-name="ce209"/>
          <table:table-cell table:style-name="ce213"/>
          <table:table-cell table:style-name="ce207" office:value-type="string" calcext:value-type="string">
            <text:p>Energy Level 1</text:p>
          </table:table-cell>
          <table:table-cell table:style-name="ce207" office:value-type="string" calcext:value-type="string">
            <text:p>Energy Level 2</text:p>
          </table:table-cell>
          <table:table-cell table:style-name="ce207" table:number-columns-repeated="40"/>
        </table:table-row>
        <table:table-row table:style-name="ro1">
          <table:table-cell/>
          <table:table-cell office:value-type="string" calcext:value-type="string">
            <text:p>A Grand Day Out</text:p>
          </table:table-cell>
          <table:table-cell office:value-type="string" calcext:value-type="string">
            <text:p>Collect the first teacup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+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Cheese Holes</text:p>
          </table:table-cell>
          <table:table-cell office:value-type="string" calcext:value-type="string">
            <text:p>Find a map to reveal a secret route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Fishenizer</text:p>
          </table:table-cell>
          <table:table-cell office:value-type="string" calcext:value-type="string">
            <text:p>Have the maximum energy points</text:p>
          </table:table-cell>
          <table:table-cell table:style-name="ce196" office:value-type="float" office:value="3" calcext:value-type="float">
            <text:p>3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" calcext:value-type="float">
            <text:p>3</text:p>
          </table:table-cell>
          <table:table-cell table:style-name="ce196"/>
          <table:table-cell office:value-type="string" calcext:value-type="string">
            <text:p>+</text:p>
          </table:table-cell>
          <table:table-cell table:style-name="ce197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Mooning on Life</text:p>
          </table:table-cell>
          <table:table-cell office:value-type="string" calcext:value-type="string">
            <text:p>Collect 1,000 moons to earn an extra lif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Fish Kat</text:p>
          </table:table-cell>
          <table:table-cell office:value-type="string" calcext:value-type="string">
            <text:p><text:span text:style-name="T1">Have the </text:span>maximum lives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5" calcext:value-type="float">
            <text:p>5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2">
          <table:table-cell/>
          <table:table-cell table:style-name="ce193" office:value-type="string" calcext:value-type="string">
            <text:p>Shields Up</text:p>
          </table:table-cell>
          <table:table-cell office:value-type="string" calcext:value-type="string">
            <text:p>Find an energy fish to get 1<text:span text:style-name="T2">st</text:span> energy upgrade and have 4 restart energy point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6" calcext:value-type="float">
            <text:p>6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2">
          <table:table-cell/>
          <table:table-cell table:style-name="ce193" office:value-type="string" calcext:value-type="string">
            <text:p>School of Fish</text:p>
          </table:table-cell>
          <table:table-cell office:value-type="string" calcext:value-type="string">
            <text:p><text:span text:style-name="T1">Find an energy fish to get 2</text:span><text:span text:style-name="T3">nd</text:span><text:span text:style-name="T1"> energy upgrade and have </text:span>5 restart energy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7" calcext:value-type="float">
            <text:p>7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table:style-name="ce193"/>
          <table:table-cell table:number-columns-repeated="2"/>
          <table:table-cell table:style-name="Default"/>
          <table:table-cell table:number-columns-repeated="59"/>
        </table:table-row>
        <table:table-row table:style-name="ro1">
          <table:table-cell/>
          <table:table-cell table:style-name="ce193" office:value-type="string" calcext:value-type="string">
            <text:p>Bounty Hunter</text:p>
          </table:table-cell>
          <table:table-cell office:value-type="string" calcext:value-type="string">
            <text:p><text:span text:style-name="T1">C</text:span>ollect an item and earn 100,000 points</text:p>
          </table:table-cell>
          <table:table-cell table:style-name="ce196"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Treasure Hunter</text:p>
          </table:table-cell>
          <table:table-cell office:value-type="string" calcext:value-type="string">
            <text:p><text:span text:style-name="T1">C</text:span>ollect an item and earn 500,000 points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3, 2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Love Hunter</text:p>
          </table:table-cell>
          <table:table-cell office:value-type="string" calcext:value-type="string">
            <text:p><text:span text:style-name="T1">C</text:span>ollect an item and earn 1,000,000 point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Berry Cover</text:p>
          </table:table-cell>
          <table:table-cell office:value-type="string" calcext:value-type="string">
            <text:p>Wear a strawberry suit</text:p>
          </table:table-cell>
          <table:table-cell table:style-name="ce196" office:value-type="float" office:value="3" calcext:value-type="float">
            <text:p>3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0" calcext:value-type="float">
            <text:p>30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Lemon Cover</text:p>
          </table:table-cell>
          <table:table-cell office:value-type="string" calcext:value-type="string">
            <text:p>Wear a lemon tart suit</text:p>
          </table:table-cell>
          <table:table-cell table:style-name="ce196" office:value-type="float" office:value="3" calcext:value-type="float">
            <text:p>3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1" calcext:value-type="float">
            <text:p>31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table:style-name="ce193" office:value-type="string" calcext:value-type="string">
            <text:p>Cake Cover</text:p>
          </table:table-cell>
          <table:table-cell office:value-type="string" calcext:value-type="string">
            <text:p>Wear a berry cake suit</text:p>
          </table:table-cell>
          <table:table-cell table:style-name="ce196" office:value-type="float" office:value="3" calcext:value-type="float">
            <text:p>3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2" calcext:value-type="float">
            <text:p>3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6"/>
          <table:table-cell office:value-type="string" calcext:value-type="string">
            <text:p>3, 2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Bronze Score</text:p>
          </table:table-cell>
          <table:table-cell office:value-type="string" calcext:value-type="string">
            <text:p>Earn 1,000,000 poi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+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Silver Score</text:p>
          </table:table-cell>
          <table:table-cell office:value-type="string" calcext:value-type="string">
            <text:p>Earn 5,000,000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10, 76min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Golden Score</text:p>
          </table:table-cell>
          <table:table-cell office:value-type="string" calcext:value-type="string">
            <text:p>Earn 10,000,000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17, 143min</text:p>
          </table:table-cell>
          <table:table-cell table:style-name="ce193" table:number-columns-repeated="4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ice Timing</text:p>
          </table:table-cell>
          <table:table-cell office:value-type="string" calcext:value-type="string">
            <text:p><text:span text:style-name="T1">Earn 150,000 </text:span>points while breaking a beacon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0" calcext:value-type="float">
            <text:p>100</text:p>
          </table:table-cell>
          <table:table-cell table:style-name="ce196"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Strong Timing</text:p>
          </table:table-cell>
          <table:table-cell office:value-type="string" calcext:value-type="string">
            <text:p>Earn 300,000 points while breaking a beacon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196"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Perfect Timing</text:p>
          </table:table-cell>
          <table:table-cell office:value-type="string" calcext:value-type="string">
            <text:p>Earn 600,000 points while breaking a beacon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2" calcext:value-type="float">
            <text:p>102</text:p>
          </table:table-cell>
          <table:table-cell table:style-name="ce196"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Zippy Runner</text:p>
          </table:table-cell>
          <table:table-cell office:value-type="string" calcext:value-type="string">
            <text:p>Accelerate to extra speed</text:p>
          </table:table-cell>
          <table:table-cell office:value-type="float" office:value="1" calcext:value-type="float">
            <text:p>1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200" calcext:value-type="float">
            <text:p>200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+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Blow-a-rama</text:p>
          </table:table-cell>
          <table:table-cell office:value-type="string" calcext:value-type="string">
            <text:p>There are rat heads, we have … a dynamite!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1" calcext:value-type="float">
            <text:p>201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The Way of the Fist</text:p>
          </table:table-cell>
          <table:table-cell office:value-type="string" calcext:value-type="string">
            <text:p>Punch an apple bullet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2" calcext:value-type="float">
            <text:p>202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The Exploding Fist</text:p>
          </table:table-cell>
          <table:table-cell office:value-type="string" calcext:value-type="string">
            <text:p><text:span text:style-name="T1">Punch</text:span> Quack Attacker rocket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3" calcext:value-type="float">
            <text:p>203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table:style-name="ce193" office:value-type="string" calcext:value-type="string">
            <text:p>Pie Hard</text:p>
          </table:table-cell>
          <table:table-cell office:value-type="string" calcext:value-type="string">
            <text:p>Obtain cake ammunition for the gun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04" calcext:value-type="float">
            <text:p>204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ron Head</text:p>
          </table:table-cell>
          <table:table-cell office:value-type="string" calcext:value-type="string">
            <text:p>Blow up a dynamite on your own head without taking damag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5" calcext:value-type="float">
            <text:p>205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8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Crunchy March</text:p>
          </table:table-cell>
          <table:table-cell office:value-type="string" calcext:value-type="string">
            <text:p>Defeat 5 enemies in a row by jumping their heads and without landing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6" calcext:value-type="float">
            <text:p>206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3"/>
          <table:table-cell table:style-name="ce202" office:value-type="string" calcext:value-type="string">
            <text:p>(The feta flatlands → go right)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Major Kong</text:p>
          </table:table-cell>
          <table:table-cell office:value-type="string" calcext:value-type="string">
            <text:p>Jump on a Bully Bullet 10 times in a row</text:p>
          </table:table-cell>
          <table:table-cell table:style-name="ce197"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0" calcext:value-type="float">
            <text:p>210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table:style-name="ce193" office:value-type="string" calcext:value-type="string">
            <text:p>Big Fish</text:p>
          </table:table-cell>
          <table:table-cell office:value-type="string" calcext:value-type="string">
            <text:p><text:span text:style-name="T1">Knock a triple star block </text:span>and catch all the stars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1" calcext:value-type="float">
            <text:p>211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omeback</text:p>
          </table:table-cell>
          <table:table-cell office:value-type="string" calcext:value-type="string">
            <text:p>Recover energy points to the maximum without restarting after being in dang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2" calcext:value-type="float">
            <text:p>212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3"/>
          <table:table-cell table:style-name="ce18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Gourmet Predatory</text:p>
          </table:table-cell>
          <table:table-cell office:value-type="string" calcext:value-type="string">
            <text:p>Today we have a special enemy dish</text:p>
          </table:table-cell>
          <table:table-cell table:style-name="ce197"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3" calcext:value-type="float">
            <text:p>213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8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Gourmet Herbivorous</text:p>
          </table:table-cell>
          <table:table-cell office:value-type="string" calcext:value-type="string">
            <text:p>Today we have a special killing dish</text:p>
          </table:table-cell>
          <table:table-cell table:style-name="ce197"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4" calcext:value-type="float">
            <text:p>214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82"/>
          <table:table-cell table:style-name="ce193" table:number-columns-repeated="41"/>
        </table:table-row>
        <table:table-row table:style-name="ro1">
          <table:table-cell table:number-columns-repeated="4"/>
          <table:table-cell table:style-name="ce200" table:number-columns-repeated="2"/>
          <table:table-cell/>
          <table:table-cell table:style-name="ce196" table:number-columns-repeated="2"/>
          <table:table-cell table:number-columns-repeated="2"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ustard Jacuzzi</text:p>
          </table:table-cell>
          <table:table-cell office:value-type="string" calcext:value-type="string">
            <text:p>Cross the pit in Hot Custards Springs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111" calcext:value-type="float">
            <text:p>111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05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Curdleburg</text:span> Jacuzzi</text:p>
          </table:table-cell>
          <table:table-cell office:value-type="string" calcext:value-type="string">
            <text:p>Cross the pit in Curdleburg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491" calcext:value-type="float">
            <text:p>149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b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Buttercup</text:span> Jacuzzi</text:p>
          </table:table-cell>
          <table:table-cell office:value-type="string" calcext:value-type="string">
            <text:p>Cross the pit in Buttercup Ridge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493" calcext:value-type="float">
            <text:p>1493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53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Nibbleston Nails</text:p>
          </table:table-cell>
          <table:table-cell office:value-type="string" calcext:value-type="string">
            <text:p>Cross the spiked passage in Nibbleston Fell without taking damag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511" calcext:value-type="float">
            <text:p>151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46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Focus Pocus</text:p>
          </table:table-cell>
          <table:table-cell office:value-type="string" calcext:value-type="string">
            <text:p><text:span text:style-name="T1">Catch the umbrella in the air while jumping over spikes in The Floating Folly</text:span> without taking damage</text:p>
          </table:table-cell>
          <table:table-cell office:value-type="float" office:value="3" calcext:value-type="float">
            <text:p>3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601" calcext:value-type="float">
            <text:p>160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21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There and Back Again</text:p>
          </table:table-cell>
          <table:table-cell office:value-type="string" calcext:value-type="string">
            <text:p><text:span text:style-name="T1">Cross the spiked pit both ways in Parmesan Peaks</text:span>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611" calcext:value-type="float">
            <text:p>161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22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Forest Nails</text:p>
          </table:table-cell>
          <table:table-cell office:value-type="string" calcext:value-type="string">
            <text:p>Cross the spiked tunnel in Blue Forest Plateau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612" calcext:value-type="float">
            <text:p>1612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5c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Mocha Nails</text:p>
          </table:table-cell>
          <table:table-cell office:value-type="string" calcext:value-type="string">
            <text:p>Cross the spiked grove in The Mocha Mountains without taking damag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711" calcext:value-type="float">
            <text:p>171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61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 table:number-columns-repeated="4"/>
          <table:table-cell table:style-name="ce200" table:number-columns-repeated="2"/>
          <table:table-cell/>
          <table:table-cell table:style-name="ce196" table:number-columns-repeated="2"/>
          <table:table-cell table:number-columns-repeated="2"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Mary Poppins</text:p>
          </table:table-cell>
          <table:table-cell office:value-type="string" calcext:value-type="string">
            <text:p>Collect 120 moons in Custard Craters while soaring with the umbrell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112" calcext:value-type="float">
            <text:p>1112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d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Parrot Affair</text:p>
          </table:table-cell>
          <table:table-cell office:value-type="string" calcext:value-type="string">
            <text:p><text:span text:style-name="T1">Collect 65 moons in Slimeswold Under Cheese while soaring with the </text:span>umbrell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301" calcext:value-type="float">
            <text:p>130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4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Supercalifragilisticexpialidocious</text:p>
          </table:table-cell>
          <table:table-cell office:value-type="string" calcext:value-type="string">
            <text:p><text:span text:style-name="T1">Collect 75 moons in Gurgleton while soaring with the </text:span>umbrella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411" calcext:value-type="float">
            <text:p>141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8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Greedosaur</text:p>
          </table:table-cell>
          <table:table-cell office:value-type="string" calcext:value-type="string">
            <text:p>Collect 250 moons while completing Fruitassic Park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414" calcext:value-type="float">
            <text:p>1414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4e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Mary Poppins Returns</text:p>
          </table:table-cell>
          <table:table-cell office:value-type="string" calcext:value-type="string">
            <text:p><text:span text:style-name="T1">Collect 130 moons in Lower Curdleburg while soaring with the </text:span>umbrella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492" calcext:value-type="float">
            <text:p>1492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52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Modest Salary</text:p>
          </table:table-cell>
          <table:table-cell office:value-type="string" calcext:value-type="string">
            <text:p>Reach the bottom of the pit in Splinter Pit without collecting any moons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632" calcext:value-type="float">
            <text:p>1632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69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Initial Investigation</text:p>
          </table:table-cell>
          <table:table-cell office:value-type="string" calcext:value-type="string">
            <text:p>Inspect crashed J.A.W.S. rocket</text:p>
          </table:table-cell>
          <table:table-cell office:value-type="float" office:value="1" calcext:value-type="float">
            <text:p>1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900" calcext:value-type="float">
            <text:p>900</text:p>
          </table:table-cell>
          <table:table-cell table:style-name="Default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Gouda Gully</text:p>
          </table:table-cell>
          <table:table-cell office:value-type="string" calcext:value-type="string">
            <text:p>Explore Cheese Hills and find a safe place in Gouda Gul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rigger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0x0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oquefort Ridge</text:p>
          </table:table-cell>
          <table:table-cell office:value-type="string" calcext:value-type="string">
            <text:p>Explore Cheese Hills and find a safe place in Roquefort Ri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0x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umpsville</text:p>
          </table:table-cell>
          <table:table-cell office:value-type="string" calcext:value-type="string">
            <text:p>Explore Custard Meadows and find a safe place in Lumpsv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7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ttle Pimple</text:p>
          </table:table-cell>
          <table:table-cell office:value-type="string" calcext:value-type="string">
            <text:p>Explore Slime Plains and find a safe place in Little Pimp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y Knoll</text:p>
          </table:table-cell>
          <table:table-cell office:value-type="string" calcext:value-type="string">
            <text:p>Explore Slime Plains and find a safe place in Slimy Kn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mburger Reach</text:p>
          </table:table-cell>
          <table:table-cell office:value-type="string" calcext:value-type="string">
            <text:p>Explore Slime Plains and find a safe place in Limburger Rea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dden Cheese Silo</text:p>
          </table:table-cell>
          <table:table-cell office:value-type="string" calcext:value-type="string">
            <text:p>Explore Cheese Tower and find a safe place in Hidden Cheese Si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7" office:value-type="float" office:value="1215" calcext:value-type="float">
            <text:p>1215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ore Murky Moors</text:p>
          </table:table-cell>
          <table:table-cell office:value-type="string" calcext:value-type="string">
            <text:p>Explore Slime Plains and find a safe place in More Murky Mo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eswold Under Cheese</text:p>
          </table:table-cell>
          <table:table-cell office:value-type="string" calcext:value-type="string">
            <text:p>Explore Wolds and find a safe place in Slimeswold Under Chee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urgleton</text:p>
          </table:table-cell>
          <table:table-cell office:value-type="string" calcext:value-type="string">
            <text:p>Explore Overwold and find a safe place in Gurgle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Fruitassic Park</text:p>
          </table:table-cell>
          <table:table-cell office:value-type="string" calcext:value-type="string">
            <text:p>Explore Overwold and find a safe place in Fruitassic P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eburg</text:p>
          </table:table-cell>
          <table:table-cell office:value-type="string" calcext:value-type="string">
            <text:p>Explore Butter Mound and find a safe place in Curdlebu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490" calcext:value-type="float">
            <text:p>149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ington on the Whey</text:p>
          </table:table-cell>
          <table:table-cell office:value-type="string" calcext:value-type="string">
            <text:p>Explore Butter Mound and find a safe place in Curdlington on the Wh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520" calcext:value-type="float">
            <text:p>15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astern Cheddar Hoard</text:p>
          </table:table-cell>
          <table:table-cell office:value-type="string" calcext:value-type="string">
            <text:p>Explore Secret Slime Pit and find a safe place in Eastern Cheddar Ho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he Floating Folly</text:p>
          </table:table-cell>
          <table:table-cell office:value-type="string" calcext:value-type="string">
            <text:p>Explore Blue Cheese Hills and find a safe place in The Floating Fol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600" calcext:value-type="float">
            <text:p>16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Blue Moon Dunes</text:p>
          </table:table-cell>
          <table:table-cell office:value-type="string" calcext:value-type="string">
            <text:p>Explore Blue Cheese Hills and find a safe place in Blue Moon Du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05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rystalline Cuttings</text:p>
          </table:table-cell>
          <table:table-cell office:value-type="string" calcext:value-type="string">
            <text:p>Explore Crystal Caverns and find a safe place in Crystalline Cutt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lace Glacier</text:p>
          </table:table-cell>
          <table:table-cell office:value-type="string" calcext:value-type="string">
            <text:p>Explore Waffel Glacier and find a safe place in Glace Glaci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700" calcext:value-type="float">
            <text:p>17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riple Scoopingdon</text:p>
          </table:table-cell>
          <table:table-cell office:value-type="string" calcext:value-type="string">
            <text:p>Explore Waffel Glacier and find a safe place in Triple Scoopingd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Neopolitan Peninsula</text:p>
          </table:table-cell>
          <table:table-cell office:value-type="string" calcext:value-type="string">
            <text:p>Explore Waffel Glacier and find a safe place in Neopolitan Peninsu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720" calcext:value-type="float">
            <text:p>17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05" office:value-type="string" calcext:value-type="string">
            <text:p>0x6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96" table:number-columns-repeated="3"/>
          <table:table-cell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Bon Appetit</text:p>
          </table:table-cell>
          <table:table-cell office:value-type="string" calcext:value-type="string">
            <text:p>Defeat Lumpsville Lurker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Julienne of Mushrooms</text:p>
          </table:table-cell>
          <table:table-cell office:value-type="string" calcext:value-type="string">
            <text:p>Defeat Fungi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Night of the Chicken Dead</text:p>
          </table:table-cell>
          <table:table-cell office:value-type="string" calcext:value-type="string">
            <text:p>Defeat Kentucky Fried Fiend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Fungi Strikes Back</text:p>
          </table:table-cell>
          <table:table-cell office:value-type="string" calcext:value-type="string">
            <text:p><text:span text:style-name="T1">Defeat Fungi without taking damage</text:span> ag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Dr.Yes</text:p>
          </table:table-cell>
          <table:table-cell office:value-type="string" calcext:value-type="string">
            <text:p>Defeat Dr.Maybe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ugu in a Cheese Key</text:p>
          </table:table-cell>
          <table:table-cell office:value-type="string" calcext:value-type="string">
            <text:p>Obtain a Cheese Tower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05" calcext:value-type="float">
            <text:p>1205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rystal Vibes</text:p>
          </table:table-cell>
          <table:table-cell office:value-type="string" calcext:value-type="string">
            <text:p>Obtain a Crystal Caverns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30" calcext:value-type="float">
            <text:p>163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nnet Mine 1</text:p>
          </table:table-cell>
          <table:table-cell office:value-type="string" calcext:value-type="string">
            <text:p>Destroy the cheese mine in Rennet Min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Rennet Mine 2</text:p>
          </table:table-cell>
          <table:table-cell office:value-type="string" calcext:value-type="string">
            <text:p><text:span text:style-name="T1">Destroy the </text:span>cheese mine in Rennet Mine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Mozzarella Over-mine</text:p>
          </table:table-cell>
          <table:table-cell office:value-type="string" calcext:value-type="string">
            <text:p>Destroy the cheese mine in Mozzarella Over-m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 Mine</text:p>
          </table:table-cell>
          <table:table-cell office:value-type="string" calcext:value-type="string">
            <text:p>Destroy the cheese mine in Curdle M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/>
          <table:table-cell office:value-type="string" calcext:value-type="string">
            <text:p>Progress</text:p>
          </table:table-cell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 table:number-columns-repeated="7"/>
          <table:table-cell table:style-name="ce196" table:number-columns-repeated="2"/>
          <table:table-cell table:number-columns-repeated="2"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Young Blood</text:p>
          </table:table-cell>
          <table:table-cell office:value-type="string" calcext:value-type="string">
            <text:p><text:span text:style-name="T1">Rescue the </text:span>agent Finnius Fro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ating Time</text:p>
          </table:table-cell>
          <table:table-cell office:value-type="string" calcext:value-type="string">
            <text:p><text:span text:style-name="T1">Plan a date with Agent </text:span>Angel Fi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00" calcext:value-type="float">
            <text:p>140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ompromat</text:p>
          </table:table-cell>
          <table:table-cell office:value-type="string" calcext:value-type="string">
            <text:p><text:span text:style-name="T1">Rescue the </text:span>last agent to clarify object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lime Bang-and-burn</text:p>
          </table:table-cell>
          <table:table-cell office:value-type="string" calcext:value-type="string">
            <text:p><text:span text:style-name="T1">Disable the first s</text:span>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70" calcext:value-type="float">
            <text:p>127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Overwold Bang-and-burn</text:p>
          </table:table-cell>
          <table:table-cell office:value-type="string" calcext:value-type="string">
            <text:p><text:span text:style-name="T1">Disable the secon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20" calcext:value-type="float">
            <text:p>1420</text:p>
          </table:table-cell>
          <table:table-cell table:style-name="Default"/>
          <table:table-cell table:number-columns-repeated="4" office:value-type="string" calcext:value-type="string">
            <text:p>+</text:p>
          </table:table-cell>
          <table:table-cell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Slime Pit Bang-and-burn</text:p>
          </table:table-cell>
          <table:table-cell office:value-type="string" calcext:value-type="string">
            <text:p><text:span text:style-name="T1">Disable the thir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540" calcext:value-type="float">
            <text:p>154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Waffel Bang-and-burn</text:p>
          </table:table-cell>
          <table:table-cell office:value-type="string" calcext:value-type="string">
            <text:p><text:span text:style-name="T1">Disable the fourth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40" calcext:value-type="float">
            <text:p>174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 table:number-columns-repeated="7"/>
          <table:table-cell table:style-name="ce196" table:number-columns-repeated="2"/>
          <table:table-cell table:number-columns-repeated="2"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heese Surveillance</text:p>
          </table:table-cell>
          <table:table-cell office:value-type="string" calcext:value-type="string">
            <text:p><text:span text:style-name="T1">Find the </text:span>first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ollect</text:p>
          </table:table-cell>
          <table:table-cell office:value-type="float" office:value="1020" calcext:value-type="float">
            <text:p>102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lime Surveillance</text:p>
          </table:table-cell>
          <table:table-cell office:value-type="string" calcext:value-type="string">
            <text:p><text:span text:style-name="T1">Find the </text:span>secon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80" calcext:value-type="float">
            <text:p>128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verwold Surveillance</text:p>
          </table:table-cell>
          <table:table-cell office:value-type="string" calcext:value-type="string">
            <text:p><text:span text:style-name="T1">Find the </text:span>thir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30" calcext:value-type="float">
            <text:p>143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utter Surveillance</text:p>
          </table:table-cell>
          <table:table-cell office:value-type="string" calcext:value-type="string">
            <text:p><text:span text:style-name="T1">Find the </text:span>four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50" calcext:value-type="float">
            <text:p>155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lue Cheese Surveillance</text:p>
          </table:table-cell>
          <table:table-cell office:value-type="string" calcext:value-type="string">
            <text:p><text:span text:style-name="T1">Find the </text:span>fif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50" calcext:value-type="float">
            <text:p>165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una Egg</text:p>
          </table:table-cell>
          <table:table-cell office:value-type="string" calcext:value-type="string">
            <text:p><text:span text:style-name="T1">Retrieve the Luna</text:span> Egg treas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120" calcext:value-type="float">
            <text:p>112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<text:span text:style-name="T1">Blue Moonstone</text:span></text:p>
          </table:table-cell>
          <table:table-cell office:value-type="string" calcext:value-type="string">
            <text:p><text:span text:style-name="T1">Retrieve the </text:span>Blue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90" calcext:value-type="float">
            <text:p>129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Luna Emerald</text:p>
          </table:table-cell>
          <table:table-cell office:value-type="string" calcext:value-type="string">
            <text:p><text:span text:style-name="T1">Retrieve the Luna</text:span> Emeral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40" calcext:value-type="float">
            <text:p>144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<text:span text:style-name="T1">Red Moonstone</text:span></text:p>
          </table:table-cell>
          <table:table-cell office:value-type="string" calcext:value-type="string">
            <text:p><text:span text:style-name="T1">Retrieve the </text:span>Red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60" calcext:value-type="float">
            <text:p>156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Gibbous Dormouse</text:p>
          </table:table-cell>
          <table:table-cell office:value-type="string" calcext:value-type="string">
            <text:p><text:span text:style-name="T1">Retrieve the Gibbous</text:span> Dormous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60" calcext:value-type="float">
            <text:p>166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ream Mushroom</text:p>
          </table:table-cell>
          <table:table-cell office:value-type="string" calcext:value-type="string">
            <text:p><text:span text:style-name="T1">Retrieve the Dream</text:span> Mushroom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Artemis Star</text:p>
          </table:table-cell>
          <table:table-cell office:value-type="string" calcext:value-type="string">
            <text:p><text:span text:style-name="T1">Retrieve the Artemis</text:span> Star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60" calcext:value-type="float">
            <text:p>176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hunderball</text:p>
          </table:table-cell>
          <table:table-cell office:value-type="string" calcext:value-type="string">
            <text:p>Destroy all the cheese m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20" calcext:value-type="float">
            <text:p>132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asino Royale</text:p>
          </table:table-cell>
          <table:table-cell office:value-type="string" calcext:value-type="string">
            <text:p>Rescue all the agen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70" calcext:value-type="float">
            <text:p>167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onraker</text:p>
          </table:table-cell>
          <table:table-cell office:value-type="string" calcext:value-type="string">
            <text:p><text:span text:style-name="T1">Disable</text:span> all the stiltonium machin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70" calcext:value-type="float">
            <text:p>177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GoldenEye</text:p>
          </table:table-cell>
          <table:table-cell office:value-type="string" calcext:value-type="string">
            <text:p>Find all the satellite pie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80" calcext:value-type="float">
            <text:p>168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iamonds Are Forever</text:p>
          </table:table-cell>
          <table:table-cell office:value-type="string" calcext:value-type="string">
            <text:p>Retrieve all the lost treasu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80" calcext:value-type="float">
            <text:p>178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ungal Wealth</text:p>
          </table:table-cell>
          <table:table-cell office:value-type="string" calcext:value-type="string">
            <text:p>Grab a secret stash in The Fungal Jung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08" calcext:value-type="float">
            <text:p>1208</text:p>
          </table:table-cell>
          <table:table-cell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c</text:p>
          </table:table-cell>
          <table:table-cell table:number-columns-repeated="9"/>
          <table:table-cell office:value-type="string" calcext:value-type="string">
            <text:p>Dynamite in hidden box (trees)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ennet Wealth</text:p>
          </table:table-cell>
          <table:table-cell office:value-type="string" calcext:value-type="string">
            <text:p><text:span text:style-name="T1">Grab a secret stash</text:span> in Rennet Mine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31" calcext:value-type="float">
            <text:p>123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e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Stash in right, wall run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Murky Wealth</text:p>
          </table:table-cell>
          <table:table-cell office:value-type="string" calcext:value-type="string">
            <text:p>Grab a secret stash in More Murky Mo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1" calcext:value-type="float">
            <text:p>125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0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hunnel Wealth</text:p>
          </table:table-cell>
          <table:table-cell office:value-type="string" calcext:value-type="string">
            <text:p><text:span text:style-name="T1">Grab a secret stash in </text:span>The Chu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51" calcext:value-type="float">
            <text:p>1051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b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StashBox before warp, place dynomite at right to get additional 2UP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Pimple Wealth</text:p>
          </table:table-cell>
          <table:table-cell office:value-type="string" calcext:value-type="string">
            <text:p><text:span text:style-name="T1">Grab a secret stash in </text:span>Greater Pimp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91" calcext:value-type="float">
            <text:p>129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a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use 2 invicibility to collect boxes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Slither Wealth</text:p>
          </table:table-cell>
          <table:table-cell office:value-type="string" calcext:value-type="string">
            <text:p><text:span text:style-name="T1">Grab a </text:span>secret stash in Slitherpo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412" calcext:value-type="float">
            <text:p>141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a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use jetpack in end and go up right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Curdleburg Wealth</text:p>
          </table:table-cell>
          <table:table-cell office:value-type="string" calcext:value-type="string">
            <text:p><text:span text:style-name="T1">Grab a secret stash</text:span> in Curdlebu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1" calcext:value-type="float">
            <text:p>150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b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196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Curdlington Wealth</text:p>
          </table:table-cell>
          <table:table-cell office:value-type="string" calcext:value-type="string">
            <text:p><text:span text:style-name="T1">Grab a </text:span>secret stash in Upper Curdling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2" calcext:value-type="float">
            <text:p>150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d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Butterfingers Wealth</text:p>
          </table:table-cell>
          <table:table-cell office:value-type="string" calcext:value-type="string">
            <text:p><text:span text:style-name="T1">Grab a </text:span>secret stash in Lake Butterfin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5" calcext:value-type="float">
            <text:p>1505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5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use jetpack to second switch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Buttercup</text:span> Wealth</text:p>
          </table:table-cell>
          <table:table-cell office:value-type="string" calcext:value-type="string">
            <text:p>Grab a secret stash in Buttercup Ri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8" calcext:value-type="float">
            <text:p>1508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3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Wendsleydale </text:span>Wealth</text:p>
          </table:table-cell>
          <table:table-cell office:value-type="string" calcext:value-type="string">
            <text:p><text:span text:style-name="T1">Grab a </text:span>secret stash in Wendsleydale Wastelan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table:style-name="ce197" office:value-type="float" office:value="1602" calcext:value-type="float">
            <text:p>160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0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Parmesan </text:span>Wealth</text:p>
          </table:table-cell>
          <table:table-cell office:value-type="string" calcext:value-type="string">
            <text:p>Grab a secret stash in Parmesan Pea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table:style-name="ce197" office:value-type="float" office:value="1603" calcext:value-type="float">
            <text:p>1603</text:p>
          </table:table-cell>
          <table:table-cell table:style-name="ce196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Pepper </text:span>Wealth</text:p>
          </table:table-cell>
          <table:table-cell office:value-type="string" calcext:value-type="string">
            <text:p><text:span text:style-name="T1">Grab a </text:span>secret stash in The Peppermint Pinnac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2" calcext:value-type="float">
            <text:p>171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0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Bovine </text:span>Wealth</text:p>
          </table:table-cell>
          <table:table-cell office:value-type="string" calcext:value-type="string">
            <text:p><text:span text:style-name="T1">Grab a </text:span>secret stash in Bovine Aerial Assaul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31" calcext:value-type="float">
            <text:p>173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c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hidden block and hidden platforms)</text:p>
          </table:table-cell>
          <table:table-cell table:style-name="ce193" table:number-columns-repeated="4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96"/>
          <table:table-cell table:number-columns-repeated="5"/>
          <table:table-cell table:style-name="ce202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Gruyere Covert</text:p>
          </table:table-cell>
          <table:table-cell office:value-type="string" calcext:value-type="string">
            <text:p>Find a secret extra life in Crater Gruyer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21" calcext:value-type="float">
            <text:p>1021</text:p>
          </table:table-cell>
          <table:table-cell table:style-name="ce196"/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0x03</text:p>
          </table:table-cell>
          <table:table-cell table:style-name="ce202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Fungal Covert</text:p>
          </table:table-cell>
          <table:table-cell office:value-type="string" calcext:value-type="string">
            <text:p>Find a secret extra life in The Fungal Jungl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09" calcext:value-type="float">
            <text:p>1209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c</text:p>
          </table:table-cell>
          <table:table-cell table:style-name="ce202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Murky </text:span>Covert</text:p>
          </table:table-cell>
          <table:table-cell office:value-type="string" calcext:value-type="string">
            <text:p>Find a secret extra life in Murky Moors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2" calcext:value-type="float">
            <text:p>125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c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More Murky </text:span>Covert</text:p>
          </table:table-cell>
          <table:table-cell office:value-type="string" calcext:value-type="string">
            <text:p><text:span text:style-name="T1">Find a secret extra life</text:span> in More Murky Moors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3" calcext:value-type="float">
            <text:p>1253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0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Chunnel </text:span>Covert</text:p>
          </table:table-cell>
          <table:table-cell office:value-type="string" calcext:value-type="string">
            <text:p>Find a secret extra life in The Chunnel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52" calcext:value-type="float">
            <text:p>1052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3b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aerphilly </text:span>Covert</text:p>
          </table:table-cell>
          <table:table-cell office:value-type="string" calcext:value-type="string">
            <text:p>Find a secret extra life in Caerphilly Down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53" calcext:value-type="float">
            <text:p>1053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36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urdlington </text:span>Covert</text:p>
          </table:table-cell>
          <table:table-cell office:value-type="string" calcext:value-type="string">
            <text:p>Find a secret extra life in Upper Curdlington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3" calcext:value-type="float">
            <text:p>1503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burg Covert</text:p>
          </table:table-cell>
          <table:table-cell office:value-type="string" calcext:value-type="string">
            <text:p>Find a secret extra life in Lower Curdleburg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table:style-name="ce197" office:value-type="float" office:value="1504" calcext:value-type="float">
            <text:p>1504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2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Ridge </text:span>Covert</text:p>
          </table:table-cell>
          <table:table-cell office:value-type="string" calcext:value-type="string">
            <text:p>Find a secret extra life in Buttercup Rid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9" calcext:value-type="float">
            <text:p>1509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3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Plains </text:span>Covert</text:p>
          </table:table-cell>
          <table:table-cell office:value-type="string" calcext:value-type="string">
            <text:p>Find a secret extra life in Buttercup Plains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7" calcext:value-type="float">
            <text:p>1507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4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fingers </text:span>Covert</text:p>
          </table:table-cell>
          <table:table-cell office:value-type="string" calcext:value-type="string">
            <text:p>Find a secret extra life in Lake Butterfingers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6" calcext:value-type="float">
            <text:p>1506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5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rystalline </text:span>Covert</text:p>
          </table:table-cell>
          <table:table-cell office:value-type="string" calcext:value-type="string">
            <text:p>Find a secret extra life in Crystalline Cheese Chunks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81" calcext:value-type="float">
            <text:p>168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Glacier</text:span> Covert</text:p>
          </table:table-cell>
          <table:table-cell office:value-type="string" calcext:value-type="string">
            <text:p>Find a secret extra life in Glace Glacier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01" calcext:value-type="float">
            <text:p>170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5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epper Covert</text:p>
          </table:table-cell>
          <table:table-cell office:value-type="string" calcext:value-type="string">
            <text:p>Find a secret extra life in The Peppermint Pinnacles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3" calcext:value-type="float">
            <text:p>1713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0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1<text:span text:style-name="T2">st</text:span> Waferville Covert</text:p>
          </table:table-cell>
          <table:table-cell office:value-type="string" calcext:value-type="string">
            <text:p>Find the first secret extra life in Wafervill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5" calcext:value-type="float">
            <text:p>1715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<text:span text:style-name="T1">2</text:span><text:span text:style-name="T3">nd</text:span><text:span text:style-name="T1"> Waferville </text:span>Covert</text:p>
          </table:table-cell>
          <table:table-cell office:value-type="string" calcext:value-type="string">
            <text:p>Find the second secret extra life in Wafervill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6" calcext:value-type="float">
            <text:p>1716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200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arned Vacation</text:p>
          </table:table-cell>
          <table:table-cell office:value-type="string" calcext:value-type="string">
            <text:p>Thwart the evil and restore freedom to the galax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91" calcext:value-type="float">
            <text:p>179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Win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Fools’ Day</text:p>
          </table:table-cell>
          <table:table-cell office:value-type="string" calcext:value-type="string">
            <text:p>So close but an insufficient investigation has been ma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900" calcext:value-type="float">
            <text:p>190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Failure</text:p>
          </table:table-cell>
          <table:table-cell office:value-type="string" calcext:value-type="string">
            <text:p>What is objectives? You had to go out of your way to be so wro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901" calcext:value-type="float">
            <text:p>1901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Jedi Way</text:p>
          </table:table-cell>
          <table:table-cell office:value-type="string" calcext:value-type="string">
            <text:p><text:span text:style-name="T4">Defeat Dr.Maybe</text:span> being on the dark si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902" calcext:value-type="float">
            <text:p>1902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number-columns-repeated="22"/>
          <table:table-cell office:value-type="string" calcext:value-type="string">
            <text:p>30-10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iccottascape</text:p>
          </table:table-cell>
          <table:table-cell office:value-type="string" calcext:value-type="string">
            <text:p><text:span text:style-name="T1">Find the exit from The Chunnel</text:span> routes to Nether Slimeswold</text:p>
          </table:table-cell>
          <table:table-cell office:value-type="float" office:value="10" calcext:value-type="float">
            <text:p>10</text:p>
          </table:table-cell>
          <table:table-cell table:style-name="ce202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800" calcext:value-type="float">
            <text:p>180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le Excavations</text:p>
          </table:table-cell>
          <table:table-cell office:value-type="string" calcext:value-type="string">
            <text:p>Find the secret The Long Tunnel routes to Neopolitan Peninsula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801" calcext:value-type="float">
            <text:p>1801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Trooper</text:p>
          </table:table-cell>
          <table:table-cell office:value-type="string" calcext:value-type="string">
            <text:p>Earn 5 fatality bonuses with at least 5 sc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7, 45min</text:p>
          </table:table-cell>
          <table:table-cell office:value-type="string" calcext:value-type="string">
            <text:p>6, 45min</text:p>
          </table:table-cell>
          <table:table-cell office:value-type="string" calcext:value-type="string">
            <text:p>7, 70min</text:p>
          </table:table-cell>
          <table:table-cell/>
          <table:table-cell office:value-type="string" calcext:value-type="string">
            <text:p>7, 67min</text:p>
          </table:table-cell>
          <table:table-cell office:value-type="string" calcext:value-type="string">
            <text:p>3/10</text:p>
          </table:table-cell>
          <table:table-cell table:formula="of:=5/(8/10)" office:value-type="float" office:value="6.25" calcext:value-type="float">
            <text:p>6</text:p>
          </table:table-cell>
          <table:table-cell office:value-type="string" calcext:value-type="string">
            <text:p>all enemy</text:p>
          </table:table-cell>
          <table:table-cell office:value-type="string" calcext:value-type="string">
            <text:p>13, 9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Talented</text:span> Trooper</text:p>
          </table:table-cell>
          <table:table-cell office:value-type="string" calcext:value-type="string">
            <text:p>Earn 5 fatality bonuses with at least 10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, 55min</text:p>
          </table:table-cell>
          <table:table-cell table:number-columns-repeated="2"/>
          <table:table-cell office:value-type="string" calcext:value-type="string">
            <text:p>12, 98min</text:p>
          </table:table-cell>
          <table:table-cell office:value-type="string" calcext:value-type="string">
            <text:p>5/10</text:p>
          </table:table-cell>
          <table:table-cell table:formula="of:=5/(8/10)" office:value-type="float" office:value="6.25" calcext:value-type="float">
            <text:p>6</text:p>
          </table:table-cell>
          <table:table-cell office:value-type="string" calcext:value-type="string">
            <text:p>all enemy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Scholar</text:span> Trooper</text:p>
          </table:table-cell>
          <table:table-cell office:value-type="string" calcext:value-type="string">
            <text:p>Earn 5 fatality bonuses with at least 1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17, 154min</text:p>
          </table:table-cell>
          <table:table-cell office:value-type="string" calcext:value-type="string">
            <text:p>8/10</text:p>
          </table:table-cell>
          <table:table-cell table:formula="of:=5/(5/10)" office:value-type="float" office:value="10" calcext:value-type="float">
            <text:p>10</text:p>
          </table:table-cell>
          <table:table-cell office:value-type="string" calcext:value-type="string">
            <text:p>all enemy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asic</text:span> Force</text:p>
          </table:table-cell>
          <table:table-cell office:value-type="string" calcext:value-type="string">
            <text:p>Earn 5 energy remain bonuses with 29 scores while having no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10, 83mi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office:value-type="string" calcext:value-type="string">
            <text:p>12, 85min</text:p>
          </table:table-cell>
          <table:table-cell office:value-type="string" calcext:value-type="string">
            <text:p>6, 7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Advanced</text:span> Force</text:p>
          </table:table-cell>
          <table:table-cell office:value-type="string" calcext:value-type="string">
            <text:p>Earn 5 energy remain bonuses with 37 scores while having 1<text:span text:style-name="T2">st</text:span>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10, 90mi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<text:span text:style-name="T1">Expert</text:span> Force</text:p>
          </table:table-cell>
          <table:table-cell office:value-type="string" calcext:value-type="string">
            <text:p>Earn 5 energy remain bonuses with 45 scores while having 2<text:span text:style-name="T2">nd</text:span>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Lunatic</text:p>
          </table:table-cell>
          <table:table-cell office:value-type="string" calcext:value-type="string">
            <text:p>Earn 2 moon bonuses in a row while having no upgr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5, 35min, 1 save</text:p>
          </table:table-cell>
          <table:table-cell table:style-name="ce202" office:value-type="float" office:value="3" calcext:value-type="float">
            <text:p>3</text:p>
          </table:table-cell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5, 3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alented Lunatic</text:p>
          </table:table-cell>
          <table:table-cell office:value-type="string" calcext:value-type="string">
            <text:p>Earn 3 moon bonuses in a row while having no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13, 106min</text:p>
          </table:table-cell>
          <table:table-cell table:style-name="ce202" office:value-type="float" office:value="5" calcext:value-type="float">
            <text:p>5</text:p>
          </table:table-cell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7, 6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Scholar Lunatic</text:p>
          </table:table-cell>
          <table:table-cell office:value-type="string" calcext:value-type="string">
            <text:p>Earn 5 moon bonuses in a row while having no upgrade</text:p>
          </table:table-cell>
          <table:table-cell table:style-name="ce197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16, 136min</text:p>
          </table:table-cell>
          <table:table-cell table:style-name="ce202" office:value-type="float" office:value="8" calcext:value-type="float">
            <text:p>8</text:p>
          </table:table-cell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9, 75min</text:p>
          </table:table-cell>
          <table:table-cell table:number-columns-repeated="41"/>
        </table:table-row>
        <table:table-row table:style-name="ro1">
          <table:table-cell table:number-columns-repeated="3"/>
          <table:table-cell table:style-name="ce197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20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">Rookie</text:span> Moonwalker</text:p>
          </table:table-cell>
          <table:table-cell office:value-type="string" calcext:value-type="string">
            <text:p><text:span text:style-name="T1">Earn 2 moon bonuses in a row while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3" calcext:value-type="float">
            <text:p>3023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3, 30min</text:p>
          </table:table-cell>
          <table:table-cell table:number-columns-repeated="3"/>
          <table:table-cell table:style-name="ce202"/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Talented Moonwalker</text:p>
          </table:table-cell>
          <table:table-cell office:value-type="string" calcext:value-type="string">
            <text:p><text:span text:style-name="T1">Earn 3 moon bonuses in a row while</text:span> having 1<text:span text:style-name="T2">st</text:span>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4" calcext:value-type="float">
            <text:p>3024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5"/>
          <table:table-cell table:style-name="ce202"/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Scholar Moonwalker</text:p>
          </table:table-cell>
          <table:table-cell office:value-type="string" calcext:value-type="string">
            <text:p><text:span text:style-name="T1">Earn 5 moon bonuses in a row while having 1</text:span><text:span text:style-name="T3">st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5" calcext:value-type="float">
            <text:p>3025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5"/>
          <table:table-cell table:style-name="ce202"/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197"/>
          <table:table-cell table:number-columns-repeated="2"/>
          <table:table-cell table:style-name="ce203"/>
          <table:table-cell table:number-columns-repeated="6"/>
          <table:table-cell table:style-name="Default"/>
          <table:table-cell table:number-columns-repeated="5"/>
          <table:table-cell table:style-name="ce20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">Rookie</text:span> Lunanaut</text:p>
          </table:table-cell>
          <table:table-cell office:value-type="string" calcext:value-type="string">
            <text:p><text:span text:style-name="T1">Earn 2 moon bonuses in a row while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6" calcext:value-type="float">
            <text:p>3026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3, 30min</text:p>
          </table:table-cell>
          <table:table-cell table:number-columns-repeated="2"/>
          <table:table-cell table:style-name="ce202"/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Talented Lunanaut</text:p>
          </table:table-cell>
          <table:table-cell office:value-type="string" calcext:value-type="string">
            <text:p>Earn 3 moon bonuses in a row while having 2<text:span text:style-name="T2">nd</text:span>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7" calcext:value-type="float">
            <text:p>3027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4, 35min</text:p>
          </table:table-cell>
          <table:table-cell table:number-columns-repeated="2"/>
          <table:table-cell table:style-name="ce202"/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Scholar Lunanaut</text:p>
          </table:table-cell>
          <table:table-cell office:value-type="string" calcext:value-type="string">
            <text:p><text:span text:style-name="T1">Earn 5 moon bonuses in a row while having 2</text:span><text:span text:style-name="T3">nd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8" calcext:value-type="float">
            <text:p>3028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5"/>
          <table:table-cell table:style-name="ce202"/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Cuppa</text:p>
          </table:table-cell>
          <table:table-cell office:value-type="string" calcext:value-type="string">
            <text:p>Earn 3 teacup bonuses in a row while having no upgr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3, 15min</text:p>
          </table:table-cell>
          <table:table-cell table:number-columns-repeated="3"/>
          <table:table-cell office:value-type="string" calcext:value-type="string">
            <text:p>3, 25min</text:p>
          </table:table-cell>
          <table:table-cell table:style-name="ce202" office:value-type="float" office:value="3" calcext:value-type="float">
            <text:p>3</text:p>
          </table:table-cell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5, 3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Talented</text:span> Cuppa</text:p>
          </table:table-cell>
          <table:table-cell office:value-type="string" calcext:value-type="string">
            <text:p>Earn 5 teacup bonuses in a row while having no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5, 25min</text:p>
          </table:table-cell>
          <table:table-cell table:number-columns-repeated="3"/>
          <table:table-cell office:value-type="string" calcext:value-type="string">
            <text:p>5, 35min, 1 save</text:p>
          </table:table-cell>
          <table:table-cell table:style-name="ce202" office:value-type="float" office:value="5" calcext:value-type="float">
            <text:p>5</text:p>
          </table:table-cell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8, 4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Scholar</text:span> Cuppa</text:p>
          </table:table-cell>
          <table:table-cell office:value-type="string" calcext:value-type="string">
            <text:p>Earn 7 teacup bonuses in a row while having no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8, 71min, 2 save</text:p>
          </table:table-cell>
          <table:table-cell table:style-name="ce202" office:value-type="float" office:value="8" calcext:value-type="float">
            <text:p>8</text:p>
          </table:table-cell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10, 60min</text:p>
          </table:table-cell>
          <table:table-cell table:number-columns-repeated="41"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9"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Rookie</text:span> Bilbo</text:p>
          </table:table-cell>
          <table:table-cell office:value-type="string" calcext:value-type="string">
            <text:p><text:span text:style-name="T1">Earn 3 teacup bonuses in a row while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3" calcext:value-type="float">
            <text:p>3033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3, 30min</text:p>
          </table:table-cell>
          <table:table-cell table:number-columns-repeated="4"/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Talented</text:span> Bilbo</text:p>
          </table:table-cell>
          <table:table-cell office:value-type="string" calcext:value-type="string">
            <text:p><text:span text:style-name="T1">Earn 5 teacup bonuses in a row while having 1</text:span><text:span text:style-name="T3">st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4" calcext:value-type="float">
            <text:p>3034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9, 80min</text:p>
          </table:table-cell>
          <table:table-cell table:number-columns-repeated="4"/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Scholar</text:span> Bilbo</text:p>
          </table:table-cell>
          <table:table-cell office:value-type="string" calcext:value-type="string">
            <text:p><text:span text:style-name="T1">Earn 7 teacup bonuses in a row while having 1</text:span><text:span text:style-name="T3">st</text:span><text:span text:style-name="T1"> upgrade</text:span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5" calcext:value-type="float">
            <text:p>3035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1">
          <table:table-cell table:number-columns-repeated="6"/>
          <table:table-cell table:style-name="ce203"/>
          <table:table-cell table:number-columns-repeated="6"/>
          <table:table-cell table:style-name="Default"/>
          <table:table-cell table:number-columns-repeated="9"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Rookie</text:span> Hatter</text:p>
          </table:table-cell>
          <table:table-cell office:value-type="string" calcext:value-type="string">
            <text:p><text:span text:style-name="T1">Earn 3 teacup bonuses in a row while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6" calcext:value-type="float">
            <text:p>3036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Talented Hatter</text:p>
          </table:table-cell>
          <table:table-cell office:value-type="string" calcext:value-type="string">
            <text:p><text:span text:style-name="T1">Earn 5 teacup bonuses in a row while having 2</text:span><text:span text:style-name="T3">nd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7" calcext:value-type="float">
            <text:p>3037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8, 95min</text:p>
          </table:table-cell>
          <table:table-cell table:number-columns-repeated="3"/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Scholar Hatter</text:p>
          </table:table-cell>
          <table:table-cell office:value-type="string" calcext:value-type="string">
            <text:p><text:span text:style-name="T1">Earn 7 teacup bonuses in a row while having 2</text:span><text:span text:style-name="T3">nd</text:span><text:span text:style-name="T1"> upgrade</text:span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8" calcext:value-type="float">
            <text:p>3038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Awards</text:p>
          </table:table-cell>
          <table:table-cell office:value-type="string" calcext:value-type="string">
            <text:p>Get an energy star in a bonus</text:p>
          </table:table-cell>
          <table:table-cell table:style-name="ce196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0" calcext:value-type="float">
            <text:p>3100</text:p>
          </table:table-cell>
          <table:table-cell table:style-name="ce196"/>
          <table:table-cell table:number-columns-repeated="4"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2"/>
          <table:table-cell table:style-name="ce193" office:value-type="string" calcext:value-type="string">
            <text:p>2, 10min</text:p>
          </table:table-cell>
          <table:table-cell table:style-name="ce193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Life Awards</text:p>
          </table:table-cell>
          <table:table-cell office:value-type="string" calcext:value-type="string">
            <text:p>Get a life in a bonus</text:p>
          </table:table-cell>
          <table:table-cell table:style-name="ce196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1" calcext:value-type="float">
            <text:p>3101</text:p>
          </table:table-cell>
          <table:table-cell table:style-name="ce196"/>
          <table:table-cell table:number-columns-repeated="4"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2"/>
          <table:table-cell office:value-type="string" calcext:value-type="string">
            <text:p>5, 35min, 1 save</text:p>
          </table:table-cell>
          <table:table-cell table:style-name="ce193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Gold Awards</text:p>
          </table:table-cell>
          <table:table-cell office:value-type="string" calcext:value-type="string">
            <text:p>Get a hard-hat in a bonus</text:p>
          </table:table-cell>
          <table:table-cell table:style-name="ce196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2" calcext:value-type="float">
            <text:p>3102</text:p>
          </table:table-cell>
          <table:table-cell table:style-name="ce196"/>
          <table:table-cell table:number-columns-repeated="4"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Spy Awards</text:p>
          </table:table-cell>
          <table:table-cell office:value-type="string" calcext:value-type="string">
            <text:p>Get an X-Ray in a bonus</text:p>
          </table:table-cell>
          <table:table-cell table:style-name="ce196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3" calcext:value-type="float">
            <text:p>3103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Fish Awards</text:p>
          </table:table-cell>
          <table:table-cell office:value-type="string" calcext:value-type="string">
            <text:p>Get an invincibility fish in a bonus</text:p>
          </table:table-cell>
          <table:table-cell table:style-name="ce196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4" calcext:value-type="float">
            <text:p>3104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4"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ookie Numismatist</text:p>
          </table:table-cell>
          <table:table-cell table:style-name="ce194" office:value-type="string" calcext:value-type="string">
            <text:p>Collect 10 coin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5, 20min (15)</text:p>
          </table:table-cell>
          <table:table-cell office:value-type="string" calcext:value-type="string">
            <text:p>4, 35min</text:p>
          </table:table-cell>
          <table:table-cell table:style-name="ce193" office:value-type="string" calcext:value-type="string">
            <text:p>5, 45min</text:p>
          </table:table-cell>
          <table:table-cell table:style-name="ce193"/>
          <table:table-cell table:style-name="ce202" office:value-type="string" calcext:value-type="string">
            <text:p>3, 17min</text:p>
          </table:table-cell>
          <table:table-cell table:style-name="ce208" office:value-type="float" office:value="10" calcext:value-type="float">
            <text:p>10</text:p>
          </table:table-cell>
          <table:table-cell table:style-name="ce211" table:formula="of:=15/3.35" office:value-type="float" office:value="4.47761194029851" calcext:value-type="float">
            <text:p>4</text:p>
          </table:table-cell>
          <table:table-cell table:style-name="ce208" office:value-type="string" calcext:value-type="string">
            <text:p>all collect</text:p>
          </table:table-cell>
          <table:table-cell office:value-type="string" calcext:value-type="string">
            <text:p>3, 15min</text:p>
          </table:table-cell>
          <table:table-cell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Talented</text:span> Numismatist</text:p>
          </table:table-cell>
          <table:table-cell table:style-name="ce194" office:value-type="string" calcext:value-type="string">
            <text:p>Collect 25 coi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01" calcext:value-type="float">
            <text:p>4201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6, 30min (25)</text:p>
          </table:table-cell>
          <table:table-cell office:value-type="string" calcext:value-type="string">
            <text:p>11, 90min</text:p>
          </table:table-cell>
          <table:table-cell table:style-name="ce193" table:number-columns-repeated="2"/>
          <table:table-cell office:value-type="string" calcext:value-type="string">
            <text:p>5, 35min, 1 save</text:p>
          </table:table-cell>
          <table:table-cell table:style-name="ce208" office:value-type="float" office:value="25" calcext:value-type="float">
            <text:p>25</text:p>
          </table:table-cell>
          <table:table-cell table:style-name="ce211" table:formula="of:=25/3.35" office:value-type="float" office:value="7.46268656716418" calcext:value-type="float">
            <text:p>7</text:p>
          </table:table-cell>
          <table:table-cell table:style-name="ce208" office:value-type="string" calcext:value-type="string">
            <text:p>all collect</text:p>
          </table:table-cell>
          <table:table-cell office:value-type="string" calcext:value-type="string">
            <text:p>6, 35min</text:p>
          </table:table-cell>
          <table:table-cell office:value-type="string" calcext:value-type="string">
            <text:p>6, 7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Scholar</text:span> Numismatist</text:p>
          </table:table-cell>
          <table:table-cell table:style-name="ce194" office:value-type="string" calcext:value-type="string">
            <text:p>Collect 40 coi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02" calcext:value-type="float">
            <text:p>4202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8, 45min (35)</text:p>
          </table:table-cell>
          <table:table-cell/>
          <table:table-cell table:style-name="ce193" table:number-columns-repeated="2"/>
          <table:table-cell table:style-name="ce202" office:value-type="string" calcext:value-type="string">
            <text:p>(46) 23, 180min</text:p>
          </table:table-cell>
          <table:table-cell table:style-name="ce208" office:value-type="float" office:value="50" calcext:value-type="float">
            <text:p>50</text:p>
          </table:table-cell>
          <table:table-cell table:style-name="ce211" table:formula="of:=35/3.35" office:value-type="float" office:value="10.4477611940299" calcext:value-type="float">
            <text:p>10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 table:number-columns-repeated="2"/>
          <table:table-cell table:style-name="ce194"/>
          <table:table-cell table:number-columns-repeated="2"/>
          <table:table-cell table:style-name="Default"/>
          <table:table-cell table:style-name="ce197"/>
          <table:table-cell/>
          <table:table-cell table:style-name="ce196" table:number-columns-repeated="2"/>
          <table:table-cell table:number-columns-repeated="3"/>
          <table:table-cell table:style-name="ce196"/>
          <table:table-cell table:number-columns-repeated="2"/>
          <table:table-cell table:style-name="ce193" table:number-columns-repeated="2"/>
          <table:table-cell table:style-name="ce182"/>
          <table:table-cell table:style-name="ce193"/>
          <table:table-cell table:style-name="ce211"/>
          <table:table-cell table:style-name="ce208"/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Rookie</text:span> Antiquarian</text:p>
          </table:table-cell>
          <table:table-cell office:value-type="string" calcext:value-type="string">
            <text:p>Collect 5 trophie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10" calcext:value-type="float">
            <text:p>4210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office:value-type="string" calcext:value-type="string">
            <text:p>5, 20min</text:p>
          </table:table-cell>
          <table:table-cell office:value-type="string" calcext:value-type="string">
            <text:p>5, 40min</text:p>
          </table:table-cell>
          <table:table-cell table:style-name="ce193" office:value-type="string" calcext:value-type="string">
            <text:p>5, 50min</text:p>
          </table:table-cell>
          <table:table-cell table:style-name="ce193"/>
          <table:table-cell table:style-name="ce208" office:value-type="string" calcext:value-type="string">
            <text:p>11, 95min</text:p>
          </table:table-cell>
          <table:table-cell table:style-name="ce208" office:value-type="float" office:value="10" calcext:value-type="float">
            <text:p>10</text:p>
          </table:table-cell>
          <table:table-cell table:style-name="ce211" table:formula="of:=5/1.33" office:value-type="float" office:value="3.7593984962406" calcext:value-type="float">
            <text:p>4</text:p>
          </table:table-cell>
          <table:table-cell table:style-name="ce208" office:value-type="string" calcext:value-type="string">
            <text:p>all collect</text:p>
          </table:table-cell>
          <table:table-cell office:value-type="string" calcext:value-type="string">
            <text:p>13, 80min</text:p>
          </table:table-cell>
          <table:table-cell office:value-type="string" calcext:value-type="string">
            <text:p>6, 7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Talented</text:span> Antiquarian</text:p>
          </table:table-cell>
          <table:table-cell office:value-type="string" calcext:value-type="string">
            <text:p>Collect 10 trophie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11" calcext:value-type="float">
            <text:p>4211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table:number-columns-repeated="2"/>
          <table:table-cell table:style-name="ce193" table:number-columns-repeated="2"/>
          <table:table-cell table:style-name="ce208" office:value-type="string" calcext:value-type="string">
            <text:p>14, 112min</text:p>
          </table:table-cell>
          <table:table-cell table:style-name="ce208" office:value-type="float" office:value="20" calcext:value-type="float">
            <text:p>20</text:p>
          </table:table-cell>
          <table:table-cell table:style-name="ce211" table:formula="of:=10/1.33" office:value-type="float" office:value="7.5187969924812" calcext:value-type="float">
            <text:p>8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Scholar</text:span> Antiquarian</text:p>
          </table:table-cell>
          <table:table-cell office:value-type="string" calcext:value-type="string">
            <text:p>Collect 15 trophie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12" calcext:value-type="float">
            <text:p>4212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table:number-columns-repeated="2"/>
          <table:table-cell table:style-name="ce193" table:number-columns-repeated="2"/>
          <table:table-cell table:style-name="ce202" office:value-type="string" calcext:value-type="string">
            <text:p>(26) 23, 180min</text:p>
          </table:table-cell>
          <table:table-cell table:style-name="ce208" office:value-type="float" office:value="30" calcext:value-type="float">
            <text:p>30</text:p>
          </table:table-cell>
          <table:table-cell table:style-name="ce211" table:formula="of:=15/1.33" office:value-type="float" office:value="11.2781954887218" calcext:value-type="float">
            <text:p>11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 table:number-columns-repeated="5"/>
          <table:table-cell table:style-name="Default"/>
          <table:table-cell table:style-name="ce197"/>
          <table:table-cell/>
          <table:table-cell table:style-name="ce196" table:number-columns-repeated="2"/>
          <table:table-cell table:number-columns-repeated="3"/>
          <table:table-cell table:style-name="ce196"/>
          <table:table-cell table:number-columns-repeated="2"/>
          <table:table-cell table:style-name="ce193" table:number-columns-repeated="2"/>
          <table:table-cell table:style-name="ce196"/>
          <table:table-cell table:style-name="ce193"/>
          <table:table-cell table:style-name="ce211"/>
          <table:table-cell table:style-name="ce208"/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Rookie</text:span> Treasurer</text:p>
          </table:table-cell>
          <table:table-cell office:value-type="string" calcext:value-type="string">
            <text:p>Collect 5 crown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20" calcext:value-type="float">
            <text:p>4220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office:value-type="string" calcext:value-type="string">
            <text:p>5, 20min</text:p>
          </table:table-cell>
          <table:table-cell office:value-type="string" calcext:value-type="string">
            <text:p>2, 15min</text:p>
          </table:table-cell>
          <table:table-cell table:style-name="ce193" office:value-type="string" calcext:value-type="string">
            <text:p>2, 15min</text:p>
          </table:table-cell>
          <table:table-cell table:style-name="ce193"/>
          <table:table-cell table:style-name="ce208" office:value-type="string" calcext:value-type="string">
            <text:p>15, 123min</text:p>
          </table:table-cell>
          <table:table-cell table:style-name="ce208" office:value-type="float" office:value="10" calcext:value-type="float">
            <text:p>10</text:p>
          </table:table-cell>
          <table:table-cell table:style-name="ce211" table:formula="of:=5/1.43" office:value-type="float" office:value="3.4965034965035" calcext:value-type="float">
            <text:p>3</text:p>
          </table:table-cell>
          <table:table-cell table:style-name="ce208" office:value-type="string" calcext:value-type="string">
            <text:p>all collect</text:p>
          </table:table-cell>
          <table:table-cell/>
          <table:table-cell office:value-type="string" calcext:value-type="string">
            <text:p>6, 7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Talented</text:span> Treasurer</text:p>
          </table:table-cell>
          <table:table-cell office:value-type="string" calcext:value-type="string">
            <text:p>Collect 10 crow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21" calcext:value-type="float">
            <text:p>4221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8, 80min</text:p>
          </table:table-cell>
          <table:table-cell table:style-name="ce193" office:value-type="string" calcext:value-type="string">
            <text:p>7, 60min</text:p>
          </table:table-cell>
          <table:table-cell table:style-name="ce193"/>
          <table:table-cell table:style-name="ce202" office:value-type="string" calcext:value-type="string">
            <text:p>(14) 23, 180min</text:p>
          </table:table-cell>
          <table:table-cell table:style-name="ce208" office:value-type="float" office:value="20" calcext:value-type="float">
            <text:p>20</text:p>
          </table:table-cell>
          <table:table-cell table:style-name="ce211" table:formula="of:=10/1.43" office:value-type="float" office:value="6.99300699300699" calcext:value-type="float">
            <text:p>7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Scholar</text:span> Treasurer</text:p>
          </table:table-cell>
          <table:table-cell office:value-type="string" calcext:value-type="string">
            <text:p>Collect 15 crow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22" calcext:value-type="float">
            <text:p>4222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table:number-columns-repeated="2"/>
          <table:table-cell table:style-name="ce193" table:number-columns-repeated="2"/>
          <table:table-cell table:style-name="ce202" office:value-type="string" calcext:value-type="string">
            <text:p>(14) 23, 180min</text:p>
          </table:table-cell>
          <table:table-cell table:style-name="ce208" office:value-type="float" office:value="30" calcext:value-type="float">
            <text:p>30</text:p>
          </table:table-cell>
          <table:table-cell table:style-name="ce211" table:formula="of:=15/1.43" office:value-type="float" office:value="10.4895104895105" calcext:value-type="float">
            <text:p>10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asic Power</text:p>
          </table:table-cell>
          <table:table-cell office:value-type="string" calcext:value-type="string">
            <text:p>Earn 25 fatalities while clearing areas without restarting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3, 10min</text:p>
          </table:table-cell>
          <table:table-cell office:value-type="string" calcext:value-type="string">
            <text:p>6, 40min</text:p>
          </table:table-cell>
          <table:table-cell office:value-type="string" calcext:value-type="string">
            <text:p>2, 15min</text:p>
          </table:table-cell>
          <table:table-cell/>
          <table:table-cell office:value-type="string" calcext:value-type="string">
            <text:p>7, 50min</text:p>
          </table:table-cell>
          <table:table-cell table:style-name="ce202" office:value-type="float" office:value="50" calcext:value-type="float">
            <text:p>50</text:p>
          </table:table-cell>
          <table:table-cell table:formula="of:=25/15" office:value-type="float" office:value="1.66666666666667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4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Advanced Power</text:p>
          </table:table-cell>
          <table:table-cell office:value-type="string" calcext:value-type="string">
            <text:p>Earn 50 fatalities while clearing areas without restarting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7, 45min</text:p>
          </table:table-cell>
          <table:table-cell office:value-type="string" calcext:value-type="string">
            <text:p>10, 90min</text:p>
          </table:table-cell>
          <table:table-cell office:value-type="string" calcext:value-type="string">
            <text:p>8, 80min</text:p>
          </table:table-cell>
          <table:table-cell/>
          <table:table-cell office:value-type="string" calcext:value-type="string">
            <text:p>11, 90min</text:p>
          </table:table-cell>
          <table:table-cell table:style-name="ce202" office:value-type="float" office:value="100" calcext:value-type="float">
            <text:p>100</text:p>
          </table:table-cell>
          <table:table-cell table:formula="of:=50/15" office:value-type="float" office:value="3.33333333333333" calcext:value-type="float">
            <text:p>3</text:p>
          </table:table-cell>
          <table:table-cell office:value-type="string" calcext:value-type="string">
            <text:p>no damage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Expert Power</text:p>
          </table:table-cell>
          <table:table-cell office:value-type="string" calcext:value-type="string">
            <text:p>Earn 100 fatalities while clearing areas without restarting and having maximum energy points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252" calcext:value-type="float">
            <text:p>425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18, 151min</text:p>
          </table:table-cell>
          <table:table-cell table:style-name="ce202" office:value-type="float" office:value="200" calcext:value-type="float">
            <text:p>200</text:p>
          </table:table-cell>
          <table:table-cell table:formula="of:=100/15" office:value-type="float" office:value="6.66666666666667" calcext:value-type="float">
            <text:p>7</text:p>
          </table:table-cell>
          <table:table-cell office:value-type="string" calcext:value-type="string">
            <text:p>no damage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197"/>
          <table:table-cell table:style-name="ce200" table:number-columns-repeated="2"/>
          <table:table-cell table:number-columns-repeated="13"/>
          <table:table-cell table:style-name="ce20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Basic Blendology</text:p>
          </table:table-cell>
          <table:table-cell office:value-type="string" calcext:value-type="string">
            <text:p>Collect 5 cups while clearing areas without losing a life and having no upgrad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70" calcext:value-type="float">
            <text:p>427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3, 10min</text:p>
          </table:table-cell>
          <table:table-cell table:number-columns-repeated="3"/>
          <table:table-cell table:style-name="ce202" office:value-type="string" calcext:value-type="string">
            <text:p>4, 29min</text:p>
          </table:table-cell>
          <table:table-cell table:style-name="ce208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Advanced Blendology</text:p>
          </table:table-cell>
          <table:table-cell office:value-type="string" calcext:value-type="string">
            <text:p>Collect 10 cups while clearing areas without losing a life and having no upgrad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71" calcext:value-type="float">
            <text:p>427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5, 20min</text:p>
          </table:table-cell>
          <table:table-cell table:number-columns-repeated="3"/>
          <table:table-cell table:style-name="ce202" office:value-type="string" calcext:value-type="string">
            <text:p>6, 42min</text:p>
          </table:table-cell>
          <table:table-cell table:style-name="ce208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Expert Blendology</text:p>
          </table:table-cell>
          <table:table-cell office:value-type="string" calcext:value-type="string">
            <text:p>Collect 25 cups while clearing areas without losing a life and having no upgrade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72" calcext:value-type="float">
            <text:p>427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table:style-name="ce202" office:value-type="string" calcext:value-type="string">
            <text:p>10, 80min</text:p>
          </table:table-cell>
          <table:table-cell table:style-name="ce208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197"/>
          <table:table-cell table:style-name="ce200" table:number-columns-repeated="2"/>
          <table:table-cell table:number-columns-repeated="13"/>
          <table:table-cell table:style-name="ce20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">Basic Ceylonology</text:span></text:p>
          </table:table-cell>
          <table:table-cell office:value-type="string" calcext:value-type="string">
            <text:p><text:span text:style-name="T1">Collect 5 cups while clearing areas without losing a life and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80" calcext:value-type="float">
            <text:p>428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6, 50min</text:p>
          </table:table-cell>
          <table:table-cell table:number-columns-repeated="2"/>
          <table:table-cell table:style-name="ce202" office:value-type="string" calcext:value-type="string">
            <text:p>4, 29min</text:p>
          </table:table-cell>
          <table:table-cell table:style-name="ce208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Advanced Ceylonology</text:span></text:p>
          </table:table-cell>
          <table:table-cell office:value-type="string" calcext:value-type="string">
            <text:p><text:span text:style-name="T1">Collect 10 cups while clearing areas without losing a life and having 1</text:span><text:span text:style-name="T3">st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81" calcext:value-type="float">
            <text:p>428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9, 70min</text:p>
          </table:table-cell>
          <table:table-cell table:number-columns-repeated="2"/>
          <table:table-cell table:style-name="ce202" office:value-type="string" calcext:value-type="string">
            <text:p>6, 42min</text:p>
          </table:table-cell>
          <table:table-cell table:style-name="ce208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<text:span text:style-name="T1">Expert Ceylonology</text:span></text:p>
          </table:table-cell>
          <table:table-cell office:value-type="string" calcext:value-type="string">
            <text:p><text:span text:style-name="T1">Collect 25 cups while clearing areas without losing a life and having 1</text:span><text:span text:style-name="T3">st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82" calcext:value-type="float">
            <text:p>428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11, 90min</text:p>
          </table:table-cell>
          <table:table-cell table:number-columns-repeated="2"/>
          <table:table-cell table:style-name="ce202" office:value-type="string" calcext:value-type="string">
            <text:p>10, 80min</text:p>
          </table:table-cell>
          <table:table-cell table:style-name="ce208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style-name="ce203"/>
          <table:table-cell table:style-name="Default" table:number-columns-repeated="3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2">
          <table:table-cell/>
          <table:table-cell office:value-type="string" calcext:value-type="string">
            <text:p>Basic Teanology</text:p>
          </table:table-cell>
          <table:table-cell office:value-type="string" calcext:value-type="string">
            <text:p><text:span text:style-name="T1">Collect 5 cups while clearing areas without losing a life and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90" calcext:value-type="float">
            <text:p>429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7, 60min</text:p>
          </table:table-cell>
          <table:table-cell/>
          <table:table-cell table:style-name="ce202" office:value-type="string" calcext:value-type="string">
            <text:p>4, 29min</text:p>
          </table:table-cell>
          <table:table-cell table:style-name="ce208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Advanced Teanology</text:p>
          </table:table-cell>
          <table:table-cell office:value-type="string" calcext:value-type="string">
            <text:p><text:span text:style-name="T1">Collect 10 cups while clearing areas without losing a life and having 2</text:span><text:span text:style-name="T3">nd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91" calcext:value-type="float">
            <text:p>429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table:style-name="ce202" office:value-type="string" calcext:value-type="string">
            <text:p>6, 42min</text:p>
          </table:table-cell>
          <table:table-cell table:style-name="ce208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Expert Teanology</text:p>
          </table:table-cell>
          <table:table-cell office:value-type="string" calcext:value-type="string">
            <text:p><text:span text:style-name="T1">Collect 25 cups while clearing areas without losing a life and having 2</text:span><text:span text:style-name="T3">nd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92" calcext:value-type="float">
            <text:p>429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table:style-name="ce202" office:value-type="string" calcext:value-type="string">
            <text:p>10, 80min</text:p>
          </table:table-cell>
          <table:table-cell table:style-name="ce208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7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1">
          <table:table-cell/>
          <table:table-cell office:value-type="string" calcext:value-type="string">
            <text:p>Basic Moonology</text:p>
          </table:table-cell>
          <table:table-cell office:value-type="string" calcext:value-type="string">
            <text:p>Collect 250 moons while clearing areas without restarting or taking damage and having no upgrad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office:value-type="string" calcext:value-type="string">
            <text:p>2, 6min</text:p>
          </table:table-cell>
          <table:table-cell table:number-columns-repeated="2"/>
          <table:table-cell table:style-name="ce193"/>
          <table:table-cell table:style-name="ce193" office:value-type="string" calcext:value-type="string">
            <text:p>2, 12min</text:p>
          </table:table-cell>
          <table:table-cell table:style-name="ce208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Advanced Moonology</text:p>
          </table:table-cell>
          <table:table-cell office:value-type="string" calcext:value-type="string">
            <text:p>Collect 500 moons while clearing areas without restarting or taking damage and having no upgrad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office:value-type="string" calcext:value-type="string">
            <text:p>3, 10min</text:p>
          </table:table-cell>
          <table:table-cell table:number-columns-repeated="2"/>
          <table:table-cell table:style-name="ce193"/>
          <table:table-cell table:style-name="ce193" office:value-type="string" calcext:value-type="string">
            <text:p>3, 18min</text:p>
          </table:table-cell>
          <table:table-cell table:style-name="ce208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Expert Moonology</text:p>
          </table:table-cell>
          <table:table-cell office:value-type="string" calcext:value-type="string">
            <text:p>Collect 1000 moons while clearing areas without restarting or taking damage and having no upgrade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office:value-type="string" calcext:value-type="string">
            <text:p>5, 20min</text:p>
          </table:table-cell>
          <table:table-cell table:number-columns-repeated="2"/>
          <table:table-cell table:style-name="ce193"/>
          <table:table-cell table:style-name="ce193" office:value-type="string" calcext:value-type="string">
            <text:p>6, 36min</text:p>
          </table:table-cell>
          <table:table-cell table:style-name="ce208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<text:span text:style-name="T1">Basic</text:span> Selenology</text:p>
          </table:table-cell>
          <table:table-cell office:value-type="string" calcext:value-type="string">
            <text:p><text:span text:style-name="T1">Collect 250 moons while clearing areas without restarting or taking damage and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10" calcext:value-type="float">
            <text:p>4310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/>
          <table:table-cell office:value-type="string" calcext:value-type="string">
            <text:p>1, 10min</text:p>
          </table:table-cell>
          <table:table-cell/>
          <table:table-cell table:style-name="ce193"/>
          <table:table-cell table:style-name="ce193" office:value-type="string" calcext:value-type="string">
            <text:p>2, 12min</text:p>
          </table:table-cell>
          <table:table-cell table:style-name="ce208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Advanced Selenology</text:p>
          </table:table-cell>
          <table:table-cell office:value-type="string" calcext:value-type="string">
            <text:p><text:span text:style-name="T1">Collect 500 moons while clearing areas without restarting or taking damage and having 1</text:span><text:span text:style-name="T3">st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3, 18min</text:p>
          </table:table-cell>
          <table:table-cell table:style-name="ce208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Expert Selenology</text:p>
          </table:table-cell>
          <table:table-cell office:value-type="string" calcext:value-type="string">
            <text:p><text:span text:style-name="T1">Collect 1000 moons while clearing areas without restarting or taking damage and having 1</text:span><text:span text:style-name="T3">st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6, 36min</text:p>
          </table:table-cell>
          <table:table-cell table:style-name="ce208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Basic Lunacy</text:p>
          </table:table-cell>
          <table:table-cell office:value-type="string" calcext:value-type="string">
            <text:p><text:span text:style-name="T1">Collect 250 moons while clearing areas without restarting or taking damage and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office:value-type="string" calcext:value-type="string">
            <text:p>2, 15min</text:p>
          </table:table-cell>
          <table:table-cell table:style-name="ce193"/>
          <table:table-cell table:style-name="ce193" office:value-type="string" calcext:value-type="string">
            <text:p>2, 12min</text:p>
          </table:table-cell>
          <table:table-cell table:style-name="ce208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Advanced Lunacy</text:p>
          </table:table-cell>
          <table:table-cell office:value-type="string" calcext:value-type="string">
            <text:p><text:span text:style-name="T1">Collect 500 moons while clearing areas without restarting or taking damage and having 2</text:span><text:span text:style-name="T3">nd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3, 18min</text:p>
          </table:table-cell>
          <table:table-cell table:style-name="ce208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Expert Lunacy</text:p>
          </table:table-cell>
          <table:table-cell office:value-type="string" calcext:value-type="string">
            <text:p><text:span text:style-name="T1">Collect 1000 moons while clearing areas without restarting or taking damage and having 2</text:span><text:span text:style-name="T3">nd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6, 36min</text:p>
          </table:table-cell>
          <table:table-cell table:style-name="ce208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193" table:number-columns-repeated="4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Basic Espionage</text:p>
          </table:table-cell>
          <table:table-cell office:value-type="string" calcext:value-type="string">
            <text:p>Reveal 5 hidden boxes while clearing areas without restar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3, 15min</text:p>
          </table:table-cell>
          <table:table-cell office:value-type="string" calcext:value-type="string">
            <text:p>5, 25min</text:p>
          </table:table-cell>
          <table:table-cell office:value-type="string" calcext:value-type="string">
            <text:p>1, 5min</text:p>
          </table:table-cell>
          <table:table-cell/>
          <table:table-cell office:value-type="string" calcext:value-type="string">
            <text:p>4. 27min</text:p>
          </table:table-cell>
          <table:table-cell table:style-name="ce20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4, 20min</text:p>
          </table:table-cell>
          <table:table-cell office:value-type="string" calcext:value-type="string">
            <text:p>7, 70min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Advanced</text:span> Espionage</text:p>
          </table:table-cell>
          <table:table-cell office:value-type="string" calcext:value-type="string">
            <text:p>Reveal 10 hidden boxes while clearing areas without restarti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4, 18min</text:p>
          </table:table-cell>
          <table:table-cell office:value-type="string" calcext:value-type="string">
            <text:p>5, 35min</text:p>
          </table:table-cell>
          <table:table-cell office:value-type="string" calcext:value-type="string">
            <text:p>1, 10min</text:p>
          </table:table-cell>
          <table:table-cell/>
          <table:table-cell office:value-type="string" calcext:value-type="string">
            <text:p>6, 50min</text:p>
          </table:table-cell>
          <table:table-cell table:style-name="ce202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7, 4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Expert</text:span> Espionage</text:p>
          </table:table-cell>
          <table:table-cell office:value-type="string" calcext:value-type="string">
            <text:p>Reveal 25 hidden boxes while clearing areas without restarting</text:p>
          </table:table-cell>
          <table:table-cell table:style-name="ce197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7, 40min</text:p>
          </table:table-cell>
          <table:table-cell office:value-type="string" calcext:value-type="string">
            <text:p>8, 56min</text:p>
          </table:table-cell>
          <table:table-cell table:number-columns-repeated="2"/>
          <table:table-cell office:value-type="string" calcext:value-type="string">
            <text:p>15, 118min</text:p>
          </table:table-cell>
          <table:table-cell table:style-name="ce202" office:value-type="float" office:value="30" calcext:value-type="float">
            <text:p>30</text:p>
          </table:table-cell>
          <table:table-cell table:number-columns-repeated="44"/>
        </table:table-row>
        <table:table-row table:style-name="ro1">
          <table:table-cell/>
          <table:table-cell table:style-name="ce193"/>
          <table:table-cell/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amonbert Operation</text:p>
          </table:table-cell>
          <table:table-cell office:value-type="string" calcext:value-type="string">
            <text:p>Collect 200 moons and complete Camonbert Canyon having full energy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3</text:p>
          </table:table-cell>
          <table:table-cell table:style-name="ce196"/>
          <table:table-cell office:value-type="string" calcext:value-type="string">
            <text:p>no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Bubbling Operation</text:p>
          </table:table-cell>
          <table:table-cell office:value-type="string" calcext:value-type="string">
            <text:p><text:span text:style-name="T1">Collect 400 moons and complete Bubbling Plains having full</text:span> energy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06</text:p>
          </table:table-cell>
          <table:table-cell table:style-name="ce196"/>
          <table:table-cell office:value-type="string" calcext:value-type="string">
            <text:p>5+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Gloopy Operation</text:p>
          </table:table-cell>
          <table:table-cell office:value-type="string" calcext:value-type="string">
            <text:p><text:span text:style-name="T1">Collect 250 moons and complete Lower Gloopy having full</text:span> energy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09</text:p>
          </table:table-cell>
          <table:table-cell table:style-name="ce196"/>
          <table:table-cell office:value-type="string" calcext:value-type="string">
            <text:p>7+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Slimy Operation</text:p>
          </table:table-cell>
          <table:table-cell office:value-type="string" calcext:value-type="string">
            <text:p><text:span text:style-name="T1">Collect 450 moons and complete Slimy Knoll having full</text:span> energy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40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Pimple Operation</text:p>
          </table:table-cell>
          <table:table-cell office:value-type="string" calcext:value-type="string">
            <text:p><text:span text:style-name="T1">Collect 200 moons and complete Little Pimple having full</text:span> energy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5" calcext:value-type="float">
            <text:p>4505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0b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Rotting Operation</text:p>
          </table:table-cell>
          <table:table-cell office:value-type="string" calcext:value-type="string">
            <text:p><text:span text:style-name="T1">Collect 350 moons and complete Rottington Ridge having full</text:span> energy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6" calcext:value-type="float">
            <text:p>4506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4d</text:p>
          </table:table-cell>
          <table:table-cell table:style-name="ce196"/>
          <table:table-cell office:value-type="string" calcext:value-type="string">
            <text:p>2+3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Slime Operation</text:p>
          </table:table-cell>
          <table:table-cell office:value-type="string" calcext:value-type="string">
            <text:p><text:span text:style-name="T1">Collect 500 moons and complete Lower Slimeswold having full</text:span> energy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13</text:p>
          </table:table-cell>
          <table:table-cell table:style-name="ce196"/>
          <table:table-cell office:value-type="string" calcext:value-type="string">
            <text:p>2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Gurgle Operation</text:p>
          </table:table-cell>
          <table:table-cell office:value-type="string" calcext:value-type="string">
            <text:p>Collect 150 moons and complete Gurgleton having full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8" calcext:value-type="float">
            <text:p>4508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18</text:p>
          </table:table-cell>
          <table:table-cell table:style-name="ce196"/>
          <table:table-cell office:value-type="string" calcext:value-type="string">
            <text:p>1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Butter Operation</text:p>
          </table:table-cell>
          <table:table-cell office:value-type="string" calcext:value-type="string">
            <text:p><text:span text:style-name="T1">Collect 200 moons and complete Lake Butterfingers having full</text:span>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9" calcext:value-type="float">
            <text:p>4509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55</text:p>
          </table:table-cell>
          <table:table-cell table:style-name="ce196"/>
          <table:table-cell office:value-type="string" calcext:value-type="string">
            <text:p>4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Whey Operation</text:p>
          </table:table-cell>
          <table:table-cell office:value-type="string" calcext:value-type="string">
            <text:p>Collect 200 moons and complete Lower Whey having full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57</text:p>
          </table:table-cell>
          <table:table-cell table:style-name="ce196"/>
          <table:table-cell office:value-type="string" calcext:value-type="string">
            <text:p>2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Floating Operation</text:p>
          </table:table-cell>
          <table:table-cell office:value-type="string" calcext:value-type="string">
            <text:p><text:span text:style-name="T1">Collect 450 moons and complete The Floating Folly having full</text:span>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11" calcext:value-type="float">
            <text:p>4511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21</text:p>
          </table:table-cell>
          <table:table-cell table:style-name="ce196"/>
          <table:table-cell office:value-type="string" calcext:value-type="string">
            <text:p>8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rystal Operation</text:p>
          </table:table-cell>
          <table:table-cell office:value-type="string" calcext:value-type="string">
            <text:p>Collect 100 moons and complete The Crystal Run having full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6b</text:p>
          </table:table-cell>
          <table:table-cell table:style-name="ce196"/>
          <table:table-cell office:value-type="string" calcext:value-type="string">
            <text:p>1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Munster Operation</text:p>
          </table:table-cell>
          <table:table-cell office:value-type="string" calcext:value-type="string">
            <text:p><text:span text:style-name="T1">Collect 300 moons and complete The Munster Moors having full</text:span>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13" calcext:value-type="float">
            <text:p>4513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5b</text:p>
          </table:table-cell>
          <table:table-cell table:style-name="ce196"/>
          <table:table-cell office:value-type="string" calcext:value-type="string">
            <text:p>5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Glace Operation</text:p>
          </table:table-cell>
          <table:table-cell office:value-type="string" calcext:value-type="string">
            <text:p><text:span text:style-name="T1">Collect 600 moons and complete Glace Glacier having full</text:span> energy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14" calcext:value-type="float">
            <text:p>4514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25</text:p>
          </table:table-cell>
          <table:table-cell table:style-name="ce196"/>
          <table:table-cell office:value-type="string" calcext:value-type="string">
            <text:p>7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Giant Operation</text:p>
          </table:table-cell>
          <table:table-cell office:value-type="string" calcext:value-type="string">
            <text:p><text:span text:style-name="T1">Collect 150 moons and complete Land of the Giants having full</text:span>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15" calcext:value-type="float">
            <text:p>4515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29</text:p>
          </table:table-cell>
          <table:table-cell table:style-name="ce196"/>
          <table:table-cell office:value-type="string" calcext:value-type="string">
            <text:p>8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table:style-name="ce193"/>
          <table:table-cell/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Hot </text:span>Edam Coals</text:p>
          </table:table-cell>
          <table:table-cell office:value-type="string" calcext:value-type="string">
            <text:p><text:span text:style-name="T1">Collect 150 moons and complete East of Edam</text:span><text:span text:style-name="T5"> </text:span><text:span text:style-name="T6">without stopping</text:span>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1" calcext:value-type="float">
            <text:p>460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01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Hot Custard</text:span> Coals</text:p>
          </table:table-cell>
          <table:table-cell office:value-type="string" calcext:value-type="string">
            <text:p>Collect 250 moons and complete Hot Custards Springs without stopp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2" calcext:value-type="float">
            <text:p>4602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05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Hot Lumpsville</text:span> Coals</text:p>
          </table:table-cell>
          <table:table-cell office:value-type="string" calcext:value-type="string">
            <text:p><text:span text:style-name="T1">Collect 150 moons and complete Lumpsville</text:span> <text:span text:style-name="T7">without stopping</text:span>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3" calcext:value-type="float">
            <text:p>4603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07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Hot Pimple</text:span> Coals</text:p>
          </table:table-cell>
          <table:table-cell office:value-type="string" calcext:value-type="string">
            <text:p>Collect 200 moons and complete Little Pimple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4" calcext:value-type="float">
            <text:p>4604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196" office:value-type="string" calcext:value-type="string">
            <text:p>0x0b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Hot Poltergeist</text:span> Coals</text:p>
          </table:table-cell>
          <table:table-cell office:value-type="string" calcext:value-type="string">
            <text:p><text:span text:style-name="T1">Collect 250 moons and complete Poltergeist Valley</text:span> <text:span text:style-name="T7">without stopping</text:span>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5" calcext:value-type="float">
            <text:p>4605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4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<text:span text:style-name="T1">Hot Slime</text:span> Coals</text:p>
          </table:table-cell>
          <table:table-cell office:value-type="string" calcext:value-type="string">
            <text:p><text:span text:style-name="T1">Collect 200</text:span> moons and complete Slimeswold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6" calcext:value-type="float">
            <text:p>4606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12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Fruit Coals</text:p>
          </table:table-cell>
          <table:table-cell office:value-type="string" calcext:value-type="string">
            <text:p>Collect 100 moons and complete Fruit Falls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7" calcext:value-type="float">
            <text:p>4607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4b</text:p>
          </table:table-cell>
          <table:table-cell table:style-name="Default"/>
          <table:table-cell table:style-name="ce182" office:value-type="string" calcext:value-type="string">
            <text:p>5/10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Hot Curd</text:span> Coals</text:p>
          </table:table-cell>
          <table:table-cell office:value-type="string" calcext:value-type="string">
            <text:p>Collect 200 moons and complete Upper Curdlington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8" calcext:value-type="float">
            <text:p>4608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1d</text:p>
          </table:table-cell>
          <table:table-cell/>
          <table:table-cell table:style-name="ce182" office:value-type="string" calcext:value-type="string">
            <text:p>25/10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Hot Butterscotch</text:span> Coals</text:p>
          </table:table-cell>
          <table:table-cell office:value-type="string" calcext:value-type="string">
            <text:p>Collect 250 moons and complete Butterscotch Clen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9" calcext:value-type="float">
            <text:p>4609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56</text:p>
          </table:table-cell>
          <table:table-cell/>
          <table:table-cell table:style-name="ce182" office:value-type="string" calcext:value-type="string">
            <text:p>25/50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Hot Crystalline Coals</text:p>
          </table:table-cell>
          <table:table-cell office:value-type="string" calcext:value-type="string">
            <text:p>Collect 90 moons and complete Crystalline Cheese Chunks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6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Roquefort Coals</text:p>
          </table:table-cell>
          <table:table-cell office:value-type="string" calcext:value-type="string">
            <text:p>Collect 250 moons and complete Roquefort Peninsula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11" calcext:value-type="float">
            <text:p>461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5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Dune Coals</text:p>
          </table:table-cell>
          <table:table-cell office:value-type="string" calcext:value-type="string">
            <text:p><text:span text:style-name="T1">Collect 350 moons and complete Blue Moon Dunes</text:span>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12" calcext:value-type="float">
            <text:p>4612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Scoopington Coals</text:p>
          </table:table-cell>
          <table:table-cell office:value-type="string" calcext:value-type="string">
            <text:p>Collect 300 moons and complete Scoopingdon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13" calcext:value-type="float">
            <text:p>4613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27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<text:span text:style-name="T1">Hot Double</text:span> Coals</text:p>
          </table:table-cell>
          <table:table-cell office:value-type="string" calcext:value-type="string">
            <text:p><text:span text:style-name="T1">Collect 250 moons and complete Double Scoopingdon</text:span>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14" calcext:value-type="float">
            <text:p>4614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f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Melting Coals</text:p>
          </table:table-cell>
          <table:table-cell office:value-type="string" calcext:value-type="string">
            <text:p>Collect 90 moons and complete The Melting Downs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15" calcext:value-type="float">
            <text:p>4615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2a</text:p>
          </table:table-cell>
          <table:table-cell table:number-columns-repeated="51"/>
        </table:table-row>
        <table:table-row table:style-name="ro1">
          <table:table-cell/>
          <table:table-cell table:style-name="ce193"/>
          <table:table-cell/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Roquefort </text:span>Undercover</text:p>
          </table:table-cell>
          <table:table-cell office:value-type="string" calcext:value-type="string">
            <text:p>Collect 300 moons and complete Roquefort Ridge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1" calcext:value-type="float">
            <text:p>4701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4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Dessert </text:span>Undercover</text:p>
          </table:table-cell>
          <table:table-cell office:value-type="string" calcext:value-type="string">
            <text:p><text:span text:style-name="T1">Collect 300 moons and complete Dessert Desert</text:span> without hurting enemies and taking damage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2" calcext:value-type="float">
            <text:p>4702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7</text:p>
          </table:table-cell>
          <table:table-cell table:style-name="ce196"/>
          <table:table-cell table:style-name="ce182" office:value-type="string" calcext:value-type="string">
            <text:p>10/25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Banana Undercover</text:span></text:p>
          </table:table-cell>
          <table:table-cell office:value-type="string" calcext:value-type="string">
            <text:p>Collect 250 moons and complete Banana Basin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3" calcext:value-type="float">
            <text:p>4703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e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Bilgington Undercover</text:p>
          </table:table-cell>
          <table:table-cell office:value-type="string" calcext:value-type="string">
            <text:p>Collect 200 moons and complete Bilgington Barrows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4" calcext:value-type="float">
            <text:p>4704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42</text:p>
          </table:table-cell>
          <table:table-cell table:style-name="ce196"/>
          <table:table-cell table:style-name="ce182"/>
          <table:table-cell office:value-type="string" calcext:value-type="string">
            <text:p>arnie with gun flow back</text:p>
          </table:table-cell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heddar Undercover</text:p>
          </table:table-cell>
          <table:table-cell office:value-type="string" calcext:value-type="string">
            <text:p>Collect 25 moons and complete Eastern Cheddar Hoard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5" calcext:value-type="float">
            <text:p>4705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45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Pimple Undercover</text:p>
          </table:table-cell>
          <table:table-cell office:value-type="string" calcext:value-type="string">
            <text:p><text:span text:style-name="T1">Collect 300 moons and complete Greater Pimple</text:span>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6" calcext:value-type="float">
            <text:p>4706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4a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Slime Undercover</text:p>
          </table:table-cell>
          <table:table-cell office:value-type="string" calcext:value-type="string">
            <text:p>Collect 450 moons and complete Slimeswold Under Cheese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7" calcext:value-type="float">
            <text:p>4707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4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Fruit Undercover</text:p>
          </table:table-cell>
          <table:table-cell office:value-type="string" calcext:value-type="string">
            <text:p>Collect 350 moons and complete Fruitopolis without hurting enemies and taking damag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8" calcext:value-type="float">
            <text:p>4708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50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Yoghurt Undercover</text:p>
          </table:table-cell>
          <table:table-cell office:value-type="string" calcext:value-type="string">
            <text:p>Collect 550 moons and complete Yoghurtopia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9" calcext:value-type="float">
            <text:p>4709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51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Curdleburg</text:span> Undercover</text:p>
          </table:table-cell>
          <table:table-cell office:value-type="string" calcext:value-type="string">
            <text:p>Collect 400 moons and complete Curdleburg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10" calcext:value-type="float">
            <text:p>471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b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urdlington Undercover</text:p>
          </table:table-cell>
          <table:table-cell office:value-type="string" calcext:value-type="string">
            <text:p>Collect 200 moons and complete Upper Curdlington without hurting enemies and taking damage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11" calcext:value-type="float">
            <text:p>4711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196" office:value-type="string" calcext:value-type="string">
            <text:p>0x1d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Killer Undercover</text:p>
          </table:table-cell>
          <table:table-cell office:value-type="string" calcext:value-type="string">
            <text:p>Collect 750 moons and complete Killer Chasm without hurting enemies and taking damage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12" calcext:value-type="float">
            <text:p>4712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196" office:value-type="string" calcext:value-type="string">
            <text:p>0x6c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ave Undercover</text:p>
          </table:table-cell>
          <table:table-cell office:value-type="string" calcext:value-type="string">
            <text:p>Collect 250 moons and complete Deadend Caves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13" calcext:value-type="float">
            <text:p>4713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196" office:value-type="string" calcext:value-type="string">
            <text:p>0x67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Slippery Undercover</text:p>
          </table:table-cell>
          <table:table-cell office:value-type="string" calcext:value-type="string">
            <text:p>Collect 250 moons and complete Slippery Slopes without hurting enemies and taking damage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14" calcext:value-type="float">
            <text:p>4714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196" office:value-type="string" calcext:value-type="string">
            <text:p>0x58</text:p>
          </table:table-cell>
          <table:table-cell table:style-name="ce196"/>
          <table:table-cell table:style-name="ce182" office:value-type="string" calcext:value-type="string">
            <text:p>25/50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table:style-name="ce44" office:value-type="string" calcext:value-type="string">
            <text:p>Neopolitan Undercover</text:p>
          </table:table-cell>
          <table:table-cell office:value-type="string" calcext:value-type="string">
            <text:p>Collect 300 moons and complete Neopolitan Peninsula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15" calcext:value-type="float">
            <text:p>4715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55" office:value-type="string" calcext:value-type="string">
            <text:p>0x64</text:p>
          </table:table-cell>
          <table:table-cell table:style-name="ce196"/>
          <table:table-cell table:style-name="ce182" office:value-type="string" calcext:value-type="string">
            <text:p>10/25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table:style-name="ce193"/>
          <table:table-cell/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Сinephile</text:p>
          </table:table-cell>
          <table:table-cell office:value-type="string" calcext:value-type="string">
            <text:p>Watch introduction titles</text:p>
          </table:table-cell>
          <table:table-cell office:value-type="float" office:value="0" calcext:value-type="float">
            <text:p>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5000" calcext:value-type="float">
            <text:p>500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Happy End</text:p>
          </table:table-cell>
          <table:table-cell office:value-type="string" calcext:value-type="string">
            <text:p>Watch final titles till the end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5001" calcext:value-type="float">
            <text:p>5001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200" table:number-columns-repeated="2"/>
          <table:table-cell table:number-columns-repeated="7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In Love With a Cheese</text:p>
          </table:table-cell>
          <table:table-cell office:value-type="string" calcext:value-type="string">
            <text:p>Even a small piece of cheese can make someone happy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Secre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igger</text:p>
          </table:table-cell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Dark Side</text:p>
          </table:table-cell>
          <table:table-cell office:value-type="string" calcext:value-type="string">
            <text:p>Join the dark side of the Force</text:p>
          </table:table-cell>
          <table:table-cell table:style-name="ce196" office:value-type="float" office:value="2" calcext:value-type="float">
            <text:p>2</text:p>
          </table:table-cell>
          <table:table-cell table:style-name="Default" office:value-type="string" calcext:value-type="string">
            <text:p>Missable</text:p>
          </table:table-cell>
          <table:table-cell table:style-name="ce200" office:value-type="string" calcext:value-type="string">
            <text:p>Secret</text:p>
          </table:table-cell>
          <table:table-cell office:value-type="float" office:value="6001" calcext:value-type="float">
            <text:p>600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/>
          <table:table-cell office:value-type="string" calcext:value-type="string">
            <text:p>Missable</text:p>
          </table:table-cell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/>
          <table:table-cell table:style-name="ce193" table:number-columns-repeated="41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06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Ranger</text:p>
          </table:table-cell>
          <table:table-cell office:value-type="string" calcext:value-type="string">
            <text:p>Discover all the secret routes in Cheese Hill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8"/>
          <table:table-cell table:style-name="ce193"/>
          <table:table-cell table:number-columns-repeated="41"/>
        </table:table-row>
        <table:table-row table:style-name="ro1">
          <table:table-cell/>
          <table:table-cell office:value-type="string" calcext:value-type="string">
            <text:p>Custard Ranger</text:p>
          </table:table-cell>
          <table:table-cell office:value-type="string" calcext:value-type="string">
            <text:p><text:span text:style-name="T1">Discover all the secret</text:span> routes in Custard Meadows including Cheese Tower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Slime Ranger</text:p>
          </table:table-cell>
          <table:table-cell office:value-type="string" calcext:value-type="string">
            <text:p><text:span text:style-name="T1">Discover all the secret</text:span> routes in Slime Plai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Overwold Ranger</text:p>
          </table:table-cell>
          <table:table-cell office:value-type="string" calcext:value-type="string">
            <text:p><text:span text:style-name="T1">Discover all the secret</text:span> routes in Overwold including Wold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utter Ranger</text:p>
          </table:table-cell>
          <table:table-cell office:value-type="string" calcext:value-type="string">
            <text:p><text:span text:style-name="T1">Discover all the secret</text:span> routes in Butter Mound including Secret Slime Pit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lue Cheese Ranger</text:p>
          </table:table-cell>
          <table:table-cell office:value-type="string" calcext:value-type="string">
            <text:p><text:span text:style-name="T1">Discover all the secret</text:span> routes in Blue Cheese Hill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Waffel Ranger</text:p>
          </table:table-cell>
          <table:table-cell office:value-type="string" calcext:value-type="string">
            <text:p>Discover all the secret routes in Waffel Glacier including Crystal Caver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7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1" table:number-rows-repeated="10"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4">
          <table:table-cell table:number-columns-repeated="3"/>
          <table:table-cell table:style-name="ce198"/>
          <table:table-cell table:number-columns-repeated="4"/>
          <table:table-cell table:style-name="ce204" table:number-columns-repeated="4"/>
          <table:table-cell table:number-columns-repeated="8"/>
          <table:table-cell table:style-name="ce212"/>
          <table:table-cell table:style-name="ce214"/>
          <table:table-cell table:number-columns-repeated="4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198"/>
          <table:table-cell table:number-columns-repeated="60"/>
        </table:table-row>
        <table:table-row table:style-name="ro1" table:number-rows-repeated="10482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ject" table:style-name="ta1">
        <table:table-column table:style-name="co50" table:default-cell-style-name="ce182"/>
        <table:table-column table:style-name="co51" table:default-cell-style-name="Default"/>
        <table:table-column table:style-name="co52" table:default-cell-style-name="Default"/>
        <table:table-column table:style-name="co6" table:default-cell-style-name="ce196"/>
        <table:table-column table:style-name="co6" table:number-columns-repeated="2" table:default-cell-style-name="ce200"/>
        <table:table-column table:style-name="co6" table:default-cell-style-name="ce182"/>
        <table:table-column table:style-name="co6" table:number-columns-repeated="2" table:default-cell-style-name="ce196"/>
        <table:table-column table:style-name="co6" table:default-cell-style-name="ce182"/>
        <table:table-column table:style-name="co6" table:number-columns-repeated="2" table:default-cell-style-name="ce196"/>
        <table:table-column table:style-name="co6" table:default-cell-style-name="ce182"/>
        <table:table-column table:style-name="co6" table:default-cell-style-name="ce196"/>
        <table:table-column table:style-name="co6" table:number-columns-repeated="50" table:default-cell-style-name="ce193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in perfect bonus in Fruitassic Park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he Crystal Run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Nibbleston Fell (hards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34, 60</text:p>
          </table:table-cell>
          <table:table-cell office:value-type="string" calcext:value-type="string">
            <text:p><text:span text:style-name="T1">Collect X moons and complete X</text:span><text:span text:style-name="T5"> area </text:span><text:span text:style-name="T6">without hurting enemies and taking damage</text:span></text:p>
          </table:table-cell>
          <table:table-cell table:number-columns-repeated="61"/>
        </table:table-row>
        <table:table-row table:style-name="ro1">
          <table:table-cell/>
          <table:table-cell table:style-name="ce193" office:value-type="string" calcext:value-type="string">
            <text:p>4e, 6b</text:p>
          </table:table-cell>
          <table:table-cell office:value-type="string" calcext:value-type="string">
            <text:p>Collect X moons and complete X area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ear Spy-Glasse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rophy Outfit</text:p>
          </table:table-cell>
          <table:table-cell office:value-type="string" calcext:value-type="string">
            <text:p>Wear a hard-hat of an ene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0" calcext:value-type="float">
            <text:p>1830</text:p>
          </table:table-cell>
          <table:table-cell table:style-name="ce182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/>
          <table:table-cell office:value-type="string" calcext:value-type="string">
            <text:p>Abordage</text:p>
          </table:table-cell>
          <table:table-cell office:value-type="string" calcext:value-type="string">
            <text:p>Capture an enemy pirate ship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(Kill rat on orange pirate ship and stand for)</text:p>
          </table:table-cell>
          <table:table-cell table:number-columns-repeated="2"/>
          <table:table-cell office:value-type="string" calcext:value-type="string">
            <text:p>(Gurgleton + others)</text:p>
          </table:table-cell>
          <table:table-cell table:number-columns-repeated="48"/>
        </table:table-row>
        <table:table-row table:style-name="ro1">
          <table:table-cell/>
          <table:table-cell table:style-name="ce193"/>
          <table:table-cell office:value-type="string" calcext:value-type="string">
            <text:p>Activate a checkpoint</text:p>
          </table:table-cell>
          <table:table-cell table:style-name="ce182"/>
          <table:table-cell table:style-name="Default"/>
          <table:table-cell table:style-name="ce201"/>
          <table:table-cell/>
          <table:table-cell table:style-name="ce182" table:number-columns-repeated="2"/>
          <table:table-cell table:style-name="Default" table:number-columns-repeated="3"/>
          <table:table-cell/>
          <table:table-cell table:style-name="ce182"/>
          <table:table-cell table:style-name="Default"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Enter a password carefully without edi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182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Collect N moons in M area within 1 minute</text:p>
          </table:table-cell>
          <table:table-cell table:style-name="Default" table:number-columns-repeated="2"/>
          <table:table-cell table:style-name="Default" office:value-type="string" calcext:value-type="string">
            <text:p>CHALLENGE</text:p>
          </table:table-cell>
          <table:table-cell table:style-name="Default" table:number-columns-repeated="58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5 seconds (Roquefort Ridge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1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3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Defeat Panzer Rat</text:p>
          </table:table-cell>
          <table:table-cell table:style-name="ce182"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Alan McRat</text:p>
          </table:table-cell>
          <table:table-cell table:style-name="ce182"/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Bully Bullet</text:p>
          </table:table-cell>
          <table:table-cell table:style-name="ce182"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(With dynamite in Rottington ridge)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182"/>
          <table:table-cell table:style-name="ce201"/>
          <table:table-cell table:style-name="Default"/>
          <table:table-cell/>
          <table:table-cell table:style-name="ce18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lear 3 areas without loosing a lif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6 areas without loosing a lif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10 areas without loosing a lif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taking damag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2500 moons without taking damag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5000 moons without taking damag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hile clearing areas collect 5 energy stars having full health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182" table:number-columns-repeated="2"/>
          <table:table-cell table:style-name="Default"/>
          <table:table-cell table:style-name="ce202" office:value-type="string" calcext:value-type="string">
            <text:p>(go where many energy stars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0 energy stars having full health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182" table:number-columns-repeated="2"/>
          <table:table-cell table:style-name="Default"/>
          <table:table-cell table:style-name="ce20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5 energy stars having full health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182" table:number-columns-repeated="2"/>
          <table:table-cell table:style-name="Default"/>
          <table:table-cell table:style-name="ce20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Custard Jacuzzi </text:p>
          </table:table-cell>
          <table:table-cell table:style-name="ce215" office:value-type="string" calcext:value-type="string">
            <text:p>Cross the pit in Hot Custards Springs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5</text:p>
          </table:table-cell>
          <table:table-cell table:style-name="ce202" office:value-type="string" calcext:value-type="string">
            <text:p>(Hot custards springs + umbrella + umbrella)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215" office:value-type="string" calcext:value-type="string">
            <text:p>Cross the pit in Buttercup Ridge area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ross spikes in The Mocha Mountains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6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the life stash under yogurtfall in Fruitopolis area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0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182"/>
          <table:table-cell table:number-columns-repeated="6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table:style-name="ce215" office:value-type="string" calcext:value-type="string">
            <text:p>Collect 132 moons in Custard Craters while soaring with umbrell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3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ailor Mooner*</text:p>
          </table:table-cell>
          <table:table-cell office:value-type="string" calcext:value-type="string">
            <text:p>Collect N moons in Gurgleton area while soaring with umbrell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hidden boxes in Yoghurtopia are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switch in Curdleburg are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182"/>
          <table:table-cell table:style-name="Default" table:number-columns-repeated="5"/>
          <table:table-cell table:style-name="ce202"/>
          <table:table-cell table:style-name="Default" table:number-columns-repeated="50"/>
        </table:table-row>
        <table:table-row table:style-name="ro1">
          <table:table-cell/>
          <table:table-cell office:value-type="string" calcext:value-type="string">
            <text:p>Acrophobia</text:p>
          </table:table-cell>
          <table:table-cell office:value-type="string" calcext:value-type="string">
            <text:p>Collect {max} moons in Wendsleydale Wastelands area without using jetpack and without taking damage</text:p>
          </table:table-cell>
          <table:table-cell table:style-name="ce18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182"/>
          <table:table-cell table:style-name="Default" table:number-columns-repeated="5"/>
          <table:table-cell table:style-name="ce202" office:value-type="string" calcext:value-type="string">
            <text:p>(1. hidden baloon, 2. hidden fish cave 1, 3. fish from cave 2)</text:p>
          </table:table-cell>
          <table:table-cell table:style-name="Default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all prizes in Splinter Pit using umbrella</text:p>
          </table:table-cell>
          <table:table-cell table:style-name="ce18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182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rigger all switches in The Crystal Run area</text:p>
          </table:table-cell>
          <table:table-cell table:style-name="ce18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182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Pepper Gruyere</text:p>
          </table:table-cell>
          <table:table-cell office:value-type="string" calcext:value-type="string">
            <text:p><text:span text:style-name="T1">Floor is lava! Make teacup bonus in Garden of Edam</text:span> area <text:span text:style-name="T8">without standing ground (standby)</text:span></text:p>
          </table:table-cell>
          <table:table-cell table:style-name="ce18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ve done moon bonus in Slimeswold Under Cheese area<text:span text:style-name="T8"> having full health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style-name="Default"/>
          <table:table-cell/>
          <table:table-cell office:value-type="string" calcext:value-type="string">
            <text:p>without jump and without taking damage (kil with a fist, hit back bullets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table:style-name="ce193"/>
          <table:table-cell office:value-type="string" calcext:value-type="string">
            <text:p>Complete the game by playing for Finnius Frog</text:p>
          </table:table-cell>
          <table:table-cell office:value-type="float" office:value="100" calcext:value-type="float">
            <text:p>100</text:p>
          </table:table-cell>
          <table:table-cell table:style-name="ce201" office:value-type="string" calcext:value-type="string">
            <text:p>Master</text:p>
          </table:table-cell>
          <table:table-cell table:style-name="Default" office:value-type="string" calcext:value-type="string">
            <text:p>Challenge</text:p>
          </table:table-cell>
          <table:table-cell office:value-type="float" office:value="30000" calcext:value-type="float">
            <text:p>30000</text:p>
          </table:table-cell>
          <table:table-cell table:style-name="ce182"/>
          <table:table-cell table:style-name="Default" table:number-columns-repeated="4"/>
          <table:table-cell/>
          <table:table-cell table:style-name="ce182"/>
          <table:table-cell table:style-name="Default" table:number-columns-repeated="50"/>
        </table:table-row>
      </table:table>
      <table:table table:name="Stale" table:style-name="ta1">
        <table:table-column table:style-name="co6" table:default-cell-style-name="ce182"/>
        <table:table-column table:style-name="co53" table:default-cell-style-name="Default"/>
        <table:table-column table:style-name="co54" table:default-cell-style-name="Default"/>
        <table:table-column table:style-name="co6" table:default-cell-style-name="ce182"/>
        <table:table-column table:style-name="co6" table:number-columns-repeated="2" table:default-cell-style-name="Default"/>
        <table:table-column table:style-name="co6" table:number-columns-repeated="2" table:default-cell-style-name="ce182"/>
        <table:table-column table:style-name="co6" table:number-columns-repeated="56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otal Ranger</text:p>
          </table:table-cell>
          <table:table-cell office:value-type="string" calcext:value-type="string">
            <text:p><text:span text:style-name="T1">Discover all the secret</text:span> rout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Secret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office:value-type="string" calcext:value-type="string">
            <text:p>s</text:p>
          </table:table-cell>
          <table:table-cell table:style-name="ce182" table:number-columns-repeated="2"/>
          <table:table-cell table:style-name="ce182" office:value-type="string" calcext:value-type="string">
            <text:p>Missable</text:p>
          </table:table-cell>
          <table:table-cell table:number-columns-repeated="6"/>
          <table:table-cell table:style-name="ce210"/>
          <table:table-cell table:style-name="ce202"/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rmination Sustain</text:p>
          </table:table-cell>
          <table:table-cell office:value-type="string" calcext:value-type="string">
            <text:p>Earn fatality bonus 5 times in a row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fe Sustain</text:p>
          </table:table-cell>
          <table:table-cell office:value-type="string" calcext:value-type="string">
            <text:p><text:span text:style-name="T1">Earn energy remain bonus with at least 23 scores</text:span> 5 times in a row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on Sustain</text:p>
          </table:table-cell>
          <table:table-cell office:value-type="string" calcext:value-type="string">
            <text:p>Earn moon bonus 5 times in a row</text:p>
          </table:table-cell>
          <table:table-cell table:style-name="ce197" office:value-type="float" office:value="50" calcext:value-type="float">
            <text:p>5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a Ceremony</text:p>
          </table:table-cell>
          <table:table-cell office:value-type="string" calcext:value-type="string">
            <text:p>Earn teacup bonus 5 times in a row</text:p>
          </table:table-cell>
          <table:table-cell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/>
          <table:table-cell/>
          <table:table-cell table:style-name="ce182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[Q?]</text:p>
          </table:table-cell>
          <table:table-cell office:value-type="string" calcext:value-type="string">
            <text:p>Cheese Trooper</text:p>
          </table:table-cell>
          <table:table-cell office:value-type="string" calcext:value-type="string">
            <text:p>Earn enemy fatalitie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oner</text:p>
          </table:table-cell>
          <table:table-cell office:value-type="string" calcext:value-type="string">
            <text:p>Earn moon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tea cup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Trooper</text:p>
          </table:table-cell>
          <table:table-cell office:value-type="string" calcext:value-type="string">
            <text:p>Earn enemy fatalitie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Custard</text:span> Mooner</text:p>
          </table:table-cell>
          <table:table-cell office:value-type="string" calcext:value-type="string">
            <text:p>Earn moon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Monsieur</text:p>
          </table:table-cell>
          <table:table-cell office:value-type="string" calcext:value-type="string">
            <text:p>Earn tea cup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Trooper</text:p>
          </table:table-cell>
          <table:table-cell office:value-type="string" calcext:value-type="string">
            <text:p>Earn enemy fatalitie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oner</text:p>
          </table:table-cell>
          <table:table-cell office:value-type="string" calcext:value-type="string">
            <text:p>Earn moon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nsieur</text:p>
          </table:table-cell>
          <table:table-cell office:value-type="string" calcext:value-type="string">
            <text:p>Earn tea cup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Trooper</text:p>
          </table:table-cell>
          <table:table-cell office:value-type="string" calcext:value-type="string">
            <text:p>Earn enemy fatalitie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oner</text:p>
          </table:table-cell>
          <table:table-cell office:value-type="string" calcext:value-type="string">
            <text:p>Earn moon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nsieur</text:p>
          </table:table-cell>
          <table:table-cell office:value-type="string" calcext:value-type="string">
            <text:p>Earn tea cup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Trooper</text:p>
          </table:table-cell>
          <table:table-cell office:value-type="string" calcext:value-type="string">
            <text:p>Earn enemy fatalitie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oner</text:p>
          </table:table-cell>
          <table:table-cell office:value-type="string" calcext:value-type="string">
            <text:p>Earn moon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nsieur</text:p>
          </table:table-cell>
          <table:table-cell office:value-type="string" calcext:value-type="string">
            <text:p>Earn tea cup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Trooper</text:p>
          </table:table-cell>
          <table:table-cell office:value-type="string" calcext:value-type="string">
            <text:p>Earn enemy fatalitie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oner</text:p>
          </table:table-cell>
          <table:table-cell office:value-type="string" calcext:value-type="string">
            <text:p>Earn moon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nsieur</text:p>
          </table:table-cell>
          <table:table-cell office:value-type="string" calcext:value-type="string">
            <text:p>Earn tea cup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Trooper</text:p>
          </table:table-cell>
          <table:table-cell office:value-type="string" calcext:value-type="string">
            <text:p>Earn enemy fatalitie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oner</text:p>
          </table:table-cell>
          <table:table-cell office:value-type="string" calcext:value-type="string">
            <text:p>Earn moon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nsieur</text:p>
          </table:table-cell>
          <table:table-cell office:value-type="string" calcext:value-type="string">
            <text:p>Earn tea cup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erville </text:span>Wealth</text:p>
          </table:table-cell>
          <table:table-cell office:value-type="string" calcext:value-type="string">
            <text:p><text:span text:style-name="T1">Grab a </text:span>secret stash in Waferville area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Progress</text:p>
          </table:table-cell>
          <table:table-cell office:value-type="string" calcext:value-type="string">
            <text:p>Secret</text:p>
          </table:table-cell>
          <table:table-cell office:value-type="float" office:value="1714" calcext:value-type="float">
            <text:p>1714</text:p>
          </table:table-cell>
          <table:table-cell table:style-name="ce196"/>
          <table:table-cell table:style-name="ce182"/>
          <table:table-cell table:style-name="ce182" office:value-type="string" calcext:value-type="string">
            <text:p>+</text:p>
          </table:table-cell>
          <table:table-cell table:style-name="ce182" table:number-columns-repeated="2"/>
          <table:table-cell table:style-name="ce182" office:value-type="string" calcext:value-type="string">
            <text:p>0x2b</text:p>
          </table:table-cell>
          <table:table-cell table:style-name="ce202"/>
          <table:table-cell table:style-name="ce193" table:number-columns-repeated="5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Ride {mechanical cat} to cross spikes (Crystalline cheese chunks + some other area)</text:p>
          </table:table-cell>
          <table:table-cell/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table:style-name="ce196" table:number-columns-repeated="3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Travelling Salesman</text:p>
          </table:table-cell>
          <table:table-cell office:value-type="string" calcext:value-type="string">
            <text:p>Take the shortest route and defeat Dr. Maybe without revisiting areas and using continu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14" calcext:value-type="float">
            <text:p>10014</text:p>
          </table:table-cell>
          <table:table-cell/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office:value-type="string" calcext:value-type="string">
            <text:p>Outstanding Score</text:p>
          </table:table-cell>
          <table:table-cell office:value-type="string" calcext:value-type="string">
            <text:p>Earn 50,000,000 points while clear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Collect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Measure%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efeat an enemy being upside down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813" calcext:value-type="float">
            <text:p>1813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feat Morbid Martian with bare hands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office:value-type="string" calcext:value-type="string">
            <text:p>No Celebration, No Balloons</text:p>
          </table:table-cell>
          <table:table-cell office:value-type="string" calcext:value-type="string">
            <text:p>Defeat all {Snowman} in Land of the Giants area</text:p>
          </table:table-cell>
          <table:table-cell/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Default"/>
          <table:table-cell/>
          <table:table-cell office:value-type="string" calcext:value-type="string">
            <text:p>Collect save radar in The Floating Folly area</text:p>
          </table:table-cell>
          <table:table-cell/>
          <table:table-cell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alm Reflex</text:p>
          </table:table-cell>
          <table:table-cell office:value-type="string" calcext:value-type="string">
            <text:p>Reflect {Bomb erny} bomb and expolde them</text:p>
          </table:table-cell>
          <table:table-cell/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2">
          <table:table-cell table:style-name="Default"/>
          <table:table-cell/>
          <table:table-cell office:value-type="string" calcext:value-type="string">
            <text:p>Clear Parmesan Plateau without using the frog</text:p>
          </table:table-cell>
          <table:table-cell/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82" office:value-type="string" calcext:value-type="string">
            <text:p>0x5a</text:p>
          </table:table-cell>
          <table:table-cell table:style-name="ce182" office:value-type="string" calcext:value-type="string">
            <text:p>(Jump up on bill to get 3<text:span text:style-name="T2">rd</text:span> cup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Earn cup bonus in Crystal Corridors area?</text:p>
          </table:table-cell>
          <table:table-cell/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82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mplete Parmesan Peaks area having full health (Blowing platforms)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82" office:value-type="string" calcext:value-type="string">
            <text:p>(1. blow platforms, 2. jump first, 3. then over one and you can return to stash)</text:p>
          </table:table-cell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Trooper</text:p>
          </table:table-cell>
          <table:table-cell office:value-type="string" calcext:value-type="string">
            <text:p>Earn 5 enemy fatality bonuse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office:value-type="string" calcext:value-type="string">
            <text:p>(Revisit has no bonus)</text:p>
          </table:table-cell>
          <table:table-cell table:style-name="ce18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Trooper</text:p>
          </table:table-cell>
          <table:table-cell office:value-type="string" calcext:value-type="string">
            <text:p>Earn 5 enemy fatality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office:value-type="string" calcext:value-type="string">
            <text:p>(Revisit has no bonus)</text:p>
          </table:table-cell>
          <table:table-cell table:style-name="ce18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Collector</text:p>
          </table:table-cell>
          <table:table-cell office:value-type="string" calcext:value-type="string">
            <text:p>Earn 5 moon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Monsieur</text:p>
          </table:table-cell>
          <table:table-cell office:value-type="string" calcext:value-type="string">
            <text:p>Earn 5 teacup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Trooper</text:p>
          </table:table-cell>
          <table:table-cell office:value-type="string" calcext:value-type="string">
            <text:p>Earn 5 enemy fatality bonuses in a row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office:value-type="string" calcext:value-type="string">
            <text:p>(Revisit has no bonus)</text:p>
          </table:table-cell>
          <table:table-cell table:style-name="ce18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Monsieur</text:p>
          </table:table-cell>
          <table:table-cell office:value-type="string" calcext:value-type="string">
            <text:p>Earn 5 teacup bonuses in a row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193" office:value-type="string" calcext:value-type="string">
            <text:p>[Not Implementable]</text:p>
          </table:table-cell>
          <table:table-cell office:value-type="string" calcext:value-type="string">
            <text:p><text:span text:style-name="T1">C</text:span>ollect life heart while clearing areas and having maximum lives</text:p>
          </table:table-cell>
          <table:table-cell table:style-name="ce196"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0" calcext:value-type="float">
            <text:p>1023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5 life hearts while clearing areas and having maximum lives</text:p>
          </table:table-cell>
          <table:table-cell table:style-name="ce196"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10 life hearts while clearing areas and having maximum lives</text:p>
          </table:table-cell>
          <table:table-cell table:style-name="ce196"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2" calcext:value-type="float">
            <text:p>10232</text:p>
          </table:table-cell>
          <table:table-cell office:value-type="string" calcext:value-type="string">
            <text:p>Measure</text:p>
          </table:table-cell>
          <table:table-cell/>
          <table:table-cell table:style-name="ce182" table:number-columns-repeated="4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ollect 10 coi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25 coi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50 coi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table:number-columns-repeated="2"/>
          <table:table-cell table:style-name="ce201"/>
          <table:table-cell table:number-columns-repeated="3"/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5 trophie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10 trophie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25 trophie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table:number-columns-repeated="2"/>
          <table:table-cell table:style-name="ce201"/>
          <table:table-cell table:number-columns-repeated="3"/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5 crow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10 crow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25 crow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</table:table>
      <table:table table:name="Draft" table:style-name="ta1"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6" table:number-columns-repeated="61" table:default-cell-style-name="Default"/>
        <table:table-row table:style-name="ro1">
          <table:table-cell table:style-name="ce207"/>
          <table:table-cell table:style-name="ce192" office:value-type="string" calcext:value-type="string">
            <text:p>Title</text:p>
          </table:table-cell>
          <table:table-cell table:style-name="ce192" office:value-type="string" calcext:value-type="string">
            <text:p>Description</text:p>
          </table:table-cell>
          <table:table-cell table:style-name="ce195" office:value-type="string" calcext:value-type="string">
            <text:p>Points</text:p>
          </table:table-cell>
          <table:table-cell table:style-name="ce195" office:value-type="string" calcext:value-type="string">
            <text:p>Level</text:p>
          </table:table-cell>
          <table:table-cell table:style-name="ce195" office:value-type="string" calcext:value-type="string">
            <text:p>Scope</text:p>
          </table:table-cell>
          <table:table-cell table:style-name="ce195" office:value-type="string" calcext:value-type="string">
            <text:p>Dev</text:p>
          </table:table-cell>
          <table:table-cell table:style-name="ce195" office:value-type="string" calcext:value-type="string">
            <text:p>Test</text:p>
          </table:table-cell>
          <table:table-cell table:style-name="ce195" office:value-type="string" calcext:value-type="string">
            <text:p>Play</text:p>
          </table:table-cell>
          <table:table-cell table:style-name="ce192" office:value-type="string" calcext:value-type="string">
            <text:p>Badge</text:p>
          </table:table-cell>
          <table:table-cell table:style-name="ce207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Progress (x2 Frog [m])</text:p>
          </table:table-cell>
          <table:table-cell table:number-columns-repeated="3"/>
          <table:table-cell table:style-name="ce18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table:style-name="ce182" table:number-columns-repeated="3"/>
          <table:table-cell/>
          <table:table-cell office:value-type="string" calcext:value-type="string">
            <text:p>Passwords By Defa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terests</text:p>
          </table:table-cell>
          <table:table-cell table:number-columns-repeated="8"/>
          <table:table-cell office:value-type="string" calcext:value-type="string">
            <text:p>No Cheats By Default</text:p>
          </table:table-cell>
          <table:table-cell table:number-columns-repeated="53"/>
        </table:table-row>
        <table:table-row table:style-name="ro1">
          <table:table-cell table:style-name="ce193" office:value-type="string" calcext:value-type="string">
            <text:p>Explor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The Munster Moors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number-columns-repeated="2"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table:style-name="ce183" office:value-type="string" calcext:value-type="string">
            <text:p>Killer Chasm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number-columns-repeated="2"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office:value-type="string" calcext:value-type="string">
            <text:p>Lower Slimeswold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number-columns-repeated="2"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table:style-name="ce183" office:value-type="string" calcext:value-type="string">
            <text:p>Poltergeist valley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83" office:value-type="string" calcext:value-type="string">
            <text:p>Themes</text:p>
          </table:table-cell>
          <table:table-cell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office:value-type="string" calcext:value-type="string">
            <text:p>Caerphilly Down</text:p>
          </table:table-cell>
          <table:table-cell table:number-columns-repeated="3"/>
          <table:table-cell table:style-name="ce196" table:number-columns-repeated="3"/>
          <table:table-cell table:style-name="ce193"/>
          <table:table-cell office:value-type="string" calcext:value-type="string">
            <text:p>James Bond</text:p>
          </table:table-cell>
          <table:table-cell/>
          <table:table-cell table:style-name="ce193" table:number-columns-repeated="52"/>
        </table:table-row>
        <table:table-row table:style-name="ro1">
          <table:table-cell table:number-columns-repeated="2"/>
          <table:table-cell table:style-name="ce183" office:value-type="string" calcext:value-type="string">
            <text:p>Slimeswold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93" office:value-type="string" calcext:value-type="string">
            <text:p>Star Wars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table:style-name="ce183" office:value-type="string" calcext:value-type="string">
            <text:p>Deadend Caves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93" office:value-type="string" calcext:value-type="string">
            <text:p>Sherlock Holmes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table:style-name="ce183" office:value-type="string" calcext:value-type="string">
            <text:p>Yoghurtopia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93" office:value-type="string" calcext:value-type="string">
            <text:p>Wallace and Grommit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table:style-name="ce216" office:value-type="string" calcext:value-type="string">
            <text:p>Wendsleydale Wastelands</text:p>
          </table:table-cell>
          <table:table-cell table:number-columns-repeated="3"/>
          <table:table-cell table:style-name="ce196" table:number-columns-repeated="3"/>
          <table:table-cell table:style-name="ce193"/>
          <table:table-cell office:value-type="string" calcext:value-type="string">
            <text:p>Agent 777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table:style-name="ce183" office:value-type="string" calcext:value-type="string">
            <text:p>Slippery slopes (Collect N moons) Hard slopes control. Use hidden gun + pie.</text:p>
          </table:table-cell>
          <table:table-cell table:number-columns-repeated="3"/>
          <table:table-cell table:style-name="ce196" table:number-columns-repeated="3"/>
          <table:table-cell table:style-name="ce193"/>
          <table:table-cell/>
          <table:table-cell table:style-name="ce193" table:number-columns-repeated="53"/>
        </table:table-row>
        <table:table-row table:style-name="ro1">
          <table:table-cell table:number-columns-repeated="2"/>
          <table:table-cell table:style-name="ce216" office:value-type="string" calcext:value-type="string">
            <text:p>Glace glacier</text:p>
          </table:table-cell>
          <table:table-cell table:number-columns-repeated="3"/>
          <table:table-cell table:style-name="ce196" table:number-columns-repeated="3"/>
          <table:table-cell table:style-name="ce193"/>
          <table:table-cell/>
          <table:table-cell table:style-name="ce193" table:number-columns-repeated="53"/>
        </table:table-row>
        <table:table-row table:style-name="ro1">
          <table:table-cell table:number-columns-repeated="2"/>
          <table:table-cell table:style-name="ce183" office:value-type="string" calcext:value-type="string">
            <text:p>Dessert desert – No Damage (hidden gun+pie)</text:p>
          </table:table-cell>
          <table:table-cell table:number-columns-repeated="3"/>
          <table:table-cell table:style-name="ce196" table:number-columns-repeated="3"/>
          <table:table-cell table:style-name="ce193"/>
          <table:table-cell office:value-type="string" calcext:value-type="string">
            <text:p>Agent 69</text:p>
          </table:table-cell>
          <table:table-cell table:style-name="ce193" table:number-columns-repeated="53"/>
        </table:table-row>
        <table:table-row table:style-name="ro1">
          <table:table-cell/>
          <table:table-cell office:value-type="string" calcext:value-type="string">
            <text:p>Challenge</text:p>
          </table:table-cell>
          <table:table-cell table:number-columns-repeated="4"/>
          <table:table-cell table:style-name="ce196" table:number-columns-repeated="3"/>
          <table:table-cell table:style-name="ce193"/>
          <table:table-cell office:value-type="string" calcext:value-type="string">
            <text:p>Agent Angel Fish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eath (1 – 5 – 10 use stars + cup bonuses to heal)</text:p>
          </table:table-cell>
          <table:table-cell table:number-columns-repeated="3"/>
          <table:table-cell table:style-name="ce196" table:number-columns-repeated="3"/>
          <table:table-cell table:style-name="ce193"/>
          <table:table-cell/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amage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Stop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Landing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Item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with 999 moons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6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4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all enemies in Double Scoopingdon area</text:p>
          </table:table-cell>
          <table:table-cell office:value-type="string" calcext:value-type="string">
            <text:p>(Panzer and Bill kill with bombs)</text:p>
          </table:table-cell>
          <table:table-cell table:number-columns-repeated="2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style-name="ce193" office:value-type="string" calcext:value-type="string">
            <text:p>Area</text:p>
          </table:table-cell>
          <table:table-cell office:value-type="string" calcext:value-type="string">
            <text:p>Master</text:p>
          </table:table-cell>
          <table:table-cell table:number-columns-repeated="4"/>
          <table:table-cell table:style-name="ce196" table:number-columns-repeated="3"/>
          <table:table-cell table:style-name="ce193"/>
          <table:table-cell table:style-name="ce193" office:value-type="string" calcext:value-type="string">
            <text:p>Cheese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ollect all moons in Lower Slimeswold area</text:p>
          </table:table-cell>
          <table:table-cell table:number-columns-repeated="4"/>
          <table:table-cell table:style-name="ce182" table:number-columns-repeated="2"/>
          <table:table-cell/>
          <table:table-cell office:value-type="string" calcext:value-type="string">
            <text:p>Fish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Earn moons bonus in Pi-rat Harbour area</text:p>
          </table:table-cell>
          <table:table-cell office:value-type="string" calcext:value-type="string">
            <text:p>(Up way more moons but not enough?)</text:p>
          </table:table-cell>
          <table:table-cell table:number-columns-repeated="3"/>
          <table:table-cell table:style-name="ce182" table:number-columns-repeated="2"/>
          <table:table-cell/>
          <table:table-cell office:value-type="string" calcext:value-type="string">
            <text:p>Chef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182" table:number-columns-repeated="2"/>
          <table:table-cell/>
          <table:table-cell office:value-type="string" calcext:value-type="string">
            <text:p>Cook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y Knoll area (without using frog?)</text:p>
          </table:table-cell>
          <table:table-cell table:number-columns-repeated="4"/>
          <table:table-cell table:style-name="ce182" table:number-columns-repeated="2"/>
          <table:table-cell/>
          <table:table-cell office:value-type="string" calcext:value-type="string">
            <text:p>Sweet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Poltergeist Valley area</text:p>
          </table:table-cell>
          <table:table-cell table:number-columns-repeated="4"/>
          <table:table-cell table:style-name="ce182" table:number-columns-repeated="2"/>
          <table:table-cell/>
          <table:table-cell office:value-type="string" calcext:value-type="string">
            <text:p>Space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swold area within 120 seconds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No Damage</text:p>
          </table:table-cell>
          <table:table-cell table:number-columns-repeated="6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Curdle Mine area without taking damage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Buttercup Ridge withour taking damage</text:p>
          </table:table-cell>
          <table:table-cell office:value-type="string" calcext:value-type="string">
            <text:p>(See Area desc)</text:p>
          </table:table-cell>
          <table:table-cell table:number-columns-repeated="3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each Wendsleydale Wastelands beacon using jetpack and without landing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{name} enemies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peedrun Leaderboard</text:p>
          </table:table-cell>
          <table:table-cell office:value-type="string" calcext:value-type="string">
            <text:p>Mushy march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utterscotch Clen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oquefort peninsula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lue moon dunes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Put rock on the head and do something</text:p>
          </table:table-cell>
          <table:table-cell table:style-name="ce182" office:value-type="float" office:value="1" calcext:value-type="float">
            <text:p>1</text:p>
          </table:table-cell>
          <table:table-cell table:style-name="ce200" office:value-type="string" calcext:value-type="string">
            <text:p>Enemy</text:p>
          </table:table-cell>
          <table:table-cell table:number-columns-repeated="2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10 crowns without loosing a life (cups heal)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table:number-columns-repeated="5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One Shot</text:p>
          </table:table-cell>
          <table:table-cell office:value-type="string" calcext:value-type="string">
            <text:p>Complete game without revisiting areas and using continues</text:p>
          </table:table-cell>
          <table:table-cell table:style-name="ce196" office:value-type="float" office:value="50" calcext:value-type="float">
            <text:p>50</text:p>
          </table:table-cell>
          <table:table-cell table:style-name="ce200" office:value-type="string" calcext:value-type="string">
            <text:p>Master</text:p>
          </table:table-cell>
          <table:table-cell table:number-columns-repeated="2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N moons within 1 minute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Сartographer</text:p>
          </table:table-cell>
          <table:table-cell office:value-type="string" calcext:value-type="string">
            <text:p>Reveal entire World Map</text:p>
          </table:table-cell>
          <table:table-cell table:number-columns-repeated="3"/>
          <table:table-cell table:style-name="ce182"/>
          <table:table-cell table:number-columns-repeated="57"/>
        </table:table-row>
        <table:table-row table:style-name="ro1">
          <table:table-cell table:number-columns-repeated="6"/>
          <table:table-cell table:style-name="ce18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Ride “Bill” jumping 10 times on it</text:p>
          </table:table-cell>
          <table:table-cell office:value-type="string" calcext:value-type="string">
            <text:p><text:span text:style-name="T1">(Eastern cheddar hoard</text:span>)</text:p>
          </table:table-cell>
          <table:table-cell table:number-columns-repeated="2"/>
          <table:table-cell table:style-name="ce182"/>
          <table:table-cell table:style-name="ce196" table:number-columns-repeated="2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Eat enemy by teeth?</text:p>
          </table:table-cell>
          <table:table-cell table:number-columns-repeated="3"/>
          <table:table-cell table:style-name="ce18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ll enemy with a truck</text:p>
          </table:table-cell>
          <table:table-cell table:number-columns-repeated="3"/>
          <table:table-cell table:style-name="ce182"/>
          <table:table-cell table:number-columns-repeated="57"/>
        </table:table-row>
        <table:table-row table:style-name="ro1">
          <table:table-cell table:number-columns-repeated="6"/>
          <table:table-cell table:style-name="ce18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moons and get 1UP without taking damag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93"/>
          <table:table-cell/>
          <table:table-cell office:value-type="string" calcext:value-type="string">
            <text:p>Finish level N in M seconds</text:p>
          </table:table-cell>
          <table:table-cell table:number-columns-repeated="3"/>
          <table:table-cell table:style-name="ce196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2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5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0 moons without revisiting areas and loosing a life 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Get all Bonuses in all areas of N Biome (save passwords allowed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cups in N area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et all Bonuses in all area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Girlfriend sig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veal all secret boxes in N area</text:p>
          </table:table-cell>
          <table:table-cell office:value-type="string" calcext:value-type="string">
            <text:p>(From 3B goes righ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mplete N levels without taking damag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lect hidden lives (Try to reveal hidden blocks: add x-ray in memory inspector)</text:p>
          </table:table-cell>
          <table:table-cell office:value-type="string" calcext:value-type="string">
            <text:p>(Gurgleton, Wendsleydale wastelands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N point (Sorbet on sea), reveal secrets to obtain needed</text:p>
          </table:table-cell>
          <table:table-cell office:value-type="string" calcext:value-type="string">
            <text:p>(Missable)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All progress by Fr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Complete game on hard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r all Area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mplete the game as James Pon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mplete the game as Finnius Frog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he peppermint pinnacles – have unreach platforms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Knock max moons with moonbox (random?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nd X-Ray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182"/>
          <table:table-cell office:value-type="string" calcext:value-type="string">
            <text:p>Edam Ranger</text:p>
          </table:table-cell>
          <table:table-cell office:value-type="string" calcext:value-type="string">
            <text:p>Discover secret path to Camonbert Canyon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196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  <table:table-cell table:number-columns-repeated="2"/>
        </table:table-row>
        <table:table-row table:style-name="ro1">
          <table:table-cell table:style-name="ce182"/>
          <table:table-cell office:value-type="string" calcext:value-type="string">
            <text:p>Roquefort Ranger</text:p>
          </table:table-cell>
          <table:table-cell office:value-type="string" calcext:value-type="string">
            <text:p>Discover secret path to Outer He-brie-dee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196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  <table:table-cell table:number-columns-repeated="2"/>
        </table:table-row>
        <table:table-row table:style-name="ro1">
          <table:table-cell table:style-name="ce182"/>
          <table:table-cell office:value-type="string" calcext:value-type="string">
            <text:p>Gorgonzola Ranger</text:p>
          </table:table-cell>
          <table:table-cell office:value-type="string" calcext:value-type="string">
            <text:p>Discover secret path to Caerphilly Steppe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196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erphilly Ranger</text:p>
          </table:table-cell>
          <table:table-cell office:value-type="string" calcext:value-type="string">
            <text:p>Discover secret path to Dessert Desert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Bubbling Ranger</text:p>
          </table:table-cell>
          <table:table-cell office:value-type="string" calcext:value-type="string">
            <text:p>Discover secret path to Murky Moor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umpsville Ranger</text:p>
          </table:table-cell>
          <table:table-cell office:value-type="string" calcext:value-type="string">
            <text:p>Discover secret path to Custard Crater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Banana Basin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93"/>
          <table:table-cell table:number-columns-repeated="62"/>
        </table:table-row>
        <table:table-row table:style-name="ro1">
          <table:table-cell table:number-columns-repeated="2"/>
          <table:table-cell table:style-name="ce193"/>
          <table:table-cell table:number-columns-repeated="61"/>
        </table:table-row>
      </table:table>
      <table:table table:name="Object" table:style-name="ta1">
        <office:forms form:automatic-focus="false" form:apply-design-mode="false"/>
        <table:table-column table:style-name="co58" table:default-cell-style-name="ce219"/>
        <table:table-column table:style-name="co58" table:number-columns-repeated="16" table:default-cell-style-name="ce221"/>
        <table:table-column table:style-name="co6" table:number-columns-repeated="4" table:default-cell-style-name="Default"/>
        <table:table-row table:style-name="ro1">
          <table:table-cell table:style-name="ce218" office:value-type="string" calcext:value-type="string">
            <text:p>Object BLOB [130 bytes]</text:p>
          </table:table-cell>
          <table:table-cell table:style-name="Default"/>
          <table:table-cell table:style-name="ce219" table:number-columns-repeated="15"/>
          <table:table-cell table:number-columns-repeated="4"/>
        </table:table-row>
        <table:table-row table:style-name="ro1">
          <table:table-cell table:style-name="ce218"/>
          <table:table-cell table:style-name="Default"/>
          <table:table-cell table:style-name="ce219" table:number-columns-repeated="15"/>
          <table:table-cell table:number-columns-repeated="4"/>
        </table:table-row>
        <table:table-row table:style-name="ro1">
          <table:table-cell/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3" calcext:value-type="float">
            <text:p>3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float" office:value="5" calcext:value-type="float">
            <text:p>5</text:p>
          </table:table-cell>
          <table:table-cell table:style-name="ce219" office:value-type="float" office:value="6" calcext:value-type="float">
            <text:p>6</text:p>
          </table:table-cell>
          <table:table-cell table:style-name="ce219" office:value-type="float" office:value="7" calcext:value-type="float">
            <text:p>7</text:p>
          </table:table-cell>
          <table:table-cell table:style-name="ce219" office:value-type="float" office:value="8" calcext:value-type="float">
            <text:p>8</text:p>
          </table:table-cell>
          <table:table-cell table:style-name="ce219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219" office:value-type="string" calcext:value-type="string">
            <text:p>b</text:p>
          </table:table-cell>
          <table:table-cell table:style-name="ce219" office:value-type="string" calcext:value-type="string">
            <text:p>c</text:p>
          </table:table-cell>
          <table:table-cell table:style-name="ce219" office:value-type="string" calcext:value-type="string">
            <text:p>d</text:p>
          </table:table-cell>
          <table:table-cell table:style-name="ce219" office:value-type="string" calcext:value-type="string">
            <text:p>e</text:p>
          </table:table-cell>
          <table:table-cell table:style-name="ce219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20" office:value-type="string" calcext:value-type="string">
            <text:p>X</text:p>
          </table:table-cell>
          <table:table-cell table:style-name="ce220" office:value-type="string" calcext:value-type="string">
            <text:p>ff</text:p>
          </table:table-cell>
          <table:table-cell table:style-name="ce220" office:value-type="string" calcext:value-type="string">
            <text:p>moveX</text:p>
          </table:table-cell>
          <table:table-cell table:number-columns-repeated="2" table:style-name="ce220" office:value-type="string" calcext:value-type="string">
            <text:p>Y</text:p>
          </table:table-cell>
          <table:table-cell table:style-name="ce220" office:value-type="string" calcext:value-type="string">
            <text:p>00</text:p>
          </table:table-cell>
          <table:table-cell table:style-name="ce220" office:value-type="string" calcext:value-type="string">
            <text:p>moveY</text:p>
          </table:table-cell>
          <table:table-cell table:number-columns-repeated="2" office:value-type="string" calcext:value-type="string">
            <text:p>Xr</text:p>
          </table:table-cell>
          <table:table-cell table:number-columns-repeated="2" office:value-type="string" calcext:value-type="string">
            <text:p>Yr</text:p>
          </table:table-cell>
          <table:table-cell table:number-columns-repeated="2" office:value-type="string" calcext:value-type="string">
            <text:p>X2</text:p>
          </table:table-cell>
          <table:table-cell table:number-columns-repeated="2" office:value-type="string" calcext:value-type="string">
            <text:p>Y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9" office:value-type="string" calcext:value-type="string">
            <text:p>sprite</text:p>
          </table:table-cell>
          <table:table-cell office:value-type="string" calcext:value-type="string">
            <text:p>00</text:p>
          </table:table-cell>
          <table:table-cell table:style-name="ce219" office:value-type="string" calcext:value-type="string">
            <text:p>animation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ff</text:p>
          </table:table-cell>
          <table:table-cell table:style-name="ce219" office:value-type="string" calcext:value-type="string">
            <text:p>orien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1</text:p>
          </table:table-cell>
          <table:table-cell table:style-name="ce219" office:value-type="string" calcext:value-type="string">
            <text:p>type</text:p>
          </table:table-cell>
          <table:table-cell table:style-name="ce228"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9" office:value-type="string" calcext:value-type="string">
            <text:p>fungiStat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veY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moveCnt</text:p>
          </table:table-cell>
          <table:table-cell table:number-columns-repeated="2" office:value-type="string" calcext:value-type="string">
            <text:p>mov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?2</text:p>
          </table:table-cell>
          <table:table-cell office:value-type="string" calcext:value-type="string">
            <text:p>40</text:p>
          </table:table-cell>
          <table:table-cell table:style-name="ce219" office:value-type="string" calcext:value-type="string">
            <text:p>type</text:p>
          </table:table-cell>
          <table:table-cell table:style-name="ce219" office:value-type="string" calcext:value-type="string">
            <text:p>behaviour</text:p>
          </table:table-cell>
          <table:table-cell office:value-type="string" calcext:value-type="string">
            <text:p>move</text:p>
          </table:table-cell>
          <table:table-cell table:style-name="ce219" office:value-type="string" calcext:value-type="string">
            <text:p>beacon</text:p>
          </table:table-cell>
          <table:table-cell table:style-name="ce219" office:value-type="string" calcext:value-type="string">
            <text:p>state</text:p>
          </table:table-cell>
          <table:table-cell table:style-name="ce219" office:value-type="string" calcext:value-type="string">
            <text:p>healt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ce225" office:value-type="string" calcext:value-type="string">
            <text:p>boxSprite</text:p>
          </table:table-cell>
          <table:table-cell office:value-type="string" calcext:value-type="string">
            <text:p>61</text:p>
          </table:table-cell>
          <table:table-cell table:style-name="ce225" office:value-type="string" calcext:value-type="string">
            <text:p>boxStackSize</text:p>
          </table:table-cell>
          <table:table-cell office:value-type="string" calcext:value-type="string">
            <text:p>bounceCnt</text:p>
          </table:table-cell>
          <table:table-cell office:value-type="string" calcext:value-type="string">
            <text:p>00</text:p>
          </table:table-cell>
          <table:table-cell table:style-name="ce219" office:value-type="string" calcext:value-type="string">
            <text:p>activated</text:p>
          </table:table-cell>
          <table:table-cell office:value-type="string" calcext:value-type="string">
            <text:p>detonateCnt</text:p>
          </table:table-cell>
          <table:table-cell table:style-name="ce219" office:value-type="string" calcext:value-type="string">
            <text:p>detonate</text:p>
          </table:table-cell>
          <table:table-cell office:value-type="string" calcext:value-type="string">
            <text:p>behaviourCnt</text:p>
          </table:table-cell>
          <table:table-cell office:value-type="string" calcext:value-type="string">
            <text:p>00</text:p>
          </table:table-cell>
          <table:table-cell table:style-name="ce219" office:value-type="string" calcext:value-type="string">
            <text:p>lumpHealth</text:p>
          </table:table-cell>
          <table:table-cell table:number-columns-repeated="3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9" office:value-type="string" calcext:value-type="string">
            <text:p>maybeHits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boxMo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?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?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?5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19" office:value-type="string" calcext:value-type="string">
            <text:p>landObjPt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style-name="ce219" office:value-type="string" calcext:value-type="string">
            <text:p>type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style-name="ce227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/>
          <table:table-cell table:style-name="ce219" office:value-type="string" calcext:value-type="string">
            <text:p>type</text:p>
          </table:table-cell>
          <table:table-cell table:style-name="ce222" office:value-type="string" calcext:value-type="string">
            <text:p>item</text:p>
          </table:table-cell>
          <table:table-cell table:style-name="ce223" office:value-type="string" calcext:value-type="string">
            <text:p>object</text:p>
          </table:table-cell>
          <table:table-cell table:style-name="ce219" office:value-type="string" calcext:value-type="string">
            <text:p>box</text:p>
          </table:table-cell>
          <table:table-cell/>
          <table:table-cell table:style-name="Default" table:number-columns-repeated="2"/>
          <table:table-cell table:style-name="ce219" office:value-type="string" calcext:value-type="string">
            <text:p>activated</text:p>
          </table:table-cell>
          <table:table-cell/>
          <table:table-cell table:style-name="ce219" office:value-type="string" calcext:value-type="string">
            <text:p>detonate</text:p>
          </table:table-cell>
          <table:table-cell/>
          <table:table-cell table:style-name="ce219" office:value-type="string" calcext:value-type="string">
            <text:p>beacon</text:p>
          </table:table-cell>
          <table:table-cell table:number-columns-repeated="2"/>
          <table:table-cell table:style-name="ce219" office:value-type="string" calcext:value-type="string">
            <text:p>state</text:p>
          </table:table-cell>
          <table:table-cell table:style-name="ce221"/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object</text:p>
          </table:table-cell>
          <table:table-cell/>
          <table:table-cell table:style-name="ce219" office:value-type="string" calcext:value-type="string">
            <text:p>00</text:p>
          </table:table-cell>
          <table:table-cell table:style-name="ce226" office:value-type="string" calcext:value-type="string">
            <text:p>coin</text:p>
          </table:table-cell>
          <table:table-cell table:style-name="ce224"/>
          <table:table-cell table:style-name="ce219"/>
          <table:table-cell/>
          <table:table-cell table:style-name="Default"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not fire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broken</text:p>
          </table:table-cell>
          <table:table-cell/>
          <table:table-cell table:style-name="ce221" office:value-type="string" calcext:value-type="string">
            <text:p>bit7</text:p>
          </table:table-cell>
          <table:table-cell table:style-name="ce221" office:value-type="string" calcext:value-type="string">
            <text:p>8x</text:p>
          </table:table-cell>
          <table:table-cell table:style-name="ce221" office:value-type="string" calcext:value-type="string">
            <text:p>pond over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item</text:p>
          </table:table-cell>
          <table:table-cell/>
          <table:table-cell table:style-name="ce219" office:value-type="string" calcext:value-type="string">
            <text:p>01</text:p>
          </table:table-cell>
          <table:table-cell table:style-name="ce226" office:value-type="string" calcext:value-type="string">
            <text:p>trophy</text:p>
          </table:table-cell>
          <table:table-cell table:style-name="ce224" office:value-type="string" calcext:value-type="string">
            <text:p>explosion</text:p>
          </table:table-cell>
          <table:table-cell table:style-name="ce219"/>
          <table:table-cell/>
          <table:table-cell table:style-name="Default"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roken</text:p>
          </table:table-cell>
          <table:table-cell/>
          <table:table-cell table:style-name="ce221" office:value-type="string" calcext:value-type="string">
            <text:p>bit6</text:p>
          </table:table-cell>
          <table:table-cell table:style-name="ce221" office:value-type="string" calcext:value-type="string">
            <text:p>cx</text:p>
          </table:table-cell>
          <table:table-cell table:style-name="ce221" office:value-type="string" calcext:value-type="string">
            <text:p>destroyed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box</text:p>
          </table:table-cell>
          <table:table-cell/>
          <table:table-cell table:style-name="ce219" office:value-type="string" calcext:value-type="string">
            <text:p>02</text:p>
          </table:table-cell>
          <table:table-cell table:style-name="ce222" office:value-type="string" calcext:value-type="string">
            <text:p>crown</text:p>
          </table:table-cell>
          <table:table-cell table:style-name="ce224" office:value-type="string" calcext:value-type="string">
            <text:p>strawberry</text:p>
          </table:table-cell>
          <table:table-cell table:style-name="ce219"/>
          <table:table-cell/>
          <table:table-cell table:style-name="Default" table:number-columns-repeated="2"/>
          <table:table-cell table:number-columns-repeated="7"/>
          <table:table-cell table:style-name="ce221" office:value-type="string" calcext:value-type="string">
            <text:p>bit5</text:p>
          </table:table-cell>
          <table:table-cell table:style-name="ce221" table:number-columns-repeated="2"/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portal</text:p>
          </table:table-cell>
          <table:table-cell/>
          <table:table-cell table:style-name="ce219" office:value-type="string" calcext:value-type="string">
            <text:p>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mon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ce221" office:value-type="string" calcext:value-type="string">
            <text:p>bit4</text:p>
          </table:table-cell>
          <table:table-cell table:style-name="ce221" table:number-columns-repeated="2"/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portal</text:p>
          </table:table-cell>
          <table:table-cell/>
          <table:table-cell table:style-name="ce219" office:value-type="string" calcext:value-type="string">
            <text:p>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cake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221" office:value-type="string" calcext:value-type="string">
            <text:p>bit3</text:p>
          </table:table-cell>
          <table:table-cell table:style-name="ce221" office:value-type="string" calcext:value-type="string">
            <text:p>06</text:p>
          </table:table-cell>
          <table:table-cell table:style-name="ce221" office:value-type="string" calcext:value-type="string">
            <text:p>apple bullet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gone</text:p>
          </table:table-cell>
          <table:table-cell/>
          <table:table-cell table:style-name="ce219" office:value-type="string" calcext:value-type="string">
            <text:p>0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ac-rat</text:p>
          </table:table-cell>
          <table:table-cell table:style-name="Default" table:number-columns-repeated="4"/>
          <table:table-cell table:number-columns-repeated="7"/>
          <table:table-cell table:style-name="ce221" office:value-type="string" calcext:value-type="string">
            <text:p>bit2</text:p>
          </table:table-cell>
          <table:table-cell table:style-name="ce221" office:value-type="string" calcext:value-type="string">
            <text:p>02</text:p>
          </table:table-cell>
          <table:table-cell table:style-name="ce221" office:value-type="string" calcext:value-type="string">
            <text:p>duck-rocket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23"/>
          <table:table-cell table:style-name="ce219" office:value-type="string" calcext:value-type="string">
            <text:p>06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hat-rat</text:p>
          </table:table-cell>
          <table:table-cell table:style-name="Default" table:number-columns-repeated="2"/>
          <table:table-cell table:number-columns-repeated="2"/>
          <table:table-cell table:style-name="ce219" office:value-type="string" calcext:value-type="string">
            <text:p>health</text:p>
          </table:table-cell>
          <table:table-cell table:number-columns-repeated="6"/>
          <table:table-cell table:style-name="ce221" office:value-type="string" calcext:value-type="string">
            <text:p>bit1</text:p>
          </table:table-cell>
          <table:table-cell table:number-columns-repeated="3"/>
        </table:table-row>
        <table:table-row table:style-name="ro1">
          <table:table-cell/>
          <table:table-cell table:style-name="ce222"/>
          <table:table-cell table:style-name="ce224"/>
          <table:table-cell table:style-name="ce219" office:value-type="string" calcext:value-type="string">
            <text:p>07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nt</text:p>
          </table:table-cell>
          <table:table-cell table:style-name="ce219"/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deal no damage</text:p>
          </table:table-cell>
          <table:table-cell table:number-columns-repeated="6"/>
          <table:table-cell table:style-name="ce221" office:value-type="string" calcext:value-type="string">
            <text:p>00</text:p>
          </table:table-cell>
          <table:table-cell table:style-name="ce221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24"/>
          <table:table-cell table:style-name="ce219" office:value-type="string" calcext:value-type="string">
            <text:p>08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explosion</text:p>
          </table:table-cell>
          <table:table-cell table:style-name="ce219"/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09</text:p>
          </table:table-cell>
          <table:table-cell office:value-type="string" calcext:value-type="string">
            <text:p>gun</text:p>
          </table:table-cell>
          <table:table-cell/>
          <table:table-cell table:style-name="ce219"/>
          <table:table-cell table:number-columns-repeated="3"/>
          <table:table-cell table:style-name="ce219" office:value-type="string" calcext:value-type="string">
            <text:p>stackSize</text:p>
          </table:table-cell>
          <table:table-cell office:value-type="string" calcext:value-type="string">
            <text:p>count moons in box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19" office:value-type="string" calcext:value-type="string">
            <text:p>0a</text:p>
          </table:table-cell>
          <table:table-cell office:value-type="string" calcext:value-type="string">
            <text:p>jetpack</text:p>
          </table:table-cell>
          <table:table-cell office:value-type="string" calcext:value-type="string">
            <text:p>robo-rodent</text:p>
          </table:table-cell>
          <table:table-cell table:style-name="ce219"/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0b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urbo-verm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0c</text:p>
          </table:table-cell>
          <table:table-cell office:value-type="string" calcext:value-type="string">
            <text:p>rockets!</text:p>
          </table:table-cell>
          <table:table-cell office:value-type="string" calcext:value-type="string">
            <text:p>spookie</text:p>
          </table:table-cell>
          <table:table-cell table:number-columns-repeated="4"/>
          <table:table-cell table:style-name="ce219" office:value-type="string" calcext:value-type="string">
            <text:p>fungiStat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19" office:value-type="string" calcext:value-type="string">
            <text:p>0d</text:p>
          </table:table-cell>
          <table:table-cell office:value-type="string" calcext:value-type="string">
            <text:p>springs</text:p>
          </table:table-cell>
          <table:table-cell table:number-columns-repeated="5"/>
          <table:table-cell office:value-type="string" calcext:value-type="string">
            <text:p>09</text:p>
          </table:table-cell>
          <table:table-cell office:value-type="string" calcext:value-type="string">
            <text:p>death stand</text:p>
          </table:table-cell>
          <table:table-cell table:number-columns-repeated="5"/>
          <table:table-cell table:style-name="ce219" office:value-type="string" calcext:value-type="string">
            <text:p>sprite</text:p>
          </table:table-cell>
          <table:table-cell table:style-name="ce221"/>
          <table:table-cell table:style-name="ce219" office:value-type="string" calcext:value-type="string">
            <text:p>orient</text:p>
          </table:table-cell>
          <table:table-cell table:style-name="ce221"/>
        </table:table-row>
        <table:table-row table:style-name="ro1">
          <table:table-cell table:number-columns-repeated="3"/>
          <table:table-cell table:style-name="ce219" office:value-type="string" calcext:value-type="string">
            <text:p>0e</text:p>
          </table:table-cell>
          <table:table-cell/>
          <table:table-cell office:value-type="string" calcext:value-type="string">
            <text:p>vulcan</text:p>
          </table:table-cell>
          <table:table-cell table:number-columns-repeated="11"/>
          <table:table-cell table:style-name="ce219" office:value-type="string" calcext:value-type="string">
            <text:p>2c</text:p>
          </table:table-cell>
          <table:table-cell table:style-name="ce221" office:value-type="string" calcext:value-type="string">
            <text:p>umbrella</text:p>
          </table:table-cell>
          <table:table-cell table:style-name="ce219" office:value-type="string" calcext:value-type="string">
            <text:p>00</text:p>
          </table:table-cell>
          <table:table-cell table:style-name="ce221" office:value-type="string" calcext:value-type="string">
            <text:p>right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0f</text:p>
          </table:table-cell>
          <table:table-cell office:value-type="string" calcext:value-type="string">
            <text:p>hard-hat</text:p>
          </table:table-cell>
          <table:table-cell table:number-columns-repeated="5"/>
          <table:table-cell table:style-name="ce219" office:value-type="string" calcext:value-type="string">
            <text:p>maybeHits</text:p>
          </table:table-cell>
          <table:table-cell table:number-columns-repeated="6"/>
          <table:table-cell table:style-name="ce219" office:value-type="float" office:value="18" calcext:value-type="float">
            <text:p>18</text:p>
          </table:table-cell>
          <table:table-cell table:style-name="ce221" office:value-type="string" calcext:value-type="string">
            <text:p>cheese</text:p>
          </table:table-cell>
          <table:table-cell table:style-name="ce219" office:value-type="string" calcext:value-type="string">
            <text:p>ff</text:p>
          </table:table-cell>
          <table:table-cell table:style-name="ce221" office:value-type="string" calcext:value-type="string">
            <text:p>left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0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checkpoint</text:p>
          </table:table-cell>
          <table:table-cell table:number-columns-repeated="4"/>
          <table:table-cell office:value-type="string" calcext:value-type="string">
            <text:p>00</text:p>
          </table:table-cell>
          <table:table-cell office:value-type="string" calcext:value-type="string">
            <text:p>no hits</text:p>
          </table:table-cell>
          <table:table-cell table:number-columns-repeated="5"/>
          <table:table-cell table:style-name="ce219" office:value-type="string" calcext:value-type="string">
            <text:p>14</text:p>
          </table:table-cell>
          <table:table-cell table:style-name="ce221" office:value-type="string" calcext:value-type="string">
            <text:p>star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lage-rat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1 hit, etc</text:p>
          </table:table-cell>
          <table:table-cell table:number-columns-repeated="5"/>
          <table:table-cell table:style-name="ce219"/>
          <table:table-cell table:style-name="ce221" table:number-columns-repeated="3"/>
        </table:table-row>
        <table:table-row table:style-name="ro1">
          <table:table-cell table:number-columns-repeated="3"/>
          <table:table-cell table:style-name="ce219" office:value-type="string" calcext:value-type="string">
            <text:p>15</text:p>
          </table:table-cell>
          <table:table-cell/>
          <table:table-cell office:value-type="string" calcext:value-type="string">
            <text:p>martian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death</text:p>
          </table:table-cell>
          <table:table-cell table:number-columns-repeated="5"/>
          <table:table-cell table:style-name="ce219"/>
          <table:table-cell table:style-name="ce221" table:number-columns-repeated="3"/>
        </table:table-row>
        <table:table-row table:style-name="ro1">
          <table:table-cell table:number-columns-repeated="3"/>
          <table:table-cell table:style-name="ce219" office:value-type="string" calcext:value-type="string">
            <text:p>16</text:p>
          </table:table-cell>
          <table:table-cell/>
          <table:table-cell office:value-type="string" calcext:value-type="string">
            <text:p>be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17</text:p>
          </table:table-cell>
          <table:table-cell/>
          <table:table-cell office:value-type="string" calcext:value-type="string">
            <text:p>custard grab</text:p>
          </table:table-cell>
          <table:table-cell table:number-columns-repeated="11"/>
          <table:table-cell table:style-name="ce219" office:value-type="string" calcext:value-type="string">
            <text:p>behaviour</text:p>
          </table:table-cell>
          <table:table-cell table:style-name="ce221"/>
          <table:table-cell table:style-name="ce219" office:value-type="string" calcext:value-type="string">
            <text:p>animation</text:p>
          </table:table-cell>
          <table:table-cell/>
        </table:table-row>
        <table:table-row table:style-name="ro1">
          <table:table-cell table:number-columns-repeated="3"/>
          <table:table-cell table:style-name="ce219" office:value-type="string" calcext:value-type="string">
            <text:p>19</text:p>
          </table:table-cell>
          <table:table-cell/>
          <table:table-cell office:value-type="string" calcext:value-type="string">
            <text:p>arnie</text:p>
          </table:table-cell>
          <table:table-cell table:number-columns-repeated="11"/>
          <table:table-cell table:style-name="ce219" office:value-type="string" calcext:value-type="string">
            <text:p>00</text:p>
          </table:table-cell>
          <table:table-cell table:style-name="ce221" office:value-type="string" calcext:value-type="string">
            <text:p>normal</text:p>
          </table:table-cell>
          <table:table-cell table:style-name="ce219" office:value-type="string" calcext:value-type="string">
            <text:p>ff</text:p>
          </table:table-cell>
          <table:table-cell table:style-name="ce221" office:value-type="string" calcext:value-type="string">
            <text:p>static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nie-bomb</text:p>
          </table:table-cell>
          <table:table-cell table:number-columns-repeated="11"/>
          <table:table-cell table:style-name="ce219" office:value-type="string" calcext:value-type="string">
            <text:p>01</text:p>
          </table:table-cell>
          <table:table-cell table:style-name="ce221" office:value-type="string" calcext:value-type="string">
            <text:p>invisible?</text:p>
          </table:table-cell>
          <table:table-cell table:style-name="ce219" office:value-type="string" calcext:value-type="string">
            <text:p>fe</text:p>
          </table:table-cell>
          <table:table-cell table:style-name="ce221" office:value-type="string" calcext:value-type="string">
            <text:p>min speed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c</text:p>
          </table:table-cell>
          <table:table-cell/>
          <table:table-cell office:value-type="string" calcext:value-type="string">
            <text:p>worm</text:p>
          </table:table-cell>
          <table:table-cell table:number-columns-repeated="11"/>
          <table:table-cell table:style-name="ce219" office:value-type="string" calcext:value-type="string">
            <text:p>06</text:p>
          </table:table-cell>
          <table:table-cell table:style-name="ce221" office:value-type="string" calcext:value-type="string">
            <text:p>through object</text:p>
          </table:table-cell>
          <table:table-cell table:style-name="ce219" office:value-type="string" calcext:value-type="string">
            <text:p>01</text:p>
          </table:table-cell>
          <table:table-cell table:style-name="ce221" office:value-type="string" calcext:value-type="string">
            <text:p>max speed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e</text:p>
          </table:table-cell>
          <table:table-cell table:style-name="Default"/>
          <table:table-cell/>
          <table:table-cell office:value-type="string" calcext:value-type="string">
            <text:p>fresh moon</text:p>
          </table:table-cell>
          <table:table-cell table:number-columns-repeated="10"/>
          <table:table-cell table:style-name="ce219" office:value-type="string" calcext:value-type="string">
            <text:p>08</text:p>
          </table:table-cell>
          <table:table-cell table:style-name="ce221" office:value-type="string" calcext:value-type="string">
            <text:p>over object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1f</text:p>
          </table:table-cell>
          <table:table-cell table:style-name="Default"/>
          <table:table-cell office:value-type="string" calcext:value-type="string">
            <text:p>apple-bullet</text:p>
          </table:table-cell>
          <table:table-cell table:number-columns-repeated="11"/>
          <table:table-cell table:style-name="ce219" office:value-type="string" calcext:value-type="string">
            <text:p>09</text:p>
          </table:table-cell>
          <table:table-cell table:style-name="ce221" office:value-type="string" calcext:value-type="string">
            <text:p>over pond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20</text:p>
          </table:table-cell>
          <table:table-cell office:value-type="string" calcext:value-type="string">
            <text:p>baloon</text:p>
          </table:table-cell>
          <table:table-cell table:number-columns-repeated="12"/>
          <table:table-cell table:style-name="ce219" office:value-type="string" calcext:value-type="string">
            <text:p>80</text:p>
          </table:table-cell>
          <table:table-cell table:style-name="ce221" office:value-type="string" calcext:value-type="string">
            <text:p>standby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25</text:p>
          </table:table-cell>
          <table:table-cell office:value-type="string" calcext:value-type="string">
            <text:p>cup (r)</text:p>
          </table:table-cell>
          <table:table-cell office:value-type="string" calcext:value-type="string">
            <text:p>billy</text:p>
          </table:table-cell>
          <table:table-cell table:number-columns-repeated="11"/>
          <table:table-cell table:style-name="ce219" office:value-type="string" calcext:value-type="string">
            <text:p>81</text:p>
          </table:table-cell>
          <table:table-cell table:style-name="ce221" office:value-type="string" calcext:value-type="string">
            <text:p>standby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26</text:p>
          </table:table-cell>
          <table:table-cell office:value-type="string" calcext:value-type="string">
            <text:p>cup (y)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19" office:value-type="string" calcext:value-type="string">
            <text:p>27</text:p>
          </table:table-cell>
          <table:table-cell office:value-type="string" calcext:value-type="string">
            <text:p>cup (p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19" office:value-type="string" calcext:value-type="string">
            <text:p>28</text:p>
          </table:table-cell>
          <table:table-cell office:value-type="string" calcext:value-type="string">
            <text:p>cup (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19" office:value-type="string" calcext:value-type="string">
            <text:p>29</text:p>
          </table:table-cell>
          <table:table-cell office:value-type="string" calcext:value-type="string">
            <text:p>cheese key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19" office:value-type="string" calcext:value-type="string">
            <text:p>35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3b</text:p>
          </table:table-cell>
          <table:table-cell/>
          <table:table-cell office:value-type="string" calcext:value-type="string">
            <text:p>chicken-bomb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used star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3f</text:p>
          </table:table-cell>
          <table:table-cell/>
          <table:table-cell office:value-type="string" calcext:value-type="string">
            <text:p>pickax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48</text:p>
          </table:table-cell>
          <table:table-cell table:style-name="Default"/>
          <table:table-cell office:value-type="string" calcext:value-type="string">
            <text:p>duck-rocket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4c</text:p>
          </table:table-cell>
          <table:table-cell table:style-name="Default"/>
          <table:table-cell/>
          <table:table-cell office:value-type="string" calcext:value-type="string">
            <text:p>used xmoon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fresh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5e</text:p>
          </table:table-cell>
          <table:table-cell/>
          <table:table-cell office:value-type="string" calcext:value-type="string">
            <text:p>mayb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/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table:style-name="ce219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7">
          <table:table-cell table:style-name="Default" table:number-columns-repeated="2"/>
          <table:table-cell table:number-columns-repeated="19"/>
        </table:table-row>
        <table:table-row table:style-name="ro1" table:number-rows-repeated="104850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vents" table:style-name="ta1">
        <table:table-column table:style-name="co59" table:default-cell-style-name="ce230"/>
        <table:table-column table:style-name="co60" table:number-columns-repeated="975" table:default-cell-style-name="ce254"/>
        <table:table-column table:style-name="co6" table:number-columns-repeated="48" table:default-cell-style-name="Default"/>
        <table:table-row table:style-name="ro5">
          <table:table-cell table:style-name="ce229"/>
          <table:table-cell table:style-name="ce253" office:value-type="string" calcext:value-type="string">
            <text:p>1</text:p>
          </table:table-cell>
          <table:table-cell table:style-name="ce253"/>
          <table:table-cell table:style-name="ce253" office:value-type="string" calcext:value-type="string">
            <text:p>2 Take Type</text:p>
          </table:table-cell>
          <table:table-cell table:style-name="ce253"/>
          <table:table-cell table:style-name="ce253" office:value-type="string" calcext:value-type="string">
            <text:p>3</text:p>
          </table:table-cell>
          <table:table-cell table:style-name="ce253"/>
          <table:table-cell table:style-name="ce253" office:value-type="string" calcext:value-type="string">
            <text:p>4</text:p>
          </table:table-cell>
          <table:table-cell table:style-name="ce253"/>
          <table:table-cell table:style-name="ce253" office:value-type="string" calcext:value-type="string">
            <text:p>5 Event 0</text:p>
          </table:table-cell>
          <table:table-cell table:style-name="ce253"/>
          <table:table-cell table:style-name="ce253" office:value-type="string" calcext:value-type="string">
            <text:p>6</text:p>
          </table:table-cell>
          <table:table-cell table:style-name="ce253"/>
          <table:table-cell table:style-name="ce253" office:value-type="string" calcext:value-type="string">
            <text:p>7 Event 1</text:p>
          </table:table-cell>
          <table:table-cell table:style-name="ce253"/>
          <table:table-cell table:style-name="ce253" office:value-type="string" calcext:value-type="string">
            <text:p>8</text:p>
          </table:table-cell>
          <table:table-cell table:style-name="ce253"/>
          <table:table-cell table:style-name="ce253" office:value-type="string" calcext:value-type="string">
            <text:p>9 Event 2</text:p>
          </table:table-cell>
          <table:table-cell table:style-name="ce253"/>
          <table:table-cell table:style-name="ce253" office:value-type="string" calcext:value-type="string">
            <text:p>10</text:p>
          </table:table-cell>
          <table:table-cell table:style-name="ce253"/>
          <table:table-cell table:style-name="ce253" office:value-type="string" calcext:value-type="string">
            <text:p>11</text:p>
          </table:table-cell>
          <table:table-cell table:style-name="ce253"/>
          <table:table-cell table:style-name="ce253" office:value-type="string" calcext:value-type="string">
            <text:p>12</text:p>
          </table:table-cell>
          <table:table-cell table:style-name="ce253"/>
          <table:table-cell table:style-name="ce253" office:value-type="string" calcext:value-type="string">
            <text:p>13 Event 3</text:p>
          </table:table-cell>
          <table:table-cell table:style-name="ce253"/>
          <table:table-cell table:style-name="ce253" office:value-type="string" calcext:value-type="string">
            <text:p>14</text:p>
          </table:table-cell>
          <table:table-cell table:style-name="ce253"/>
          <table:table-cell table:style-name="ce253" office:value-type="string" calcext:value-type="string">
            <text:p>15 Event 4</text:p>
          </table:table-cell>
          <table:table-cell table:style-name="ce253"/>
          <table:table-cell table:style-name="ce253" office:value-type="string" calcext:value-type="string">
            <text:p>16</text:p>
          </table:table-cell>
          <table:table-cell table:style-name="ce253"/>
          <table:table-cell table:style-name="ce253" office:value-type="string" calcext:value-type="string">
            <text:p>17</text:p>
          </table:table-cell>
          <table:table-cell table:style-name="ce253"/>
          <table:table-cell table:style-name="ce253" office:value-type="string" calcext:value-type="string">
            <text:p>18</text:p>
          </table:table-cell>
          <table:table-cell table:style-name="ce253"/>
          <table:table-cell table:style-name="ce253" office:value-type="string" calcext:value-type="string">
            <text:p>19</text:p>
          </table:table-cell>
          <table:table-cell table:style-name="ce253"/>
          <table:table-cell table:style-name="ce253" office:value-type="string" calcext:value-type="string">
            <text:p>20</text:p>
          </table:table-cell>
          <table:table-cell table:style-name="ce253"/>
          <table:table-cell table:style-name="ce253" office:value-type="string" calcext:value-type="string">
            <text:p>21</text:p>
          </table:table-cell>
          <table:table-cell table:style-name="ce253"/>
          <table:table-cell table:style-name="ce253" office:value-type="string" calcext:value-type="string">
            <text:p>22</text:p>
          </table:table-cell>
          <table:table-cell table:style-name="ce253"/>
          <table:table-cell table:style-name="ce253" office:value-type="string" calcext:value-type="string">
            <text:p>23</text:p>
          </table:table-cell>
          <table:table-cell table:style-name="ce253"/>
          <table:table-cell table:style-name="ce253" office:value-type="string" calcext:value-type="string">
            <text:p>24</text:p>
          </table:table-cell>
          <table:table-cell table:style-name="ce253"/>
          <table:table-cell table:style-name="ce253" office:value-type="string" calcext:value-type="string">
            <text:p>25 Pointer 1</text:p>
          </table:table-cell>
          <table:table-cell table:style-name="ce253"/>
          <table:table-cell table:style-name="ce253" office:value-type="string" calcext:value-type="string">
            <text:p>26</text:p>
          </table:table-cell>
          <table:table-cell table:style-name="ce253"/>
          <table:table-cell table:style-name="ce253" office:value-type="string" calcext:value-type="string">
            <text:p>27 Pointer 2</text:p>
          </table:table-cell>
          <table:table-cell table:style-name="ce253"/>
          <table:table-cell table:style-name="ce253" office:value-type="string" calcext:value-type="string">
            <text:p>28</text:p>
          </table:table-cell>
          <table:table-cell table:style-name="ce253"/>
          <table:table-cell table:style-name="ce253" office:value-type="string" calcext:value-type="string">
            <text:p>29</text:p>
          </table:table-cell>
          <table:table-cell table:style-name="ce253"/>
          <table:table-cell table:style-name="ce253" office:value-type="string" calcext:value-type="string">
            <text:p>30</text:p>
          </table:table-cell>
          <table:table-cell table:style-name="ce253"/>
          <table:table-cell table:style-name="ce253" office:value-type="string" calcext:value-type="string">
            <text:p>31</text:p>
          </table:table-cell>
          <table:table-cell table:style-name="ce253"/>
          <table:table-cell table:style-name="ce253" office:value-type="string" calcext:value-type="string">
            <text:p>32</text:p>
          </table:table-cell>
          <table:table-cell table:style-name="ce253" table:number-columns-repeated="912"/>
          <table:table-cell table:number-columns-repeated="48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/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table:number-columns-repeated="2"/>
          <table:table-cell table:style-name="Default" table:number-columns-repeated="909"/>
          <table:table-cell table:style-name="ce183" table:number-columns-repeated="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ch Moo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 Ai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30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30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3d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3d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5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Fish</text:p>
          </table:table-cell>
          <table:table-cell table:number-columns-repeated="2"/>
          <table:table-cell table:style-name="ce261" office:value-type="string" calcext:value-type="string">
            <text:p>0f</text:p>
          </table:table-cell>
          <table:table-cell table:number-columns-repeated="3"/>
          <table:table-cell table:style-name="ce262" table:number-columns-repeated="2"/>
          <table:table-cell table:style-name="ce230" table:number-columns-repeated="4"/>
          <table:table-cell table:style-name="ce265" table:number-columns-repeated="8"/>
          <table:table-cell table:number-columns-repeated="6"/>
          <table:table-cell table:style-name="ce262" table:number-columns-repeated="2"/>
          <table:table-cell table:number-columns-repeated="24"/>
          <table:table-cell table:style-name="ce230" table:number-columns-repeated="4"/>
          <table:table-cell table:style-name="ce261" table:number-columns-repeated="6"/>
          <table:table-cell table:number-columns-repeated="961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 Box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cf</text:p>
          </table:table-cell>
          <table:table-cell table:style-name="ce262" office:value-type="string" calcext:value-type="string">
            <text:p>02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cf</text:p>
          </table:table-cell>
          <table:table-cell table:style-name="ce26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ac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ac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b0</text:p>
          </table:table-cell>
          <table:table-cell table:style-name="ce262" office:value-type="string" calcext:value-type="string">
            <text:p>17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b0</text:p>
          </table:table-cell>
          <table:table-cell table:style-name="ce262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8</text:p>
          </table:table-cell>
          <table:table-cell table:style-name="ce230" office:value-type="string" calcext:value-type="string">
            <text:p>49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8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70</text:p>
          </table:table-cell>
          <table:table-cell table:style-name="ce262" office:value-type="string" calcext:value-type="string">
            <text:p>06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70</text:p>
          </table:table-cell>
          <table:table-cell table:style-name="ce262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8</text:p>
          </table:table-cell>
          <table:table-cell table:style-name="ce230" office:value-type="string" calcext:value-type="string">
            <text:p>4d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8</text:p>
          </table:table-cell>
          <table:table-cell table:style-name="ce230" office:value-type="string" calcext:value-type="string">
            <text:p>4d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72</text:p>
          </table:table-cell>
          <table:table-cell table:style-name="ce262" office:value-type="string" calcext:value-type="string">
            <text:p>03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72</text:p>
          </table:table-cell>
          <table:table-cell table:style-name="ce26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c2</text:p>
          </table:table-cell>
          <table:table-cell table:style-name="ce262" office:value-type="string" calcext:value-type="string">
            <text:p>17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c2</text:p>
          </table:table-cell>
          <table:table-cell table:style-name="ce262"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1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0b</text:p>
          </table:table-cell>
          <table:table-cell table:style-name="ce271" office:value-type="string" calcext:value-type="string">
            <text:p>00</text:p>
          </table:table-cell>
          <table:table-cell table:style-name="ce273" office:value-type="string" calcext:value-type="string">
            <text:p>54</text:p>
          </table:table-cell>
          <table:table-cell table:style-name="ce273" office:value-type="string" calcext:value-type="string">
            <text:p>5d</text:p>
          </table:table-cell>
          <table:table-cell table:style-name="ce273" office:value-type="string" calcext:value-type="string">
            <text:p>00</text:p>
          </table:table-cell>
          <table:table-cell table:style-name="ce273" office:value-type="string" calcext:value-type="string">
            <text:p>20</text:p>
          </table:table-cell>
          <table:table-cell table:style-name="ce273" office:value-type="string" calcext:value-type="string">
            <text:p>b4</text:p>
          </table:table-cell>
          <table:table-cell table:style-name="ce273" office:value-type="string" calcext:value-type="string">
            <text:p>2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atellite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f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f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32</text:p>
          </table:table-cell>
          <table:table-cell table:style-name="ce271" office:value-type="string" calcext:value-type="string">
            <text:p>48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Angel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8d</text:p>
          </table:table-cell>
          <table:table-cell table:style-name="ce262" office:value-type="string" calcext:value-type="string">
            <text:p>03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8d</text:p>
          </table:table-cell>
          <table:table-cell table:style-name="ce262" office:value-type="string" calcext:value-type="string">
            <text:p>0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2e</text:p>
          </table:table-cell>
          <table:table-cell table:style-name="ce271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easure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c0</text:p>
          </table:table-cell>
          <table:table-cell table:style-name="ce262" office:value-type="string" calcext:value-type="string">
            <text:p>05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3a</text:p>
          </table:table-cell>
          <table:table-cell table:style-name="ce271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table:number-columns-repeated="959"/>
        </table:table-row>
        <table:table-row table:style-name="ro1">
          <table:table-cell table:style-name="ce231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3d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7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1f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21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office:value-type="string" calcext:value-type="string">
            <text:p>17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table:style-name="ce231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d0</text:p>
          </table:table-cell>
          <table:table-cell table:style-name="ce262" office:value-type="string" calcext:value-type="string">
            <text:p>0d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d0</text:p>
          </table:table-cell>
          <table:table-cell table:style-name="ce262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1d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d4</text:p>
          </table:table-cell>
          <table:table-cell table:style-name="ce230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63" office:value-type="string" calcext:value-type="string">
            <text:p>50</text:p>
          </table:table-cell>
          <table:table-cell table:style-name="ce263" office:value-type="string" calcext:value-type="string">
            <text:p>0c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c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63" office:value-type="string" calcext:value-type="string">
            <text:p>50</text:p>
          </table:table-cell>
          <table:table-cell table:style-name="ce263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c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c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64" office:value-type="string" calcext:value-type="string">
            <text:p>a0</text:p>
          </table:table-cell>
          <table:table-cell table:style-name="ce264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6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64" office:value-type="string" calcext:value-type="string">
            <text:p>a0</text:p>
          </table:table-cell>
          <table:table-cell table:style-name="ce264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72" office:value-type="string" calcext:value-type="string">
            <text:p>ff</text:p>
          </table:table-cell>
          <table:table-cell table:style-name="ce272" office:value-type="string" calcext:value-type="string">
            <text:p>0b</text:p>
          </table:table-cell>
          <table:table-cell table:style-name="ce272" office:value-type="string" calcext:value-type="string">
            <text:p>00</text:p>
          </table:table-cell>
          <table:table-cell table:style-name="ce273" office:value-type="string" calcext:value-type="string">
            <text:p>54</text:p>
          </table:table-cell>
          <table:table-cell table:style-name="ce273" office:value-type="string" calcext:value-type="string">
            <text:p>5d</text:p>
          </table:table-cell>
          <table:table-cell table:style-name="ce273" office:value-type="string" calcext:value-type="string">
            <text:p>00</text:p>
          </table:table-cell>
          <table:table-cell table:style-name="ce273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e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e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52</text:p>
          </table:table-cell>
          <table:table-cell table:style-name="ce230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7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7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a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6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me Life: Take Up to Down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57" office:value-type="string" calcext:value-type="string">
            <text:p>80</text:p>
          </table:table-cell>
          <table:table-cell table:style-name="ce257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61" office:value-type="string" calcext:value-type="string">
            <text:p>f0</text:p>
          </table:table-cell>
          <table:table-cell table:style-name="ce261" office:value-type="string" calcext:value-type="string">
            <text:p>01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30" office:value-type="string" calcext:value-type="string">
            <text:p>10</text:p>
          </table:table-cell>
          <table:table-cell table:number-columns-repeated="3" table:style-name="ce23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Same Life: Take Up by Side (Side collision with a box)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3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b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2"/>
          <table:table-cell table:number-columns-repeated="1023"/>
        </table:table-row>
        <table:table-row table:style-name="ro1">
          <table:table-cell office:value-type="string" calcext:value-type="string">
            <text:p>Take Hard-H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2</text:p>
          </table:table-cell>
          <table:table-cell table:number-columns-repeated="6" office:value-type="string" calcext:value-type="string">
            <text:p>0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04</text:p>
          </table:table-cell>
          <table:table-cell table:style-name="ce261" office:value-type="string" calcext:value-type="string">
            <text:p>18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de</text:p>
          </table:table-cell>
          <table:table-cell table:style-name="ce261" office:value-type="string" calcext:value-type="string">
            <text:p>34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9a</text:p>
          </table:table-cell>
          <table:table-cell table:style-name="ce261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8" office:value-type="string" calcext:value-type="string">
            <text:p>75</text:p>
          </table:table-cell>
          <table:table-cell table:style-name="ce268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55" office:value-type="string" calcext:value-type="string">
            <text:p>60</text:p>
          </table:table-cell>
          <table:table-cell table:style-name="ce255" office:value-type="string" calcext:value-type="string">
            <text:p>07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Gu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8" office:value-type="string" calcext:value-type="string">
            <text:p>40</text:p>
          </table:table-cell>
          <table:table-cell table:style-name="ce268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55" office:value-type="string" calcext:value-type="string">
            <text:p>30</text:p>
          </table:table-cell>
          <table:table-cell table:style-name="ce255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0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e</text:p>
          </table:table-cell>
          <table:table-cell table:style-name="ce230" office:value-type="string" calcext:value-type="string">
            <text:p>4b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c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4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4</text:p>
          </table:table-cell>
          <table:table-cell table:style-name="ce230" office:value-type="string" calcext:value-type="string">
            <text:p>4c</text:p>
          </table:table-cell>
          <table:table-cell table:style-name="ce230" office:value-type="string" calcext:value-type="string">
            <text:p>0c</text:p>
          </table:table-cell>
          <table:table-cell table:style-name="ce230" office:value-type="string" calcext:value-type="string">
            <text:p>00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9c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959"/>
        </table:table-row>
        <table:table-row table:style-name="ro1">
          <table:table-cell table:style-name="ce233" office:value-type="string" calcext:value-type="string">
            <text:p>Reveal Platform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df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d0</text:p>
          </table:table-cell>
          <table:table-cell table:number-columns-repeated="11" table:style-name="ce231" office:value-type="string" calcext:value-type="string">
            <text:p>00</text:p>
          </table:table-cell>
          <table:table-cell table:style-name="ce231" office:value-type="string" calcext:value-type="string">
            <text:p>f0</text:p>
          </table:table-cell>
          <table:table-cell table:style-name="ce231" office:value-type="string" calcext:value-type="string">
            <text:p>05</text:p>
          </table:table-cell>
          <table:table-cell table:number-columns-repeated="8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b0</text:p>
          </table:table-cell>
          <table:table-cell table:style-name="ce233" office:value-type="string" calcext:value-type="string">
            <text:p>47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a0</text:p>
          </table:table-cell>
          <table:table-cell table:style-name="ce233" office:value-type="string" calcext:value-type="string">
            <text:p>69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a0</text:p>
          </table:table-cell>
          <table:table-cell table:style-name="ce260" office:value-type="string" calcext:value-type="string">
            <text:p>98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7d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number-columns-repeated="5"/>
          <table:table-cell table:style-name="ce230" table:number-columns-repeated="12"/>
          <table:table-cell table:number-columns-repeated="32"/>
          <table:table-cell table:style-name="ce230" table:number-columns-repeated="8"/>
          <table:table-cell table:number-columns-repeated="967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1</text:p>
          </table:table-cell>
          <table:table-cell table:style-name="ce264" office:value-type="string" calcext:value-type="string">
            <text:p>07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1</text:p>
          </table:table-cell>
          <table:table-cell table:style-name="ce264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5</text:p>
          </table:table-cell>
          <table:table-cell table:style-name="ce264" office:value-type="string" calcext:value-type="string">
            <text:p>07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5</text:p>
          </table:table-cell>
          <table:table-cell table:style-name="ce264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12</text:p>
          </table:table-cell>
          <table:table-cell table:style-name="ce264" office:value-type="string" calcext:value-type="string">
            <text:p>03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12</text:p>
          </table:table-cell>
          <table:table-cell table:style-name="ce264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4" table:style-name="ce25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s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5c</text:p>
          </table:table-cell>
          <table:table-cell table:style-name="ce264" office:value-type="string" calcext:value-type="string">
            <text:p>21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5c</text:p>
          </table:table-cell>
          <table:table-cell table:style-name="ce264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a</text:p>
          </table:table-cell>
          <table:table-cell table:style-name="ce264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a</text:p>
          </table:table-cell>
          <table:table-cell table:style-name="ce26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6</text:p>
          </table:table-cell>
          <table:table-cell table:style-name="ce264" office:value-type="string" calcext:value-type="string">
            <text:p>0c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6</text:p>
          </table:table-cell>
          <table:table-cell table:style-name="ce264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e1</text:p>
          </table:table-cell>
          <table:table-cell table:style-name="ce264" office:value-type="string" calcext:value-type="string">
            <text:p>05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e1</text:p>
          </table:table-cell>
          <table:table-cell table:style-name="ce264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ff</text:p>
          </table:table-cell>
          <table:table-cell table:style-name="ce264" office:value-type="string" calcext:value-type="string">
            <text:p>05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ff</text:p>
          </table:table-cell>
          <table:table-cell table:style-name="ce264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4" table:style-name="ce25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Gu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40</text:p>
          </table:table-cell>
          <table:table-cell table:style-name="ce264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9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40</text:p>
          </table:table-cell>
          <table:table-cell table:style-name="ce264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Ap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c</text:p>
          </table:table-cell>
          <table:table-cell table:style-name="ce264" office:value-type="string" calcext:value-type="string">
            <text:p>02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c</text:p>
          </table:table-cell>
          <table:table-cell table:style-name="ce264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e</text:p>
          </table:table-cell>
          <table:table-cell table:style-name="ce230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Orang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0</text:p>
          </table:table-cell>
          <table:table-cell table:style-name="ce264" office:value-type="string" calcext:value-type="string">
            <text:p>02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7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0</text:p>
          </table:table-cell>
          <table:table-cell table:style-name="ce264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d0</text:p>
          </table:table-cell>
          <table:table-cell table:style-name="ce230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Pi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f</text:p>
          </table:table-cell>
          <table:table-cell table:style-name="ce264" office:value-type="string" calcext:value-type="string">
            <text:p>02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9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f</text:p>
          </table:table-cell>
          <table:table-cell table:style-name="ce264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e</text:p>
          </table:table-cell>
          <table:table-cell table:style-name="ce230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06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0</text:p>
          </table:table-cell>
          <table:table-cell table:style-name="ce230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44</text:p>
          </table:table-cell>
          <table:table-cell table:style-name="ce262" office:value-type="string" calcext:value-type="string">
            <text:p>08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4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e</text:p>
          </table:table-cell>
          <table:table-cell table:style-name="ce230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a</text:p>
          </table:table-cell>
          <table:table-cell table:style-name="ce262" office:value-type="string" calcext:value-type="string">
            <text:p>09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a</text:p>
          </table:table-cell>
          <table:table-cell table:style-name="ce262"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72" office:value-type="string" calcext:value-type="string">
            <text:p>ff</text:p>
          </table:table-cell>
          <table:table-cell table:style-name="ce272" office:value-type="string" calcext:value-type="string">
            <text:p>0b</text:p>
          </table:table-cell>
          <table:table-cell table:style-name="ce272" office:value-type="string" calcext:value-type="string">
            <text:p>00</text:p>
          </table:table-cell>
          <table:table-cell table:style-name="ce273" office:value-type="string" calcext:value-type="string">
            <text:p>54</text:p>
          </table:table-cell>
          <table:table-cell table:style-name="ce273" office:value-type="string" calcext:value-type="string">
            <text:p>5d</text:p>
          </table:table-cell>
          <table:table-cell table:style-name="ce273" office:value-type="string" calcext:value-type="string">
            <text:p>00</text:p>
          </table:table-cell>
          <table:table-cell table:style-name="ce273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de</text:p>
          </table:table-cell>
          <table:table-cell table:style-name="ce262" office:value-type="string" calcext:value-type="string">
            <text:p>03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de</text:p>
          </table:table-cell>
          <table:table-cell table:style-name="ce26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81</text:p>
          </table:table-cell>
          <table:table-cell table:style-name="ce262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81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4</text:p>
          </table:table-cell>
          <table:table-cell table:style-name="ce230" office:value-type="string" calcext:value-type="string">
            <text:p>4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230" table:number-columns-repeated="12"/>
          <table:table-cell table:number-columns-repeated="8"/>
          <table:table-cell table:style-name="ce230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Moon Empty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2</text:p>
          </table:table-cell>
          <table:table-cell table:style-name="ce264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55" office:value-type="string" calcext:value-type="string">
            <text:p>60</text:p>
          </table:table-cell>
          <table:table-cell table:style-name="ce255" office:value-type="string" calcext:value-type="string">
            <text:p>07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2</text:p>
          </table:table-cell>
          <table:table-cell table:style-name="ce230" office:value-type="string" calcext:value-type="string">
            <text:p>4c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 Empt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ff</text:p>
          </table:table-cell>
          <table:table-cell table:style-name="ce264" office:value-type="string" calcext:value-type="string">
            <text:p>05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f0</text:p>
          </table:table-cell>
          <table:table-cell table:style-name="ce255" office:value-type="string" calcext:value-type="string">
            <text:p>05</text:p>
          </table:table-cell>
          <table:table-cell table:number-columns-repeated="4" table:style-name="ce255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68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c0</text:p>
          </table:table-cell>
          <table:table-cell table:style-name="ce271" office:value-type="string" calcext:value-type="string">
            <text:p>6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230" table:number-columns-repeated="12"/>
          <table:table-cell table:number-columns-repeated="8"/>
          <table:table-cell table:style-name="ce230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Switch O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16</text:p>
          </table:table-cell>
          <table:table-cell table:style-name="ce264" office:value-type="string" calcext:value-type="string">
            <text:p>03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03</text:p>
          </table:table-cell>
          <table:table-cell table:number-columns-repeated="4" table:style-name="ce255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68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0</text:p>
          </table:table-cell>
          <table:table-cell table:style-name="ce230" office:value-type="string" calcext:value-type="string">
            <text:p>4b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71" office:value-type="string" calcext:value-type="string">
            <text:p>bc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Block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style-name="ce264" office:value-type="string" calcext:value-type="string">
            <text:p>70</text:p>
          </table:table-cell>
          <table:table-cell table:style-name="ce264" office:value-type="string" calcext:value-type="string">
            <text:p>0b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style-name="ce255" office:value-type="string" calcext:value-type="string">
            <text:p>6e</text:p>
          </table:table-cell>
          <table:table-cell table:style-name="ce255" office:value-type="string" calcext:value-type="string">
            <text:p>4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0</text:p>
          </table:table-cell>
          <table:table-cell table:style-name="ce230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3" office:value-type="string" calcext:value-type="string">
            <text:p>Knock Platform</text:p>
          </table:table-cell>
          <table:table-cell table:number-columns-repeated="4" table:style-name="ce231" office:value-type="string" calcext:value-type="string">
            <text:p>0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69" office:value-type="string" calcext:value-type="string">
            <text:p>df</text:p>
          </table:table-cell>
          <table:table-cell table:style-name="ce269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d0</text:p>
          </table:table-cell>
          <table:table-cell table:number-columns-repeated="7" table:style-name="ce231" office:value-type="string" calcext:value-type="string">
            <text:p>00</text:p>
          </table:table-cell>
          <table:table-cell table:number-columns-repeated="2" table:style-name="ce269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0</text:p>
          </table:table-cell>
          <table:table-cell table:style-name="ce231" office:value-type="string" calcext:value-type="string">
            <text:p>05</text:p>
          </table:table-cell>
          <table:table-cell table:number-columns-repeated="2" table:style-name="ce231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ff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b0</text:p>
          </table:table-cell>
          <table:table-cell table:style-name="ce233" office:value-type="string" calcext:value-type="string">
            <text:p>47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a0</text:p>
          </table:table-cell>
          <table:table-cell table:style-name="ce233" office:value-type="string" calcext:value-type="string">
            <text:p>69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06</text:p>
          </table:table-cell>
          <table:table-cell table:style-name="ce233" office:value-type="string" calcext:value-type="string">
            <text:p>fa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98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77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/>
          <table:table-cell table:style-name="ce231" table:number-columns-repeated="4"/>
          <table:table-cell table:style-name="ce260" table:number-columns-repeated="12"/>
          <table:table-cell table:style-name="ce231" table:number-columns-repeated="6"/>
          <table:table-cell table:style-name="ce269" table:number-columns-repeated="2"/>
          <table:table-cell table:style-name="ce231" table:number-columns-repeated="10"/>
          <table:table-cell table:style-name="ce269" table:number-columns-repeated="2"/>
          <table:table-cell table:style-name="ce231" table:number-columns-repeated="8"/>
          <table:table-cell table:style-name="ce233" table:number-columns-repeated="12"/>
          <table:table-cell table:style-name="ce231" table:number-columns-repeated="919"/>
          <table:table-cell table:number-columns-repeated="48"/>
        </table:table-row>
        <table:table-row table:style-name="ro1">
          <table:table-cell table:style-name="ce233" office:value-type="string" calcext:value-type="string">
            <text:p>Frog Kill Eat</text:p>
          </table:table-cell>
          <table:table-cell table:number-columns-repeated="2" table:style-name="ce256" office:value-type="string" calcext:value-type="string">
            <text:p>00</text:p>
          </table:table-cell>
          <table:table-cell table:style-name="ce256" office:value-type="string" calcext:value-type="string">
            <text:p>01</text:p>
          </table:table-cell>
          <table:table-cell table:style-name="ce256" office:value-type="string" calcext:value-type="string">
            <text:p>00</text:p>
          </table:table-cell>
          <table:table-cell table:number-columns-repeated="3" table:style-name="ce266" office:value-type="string" calcext:value-type="string">
            <text:p>00</text:p>
          </table:table-cell>
          <table:table-cell table:style-name="ce266" office:value-type="string" calcext:value-type="string">
            <text:p>04</text:p>
          </table:table-cell>
          <table:table-cell table:style-name="ce266" office:value-type="string" calcext:value-type="string">
            <text:p>18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de</text:p>
          </table:table-cell>
          <table:table-cell table:style-name="ce266" office:value-type="string" calcext:value-type="string">
            <text:p>34</text:p>
          </table:table-cell>
          <table:table-cell table:style-name="ce266" office:value-type="string" calcext:value-type="string">
            <text:p>1f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9a</text:p>
          </table:table-cell>
          <table:table-cell table:style-name="ce266" office:value-type="string" calcext:value-type="string">
            <text:p>d9</text:p>
          </table:table-cell>
          <table:table-cell table:number-columns-repeated="2" table:style-name="ce256" office:value-type="string" calcext:value-type="string">
            <text:p>00</text:p>
          </table:table-cell>
          <table:table-cell table:style-name="ce256" office:value-type="string" calcext:value-type="string">
            <text:p>0d</text:p>
          </table:table-cell>
          <table:table-cell table:style-name="ce256" office:value-type="string" calcext:value-type="string">
            <text:p>02</text:p>
          </table:table-cell>
          <table:table-cell table:number-columns-repeated="2" table:style-name="ce256" office:value-type="string" calcext:value-type="string">
            <text:p>00</text:p>
          </table:table-cell>
          <table:table-cell table:style-name="ce256" office:value-type="string" calcext:value-type="string">
            <text:p>04</text:p>
          </table:table-cell>
          <table:table-cell table:style-name="ce256" office:value-type="string" calcext:value-type="string">
            <text:p>02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f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20</text:p>
          </table:table-cell>
          <table:table-cell table:style-name="ce231" office:value-type="string" calcext:value-type="string">
            <text:p>02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02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8</text:p>
          </table:table-cell>
          <table:table-cell table:style-name="ce231" office:value-type="string" calcext:value-type="string">
            <text:p>ff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ee</text:p>
          </table:table-cell>
          <table:table-cell table:style-name="ce233" office:value-type="string" calcext:value-type="string">
            <text:p>fa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ec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ee</text:p>
          </table:table-cell>
          <table:table-cell table:style-name="ce233" office:value-type="string" calcext:value-type="string">
            <text:p>fa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c0</text:p>
          </table:table-cell>
          <table:table-cell table:style-name="ce231" office:value-type="string" calcext:value-type="string">
            <text:p>e2</text:p>
          </table:table-cell>
          <table:table-cell table:style-name="ce231" office:value-type="string" calcext:value-type="string">
            <text:p>01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6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Hit Punch Rat</text:p>
          </table:table-cell>
          <table:table-cell table:style-name="ce265" office:value-type="string" calcext:value-type="string">
            <text:p>0c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2</text:p>
          </table:table-cell>
          <table:table-cell table:style-name="ce26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88</text:p>
          </table:table-cell>
          <table:table-cell table:style-name="ce261" office:value-type="string" calcext:value-type="string">
            <text:p>d9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Rat Pirate</text:p>
          </table:table-cell>
          <table:table-cell table:style-name="ce265" office:value-type="string" calcext:value-type="string">
            <text:p>0c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2</text:p>
          </table:table-cell>
          <table:table-cell table:style-name="ce265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88</text:p>
          </table:table-cell>
          <table:table-cell table:style-name="ce261" office:value-type="string" calcext:value-type="string">
            <text:p>d9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e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Duck</text:p>
          </table:table-cell>
          <table:table-cell table:style-name="ce265" office:value-type="string" calcext:value-type="string">
            <text:p>0c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2</text:p>
          </table:table-cell>
          <table:table-cell table:style-name="ce265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88</text:p>
          </table:table-cell>
          <table:table-cell table:style-name="ce261" office:value-type="string" calcext:value-type="string">
            <text:p>d9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table:number-columns-repeated="9"/>
          <table:table-cell table:style-name="ce230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Kill Punch Rat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11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56</text:p>
          </table:table-cell>
          <table:table-cell table:style-name="ce265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0b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e</text:p>
          </table:table-cell>
          <table:table-cell table:style-name="ce261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ill Punch Rat Pirate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11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56</text:p>
          </table:table-cell>
          <table:table-cell table:style-name="ce265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0b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e</text:p>
          </table:table-cell>
          <table:table-cell table:style-name="ce261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table:style-name="ce233" office:value-type="string" calcext:value-type="string">
            <text:p>Kill Punch Arnie</text:p>
          </table:table-cell>
          <table:table-cell table:number-columns-repeated="2" table:style-name="ce258" office:value-type="string" calcext:value-type="string">
            <text:p>ff</text:p>
          </table:table-cell>
          <table:table-cell table:style-name="ce258" office:value-type="string" calcext:value-type="string">
            <text:p>06</text:p>
          </table:table-cell>
          <table:table-cell table:style-name="ce258" office:value-type="string" calcext:value-type="string">
            <text:p>fa</text:p>
          </table:table-cell>
          <table:table-cell table:style-name="ce266" office:value-type="string" calcext:value-type="string">
            <text:p>11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56</text:p>
          </table:table-cell>
          <table:table-cell table:style-name="ce266" office:value-type="string" calcext:value-type="string">
            <text:p>1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c</text:p>
          </table:table-cell>
          <table:table-cell table:style-name="ce233" office:value-type="string" calcext:value-type="string">
            <text:p>4e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42</text:p>
          </table:table-cell>
          <table:table-cell table:style-name="ce233" office:value-type="string" calcext:value-type="string">
            <text:p>4c</text:p>
          </table:table-cell>
          <table:table-cell table:style-name="ce260" office:value-type="string" calcext:value-type="string">
            <text:p>c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b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5e</text:p>
          </table:table-cell>
          <table:table-cell table:style-name="ce260" office:value-type="string" calcext:value-type="string">
            <text:p>07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style-name="ce231" office:value-type="string" calcext:value-type="string">
            <text:p>05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1f</text:p>
          </table:table-cell>
          <table:table-cell table:style-name="ce231" office:value-type="string" calcext:value-type="string">
            <text:p>9a</text:p>
          </table:table-cell>
          <table:table-cell table:style-name="ce231" office:value-type="string" calcext:value-type="string">
            <text:p>05</text:p>
          </table:table-cell>
          <table:table-cell table:number-columns-repeated="10" table:style-name="ce231" office:value-type="string" calcext:value-type="string">
            <text:p>00</text:p>
          </table:table-cell>
          <table:table-cell table:style-name="ce231" office:value-type="string" calcext:value-type="string">
            <text:p>30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3c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Kill Crush Arnie</text:p>
          </table:table-cell>
          <table:table-cell table:number-columns-repeated="2" table:style-name="ce258" office:value-type="string" calcext:value-type="string">
            <text:p>ff</text:p>
          </table:table-cell>
          <table:table-cell table:style-name="ce258" office:value-type="string" calcext:value-type="string">
            <text:p>06</text:p>
          </table:table-cell>
          <table:table-cell table:style-name="ce258" office:value-type="string" calcext:value-type="string">
            <text:p>fa</text:p>
          </table:table-cell>
          <table:table-cell table:style-name="ce266" office:value-type="string" calcext:value-type="string">
            <text:p>11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56</text:p>
          </table:table-cell>
          <table:table-cell table:style-name="ce266" office:value-type="string" calcext:value-type="string">
            <text:p>1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c</text:p>
          </table:table-cell>
          <table:table-cell table:style-name="ce233" office:value-type="string" calcext:value-type="string">
            <text:p>4e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42</text:p>
          </table:table-cell>
          <table:table-cell table:style-name="ce233" office:value-type="string" calcext:value-type="string">
            <text:p>4c</text:p>
          </table:table-cell>
          <table:table-cell table:style-name="ce260" office:value-type="string" calcext:value-type="string">
            <text:p>c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b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5e</text:p>
          </table:table-cell>
          <table:table-cell table:style-name="ce260" office:value-type="string" calcext:value-type="string">
            <text:p>07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27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f</text:p>
          </table:table-cell>
          <table:table-cell table:style-name="ce231" office:value-type="string" calcext:value-type="string">
            <text:p>05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1f</text:p>
          </table:table-cell>
          <table:table-cell table:style-name="ce231" office:value-type="string" calcext:value-type="string">
            <text:p>af</text:p>
          </table:table-cell>
          <table:table-cell table:style-name="ce231" office:value-type="string" calcext:value-type="string">
            <text:p>05</text:p>
          </table:table-cell>
          <table:table-cell table:number-columns-repeated="10" table:style-name="ce231" office:value-type="string" calcext:value-type="string">
            <text:p>00</text:p>
          </table:table-cell>
          <table:table-cell table:style-name="ce231" office:value-type="string" calcext:value-type="string">
            <text:p>30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0</text:p>
          </table:table-cell>
          <table:table-cell table:style-name="ce231" office:value-type="string" calcext:value-type="string">
            <text:p>94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31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Frog Kill Crush</text:p>
          </table:table-cell>
          <table:table-cell table:number-columns-repeated="2" table:style-name="ce258" office:value-type="string" calcext:value-type="string">
            <text:p>ff</text:p>
          </table:table-cell>
          <table:table-cell table:style-name="ce258" office:value-type="string" calcext:value-type="string">
            <text:p>ee</text:p>
          </table:table-cell>
          <table:table-cell table:style-name="ce258" office:value-type="string" calcext:value-type="string">
            <text:p>fa</text:p>
          </table:table-cell>
          <table:table-cell table:style-name="ce266" office:value-type="string" calcext:value-type="string">
            <text:p>11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56</text:p>
          </table:table-cell>
          <table:table-cell table:style-name="ce266" office:value-type="string" calcext:value-type="string">
            <text:p>1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8</text:p>
          </table:table-cell>
          <table:table-cell table:style-name="ce233" office:value-type="string" calcext:value-type="string">
            <text:p>4d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0</text:p>
          </table:table-cell>
          <table:table-cell table:style-name="ce233" office:value-type="string" calcext:value-type="string">
            <text:p>4b</text:p>
          </table:table-cell>
          <table:table-cell table:style-name="ce260" office:value-type="string" calcext:value-type="string">
            <text:p>c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b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5e</text:p>
          </table:table-cell>
          <table:table-cell table:style-name="ce260" office:value-type="string" calcext:value-type="string">
            <text:p>07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07</text:p>
          </table:table-cell>
          <table:table-cell table:style-name="ce231" office:value-type="string" calcext:value-type="string">
            <text:p>02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2</text:p>
          </table:table-cell>
          <table:table-cell table:style-name="ce231" office:value-type="string" calcext:value-type="string">
            <text:p>02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1f</text:p>
          </table:table-cell>
          <table:table-cell table:style-name="ce231" office:value-type="string" calcext:value-type="string">
            <text:p>10</text:p>
          </table:table-cell>
          <table:table-cell table:style-name="ce231" office:value-type="string" calcext:value-type="string">
            <text:p>02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09</text:p>
          </table:table-cell>
          <table:table-cell table:style-name="ce231" office:value-type="string" calcext:value-type="string">
            <text:p>02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60</text:p>
          </table:table-cell>
          <table:table-cell table:style-name="ce231" office:value-type="string" calcext:value-type="string">
            <text:p>c7</text:p>
          </table:table-cell>
          <table:table-cell table:style-name="ce231" office:value-type="string" calcext:value-type="string">
            <text:p>01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5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/>
          <table:table-cell table:style-name="ce258" table:number-columns-repeated="4"/>
          <table:table-cell table:style-name="ce266" table:number-columns-repeated="4"/>
          <table:table-cell table:style-name="ce233" table:number-columns-repeated="8"/>
          <table:table-cell table:style-name="ce260" table:number-columns-repeated="8"/>
          <table:table-cell table:style-name="ce231" table:number-columns-repeated="951"/>
          <table:table-cell table:number-columns-repeated="48"/>
        </table:table-row>
        <table:table-row table:style-name="ro1">
          <table:table-cell table:style-name="ce233" office:value-type="string" calcext:value-type="string">
            <text:p>Hit Boss Crush (Lump)</text:p>
          </table:table-cell>
          <table:table-cell table:number-columns-repeated="2" table:style-name="ce259" office:value-type="string" calcext:value-type="string">
            <text:p>ff</text:p>
          </table:table-cell>
          <table:table-cell table:style-name="ce259" office:value-type="string" calcext:value-type="string">
            <text:p>32</text:p>
          </table:table-cell>
          <table:table-cell table:style-name="ce259" office:value-type="string" calcext:value-type="string">
            <text:p>48</text:p>
          </table:table-cell>
          <table:table-cell table:style-name="ce256" office:value-type="string" calcext:value-type="string">
            <text:p>c0</text:p>
          </table:table-cell>
          <table:table-cell table:number-columns-repeated="3" table:style-name="ce256" office:value-type="string" calcext:value-type="string">
            <text:p>00</text:p>
          </table:table-cell>
          <table:table-cell table:style-name="ce256" office:value-type="string" calcext:value-type="string">
            <text:p>1f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88</text:p>
          </table:table-cell>
          <table:table-cell table:style-name="ce256" office:value-type="string" calcext:value-type="string">
            <text:p>d9</text:p>
          </table:table-cell>
          <table:table-cell table:style-name="ce256" office:value-type="string" calcext:value-type="string">
            <text:p>0c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ff</text:p>
          </table:table-cell>
          <table:table-cell table:style-name="ce256" office:value-type="string" calcext:value-type="string">
            <text:p>03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23</text:p>
          </table:table-cell>
          <table:table-cell table:style-name="ce267" office:value-type="string" calcext:value-type="string">
            <text:p>01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4d</text:p>
          </table:table-cell>
          <table:table-cell table:style-name="ce267" office:value-type="string" calcext:value-type="string">
            <text:p>03</text:p>
          </table:table-cell>
          <table:table-cell table:number-columns-repeated="6" table:style-name="ce231" office:value-type="string" calcext:value-type="string">
            <text:p>00</text:p>
          </table:table-cell>
          <table:table-cell table:style-name="ce231" office:value-type="string" calcext:value-type="string">
            <text:p>04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55</text:p>
          </table:table-cell>
          <table:table-cell table:number-columns-repeated="2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0a</text:p>
          </table:table-cell>
          <table:table-cell table:style-name="ce233" office:value-type="string" calcext:value-type="string">
            <text:p>00</text:p>
          </table:table-cell>
          <table:table-cell table:style-name="ce231" office:value-type="string" calcext:value-type="string">
            <text:p>28</text:p>
          </table:table-cell>
          <table:table-cell table:style-name="ce231" office:value-type="string" calcext:value-type="string">
            <text:p>dc</text:p>
          </table:table-cell>
          <table:table-cell table:style-name="ce231" office:value-type="string" calcext:value-type="string">
            <text:p>91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9d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0a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b0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96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71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Hit Boss Crush (Mush)</text:p>
          </table:table-cell>
          <table:table-cell table:number-columns-repeated="2" table:style-name="ce259" office:value-type="string" calcext:value-type="string">
            <text:p>ff</text:p>
          </table:table-cell>
          <table:table-cell table:style-name="ce259" office:value-type="string" calcext:value-type="string">
            <text:p>ac</text:p>
          </table:table-cell>
          <table:table-cell table:style-name="ce259" office:value-type="string" calcext:value-type="string">
            <text:p>46</text:p>
          </table:table-cell>
          <table:table-cell table:style-name="ce256" office:value-type="string" calcext:value-type="string">
            <text:p>c0</text:p>
          </table:table-cell>
          <table:table-cell table:number-columns-repeated="3" table:style-name="ce256" office:value-type="string" calcext:value-type="string">
            <text:p>00</text:p>
          </table:table-cell>
          <table:table-cell table:style-name="ce256" office:value-type="string" calcext:value-type="string">
            <text:p>1f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88</text:p>
          </table:table-cell>
          <table:table-cell table:style-name="ce256" office:value-type="string" calcext:value-type="string">
            <text:p>d9</text:p>
          </table:table-cell>
          <table:table-cell table:style-name="ce256" office:value-type="string" calcext:value-type="string">
            <text:p>0c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ff</text:p>
          </table:table-cell>
          <table:table-cell table:style-name="ce256" office:value-type="string" calcext:value-type="string">
            <text:p>01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74</text:p>
          </table:table-cell>
          <table:table-cell table:style-name="ce267" office:value-type="string" calcext:value-type="string">
            <text:p>01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09</text:p>
          </table:table-cell>
          <table:table-cell table:style-name="ce267" office:value-type="string" calcext:value-type="string">
            <text:p>01</text:p>
          </table:table-cell>
          <table:table-cell table:number-columns-repeated="6" table:style-name="ce231" office:value-type="string" calcext:value-type="string">
            <text:p>00</text:p>
          </table:table-cell>
          <table:table-cell table:style-name="ce231" office:value-type="string" calcext:value-type="string">
            <text:p>04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9c</text:p>
          </table:table-cell>
          <table:table-cell table:style-name="ce231" office:value-type="string" calcext:value-type="string">
            <text:p>46</text:p>
          </table:table-cell>
          <table:table-cell table:style-name="ce231" office:value-type="string" calcext:value-type="string">
            <text:p>0a</text:p>
          </table:table-cell>
          <table:table-cell table:style-name="ce231" office:value-type="string" calcext:value-type="string">
            <text:p>01</text:p>
          </table:table-cell>
          <table:table-cell table:number-columns-repeated="4" table:style-name="ce231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ff</text:p>
          </table:table-cell>
          <table:table-cell table:style-name="ce233" office:value-type="string" calcext:value-type="string">
            <text:p>ac</text:p>
          </table:table-cell>
          <table:table-cell table:style-name="ce233" office:value-type="string" calcext:value-type="string">
            <text:p>46</text:p>
          </table:table-cell>
          <table:table-cell table:style-name="ce233" office:value-type="string" calcext:value-type="string">
            <text:p>0c</text:p>
          </table:table-cell>
          <table:table-cell table:style-name="ce233" office:value-type="string" calcext:value-type="string">
            <text:p>00</text:p>
          </table:table-cell>
          <table:table-cell table:style-name="ce231" office:value-type="string" calcext:value-type="string">
            <text:p>68</text:p>
          </table:table-cell>
          <table:table-cell table:style-name="ce231" office:value-type="string" calcext:value-type="string">
            <text:p>ad</text:p>
          </table:table-cell>
          <table:table-cell table:number-columns-repeated="2" table:style-name="ce231" office:value-type="string" calcext:value-type="string">
            <text:p>ff</text:p>
          </table:table-cell>
          <table:table-cell table:style-name="ce231" office:value-type="string" calcext:value-type="string">
            <text:p>06</text:p>
          </table:table-cell>
          <table:table-cell table:style-name="ce231" office:value-type="string" calcext:value-type="string">
            <text:p>fa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c9</text:p>
          </table:table-cell>
          <table:table-cell table:style-name="ce231" office:value-type="string" calcext:value-type="string">
            <text:p>01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96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a5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table:number-columns-repeated="9"/>
          <table:table-cell table:style-name="ce231" table:number-columns-repeated="4"/>
          <table:table-cell table:style-name="ce233" table:number-columns-repeated="4"/>
          <table:table-cell table:style-name="ce231" table:number-columns-repeated="959"/>
          <table:table-cell table:number-columns-repeated="48"/>
        </table:table-row>
        <table:table-row table:style-name="ro1">
          <table:table-cell office:value-type="string" calcext:value-type="string">
            <text:p>Knock Switch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60</text:p>
          </table:table-cell>
          <table:table-cell table:style-name="ce255" office:value-type="string" calcext:value-type="string">
            <text:p>04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08</text:p>
          </table:table-cell>
          <table:table-cell table:style-name="ce255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0</text:p>
          </table:table-cell>
          <table:table-cell table:style-name="ce230"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68" office:value-type="string" calcext:value-type="string">
            <text:p>d6</text:p>
          </table:table-cell>
          <table:table-cell table:style-name="ce268" office:value-type="string" calcext:value-type="string">
            <text:p>77</text:p>
          </table:table-cell>
          <table:table-cell table:number-columns-repeated="2" table:style-name="ce268" office:value-type="string" calcext:value-type="string">
            <text:p>00</text:p>
          </table:table-cell>
          <table:table-cell table:style-name="ce268" office:value-type="string" calcext:value-type="string">
            <text:p>05</text:p>
          </table:table-cell>
          <table:table-cell table:number-columns-repeated="3" table:style-name="ce268" office:value-type="string" calcext:value-type="string">
            <text:p>00</text:p>
          </table:table-cell>
          <table:table-cell table:style-name="ce268" office:value-type="string" calcext:value-type="string">
            <text:p>ff</text:p>
          </table:table-cell>
          <table:table-cell table:style-name="ce268" office:value-type="string" calcext:value-type="string">
            <text:p>00</text:p>
          </table:table-cell>
          <table:table-cell table:number-columns-repeated="2" table:style-name="ce270" office:value-type="string" calcext:value-type="string">
            <text:p>00</text:p>
          </table:table-cell>
          <table:table-cell table:style-name="ce270" office:value-type="string" calcext:value-type="string">
            <text:p>10</text:p>
          </table:table-cell>
          <table:table-cell table:style-name="ce270" office:value-type="string" calcext:value-type="string">
            <text:p>03</text:p>
          </table:table-cell>
          <table:table-cell table:number-columns-repeated="3" table:style-name="ce270" office:value-type="string" calcext:value-type="string">
            <text:p>00</text:p>
          </table:table-cell>
          <table:table-cell table:style-name="ce270" office:value-type="string" calcext:value-type="string">
            <text:p>03</text:p>
          </table:table-cell>
          <table:table-cell table:number-columns-repeated="2" table:style-name="ce270" office:value-type="string" calcext:value-type="string">
            <text:p>00</text:p>
          </table:table-cell>
          <table:table-cell table:number-columns-repeated="2" table:style-name="ce268" office:value-type="string" calcext:value-type="string">
            <text:p>00</text:p>
          </table:table-cell>
          <table:table-cell table:number-columns-repeated="6" table:style-name="ce270" office:value-type="string" calcext:value-type="string">
            <text:p>00</text:p>
          </table:table-cell>
          <table:table-cell table:style-name="ce270" office:value-type="string" calcext:value-type="string">
            <text:p>a0</text:p>
          </table:table-cell>
          <table:table-cell table:style-name="ce270" office:value-type="string" calcext:value-type="string">
            <text:p>02</text:p>
          </table:table-cell>
          <table:table-cell table:number-columns-repeated="2" table:style-name="ce255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Break Beacon 1</text:p>
          </table:table-cell>
          <table:table-cell table:number-columns-repeated="2"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c</text:p>
          </table:table-cell>
          <table:table-cell table:style-name="ce230" office:value-type="string" calcext:value-type="string">
            <text:p>4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6</text:p>
          </table:table-cell>
          <table:table-cell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all Chasm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amage Spike Min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 Last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fter Reveal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04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de</text:p>
          </table:table-cell>
          <table:table-cell table:style-name="ce255" office:value-type="string" calcext:value-type="string">
            <text:p>34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9a</text:p>
          </table:table-cell>
          <table:table-cell table:style-name="ce255" office:value-type="string" calcext:value-type="string">
            <text:p>d9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4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55</text:p>
          </table:table-cell>
          <table:table-cell table:style-name="ce255" office:value-type="string" calcext:value-type="string">
            <text:p>05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c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57</text:p>
          </table:table-cell>
          <table:table-cell table:style-name="ce255" office:value-type="string" calcext:value-type="string">
            <text:p>05</text:p>
          </table:table-cell>
          <table:table-cell table:number-columns-repeated="2" table:style-name="ce255" office:value-type="string" calcext:value-type="string">
            <text:p>ff</text:p>
          </table:table-cell>
          <table:table-cell table:style-name="ce255" office:value-type="string" calcext:value-type="string">
            <text:p>3e</text:p>
          </table:table-cell>
          <table:table-cell table:style-name="ce255" office:value-type="string" calcext:value-type="string">
            <text:p>4b</text:p>
          </table:table-cell>
          <table:table-cell table:style-name="ce255" office:value-type="string" calcext:value-type="string">
            <text:p>c0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4" table:style-name="ce255" office:value-type="string" calcext:value-type="string">
            <text:p>ff</text:p>
          </table:table-cell>
          <table:table-cell table:style-name="ce255" office:value-type="string" calcext:value-type="string">
            <text:p>7f</text:p>
          </table:table-cell>
          <table:table-cell table:style-name="ce255" office:value-type="string" calcext:value-type="string">
            <text:p>5f</text:p>
          </table:table-cell>
          <table:table-cell table:style-name="ce255" office:value-type="string" calcext:value-type="string">
            <text:p>40</text:p>
          </table:table-cell>
          <table:table-cell table:style-name="ce255" office:value-type="string" calcext:value-type="string">
            <text:p>7c</text:p>
          </table:table-cell>
          <table:table-cell table:style-name="ce255" office:value-type="string" calcext:value-type="string">
            <text:p>82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0b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44</text:p>
          </table:table-cell>
          <table:table-cell table:style-name="ce255" office:value-type="string" calcext:value-type="string">
            <text:p>6f</text:p>
          </table:table-cell>
          <table:table-cell table:style-name="ce255" office:value-type="string" calcext:value-type="string">
            <text:p>0b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0b</text:p>
          </table:table-cell>
          <table:table-cell table:style-name="ce255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c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20</text:p>
          </table:table-cell>
          <table:table-cell table:style-name="ce255" office:value-type="string" calcext:value-type="string">
            <text:p>00</text:p>
          </table:table-cell>
          <table:table-cell table:number-columns-repeated="2" table:style-name="ce255" office:value-type="string" calcext:value-type="string">
            <text:p>ff</text:p>
          </table:table-cell>
          <table:table-cell table:style-name="ce255" office:value-type="string" calcext:value-type="string">
            <text:p>bc</text:p>
          </table:table-cell>
          <table:table-cell table:style-name="ce255" office:value-type="string" calcext:value-type="string">
            <text:p>4a</text:p>
          </table:table-cell>
          <table:table-cell table:style-name="ce255" office:value-type="string" calcext:value-type="string">
            <text:p>c0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Bomb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04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de</text:p>
          </table:table-cell>
          <table:table-cell table:style-name="ce255" office:value-type="string" calcext:value-type="string">
            <text:p>34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9a</text:p>
          </table:table-cell>
          <table:table-cell table:style-name="ce255" office:value-type="string" calcext:value-type="string">
            <text:p>d9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37</text:p>
          </table:table-cell>
          <table:table-cell table:style-name="ce255" office:value-type="string" calcext:value-type="string">
            <text:p>04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09</text:p>
          </table:table-cell>
          <table:table-cell table:style-name="ce255"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table:style-name="ce233" office:value-type="string" calcext:value-type="string">
            <text:p>Beacon 5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39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5e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Beacon 10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39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65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Beacon 25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78</text:p>
          </table:table-cell>
          <table:table-cell table:style-name="ce231" office:value-type="string" calcext:value-type="string">
            <text:p>03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62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Beacon 1000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39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62</text:p>
          </table:table-cell>
          <table:table-cell table:style-name="ce231" table:number-columns-repeated="911"/>
          <table:table-cell table:number-columns-repeated="48"/>
        </table:table-row>
        <table:table-row table:style-name="ro1" table:number-rows-repeated="16">
          <table:table-cell table:style-name="ce231" table:number-columns-repeated="976"/>
          <table:table-cell table:number-columns-repeated="4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" table:style-name="ta1">
        <table:table-column table:style-name="co61" table:default-cell-style-name="ce275"/>
        <table:table-column table:style-name="co1" table:number-columns-repeated="63" table:default-cell-style-name="ce275"/>
        <table:table-row table:style-name="ro6">
          <table:table-cell table:style-name="ce274"/>
          <table:table-cell table:style-name="ce274" office:value-type="string" calcext:value-type="string">
            <text:p>EA</text:p>
          </table:table-cell>
          <table:table-cell table:style-name="ce274" office:value-type="string" calcext:value-type="string">
            <text:p>titles</text:p>
          </table:table-cell>
          <table:table-cell table:style-name="ce274" office:value-type="string" calcext:value-type="string">
            <text:p>presents</text:p>
          </table:table-cell>
          <table:table-cell table:style-name="ce274" office:value-type="string" calcext:value-type="string">
            <text:p>james pond 3</text:p>
          </table:table-cell>
          <table:table-cell table:style-name="ce274" office:value-type="string" calcext:value-type="string">
            <text:p>vectordean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splash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Intro 1</text:p>
          </table:table-cell>
          <table:table-cell table:style-name="ce274"/>
          <table:table-cell table:style-name="ce274" office:value-type="string" calcext:value-type="string">
            <text:p>Intro 2</text:p>
          </table:table-cell>
          <table:table-cell table:style-name="ce274"/>
          <table:table-cell table:style-name="ce274" office:value-type="string" calcext:value-type="string">
            <text:p>Intro 3</text:p>
          </table:table-cell>
          <table:table-cell table:style-name="ce274"/>
          <table:table-cell table:style-name="ce274" office:value-type="string" calcext:value-type="string">
            <text:p>Intro 4</text:p>
          </table:table-cell>
          <table:table-cell table:style-name="ce277"/>
          <table:table-cell table:style-name="ce274" office:value-type="string" calcext:value-type="string">
            <text:p>Intro 5</text:p>
          </table:table-cell>
          <table:table-cell table:style-name="ce274" table:number-columns-repeated="2"/>
          <table:table-cell table:style-name="ce277" office:value-type="string" calcext:value-type="string">
            <text:p>star wars</text:p>
          </table:table-cell>
          <table:table-cell table:style-name="ce274"/>
          <table:table-cell table:style-name="ce274" office:value-type="string" calcext:value-type="string">
            <text:p>menu</text:p>
          </table:table-cell>
          <table:table-cell table:style-name="ce274"/>
          <table:table-cell table:style-name="ce274" office:value-type="string" calcext:value-type="string">
            <text:p><text:s text:c="2"/>options</text:p>
          </table:table-cell>
          <table:table-cell table:style-name="ce274" office:value-type="string" calcext:value-type="string">
            <text:p><text:s text:c="2"/>enter password</text:p>
          </table:table-cell>
          <table:table-cell table:style-name="ce274" office:value-type="string" calcext:value-type="string">
            <text:p><text:s text:c="2"/>start</text:p>
          </table:table-cell>
          <table:table-cell table:style-name="ce274" office:value-type="string" calcext:value-type="string">
            <text:p>map</text:p>
          </table:table-cell>
          <table:table-cell table:style-name="ce274"/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prompt</text:p>
          </table:table-cell>
          <table:table-cell table:style-name="ce274" office:value-type="string" calcext:value-type="string">
            <text:p><text:s text:c="2"/>title</text:p>
          </table:table-cell>
          <table:table-cell table:style-name="ce274" office:value-type="string" calcext:value-type="string">
            <text:p>&lt;boot&gt;</text:p>
          </table:table-cell>
          <table:table-cell table:style-name="ce274"/>
          <table:table-cell table:number-columns-repeated="3" table:style-name="ce274" office:value-type="string" calcext:value-type="string">
            <text:p>area</text:p>
          </table:table-cell>
          <table:table-cell table:style-name="ce274" office:value-type="string" calcext:value-type="string">
            <text:p><text:s text:c="2"/>?death</text:p>
          </table:table-cell>
          <table:table-cell table:style-name="ce274" office:value-type="string" calcext:value-type="string">
            <text:p><text:s text:c="2"/>game over</text:p>
          </table:table-cell>
          <table:table-cell table:style-name="ce274" office:value-type="string" calcext:value-type="string">
            <text:p><text:s text:c="2"/>title→ splash</text:p>
          </table:table-cell>
          <table:table-cell table:style-name="ce274" office:value-type="string" calcext:value-type="string">
            <text:p>save <text:s/>password</text:p>
          </table:table-cell>
          <table:table-cell table:style-name="ce274" office:value-type="string" calcext:value-type="string">
            <text:p>bonus</text:p>
          </table:table-cell>
          <table:table-cell table:style-name="ce274" office:value-type="string" calcext:value-type="string">
            <text:p><text:s text:c="2"/>collected</text:p>
          </table:table-cell>
          <table:table-cell table:style-name="ce274" office:value-type="string" calcext:value-type="string">
            <text:p><text:s text:c="2"/>total bonus 0</text:p>
          </table:table-cell>
          <table:table-cell table:style-name="ce274" office:value-type="string" calcext:value-type="string">
            <text:p><text:s text:c="2"/>total score</text:p>
          </table:table-cell>
          <table:table-cell table:style-name="ce274" office:value-type="string" calcext:value-type="string">
            <text:p><text:s text:c="2"/>scoring</text:p>
          </table:table-cell>
          <table:table-cell table:style-name="ce278"/>
          <table:table-cell table:style-name="ce274" table:number-columns-repeated="17"/>
        </table:table-row>
        <table:table-row table:style-name="ro1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table:style-name="ce276"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1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1a32</text:p>
          </table:table-cell>
          <table:table-cell table:number-columns-repeated="2" office:value-type="string" calcext:value-type="string">
            <text:p>0x18f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2e8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d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b2</text:p>
          </table:table-cell>
          <table:table-cell table:number-columns-repeated="2" office:value-type="string" calcext:value-type="string">
            <text:p>0x6c78</text:p>
          </table:table-cell>
          <table:table-cell office:value-type="string" calcext:value-type="string">
            <text:p>0x1b72</text:p>
          </table:table-cell>
          <table:table-cell office:value-type="string" calcext:value-type="string">
            <text:p>0x2e86</text:p>
          </table:table-cell>
          <table:table-cell/>
          <table:table-cell office:value-type="string" calcext:value-type="string">
            <text:p>0x2e66</text:p>
          </table:table-cell>
          <table:table-cell office:value-type="string" calcext:value-type="string">
            <text:p>0x19d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table:style-name="ce276"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26f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d2</text:p>
          </table:table-cell>
          <table:table-cell table:number-columns-repeated="2" office:value-type="string" calcext:value-type="string">
            <text:p>0x6c98</text:p>
          </table:table-cell>
          <table:table-cell office:value-type="string" calcext:value-type="string">
            <text:p>0x1d72</text:p>
          </table:table-cell>
          <table:table-cell office:value-type="string" calcext:value-type="string">
            <text:p>0x26f2</text:p>
          </table:table-cell>
          <table:table-cell/>
          <table:table-cell office:value-type="string" calcext:value-type="string">
            <text:p>0x2e86</text:p>
          </table:table-cell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table:number-columns-repeated="2"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1a1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271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972</text:p>
          </table:table-cell>
          <table:table-cell table:number-columns-repeated="2" office:value-type="string" calcext:value-type="string">
            <text:p>0x6cb8</text:p>
          </table:table-cell>
          <table:table-cell office:value-type="string" calcext:value-type="string">
            <text:p>0x1972</text:p>
          </table:table-cell>
          <table:table-cell office:value-type="string" calcext:value-type="string">
            <text:p>0x2712</text:p>
          </table:table-cell>
          <table:table-cell/>
          <table:table-cell office:value-type="string" calcext:value-type="string">
            <text:p>0x26f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8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3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52</text:p>
          </table:table-cell>
          <table:table-cell table:number-columns-repeated="2"/>
          <table:table-cell office:value-type="string" calcext:value-type="string">
            <text:p>0x19d2</text:p>
          </table:table-cell>
          <table:table-cell table:number-columns-repeated="2"/>
          <table:table-cell office:value-type="string" calcext:value-type="string">
            <text:p>0x1ab2</text:p>
          </table:table-cell>
          <table:table-cell/>
          <table:table-cell office:value-type="string" calcext:value-type="string">
            <text:p>0x1fd2</text:p>
          </table:table-cell>
          <table:table-cell office:value-type="string" calcext:value-type="string">
            <text:p>0x1b72</text:p>
          </table:table-cell>
          <table:table-cell table:number-columns-repeated="4"/>
          <table:table-cell office:value-type="string" calcext:value-type="string">
            <text:p>0x19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72</text:p>
          </table:table-cell>
          <table:table-cell table:number-columns-repeated="2"/>
          <table:table-cell office:value-type="string" calcext:value-type="string">
            <text:p>0x19f2</text:p>
          </table:table-cell>
          <table:table-cell table:number-columns-repeated="2"/>
          <table:table-cell office:value-type="string" calcext:value-type="string">
            <text:p>0x1ad2</text:p>
          </table:table-cell>
          <table:table-cell/>
          <table:table-cell office:value-type="string" calcext:value-type="string">
            <text:p>0x20b2</text:p>
          </table:table-cell>
          <table:table-cell office:value-type="string" calcext:value-type="string">
            <text:p>0x1d72</text:p>
          </table:table-cell>
          <table:table-cell table:number-columns-repeated="4"/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table:style-name="ce276"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0000</text:p>
          </table:table-cell>
          <table:table-cell office:value-type="string" calcext:value-type="string">
            <text:p>0x1a9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2"/>
          <table:table-cell office:value-type="string" calcext:value-type="string">
            <text:p>0x1972</text:p>
          </table:table-cell>
          <table:table-cell table:number-columns-repeated="7"/>
          <table:table-cell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 (Summarize)" table:style-name="ta1">
        <table:table-column table:style-name="co61" table:default-cell-style-name="ce275"/>
        <table:table-column table:style-name="co1" table:number-columns-repeated="63" table:default-cell-style-name="ce275"/>
        <table:table-row table:style-name="ro6">
          <table:table-cell table:style-name="ce274"/>
          <table:table-cell table:style-name="ce274" office:value-type="string" calcext:value-type="string">
            <text:p>EA</text:p>
          </table:table-cell>
          <table:table-cell table:style-name="ce274" office:value-type="string" calcext:value-type="string">
            <text:p>titles</text:p>
          </table:table-cell>
          <table:table-cell table:style-name="ce274" office:value-type="string" calcext:value-type="string">
            <text:p>presents</text:p>
          </table:table-cell>
          <table:table-cell table:style-name="ce274" office:value-type="string" calcext:value-type="string">
            <text:p>james pond 3</text:p>
          </table:table-cell>
          <table:table-cell table:style-name="ce274" office:value-type="string" calcext:value-type="string">
            <text:p>vectordean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splash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Cutscene (Intro 1/Ending)</text:p>
          </table:table-cell>
          <table:table-cell table:style-name="ce274"/>
          <table:table-cell table:style-name="ce274" office:value-type="string" calcext:value-type="string">
            <text:p>Intro 2</text:p>
          </table:table-cell>
          <table:table-cell table:style-name="ce274"/>
          <table:table-cell table:style-name="ce274" office:value-type="string" calcext:value-type="string">
            <text:p>Intro 3</text:p>
          </table:table-cell>
          <table:table-cell table:style-name="ce274"/>
          <table:table-cell table:style-name="ce274" office:value-type="string" calcext:value-type="string">
            <text:p>Intro 4</text:p>
          </table:table-cell>
          <table:table-cell table:style-name="ce277"/>
          <table:table-cell table:style-name="ce274" office:value-type="string" calcext:value-type="string">
            <text:p>Intro 5</text:p>
          </table:table-cell>
          <table:table-cell table:style-name="ce274"/>
          <table:table-cell table:style-name="ce274" office:value-type="string" calcext:value-type="string">
            <text:p>&lt;boot&gt;</text:p>
          </table:table-cell>
          <table:table-cell table:style-name="ce277" office:value-type="string" calcext:value-type="string">
            <text:p>star wars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menu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<text:s text:c="2"/>options</text:p>
          </table:table-cell>
          <table:table-cell table:style-name="ce274" office:value-type="string" calcext:value-type="string">
            <text:p><text:s text:c="2"/>password</text:p>
          </table:table-cell>
          <table:table-cell table:style-name="ce274" office:value-type="string" calcext:value-type="string">
            <text:p><text:s text:c="2"/>start</text:p>
          </table:table-cell>
          <table:table-cell table:style-name="ce274" office:value-type="string" calcext:value-type="string">
            <text:p>map</text:p>
          </table:table-cell>
          <table:table-cell table:style-name="ce274"/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prompt</text:p>
          </table:table-cell>
          <table:table-cell table:style-name="ce274" office:value-type="string" calcext:value-type="string">
            <text:p><text:s text:c="2"/>title</text:p>
          </table:table-cell>
          <table:table-cell table:style-name="ce274" office:value-type="string" calcext:value-type="string">
            <text:p>&lt;boot&gt;</text:p>
          </table:table-cell>
          <table:table-cell table:number-columns-repeated="4" table:style-name="ce274" office:value-type="string" calcext:value-type="string">
            <text:p>area</text:p>
          </table:table-cell>
          <table:table-cell table:style-name="ce274" office:value-type="string" calcext:value-type="string">
            <text:p><text:s text:c="2"/>?death</text:p>
          </table:table-cell>
          <table:table-cell table:style-name="ce274" office:value-type="string" calcext:value-type="string">
            <text:p>game over</text:p>
          </table:table-cell>
          <table:table-cell table:style-name="ce274" office:value-type="string" calcext:value-type="string">
            <text:p><text:s text:c="2"/>title→ splash</text:p>
          </table:table-cell>
          <table:table-cell table:style-name="ce274" office:value-type="string" calcext:value-type="string">
            <text:p>password</text:p>
          </table:table-cell>
          <table:table-cell table:style-name="ce274" office:value-type="string" calcext:value-type="string">
            <text:p>bonus</text:p>
          </table:table-cell>
          <table:table-cell table:style-name="ce274" office:value-type="string" calcext:value-type="string">
            <text:p><text:s text:c="2"/>collected</text:p>
          </table:table-cell>
          <table:table-cell table:style-name="ce274" office:value-type="string" calcext:value-type="string">
            <text:p><text:s text:c="2"/>total bonus 0</text:p>
          </table:table-cell>
          <table:table-cell table:style-name="ce274" office:value-type="string" calcext:value-type="string">
            <text:p><text:s text:c="2"/>total score</text:p>
          </table:table-cell>
          <table:table-cell table:style-name="ce274" office:value-type="string" calcext:value-type="string">
            <text:p><text:s text:c="2"/>scoring</text:p>
          </table:table-cell>
          <table:table-cell table:style-name="ce278" office:value-type="string" calcext:value-type="string">
            <text:p>the end</text:p>
          </table:table-cell>
          <table:table-cell table:style-name="ce274" table:number-columns-repeated="17"/>
        </table:table-row>
        <table:table-row table:style-name="ro1" table:visibility="collapse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table:style-name="ce280"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1a12</text:p>
          </table:table-cell>
          <table:table-cell table:style-name="ce280"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 table:style-name="ce282" office:value-type="string" calcext:value-type="string">
            <text:p>0x1a32</text:p>
          </table:table-cell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table:style-name="ce280" office:value-type="string" calcext:value-type="string">
            <text:p>0x2e66</text:p>
          </table:table-cell>
          <table:table-cell table:style-name="ce280" office:value-type="string" calcext:value-type="string">
            <text:p>0x1a32</text:p>
          </table:table-cell>
          <table:table-cell table:number-columns-repeated="2" table:style-name="ce280" office:value-type="string" calcext:value-type="string">
            <text:p>0x18f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table:style-name="ce283" office:value-type="string" calcext:value-type="string">
            <text:p>0x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table:style-name="ce276"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a5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a52</text:p>
          </table:table-cell>
          <table:table-cell table:style-name="ce280" office:value-type="string" calcext:value-type="string">
            <text:p>0x2e86</text:p>
          </table:table-cell>
          <table:table-cell table:style-name="ce280" office:value-type="string" calcext:value-type="string">
            <text:p>0x0000</text:p>
          </table:table-cell>
          <table:table-cell table:style-name="ce282" office:value-type="string" calcext:value-type="string">
            <text:p>0x1a52</text:p>
          </table:table-cell>
          <table:table-cell table:style-name="ce280" office:value-type="string" calcext:value-type="string">
            <text:p>0x1a5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9d2</text:p>
          </table:table-cell>
          <table:table-cell table:style-name="ce280"/>
          <table:table-cell table:style-name="ce280" office:value-type="string" calcext:value-type="string">
            <text:p>0x6b44</text:p>
          </table:table-cell>
          <table:table-cell table:style-name="ce280"/>
          <table:table-cell table:style-name="ce280" office:value-type="string" calcext:value-type="string">
            <text:p>0x1ab2</text:p>
          </table:table-cell>
          <table:table-cell table:number-columns-repeated="2" table:style-name="ce280" office:value-type="string" calcext:value-type="string">
            <text:p>0x6c78</text:p>
          </table:table-cell>
          <table:table-cell table:style-name="ce280" office:value-type="string" calcext:value-type="string">
            <text:p>0x1b72</text:p>
          </table:table-cell>
          <table:table-cell table:style-name="ce280" office:value-type="string" calcext:value-type="string">
            <text:p>0x2e86</text:p>
          </table:table-cell>
          <table:table-cell table:style-name="ce280"/>
          <table:table-cell table:style-name="ce276" office:value-type="string" calcext:value-type="string">
            <text:p>0x2e66</text:p>
          </table:table-cell>
          <table:table-cell table:style-name="ce280" office:value-type="string" calcext:value-type="string">
            <text:p>0x19d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0</text:p>
          </table:table-cell>
          <table:table-cell table:style-name="ce282" office:value-type="string" calcext:value-type="string">
            <text:p>0x0011</text:p>
          </table:table-cell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style-name="ce280" office:value-type="string" calcext:value-type="string">
            <text:p>0x0011</text:p>
          </table:table-cell>
          <table:table-cell table:style-name="ce280"/>
          <table:table-cell table:style-name="ce280" office:value-type="string" calcext:value-type="string">
            <text:p>0x000b</text:p>
          </table:table-cell>
          <table:table-cell table:style-name="ce280"/>
          <table:table-cell table:style-name="ce280" office:value-type="string" calcext:value-type="string">
            <text:p>0x0011</text:p>
          </table:table-cell>
          <table:table-cell table:number-columns-repeated="2" table:style-name="ce280" office:value-type="string" calcext:value-type="string">
            <text:p>0xffff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/>
          <table:table-cell table:style-name="ce280" office:value-type="string" calcext:value-type="string">
            <text:p>0x000c</text:p>
          </table:table-cell>
          <table:table-cell table:style-name="ce280" office:value-type="string" calcext:value-type="string">
            <text:p>0x0011</text:p>
          </table:table-cell>
          <table:table-cell table:number-columns-repeated="22"/>
        </table:table-row>
        <table:table-row table:style-name="ro7">
          <table:table-cell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table:style-name="ce276"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a7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a72</text:p>
          </table:table-cell>
          <table:table-cell table:style-name="ce280" office:value-type="string" calcext:value-type="string">
            <text:p>0x26f2</text:p>
          </table:table-cell>
          <table:table-cell table:style-name="ce280" office:value-type="string" calcext:value-type="string">
            <text:p>0x0000</text:p>
          </table:table-cell>
          <table:table-cell table:style-name="ce282" office:value-type="string" calcext:value-type="string">
            <text:p>0x1a72</text:p>
          </table:table-cell>
          <table:table-cell table:style-name="ce280" office:value-type="string" calcext:value-type="string">
            <text:p>0x1a72</text:p>
          </table:table-cell>
          <table:table-cell table:style-name="ce280" office:value-type="string" calcext:value-type="string">
            <text:p>0x6b44</text:p>
          </table:table-cell>
          <table:table-cell table:style-name="ce276" office:value-type="string" calcext:value-type="string">
            <text:p>0x19f2</text:p>
          </table:table-cell>
          <table:table-cell table:style-name="ce280"/>
          <table:table-cell table:style-name="ce280" office:value-type="string" calcext:value-type="string">
            <text:p>0x6b44</text:p>
          </table:table-cell>
          <table:table-cell table:style-name="ce280"/>
          <table:table-cell table:style-name="ce280" office:value-type="string" calcext:value-type="string">
            <text:p>0x1ad2</text:p>
          </table:table-cell>
          <table:table-cell table:number-columns-repeated="2" table:style-name="ce280" office:value-type="string" calcext:value-type="string">
            <text:p>0x6c98</text:p>
          </table:table-cell>
          <table:table-cell table:style-name="ce280" office:value-type="string" calcext:value-type="string">
            <text:p>0x1d72</text:p>
          </table:table-cell>
          <table:table-cell table:style-name="ce280" office:value-type="string" calcext:value-type="string">
            <text:p>0x26f2</text:p>
          </table:table-cell>
          <table:table-cell table:style-name="ce280"/>
          <table:table-cell table:style-name="ce276" office:value-type="string" calcext:value-type="string">
            <text:p>0x2e86</text:p>
          </table:table-cell>
          <table:table-cell table:style-name="ce276" office:value-type="string" calcext:value-type="string">
            <text:p>0x1992</text:p>
          </table:table-cell>
          <table:table-cell table:number-columns-repeated="4"/>
          <table:table-cell table:style-name="ce276" office:value-type="string" calcext:value-type="string">
            <text:p>0x0e76</text:p>
          </table:table-cell>
          <table:table-cell table:number-columns-repeated="17"/>
        </table:table-row>
        <table:table-row table:style-name="ro1" table:visibility="collapse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0</text:p>
          </table:table-cell>
          <table:table-cell table:style-name="ce280"/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style-name="ce280" office:value-type="string" calcext:value-type="string">
            <text:p>0x0011</text:p>
          </table:table-cell>
          <table:table-cell table:style-name="ce280"/>
          <table:table-cell table:style-name="ce280" office:value-type="string" calcext:value-type="string">
            <text:p>0x000b</text:p>
          </table:table-cell>
          <table:table-cell table:style-name="ce280"/>
          <table:table-cell table:style-name="ce280" office:value-type="string" calcext:value-type="string">
            <text:p>0x0011</text:p>
          </table:table-cell>
          <table:table-cell table:number-columns-repeated="2" table:style-name="ce280" office:value-type="string" calcext:value-type="string">
            <text:p>0xffff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/>
          <table:table-cell table:number-columns-repeated="2" table:style-name="ce280" office:value-type="string" calcext:value-type="string">
            <text:p>0x0011</text:p>
          </table:table-cell>
          <table:table-cell table:number-columns-repeated="22"/>
        </table:table-row>
        <table:table-row table:style-name="ro7" table:visibility="collapse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1a12</text:p>
          </table:table-cell>
          <table:table-cell table:style-name="ce280" office:value-type="string" calcext:value-type="string">
            <text:p>0x6b44</text:p>
          </table:table-cell>
          <table:table-cell table:style-name="ce281" office:value-type="string" calcext:value-type="string">
            <text:p>0x1a92</text:p>
          </table:table-cell>
          <table:table-cell table:style-name="ce280" office:value-type="string" calcext:value-type="string">
            <text:p>0x2712</text:p>
          </table:table-cell>
          <table:table-cell table:style-name="ce280" office:value-type="string" calcext:value-type="string">
            <text:p>0x0000</text:p>
          </table:table-cell>
          <table:table-cell table:style-name="ce280"/>
          <table:table-cell table:style-name="ce284" office:value-type="string" calcext:value-type="string">
            <text:p>0x1a9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8f2</text:p>
          </table:table-cell>
          <table:table-cell table:style-name="ce280" office:value-type="string" calcext:value-type="string">
            <text:p>0x19d2</text:p>
          </table:table-cell>
          <table:table-cell table:style-name="ce280" office:value-type="string" calcext:value-type="string">
            <text:p>0x6b44</text:p>
          </table:table-cell>
          <table:table-cell table:style-name="ce280"/>
          <table:table-cell table:style-name="ce280" office:value-type="string" calcext:value-type="string">
            <text:p>0x1972</text:p>
          </table:table-cell>
          <table:table-cell table:number-columns-repeated="2" table:style-name="ce280" office:value-type="string" calcext:value-type="string">
            <text:p>0x6cb8</text:p>
          </table:table-cell>
          <table:table-cell table:style-name="ce280" office:value-type="string" calcext:value-type="string">
            <text:p>0x1972</text:p>
          </table:table-cell>
          <table:table-cell table:style-name="ce280" office:value-type="string" calcext:value-type="string">
            <text:p>0x2712</text:p>
          </table:table-cell>
          <table:table-cell table:style-name="ce280"/>
          <table:table-cell table:style-name="ce276" office:value-type="string" calcext:value-type="string">
            <text:p>0x26f2</text:p>
          </table:table-cell>
          <table:table-cell table:style-name="ce280"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table:style-name="ce280"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8" table:visibility="collapse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4"/>
          <table:table-cell table:style-name="Default"/>
          <table:table-cell table:number-columns-repeated="17"/>
        </table:table-row>
        <table:table-row table:style-name="ro7" table:visibility="collapse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1a32</text:p>
          </table:table-cell>
          <table:table-cell table:style-name="ce280" table:number-columns-repeated="2"/>
          <table:table-cell table:style-name="ce280" office:value-type="string" calcext:value-type="string">
            <text:p>0x18f2</text:p>
          </table:table-cell>
          <table:table-cell table:style-name="ce280" table:number-columns-repeated="11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1a52</text:p>
          </table:table-cell>
          <table:table-cell table:style-name="ce280" table:number-columns-repeated="2"/>
          <table:table-cell table:style-name="ce280" office:value-type="string" calcext:value-type="string">
            <text:p>0x19d2</text:p>
          </table:table-cell>
          <table:table-cell table:style-name="ce280" table:number-columns-repeated="2"/>
          <table:table-cell table:style-name="ce280" office:value-type="string" calcext:value-type="string">
            <text:p>0x1ab2</text:p>
          </table:table-cell>
          <table:table-cell table:style-name="ce280"/>
          <table:table-cell table:style-name="ce280" office:value-type="string" calcext:value-type="string">
            <text:p>0x1fd2</text:p>
          </table:table-cell>
          <table:table-cell table:style-name="ce280" office:value-type="string" calcext:value-type="string">
            <text:p>0x1b72</text:p>
          </table:table-cell>
          <table:table-cell table:style-name="ce280" table:number-columns-repeated="4"/>
          <table:table-cell table:style-name="ce280" office:value-type="string" calcext:value-type="string">
            <text:p>0x19d2</text:p>
          </table:table-cell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1a72</text:p>
          </table:table-cell>
          <table:table-cell table:style-name="ce280" table:number-columns-repeated="2"/>
          <table:table-cell table:style-name="ce280" office:value-type="string" calcext:value-type="string">
            <text:p>0x19f2</text:p>
          </table:table-cell>
          <table:table-cell table:style-name="ce280" table:number-columns-repeated="2"/>
          <table:table-cell table:style-name="ce280" office:value-type="string" calcext:value-type="string">
            <text:p>0x1ad2</text:p>
          </table:table-cell>
          <table:table-cell table:style-name="ce280"/>
          <table:table-cell table:style-name="ce280" office:value-type="string" calcext:value-type="string">
            <text:p>0x20b2</text:p>
          </table:table-cell>
          <table:table-cell table:style-name="ce280" office:value-type="string" calcext:value-type="string">
            <text:p>0x1d72</text:p>
          </table:table-cell>
          <table:table-cell table:style-name="ce280" table:number-columns-repeated="4"/>
          <table:table-cell table:style-name="ce280" office:value-type="string" calcext:value-type="string">
            <text:p>0x1992</text:p>
          </table:table-cell>
          <table:table-cell table:number-columns-repeated="22"/>
        </table:table-row>
        <table:table-row table:style-name="ro3" table:visibility="collapse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22"/>
        </table:table-row>
        <table:table-row table:style-name="ro7">
          <table:table-cell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table:style-name="ce280" office:value-type="string" calcext:value-type="string">
            <text:p>0x18f2</text:p>
          </table:table-cell>
          <table:table-cell table:number-columns-repeated="19"/>
          <table:table-cell table:style-name="ce276" office:value-type="string" calcext:value-type="string">
            <text:p>0x1972</text:p>
          </table:table-cell>
          <table:table-cell table:style-name="ce280" table:number-columns-repeated="3"/>
          <table:table-cell table:style-name="ce280" office:value-type="string" calcext:value-type="string">
            <text:p>0x0000</text:p>
          </table:table-cell>
          <table:table-cell table:style-name="ce276" office:value-type="string" calcext:value-type="string">
            <text:p>0x1a92</text:p>
          </table:table-cell>
          <table:table-cell table:style-name="ce280" table:number-columns-repeated="2"/>
          <table:table-cell table:style-name="ce280" office:value-type="string" calcext:value-type="string">
            <text:p>0x18f2</text:p>
          </table:table-cell>
          <table:table-cell table:style-name="ce280" table:number-columns-repeated="2"/>
          <table:table-cell table:style-name="ce280" office:value-type="string" calcext:value-type="string">
            <text:p>0x1972</text:p>
          </table:table-cell>
          <table:table-cell table:style-name="ce280" table:number-columns-repeated="7"/>
          <table:table-cell table:style-name="ce280"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ergy Points" table:style-name="ta1">
        <table:shapes>
          <draw:frame draw:z-index="0" draw:style-name="gr1" draw:text-style-name="P1" svg:width="15.997cm" svg:height="9.005cm" svg:x="2.065cm" svg:y="5.472cm">
            <draw:object draw:notify-on-update-of-ranges="'Energy Points'.C2:'Energy Points'.C8 'Energy Points'.D1:'Energy Points'.D1 'Energy Points'.D2:'Energy Points'.D8 'Energy Points'.E1:'Energy Points'.E1 'Energy Points'.E2:'Energy Points'.E8 'Energy Points'.F1:'Energy Points'.F1 'Energy Points'.F2:'Energy Points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table:style-name="ce198" office:value-type="string" calcext:value-type="string">
            <text:p>Energy</text:p>
          </table:table-cell>
          <table:table-cell table:style-name="ce198" office:value-type="string" calcext:value-type="string">
            <text:p>Lives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$C2]-1)*[.D$1]+[.$B2]" office:value-type="float" office:value="11" calcext:value-type="float">
            <text:p>11</text:p>
          </table:table-cell>
          <table:table-cell table:formula="of:=([.$C2]-1)*[.E$1]+[.$B2]" office:value-type="float" office:value="13" calcext:value-type="float">
            <text:p>13</text:p>
          </table:table-cell>
          <table:table-cell table:formula="of:=([.$C2]-1)*[.F$1]+[.$B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$C3]-1)*[.D$1]+[.$B3]" office:value-type="float" office:value="14" calcext:value-type="float">
            <text:p>14</text:p>
          </table:table-cell>
          <table:table-cell table:formula="of:=([.$C3]-1)*[.E$1]+[.$B3]" office:value-type="float" office:value="17" calcext:value-type="float">
            <text:p>17</text:p>
          </table:table-cell>
          <table:table-cell table:formula="of:=([.$C3]-1)*[.F$1]+[.$B3]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203" table:formula="of:=([.$C4]-1)*[.D$1]+[.$B4]" office:value-type="float" office:value="17" calcext:value-type="float">
            <text:p>17</text:p>
          </table:table-cell>
          <table:table-cell table:formula="of:=([.$C4]-1)*[.E$1]+[.$B4]" office:value-type="float" office:value="21" calcext:value-type="float">
            <text:p>21</text:p>
          </table:table-cell>
          <table:table-cell table:formula="of:=([.$C4]-1)*[.F$1]+[.$B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03" table:formula="of:=([.$C5]-1)*[.D$1]+[.$B5]" office:value-type="float" office:value="20" calcext:value-type="float">
            <text:p>20</text:p>
          </table:table-cell>
          <table:table-cell table:formula="of:=([.$C5]-1)*[.E$1]+[.$B5]" office:value-type="float" office:value="25" calcext:value-type="float">
            <text:p>25</text:p>
          </table:table-cell>
          <table:table-cell table:formula="of:=([.$C5]-1)*[.F$1]+[.$B5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03" table:formula="of:=([.$C6]-1)*[.D$1]+[.$B6]" office:value-type="float" office:value="23" calcext:value-type="float">
            <text:p>23</text:p>
          </table:table-cell>
          <table:table-cell table:style-name="ce203" table:formula="of:=([.$C6]-1)*[.E$1]+[.$B6]" office:value-type="float" office:value="29" calcext:value-type="float">
            <text:p>29</text:p>
          </table:table-cell>
          <table:table-cell table:style-name="ce203" table:formula="of:=([.$C6]-1)*[.F$1]+[.$B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$C7]-1)*[.D$1]+[.$B7]" office:value-type="float" office:value="26" calcext:value-type="float">
            <text:p>26</text:p>
          </table:table-cell>
          <table:table-cell table:formula="of:=([.$C7]-1)*[.E$1]+[.$B7]" office:value-type="float" office:value="33" calcext:value-type="float">
            <text:p>33</text:p>
          </table:table-cell>
          <table:table-cell table:style-name="ce203" table:formula="of:=([.$C7]-1)*[.F$1]+[.$B7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83" table:formula="of:=([.$C8]-1)*[.D$1]+[.$B8]" office:value-type="float" office:value="29" calcext:value-type="float">
            <text:p>29</text:p>
          </table:table-cell>
          <table:table-cell table:style-name="ce183" table:formula="of:=([.$C8]-1)*[.E$1]+[.$B8]" office:value-type="float" office:value="37" calcext:value-type="float">
            <text:p>37</text:p>
          </table:table-cell>
          <table:table-cell table:style-name="ce183" table:formula="of:=([.$C8]-1)*[.F$1]+[.$B8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Properties" table:style-name="ta1">
        <table:table-column table:style-name="co6" table:default-cell-style-name="Default"/>
        <table:table-column table:style-name="co62" table:default-cell-style-name="Default"/>
        <table:table-column table:style-name="co6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Memory Dig:</text:p>
          </table:table-cell>
          <table:table-cell table:number-columns-repeated="3"/>
          <table:table-cell table:style-name="ce183" office:value-type="string" calcext:value-type="string">
            <text:p>Cup Collect:</text:p>
          </table:table-cell>
          <table:table-cell table:number-columns-repeated="4"/>
          <table:table-cell table:style-name="ce183" office:value-type="string" calcext:value-type="string">
            <text:p>Area resta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at Codes</text:p>
          </table:table-cell>
          <table:table-cell table:number-columns-repeated="3"/>
          <table:table-cell office:value-type="string" calcext:value-type="string">
            <text:p>Can restart level to collect cups</text:p>
          </table:table-cell>
          <table:table-cell table:number-columns-repeated="4"/>
          <table:table-cell office:value-type="string" calcext:value-type="string">
            <text:p>HP re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ps</text:p>
          </table:table-cell>
          <table:table-cell table:number-columns-repeated="3"/>
          <table:table-cell office:value-type="string" calcext:value-type="string">
            <text:p>Cannot revisiting to collect cups</text:p>
          </table:table-cell>
          <table:table-cell table:number-columns-repeated="4"/>
          <table:table-cell office:value-type="string" calcext:value-type="string">
            <text:p>Collected cups sav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res</text:p>
          </table:table-cell>
          <table:table-cell table:number-columns-repeated="8"/>
          <table:table-cell office:value-type="string" calcext:value-type="string">
            <text:p>Moon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 and prizes</text:p>
          </table:table-cell>
          <table:table-cell table:number-columns-repeated="8"/>
          <table:table-cell office:value-type="string" calcext:value-type="string">
            <text:p>Prize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States</text:p>
          </table:table-cell>
          <table:table-cell table:number-columns-repeated="3"/>
          <table:table-cell table:style-name="ce183" office:value-type="string" calcext:value-type="string">
            <text:p>Item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 Controls</text:p>
          </table:table-cell>
          <table:table-cell table:number-columns-repeated="3"/>
          <table:table-cell office:value-type="string" calcext:value-type="string">
            <text:p>Some items can respawn, some are not</text:p>
          </table:table-cell>
          <table:table-cell table:number-columns-repeated="4"/>
          <table:table-cell table:style-name="ce183" office:value-type="string" calcext:value-type="string">
            <text:p>Revisi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 States</text:p>
          </table:table-cell>
          <table:table-cell table:number-columns-repeated="8"/>
          <table:table-cell office:value-type="string" calcext:value-type="string">
            <text:p>Cups are not respawn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ave is not respawn</text:p>
          </table:table-cell>
          <table:table-cell table:number-columns-repeated="2"/>
        </table:table-row>
        <table:table-row table:style-name="ro1">
          <table:table-cell/>
          <table:table-cell table:style-name="ce183" office:value-type="string" calcext:value-type="string">
            <text:p>Status:</text:p>
          </table:table-cell>
          <table:table-cell office:value-type="string" calcext:value-type="string">
            <text:p>Change values on status screen to obtain required values for Bonuses (100%)</text:p>
          </table:table-cell>
          <table:table-cell table:number-columns-repeated="7"/>
          <table:table-cell office:value-type="string" calcext:value-type="string">
            <text:p>Can exit on revis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my fatalities</text:p>
          </table:table-cell>
          <table:table-cell office:value-type="string" calcext:value-type="string">
            <text:p>At least one</text:p>
          </table:table-cell>
          <table:table-cell table:number-columns-repeated="7"/>
          <table:table-cell office:value-type="string" calcext:value-type="string">
            <text:p>Lives are not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y remaining</text:p>
          </table:table-cell>
          <table:table-cell office:value-type="string" calcext:value-type="string">
            <text:p>Lives * energy, at least one</text:p>
          </table:table-cell>
          <table:table-cell/>
          <table:table-cell office:value-type="string" calcext:value-type="string">
            <text:p>Formula: (Lives – 1) * RestartEnergy + HealthPoi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ons</text:p>
          </table:table-cell>
          <table:table-cell office:value-type="string" calcext:value-type="string">
            <text:p>Every area own value</text:p>
          </table:table-cell>
          <table:table-cell table:number-columns-repeated="7"/>
          <table:table-cell table:style-name="ce183" office:value-type="string" calcext:value-type="string">
            <text:p>Scores:</text:p>
          </table:table-cell>
          <table:table-cell table:style-name="ce183" office:value-type="string" calcext:value-type="string">
            <text:p>Areas:</text:p>
          </table:table-cell>
          <table:table-cell table:style-name="ce183" office:value-type="string" calcext:value-type="string">
            <text:p>Avg:</text:p>
          </table:table-cell>
        </table:table-row>
        <table:table-row table:style-name="ro1">
          <table:table-cell/>
          <table:table-cell office:value-type="string" calcext:value-type="string">
            <text:p>Teacups</text:p>
          </table:table-cell>
          <table:table-cell office:value-type="string" calcext:value-type="string">
            <text:p>4 (some bug area has 3)</text:p>
          </table:table-cell>
          <table:table-cell table:number-columns-repeated="2"/>
          <table:table-cell table:style-name="ce183" office:value-type="string" calcext:value-type="string">
            <text:p>Tricks</text:p>
          </table:table-cell>
          <table:table-cell table:number-columns-repeated="4"/>
          <table:table-cell table:style-name="ce285" office:value-type="float" office:value="10000000" calcext:value-type="float">
            <text:p>10 000 000</text:p>
          </table:table-cell>
          <table:table-cell table:style-name="ce285" office:value-type="float" office:value="20" calcext:value-type="float">
            <text:p>20</text:p>
          </table:table-cell>
          <table:table-cell table:style-name="ce285" table:formula="of:=[.K15]/[.L15]" office:value-type="float" office:value="500000" calcext:value-type="float">
            <text:p>500 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umbrella up and stand on it while it floating down</text:p>
          </table:table-cell>
          <table:table-cell table:number-columns-repeated="4"/>
          <table:table-cell table:style-name="ce285" office:value-type="float" office:value="20800000" calcext:value-type="float">
            <text:p>20 800 000</text:p>
          </table:table-cell>
          <table:table-cell table:style-name="ce285" office:value-type="float" office:value="38" calcext:value-type="float">
            <text:p>38</text:p>
          </table:table-cell>
          <table:table-cell table:style-name="ce285" table:formula="of:=[.K16]/[.L16]" office:value-type="float" office:value="547368.421052632" calcext:value-type="float">
            <text:p>547 3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dynamit on himself head on hard-hat – no damage</text:p>
          </table:table-cell>
          <table:table-cell table:number-columns-repeated="4"/>
          <table:table-cell table:style-name="ce285" office:value-type="float" office:value="30409490" calcext:value-type="float">
            <text:p>30 409 490</text:p>
          </table:table-cell>
          <table:table-cell table:style-name="ce285" office:value-type="float" office:value="52" calcext:value-type="float">
            <text:p>52</text:p>
          </table:table-cell>
          <table:table-cell table:style-name="ce285" table:formula="of:=[.K17]/[.L17]" office:value-type="float" office:value="584797.884615385" calcext:value-type="float">
            <text:p>584 798</text:p>
          </table:table-cell>
        </table:table-row>
        <table:table-row table:style-name="ro1">
          <table:table-cell/>
          <table:table-cell table:style-name="ce183" office:value-type="string" calcext:value-type="string">
            <text:p>Possibilities:</text:p>
          </table:table-cell>
          <table:table-cell table:number-columns-repeated="8"/>
          <table:table-cell table:style-name="ce285" office:value-type="float" office:value="35000000" calcext:value-type="float">
            <text:p>35 000 000</text:p>
          </table:table-cell>
          <table:table-cell table:style-name="ce285" office:value-type="float" office:value="57" calcext:value-type="float">
            <text:p>57</text:p>
          </table:table-cell>
          <table:table-cell table:style-name="ce285" table:formula="of:=[.K18]/[.L18]" office:value-type="float" office:value="614035.087719298" calcext:value-type="float">
            <text:p>614 035</text:p>
          </table:table-cell>
        </table:table-row>
        <table:table-row table:style-name="ro1">
          <table:table-cell/>
          <table:table-cell office:value-type="string" calcext:value-type="string">
            <text:p>Level restart: collected cups are saved, prizes are respawn</text:p>
          </table:table-cell>
          <table:table-cell table:number-columns-repeated="3"/>
          <table:table-cell table:style-name="ce183" office:value-type="string" calcext:value-type="string">
            <text:p>Bonus awards</text:p>
          </table:table-cell>
          <table:table-cell table:number-columns-repeated="4"/>
          <table:table-cell table:style-name="ce285" office:value-type="float" office:value="40748140" calcext:value-type="float">
            <text:p>40 748 140</text:p>
          </table:table-cell>
          <table:table-cell table:style-name="ce285" office:value-type="float" office:value="65" calcext:value-type="float">
            <text:p>65</text:p>
          </table:table-cell>
          <table:table-cell table:style-name="ce285" table:formula="of:=[.K19]/[.L19]" office:value-type="float" office:value="626894.461538462" calcext:value-type="float">
            <text:p>626 894</text:p>
          </table:table-cell>
        </table:table-row>
        <table:table-row table:style-name="ro1">
          <table:table-cell/>
          <table:table-cell office:value-type="string" calcext:value-type="string">
            <text:p>Farm: restart level and take 1UP example</text:p>
          </table:table-cell>
          <table:table-cell table:number-columns-repeated="3"/>
          <table:table-cell office:value-type="string" calcext:value-type="string">
            <text:p>Fatality</text:p>
          </table:table-cell>
          <table:table-cell table:style-name="ce201" office:value-type="string" calcext:value-type="string">
            <text:p>x100 per enemy</text:p>
          </table:table-cell>
          <table:table-cell table:number-columns-repeated="3"/>
          <table:table-cell table:style-name="ce285" office:value-type="float" office:value="61880890" calcext:value-type="float">
            <text:p>61 880 890</text:p>
          </table:table-cell>
          <table:table-cell table:style-name="ce285" office:value-type="float" office:value="89" calcext:value-type="float">
            <text:p>89</text:p>
          </table:table-cell>
          <table:table-cell table:style-name="ce285" table:formula="of:=[.K20]/[.L20]" office:value-type="float" office:value="695290.898876405" calcext:value-type="float">
            <text:p>695 291</text:p>
          </table:table-cell>
        </table:table-row>
        <table:table-row table:style-name="ro1">
          <table:table-cell/>
          <table:table-cell office:value-type="string" calcext:value-type="string">
            <text:p>Cheat codes (pass)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table:style-name="ce201" office:value-type="string" calcext:value-type="string">
            <text:p>x1000 per energy</text:p>
          </table:table-cell>
          <table:table-cell table:number-columns-repeated="3"/>
          <table:table-cell table:style-name="ce285" office:value-type="float" office:value="73783190" calcext:value-type="float">
            <text:p>73 783 190</text:p>
          </table:table-cell>
          <table:table-cell table:style-name="ce285" office:value-type="float" office:value="100" calcext:value-type="float">
            <text:p>100</text:p>
          </table:table-cell>
          <table:table-cell table:style-name="ce285" table:formula="of:=[.K21]/[.L21]" office:value-type="float" office:value="737831.9" calcext:value-type="float">
            <text:p>737 8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on</text:p>
          </table:table-cell>
          <table:table-cell table:style-name="ce201" office:value-type="string" calcext:value-type="string">
            <text:p>100,000 – 250,000</text:p>
          </table:table-cell>
          <table:table-cell table:number-columns-repeated="5"/>
          <table:table-cell table:style-name="ce285" table:formula="of:=[.K22]/[.L22]" office:value-type="string" office:string-value="" calcext:value-type="error">
            <text:p>#ДЕЛ/0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acup</text:p>
          </table:table-cell>
          <table:table-cell table:style-name="ce201" office:value-type="string" calcext:value-type="string">
            <text:p>100 000</text:p>
          </table:table-cell>
          <table:table-cell table:number-columns-repeated="5"/>
          <table:table-cell table:style-name="ce285" table:formula="of:=[.K23]/[.L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table:style-name="ce183" office:value-type="string" calcext:value-type="string">
            <text:p>Question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at a green agent counter?</text:p>
          </table:table-cell>
          <table:table-cell/>
          <table:table-cell office:value-type="string" calcext:value-type="string">
            <text:p>Finnius Lives</text:p>
          </table:table-cell>
          <table:table-cell/>
          <table:table-cell table:style-name="ce183" office:value-type="string" calcext:value-type="string">
            <text:p>Agent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Agent rescue?</text:p>
          </table:table-cell>
          <table:table-cell/>
          <table:table-cell office:value-type="string" calcext:value-type="string">
            <text:p>Bonuses?</text:p>
          </table:table-cell>
          <table:table-cell/>
          <table:table-cell office:value-type="string" calcext:value-type="string">
            <text:p>Save Finnius agent to able transform to Frog by collecting frog sig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Treasure retrieve?</text:p>
          </table:table-cell>
          <table:table-cell table:number-columns-repeated="3"/>
          <table:table-cell office:value-type="string" calcext:value-type="string">
            <text:p>Save Girlfriend to collect girlfrient signs with rewards 1,00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lite?</text:p>
          </table:table-cell>
          <table:table-cell/>
          <table:table-cell office:value-type="string" calcext:value-type="string">
            <text:p>View all Ma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 save respawn on revisit?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Beac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point 500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183" office:value-type="string" calcext:value-type="string">
            <text:p>Warp: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b has warp to 66 going right after beacon, area 3b will not complete if warp us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Total statu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reas cleared</text:p>
          </table:table-cell>
          <table:table-cell table:number-columns-repeated="3"/>
          <table:table-cell table:style-name="ce183" office:value-type="string" calcext:value-type="string">
            <text:p>Collectables:</text:p>
          </table:table-cell>
          <table:table-cell table:number-columns-repeated="3"/>
          <table:table-cell table:style-name="ce183" office:value-type="string" calcext:value-type="string">
            <text:p>Chea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gents rescued</text:p>
          </table:table-cell>
          <table:table-cell table:number-columns-repeated="3"/>
          <table:table-cell office:value-type="string" calcext:value-type="string">
            <text:p>Moon</text:p>
          </table:table-cell>
          <table:table-cell table:style-name="ce285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ines destroyed</text:p>
          </table:table-cell>
          <table:table-cell table:number-columns-repeated="3"/>
          <table:table-cell office:value-type="string" calcext:value-type="string">
            <text:p>Tea Cup</text:p>
          </table:table-cell>
          <table:table-cell table:style-name="ce285"/>
          <table:table-cell table:number-columns-repeated="6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atellite pieces found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style-name="ce285" office:value-type="float" office:value="10000" calcext:value-type="float">
            <text:p>10 000</text:p>
          </table:table-cell>
          <table:table-cell office:value-type="string" calcext:value-type="string">
            <text:p>(on full h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Treasures retrieved</text:p>
          </table:table-cell>
          <table:table-cell table:number-columns-repeated="3"/>
          <table:table-cell office:value-type="string" calcext:value-type="string">
            <text:p>Fish</text:p>
          </table:table-cell>
          <table:table-cell table:style-name="ce285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ergy Fish</text:p>
          </table:table-cell>
          <table:table-cell table:style-name="ce285"/>
          <table:table-cell table:number-columns-repeated="6"/>
        </table:table-row>
        <table:table-row table:style-name="ro1">
          <table:table-cell/>
          <table:table-cell table:style-name="ce183"/>
          <table:table-cell table:number-columns-repeated="3"/>
          <table:table-cell office:value-type="string" calcext:value-type="string">
            <text:p>Life</text:p>
          </table:table-cell>
          <table:table-cell table:style-name="ce285" office:value-type="float" office:value="50000" calcext:value-type="float">
            <text:p>50 000</text:p>
          </table:table-cell>
          <table:table-cell office:value-type="string" calcext:value-type="string">
            <text:p>(on 9 lives)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in</text:p>
          </table:table-cell>
          <table:table-cell table:style-name="ce285" office:value-type="float" office:value="25000" calcext:value-type="float">
            <text:p>25 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ophy</text:p>
          </table:table-cell>
          <table:table-cell table:style-name="ce285" office:value-type="float" office:value="50000" calcext:value-type="float">
            <text:p>50 000</text:p>
          </table:table-cell>
          <table:table-cell table:number-columns-repeated="6"/>
        </table:table-row>
        <table:table-row table:style-name="ro1">
          <table:table-cell/>
          <table:table-cell table:style-name="ce183" office:value-type="string" calcext:value-type="string">
            <text:p>Suites:</text:p>
          </table:table-cell>
          <table:table-cell table:number-columns-repeated="3"/>
          <table:table-cell office:value-type="string" calcext:value-type="string">
            <text:p>Crown</text:p>
          </table:table-cell>
          <table:table-cell table:style-name="ce285" office:value-type="float" office:value="100000" calcext:value-type="float">
            <text:p>1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e Suite</text:p>
          </table:table-cell>
          <table:table-cell office:value-type="string" calcext:value-type="string">
            <text:p>2 HP</text:p>
          </table:table-cell>
          <table:table-cell office:value-type="string" calcext:value-type="string">
            <text:p>Swim in banana acid</text:p>
          </table:table-cell>
          <table:table-cell/>
          <table:table-cell office:value-type="string" calcext:value-type="string">
            <text:p>Satellite</text:p>
          </table:table-cell>
          <table:table-cell table:style-name="ce285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ke Suite</text:p>
          </table:table-cell>
          <table:table-cell office:value-type="string" calcext:value-type="string">
            <text:p>6 HP</text:p>
          </table:table-cell>
          <table:table-cell office:value-type="string" calcext:value-type="string">
            <text:p>Blows on fallen</text:p>
          </table:table-cell>
          <table:table-cell/>
          <table:table-cell office:value-type="string" calcext:value-type="string">
            <text:p>Treasure </text:p>
          </table:table-cell>
          <table:table-cell table:style-name="ce285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mon</text:p>
          </table:table-cell>
          <table:table-cell table:number-columns-repeated="3"/>
          <table:table-cell office:value-type="string" calcext:value-type="string">
            <text:p>Last Satellite</text:p>
          </table:table-cell>
          <table:table-cell table:style-name="ce285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awberry</text:p>
          </table:table-cell>
          <table:table-cell table:number-columns-repeated="3"/>
          <table:table-cell office:value-type="string" calcext:value-type="string">
            <text:p>Girl Sign</text:p>
          </table:table-cell>
          <table:table-cell table:style-name="ce285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85"/>
          <table:table-cell table:number-columns-repeated="6"/>
        </table:table-row>
        <table:table-row table:style-name="ro1">
          <table:table-cell/>
          <table:table-cell table:style-name="ce183" office:value-type="string" calcext:value-type="string">
            <text:p>Cheese Mines:</text:p>
          </table:table-cell>
          <table:table-cell office:value-type="string" calcext:value-type="string">
            <text:p>4 – All</text:p>
          </table:table-cell>
          <table:table-cell table:number-columns-repeated="3"/>
          <table:table-cell table:style-name="ce285"/>
          <table:table-cell table:number-columns-repeated="6"/>
        </table:table-row>
        <table:table-row table:style-name="ro1">
          <table:table-cell table:number-columns-repeated="6"/>
          <table:table-cell table:style-name="ce285"/>
          <table:table-cell table:number-columns-repeated="6"/>
        </table:table-row>
        <table:table-row table:style-name="ro1">
          <table:table-cell/>
          <table:table-cell table:style-name="ce183" office:value-type="string" calcext:value-type="string">
            <text:p>Secret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ONS - 50 pts (1,000 moons gives an extra life and collecting lots on any level gives a secret bonus)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Manual 1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re are some interesting points and hints about James Pond 3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three possible ending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 has more than one obj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over one hundred full levels. Exactly how many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ven we aren't quite sur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MANY secret rout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countless ways of getting secret bonus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Despite appearances, Pond hasn't actually grown feet, 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anti-gravity boots fit cleverly around the bottom of his fin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unching exits at the right time gives you extra points -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you could even try bouncing on them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Finnius, being a young frog is yet to grow his teeth, but t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is the only thing holding back his voracious appetit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If you come to what appears to be a dead-end, look around fo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hidden block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Watch out for chain reaction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Some enemies may seem indestructible but careful use o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xplosives may prove eff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Not every level need be completed to reach Dr.Maybe's lair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rocket proximity scanner gives you an idea how clo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to Maybe's base you ar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girlfriend, Angel Fish is one of the three missing agent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ollecting moons can offer worthwhile reward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ertain items can be used in ways you might not expect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a number of interesting cheats!</text:p>
          </table:table-cell>
          <table:table-cell table:number-columns-repeated="11"/>
        </table:table-row>
      </table:table>
      <table:table table:name="Leaderboard" table:style-name="ta1">
        <table:table-column table:style-name="co50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" table:number-columns-repeated="7" table:default-cell-style-name="Default"/>
        <table:table-row table:style-name="ro1">
          <table:table-cell table:style-name="ce191"/>
          <table:table-cell table:style-name="ce192" office:value-type="string" calcext:value-type="string">
            <text:p>Title</text:p>
          </table:table-cell>
          <table:table-cell table:style-name="ce192" office:value-type="string" calcext:value-type="string">
            <text:p>Description</text:p>
          </table:table-cell>
          <table:table-cell table:style-name="ce195"/>
          <table:table-cell table:style-name="ce199"/>
          <table:table-cell table:style-name="ce195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%s Tea Party</text:p>
          </table:table-cell>
          <table:table-cell office:value-type="string" calcext:value-type="string">
            <text:p><text:span text:style-name="T1">Earn teacup bonus in %s</text:span> area the fastest tim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x 3 cup lev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 bosses</text:p>
          </table:table-cell>
          <table:table-cell table:number-columns-repeated="7"/>
        </table:table-row>
      </table:table>
      <table:table table:name="Leaderboard Data" table:style-name="ta1">
        <table:table-column table:style-name="co6" table:default-cell-style-name="ce201"/>
        <table:table-column table:style-name="co6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Garden of Edam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East of Edam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Parmesan Plains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rater Gruyere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Gouda Gully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Hot Custards Springs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ubbling Plains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Lumpsville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Lower Gloopy</text:p>
          </table:table-cell>
          <table:table-cell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Gloopy Henge</text:p>
          </table:table-cell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Little Pimple</text:p>
          </table:table-cell>
          <table:table-cell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The Fungal Jungle</text:p>
          </table:table-cell>
          <table:table-cell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Rennet Mine 1</text:p>
          </table:table-cell>
          <table:table-cell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Rennet Mine 2</text:p>
          </table:table-cell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Mozzarella Over-mine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More Murky Moor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Slimeswold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ower Slimeswold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Slimeswold Under Chees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Curdle Mine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Citrus Rapids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The Arran Archipelago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Gurgleton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Pi-rat Harbour</text:p>
          </table:table-cell>
          <table:table-cell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Slitherpool</text:p>
          </table:table-cell>
          <table:table-cell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Curdleburg</text:p>
          </table:table-cell>
          <table:table-cell/>
        </table:table-row>
        <table:table-row table:style-name="ro1">
          <table:table-cell table:style-name="ce116" office:value-type="string" calcext:value-type="string">
            <text:p>1c</text:p>
          </table:table-cell>
          <table:table-cell office:value-type="string" calcext:value-type="string">
            <text:p>Little Curdlington</text:p>
          </table:table-cell>
          <table:table-cell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Upper Curdlington</text:p>
          </table:table-cell>
          <table:table-cell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Curdlington on the Whey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Wendsleydale Wasteland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The Floating Folly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Parmesan Peak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The Feta Flatlands</text:p>
          </table:table-cell>
          <table:table-cell/>
        </table:table-row>
        <table:table-row table:style-name="ro1">
          <table:table-cell table:style-name="ce117" office:value-type="string" calcext:value-type="string">
            <text:p>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Glace Glacier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Sorbet on Sea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Scoopingdon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Triple Scoopingdon</text:p>
          </table:table-cell>
          <table:table-cell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Land of the Giants</text:p>
          </table:table-cell>
          <table:table-cell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The Melting Downs</text:p>
          </table:table-cell>
          <table:table-cell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Waferville</text:p>
          </table:table-cell>
          <table:table-cell/>
        </table:table-row>
        <table:table-row table:style-name="ro1">
          <table:table-cell table:style-name="ce117" office:value-type="string" calcext:value-type="string">
            <text:p>64</text:p>
          </table:table-cell>
          <table:table-cell office:value-type="string" calcext:value-type="string">
            <text:p>Neopolitan Peninsula</text:p>
          </table:table-cell>
          <table:table-cell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Camonbert Canyon</text:p>
          </table:table-cell>
          <table:table-cell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Roquefort Ridge</text:p>
          </table:table-cell>
          <table:table-cell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Gorgonzola Gorge</text:p>
          </table:table-cell>
          <table:table-cell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Caerphilly Down</text:p>
          </table:table-cell>
          <table:table-cell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Dessert Desert</text:p>
          </table:table-cell>
          <table:table-cell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Caerphilly Steppes</text:p>
          </table:table-cell>
          <table:table-cell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Outer He-brie-dees</text:p>
          </table:table-cell>
          <table:table-cell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The Chunnel</text:p>
          </table:table-cell>
          <table:table-cell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heddar Chasm</text:p>
          </table:table-cell>
          <table:table-cell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Murky Moors</text:p>
          </table:table-cell>
          <table:table-cell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ustard Craters</text:p>
          </table:table-cell>
          <table:table-cell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Banana Basin</text:p>
          </table:table-cell>
          <table:table-cell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Toadstool Point</text:p>
          </table:table-cell>
          <table:table-cell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Slimy Knoll</text:p>
          </table:table-cell>
          <table:table-cell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Poltergeist Valley</text:p>
          </table:table-cell>
          <table:table-cell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Bilgington Barrows</text:p>
          </table:table-cell>
          <table:table-cell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Limburger Reach</text:p>
          </table:table-cell>
          <table:table-cell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Dripping Downs</text:p>
          </table:table-cell>
          <table:table-cell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Eastern Cheddar Hoard</text:p>
          </table:table-cell>
          <table:table-cell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Nibbleston Fell</text:p>
          </table:table-cell>
          <table:table-cell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Cheese Silo</text:p>
          </table:table-cell>
          <table:table-cell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Nibbleston Quarry</text:p>
          </table:table-cell>
          <table:table-cell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Subterranean Stiltonium</text:p>
          </table:table-cell>
          <table:table-cell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Greater Pimple</text:p>
          </table:table-cell>
          <table:table-cell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Fruit Falls</text:p>
          </table:table-cell>
          <table:table-cell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Mushy March</text:p>
          </table:table-cell>
          <table:table-cell/>
        </table:table-row>
        <table:table-row table:style-name="ro1">
          <table:table-cell table:style-name="ce117" office:value-type="string" calcext:value-type="string">
            <text:p>65</text:p>
          </table:table-cell>
          <table:table-cell office:value-type="string" calcext:value-type="string">
            <text:p>Hidden Cheese Silo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Rottington Ridge</text:p>
          </table:table-cell>
          <table:table-cell/>
        </table:table-row>
        <table:table-row table:style-name="ro1">
          <table:table-cell table:style-name="ce117" office:value-type="string" calcext:value-type="string">
            <text:p>66</text:p>
          </table:table-cell>
          <table:table-cell office:value-type="string" calcext:value-type="string">
            <text:p>Nether Slimeswold</text:p>
          </table:table-cell>
          <table:table-cell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Fruitassic Park</text:p>
          </table:table-cell>
          <table:table-cell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Cherry Cascade</text:p>
          </table:table-cell>
          <table:table-cell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Fruitopolis</text:p>
          </table:table-cell>
          <table:table-cell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Yoghurtopia</text:p>
          </table:table-cell>
          <table:table-cell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Lower Curdleburg*</text:p>
          </table:table-cell>
          <table:table-cell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Buttercup Ridge</text:p>
          </table:table-cell>
          <table:table-cell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Buttercup Plains</text:p>
          </table:table-cell>
          <table:table-cell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Lake Butterfingers</text:p>
          </table:table-cell>
          <table:table-cell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Butterscotch Clen</text:p>
          </table:table-cell>
          <table:table-cell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Lower Whey</text:p>
          </table:table-cell>
          <table:table-cell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Slippery Slopes</text:p>
          </table:table-cell>
          <table:table-cell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Roquefort Peninsula</text:p>
          </table:table-cell>
          <table:table-cell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Parmesan Plateau</text:p>
          </table:table-cell>
          <table:table-cell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The Munster Moors</text:p>
          </table:table-cell>
          <table:table-cell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Blue Cheese Badlands</text:p>
          </table:table-cell>
          <table:table-cell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Blue Forest Plateau</text:p>
          </table:table-cell>
          <table:table-cell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The Prussian Precipice</text:p>
          </table:table-cell>
          <table:table-cell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Double Scoopingdon</text:p>
          </table:table-cell>
          <table:table-cell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The Peppermint Pinnacles</text:p>
          </table:table-cell>
          <table:table-cell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The Mocha Mountains</text:p>
          </table:table-cell>
          <table:table-cell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Deadend Caves</text:p>
          </table:table-cell>
          <table:table-cell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Crystalline Cuttings</text:p>
          </table:table-cell>
          <table:table-cell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Splinter Pit</text:p>
          </table:table-cell>
          <table:table-cell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Crystal Corridors</text:p>
          </table:table-cell>
          <table:table-cell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The Crystal Run</text:p>
          </table:table-cell>
          <table:table-cell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iller Chasm</text:p>
          </table:table-cell>
          <table:table-cell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Crystalline Cheese Chunks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The Lost Caves</text:p>
          </table:table-cell>
          <table:table-cell/>
        </table:table-row>
        <table:table-row table:style-name="ro1" table:number-rows-repeated="104847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6" table:target-range-address="Design.G1:Design.G339">
          <table:sort>
            <table:sort-by table:field-number="0" table:data-type="automatic"/>
          </table:sort>
        </table:database-range>
        <table:database-range table:name="__Anonymous_Sheet_DB__12" table:target-range-address="State.A3:State.AP17" table:contains-header="false" table:orientation="column"/>
      </table:database-ranges>
      <table:data-pilot-tables>
        <table:data-pilot-table table:name="DataPilot2" table:application-data="" table:target-range-address="'(Order)'.A1:'(Order)'.D257" table:buttons="'(Order)'.A1 '(Order)'.B1 '(Order)'.C1" table:ignore-empty-rows="true" table:identify-categories="true" table:show-filter-button="false" table:drill-down-on-double-click="false">
          <table:source-cell-range table:cell-range-address="Design.B1:Design.G67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10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8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790" table:display="true" table:show-details="true"/>
                <table:data-pilot-member table:name="1791" table:display="true" table:show-details="true"/>
                <table:data-pilot-member table:name="3000" table:display="true" table:show-details="true"/>
                <table:data-pilot-member table:name="3001" table:display="true" table:show-details="true"/>
                <table:data-pilot-member table:name="3002" table:display="true" table:show-details="true"/>
                <table:data-pilot-member table:name="3010" table:display="true" table:show-details="true"/>
                <table:data-pilot-member table:name="3011" table:display="true" table:show-details="true"/>
                <table:data-pilot-member table:name="3012" table:display="true" table:show-details="true"/>
                <table:data-pilot-member table:name="3020" table:display="true" table:show-details="true"/>
                <table:data-pilot-member table:name="3021" table:display="true" table:show-details="true"/>
                <table:data-pilot-member table:name="3022" table:display="true" table:show-details="true"/>
                <table:data-pilot-member table:name="3030" table:display="true" table:show-details="true"/>
                <table:data-pilot-member table:name="3031" table:display="true" table:show-details="true"/>
                <table:data-pilot-member table:name="3032" table:display="true" table:show-details="true"/>
                <table:data-pilot-member table:name="3100" table:display="true" table:show-details="true"/>
                <table:data-pilot-member table:name="3101" table:display="true" table:show-details="true"/>
                <table:data-pilot-member table:name="3102" table:display="true" table:show-details="true"/>
                <table:data-pilot-member table:name="3103" table:display="true" table:show-details="true"/>
                <table:data-pilot-member table:name="3104" table:display="true" table:show-details="true"/>
                <table:data-pilot-member table:name="4200" table:display="true" table:show-details="true"/>
                <table:data-pilot-member table:name="4201" table:display="true" table:show-details="true"/>
                <table:data-pilot-member table:name="4202" table:display="true" table:show-details="true"/>
                <table:data-pilot-member table:name="4300" table:display="true" table:show-details="true"/>
                <table:data-pilot-member table:name="4301" table:display="true" table:show-details="true"/>
                <table:data-pilot-member table:name="4302" table:display="true" table:show-details="true"/>
                <table:data-pilot-member table:name="4400" table:display="true" table:show-details="true"/>
                <table:data-pilot-member table:name="4401" table:display="true" table:show-details="true"/>
                <table:data-pilot-member table:name="4402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100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Big Fish" table:display="true" table:show-details="true"/>
                <table:data-pilot-member table:name="Blue Moon Dunes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onraker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Ridge" table:display="true" table:show-details="true"/>
                <table:data-pilot-member table:name="Shields Up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The Floating Folly" table:display="true" table:show-details="true"/>
                <table:data-pilot-member table:name="Thunderball" table:display="true" table:show-details="true"/>
                <table:data-pilot-member table:name="Triple Scoopingdon" table:display="true" table:show-details="true"/>
                <table:data-pilot-member table:name="Young Blood" table:display="true" table:show-details="true"/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erry Cover" table:display="true" table:show-details="true"/>
                <table:data-pilot-member table:name="Blowerama" table:display="true" table:show-details="true"/>
                <table:data-pilot-member table:name="Blue Cheese Ranger" table:display="true" table:show-details="true"/>
                <table:data-pilot-member table:name="Blue Cheese Surveillance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onze Score" table:display="true" table:show-details="true"/>
                <table:data-pilot-member table:name="Butter Ranger" table:display="true" table:show-details="true"/>
                <table:data-pilot-member table:name="Butter Surveillance" table:display="true" table:show-details="true"/>
                <table:data-pilot-member table:name="Buttercup Jacuzzi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cup Wealth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ke Cover" table:display="true" table:show-details="true"/>
                <table:data-pilot-member table:name="Cheese Ranger" table:display="true" table:show-details="true"/>
                <table:data-pilot-member table:name="Cheese Surveillanc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rystalline Covert" table:display="true" table:show-details="true"/>
                <table:data-pilot-member table:name="Curdleburg Jacuzzi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Wealth" table:display="true" table:show-details="true"/>
                <table:data-pilot-member table:name="Custard Jacuzzi" table:display="true" table:show-details="true"/>
                <table:data-pilot-member table:name="Custard Ranger" table:display="true" table:show-details="true"/>
                <table:data-pilot-member table:name="Dark Side" table:display="true" table:show-details="true"/>
                <table:data-pilot-member table:name="Dating Time" table:display="true" table:show-details="true"/>
                <table:data-pilot-member table:name="Dr.Yes" table:display="true" table:show-details="true"/>
                <table:data-pilot-member table:name="Fish Awards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Gruyere Covert" table:display="true" table:show-details="true"/>
                <table:data-pilot-member table:name="Happy End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emon Cover" table:display="true" table:show-details="true"/>
                <table:data-pilot-member table:name="Life Awards" table:display="true" table:show-details="true"/>
                <table:data-pilot-member table:name="Major Kong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re Murky Covert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Nice Timings" table:display="true" table:show-details="true"/>
                <table:data-pilot-member table:name="Overwold Bang-and-burn" table:display="true" table:show-details="true"/>
                <table:data-pilot-member table:name="Overwold Ranger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erfect Timings" table:display="true" table:show-details="true"/>
                <table:data-pilot-member table:name="Pie Hard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Wealth" table:display="true" table:show-details="true"/>
                <table:data-pilot-member table:name="Riccottascape" table:display="true" table:show-details="true"/>
                <table:data-pilot-member table:name="School of Fish" table:display="true" table:show-details="true"/>
                <table:data-pilot-member table:name="Silver Score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Ranger" table:display="true" table:show-details="true"/>
                <table:data-pilot-member table:name="Slime Surveillance" table:display="true" table:show-details="true"/>
                <table:data-pilot-member table:name="Slitherpool Wealth" table:display="true" table:show-details="true"/>
                <table:data-pilot-member table:name="Spy Awards" table:display="true" table:show-details="true"/>
                <table:data-pilot-member table:name="Star Awards" table:display="true" table:show-details="true"/>
                <table:data-pilot-member table:name="Strong Timings" table:display="true" table:show-details="true"/>
                <table:data-pilot-member table:name="The Exploding Fist" table:display="true" table:show-details="true"/>
                <table:data-pilot-member table:name="The Way of the Fist" table:display="true" table:show-details="true"/>
                <table:data-pilot-member table:name="Total Failure" table:display="true" table:show-details="true"/>
                <table:data-pilot-member table:name="Treasure Hunter" table:display="true" table:show-details="true"/>
                <table:data-pilot-member table:name="Waffel Bang-and-burn" table:display="true" table:show-details="true"/>
                <table:data-pilot-member table:name="Waffel Ranger" table:display="true" table:show-details="true"/>
                <table:data-pilot-member table:name="Wendsleydale Wealt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Collect the first teacup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Even a small piece of cheese can make someone happy" table:display="true" table:show-details="true"/>
                <table:data-pilot-member table:name="Knock a triple star block and catch all the stars" table:display="true" table:show-details="true"/>
                <table:data-pilot-member table:name="Thwart the evil and restore freedom to the galaxy" table:display="true" table:show-details="true"/>
                <table:data-pilot-member table:name="Accelerate to extra speed" table:display="true" table:show-details="true"/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120 moons in Custard Craters area while soaring with umbrella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ross the pit in Buttercup Ridge area without taking damage" table:display="true" table:show-details="true"/>
                <table:data-pilot-member table:name="Cross the pit in Curdleburg area without taking damage" table:display="true" table:show-details="true"/>
                <table:data-pilot-member table:name="Cross the pit in Hot Custards Springs area without taking damage" table:display="true" table:show-details="true"/>
                <table:data-pilot-member table:name="Defeat 5 enemies in a row while jumping their heads and without landing" table:display="true" table:show-details="true"/>
                <table:data-pilot-member table:name="Defeat Dr.Maybe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fatality bonuses with at least 10 scores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Buttercup Ridge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Jump Bully Bullet 10 times in a row" table:display="true" table:show-details="true"/>
                <table:data-pilot-member table:name="Obtain a cake ammunition for the gun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So close but an insufficient investigation has been made" table:display="true" table:show-details="true"/>
                <table:data-pilot-member table:name="There are rat heads, we have … a dynamite!" table:display="true" table:show-details="true"/>
                <table:data-pilot-member table:name="Watch final titles till the end" table:display="true" table:show-details="true"/>
                <table:data-pilot-member table:name="Wear a berry cake suite" table:display="true" table:show-details="true"/>
                <table:data-pilot-member table:name="Wear a lemon tart suite" table:display="true" table:show-details="true"/>
                <table:data-pilot-member table:name="Wear a strawberry suite" table:display="true" table:show-details="true"/>
                <table:data-pilot-member table:name="What is objectives? You had try hard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(Scope Score)'.A1:'(Scope Score)'.B6" table:buttons="'(Scope Score)'.A1" table:ignore-empty-rows="true" table:show-filter-button="false" table:drill-down-on-double-click="false">
          <table:source-cell-range table:cell-range-address="Design.D1:Design.E67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true" calcext:repeat-item-labels="false">
              <table:data-pilot-members>
                <table:data-pilot-member table:name="Progress" table:display="true" table:show-details="true"/>
                <table:data-pilot-member table:name="Master" table:display="true" table:show-details="true"/>
              </table:data-pilot-members>
              <table:data-pilot-display-info table:enabled="false" table:display-member-mode="from-top" table:member-count="10" table:data-field="Points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(Type Score)'.A1:'(Type Score)'.B9" table:buttons="'(Type Score)'.A1" table:show-filter-button="false" table:drill-down-on-double-click="false">
          <table:source-cell-range table:cell-range-address="Design.D1:Design.F6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onus" table:display="true" table:show-details="true"/>
                <table:data-pilot-member table:name="Boss" table:display="true" table:show-details="true"/>
                <table:data-pilot-member table:name="Challenge" table:display="true" table:show-details="true"/>
                <table:data-pilot-member table:name="Collect" table:display="true" table:show-details="true"/>
                <table:data-pilot-member table:name="Quest" table:display="true" table:show-details="true"/>
                <table:data-pilot-member table:name="Secre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(Set Design)'.A1:'(Set Design)'.G165" table:buttons="'(Set Design)'.A1 '(Set Design)'.B1 '(Set Design)'.C1 '(Set Design)'.D1 '(Set Design)'.E1 '(Set Design)'.F1" table:ignore-empty-rows="true" table:identify-categories="true" table:show-filter-button="false" table:drill-down-on-double-click="false">
          <table:source-cell-range table:cell-range-address="Design.B1:Design.H67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lags" table:orientation="row" table:used-hierarchy="0" table:function="auto">
            <table:data-pilot-level table:show-empty="false" calcext:repeat-item-labels="false">
              <table:data-pilot-members>
                <table:data-pilot-member table:name="Measure" table:display="true" table:show-details="true"/>
                <table:data-pilot-member table:name="Trigg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ig Fish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Surveillance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ubbling Adventure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heese Surveillance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overt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on the Whey" table:display="true" table:show-details="true"/>
                <table:data-pilot-member table:name="Curdlington Wealth" table:display="true" table:show-details="true"/>
                <table:data-pilot-member table:name="Dating Time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iants Adventure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ruyere Covert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onraker" table:display="true" table:show-details="true"/>
                <table:data-pilot-member table:name="More Murky Covert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Overwold Bang-and-burn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ennet Wealth" table:display="true" table:show-details="true"/>
                <table:data-pilot-member table:name="Roquefort Ridge" table:display="true" table:show-details="true"/>
                <table:data-pilot-member table:name="School of Fish" table:display="true" table:show-details="true"/>
                <table:data-pilot-member table:name="Shields Up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Surveillance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therpool Wealth" table:display="true" table:show-details="true"/>
                <table:data-pilot-member table:name="Tea! Sir" table:display="true" table:show-details="true"/>
                <table:data-pilot-member table:name="The Floating Folly" table:display="true" table:show-details="true"/>
                <table:data-pilot-member table:name="The Way of the Fist" table:display="true" table:show-details="true"/>
                <table:data-pilot-member table:name="Thunderball" table:display="true" table:show-details="true"/>
                <table:data-pilot-member table:name="Total Failure" table:display="true" table:show-details="true"/>
                <table:data-pilot-member table:name="Treasure Hunter" table:display="true" table:show-details="true"/>
                <table:data-pilot-member table:name="Triple Scoopingdon" table:display="true" table:show-details="true"/>
                <table:data-pilot-member table:name="Waffel Bang-and-burn" table:display="true" table:show-details="true"/>
                <table:data-pilot-member table:name="Wendsleydale Wealth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members>
                <table:data-pilot-member table:name="Master" table:display="true" table:show-details="true"/>
                <table:data-pilot-member table:name="Progr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ollect the first teacup" table:display="true" table:show-details="true"/>
                <table:data-pilot-member table:name="Defeat Dr. Maybe being on the dark side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moon bonuses in a row" table:display="true" table:show-details="true"/>
                <table:data-pilot-member table:name="Earn a moon bonus" table:display="true" table:show-details="true"/>
                <table:data-pilot-member table:name="Even a small piece of cheese can make someone happy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Knock a triple star block and catch all the stars" table:display="true" table:show-details="true"/>
                <table:data-pilot-member table:name="Make a date with the Angel Fish agent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wart the evil and restore freedom to the galaxy" table:display="true" table:show-details="true"/>
                <table:data-pilot-member table:name="Today we have a special dish – devour an enem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  <table:data-pilot-table table:name="DataPilot4" table:application-data="" table:target-range-address="'(Score Distribution)'.A1:'(Score Distribution)'.B9" table:buttons="'(Score Distribution)'.A1" table:ignore-empty-rows="true" table:identify-categories="true" table:show-filter-button="false" table:drill-down-on-double-click="false">
          <table:source-cell-range table:cell-range-address="Design.D1:Design.D30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.00.0000</text:date>, <text:time style:data-style-name="N2" text:time-value="08:35:21.7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4-09-05T19:31:17.738000000</dc:date>
    <meta:editing-duration>P237DT7H14M41S</meta:editing-duration>
    <meta:editing-cycles>6039</meta:editing-cycles>
    <meta:document-statistic meta:table-count="18" meta:cell-count="1676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3.706cm" style:legend-expansion="high" chart:style-name="ch2"/>
        <chart:plot-area chart:style-name="ch3" table:cell-range-address="'Energy Points'.C1:'Energy Points'.F8" chart:data-source-has-labels="both" svg:x="0.319cm" svg:y="0.18cm" svg:width="13.831cm" svg:height="8.646cm">
          <chartooo:coordinate-region svg:x="0.94cm" svg:y="0.38cm" svg:width="13.116cm" svg:height="7.799cm"/>
          <chart:axis chart:dimension="x" chart:name="primary-x" chart:style-name="ch4" chartooo:axis-type="auto">
            <chartooo:date-scale/>
            <chart:categories table:cell-range-address="'Energy Points'.C2:'Energy Points'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ergy Points'.D2:'Energy Points'.D8" chart:label-cell-address="'Energy Points'.D1:'Energy Points'.D1" chart:class="chart:line">
            <chart:data-point chart:repeated="7"/>
          </chart:series>
          <chart:series chart:style-name="ch7" chart:values-cell-range-address="'Energy Points'.E2:'Energy Points'.E8" chart:label-cell-address="'Energy Points'.E1:'Energy Points'.E1" chart:class="chart:line">
            <chart:data-point chart:repeated="7"/>
          </chart:series>
          <chart:series chart:style-name="ch8" chart:values-cell-range-address="'Energy Points'.F2:'Energy Points'.F8" chart:label-cell-address="'Energy Points'.F1:'Energy Points'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'Energy Points'.D1:'Energy Points'.D1</svg:desc>
                </draw:g>
              </table:table-cell>
              <table:table-cell office:value-type="string">
                <text:p>4</text:p>
                <draw:g>
                  <svg:desc>'Energy Points'.E1:'Energy Points'.E1</svg:desc>
                </draw:g>
              </table:table-cell>
              <table:table-cell office:value-type="string">
                <text:p>5</text:p>
                <draw:g>
                  <svg:desc>'Energy Points'.F1:'Energy Points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nergy Points'.C2:'Energy Points'.C8</svg:desc>
                </draw:g>
              </table:table-cell>
              <table:table-cell office:value-type="float" office:value="11">
                <text:p>11</text:p>
                <draw:g>
                  <svg:desc>'Energy Points'.D2:'Energy Points'.D8</svg:desc>
                </draw:g>
              </table:table-cell>
              <table:table-cell office:value-type="float" office:value="13">
                <text:p>13</text:p>
                <draw:g>
                  <svg:desc>'Energy Points'.E2:'Energy Points'.E8</svg:desc>
                </draw:g>
              </table:table-cell>
              <table:table-cell office:value-type="float" office:value="15">
                <text:p>15</text:p>
                <draw:g>
                  <svg:desc>'Energy Points'.F2:'Energy Points'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